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4.2819in"/>
    </style:style>
    <style:style style:name="co3" style:family="table-column">
      <style:table-column-properties fo:break-before="auto" style:column-width="1.5201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4217in"/>
    </style:style>
    <style:style style:name="co8" style:family="table-column">
      <style:table-column-properties fo:break-before="auto" style:column-width="2.4047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1374in"/>
    </style:style>
    <style:style style:name="co11" style:family="table-column">
      <style:table-column-properties fo:break-before="auto" style:column-width="1.5854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2.0882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1.9571in"/>
    </style:style>
    <style:style style:name="co17" style:family="table-column">
      <style:table-column-properties fo:break-before="auto" style:column-width="0.8756in"/>
    </style:style>
    <style:style style:name="co18" style:family="table-column">
      <style:table-column-properties fo:break-before="auto" style:column-width="1.323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 style:data-style-name="N100">
      <style:map style:condition="is-true-formula(LEN(INDIRECT(&quot;B&quot;&amp;ROW())) &gt;= 60)" style:apply-style-name="Greska" style:base-cell-address="Лист1.B701"/>
    </style:style>
    <style:style style:name="ce5" style:family="table-cell" style:parent-style-name="Default">
      <style:text-properties fo:font-weight="bold" style:font-weight-asian="bold" style:font-weight-complex="bold"/>
      <style:map style:condition="is-true-formula(LEN(INDIRECT(&quot;B&quot;&amp;ROW())) &gt;= 60)" style:apply-style-name="Greska" style:base-cell-address="Лист1.B701"/>
    </style:style>
    <style:style style:name="ce6" style:family="table-cell" style:parent-style-name="Default">
      <style:map style:condition="is-true-formula(LEN(INDIRECT(&quot;B&quot;&amp;ROW())) &gt;= 60)" style:apply-style-name="Greska" style:base-cell-address="Лист1.B701"/>
    </style:style>
    <style:style style:name="ce7" style:family="table-cell" style:parent-style-name="Default" style:data-style-name="N100">
      <style:text-properties fo:font-weight="bold" style:font-weight-asian="bold" style:font-weight-complex="bold"/>
      <style:map style:condition="is-true-formula(LEN(INDIRECT(&quot;B&quot;&amp;ROW())) &gt;= 60)" style:apply-style-name="Greska" style:base-cell-address="Лист1.B701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sr" fo:country="R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00ae00"/>
    </style:style>
    <style:style style:name="ce13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e00"/>
    </style:style>
    <style:style style:name="ce15" style:family="table-cell" style:parent-style-name="Default" style:data-style-name="N100">
      <style:table-cell-properties fo:background-color="#00b8ff"/>
    </style:style>
    <style:style style:name="ce16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b8ff"/>
    </style:style>
    <style:style style:name="ce18" style:family="table-cell" style:parent-style-name="Default" style:data-style-name="N100">
      <style:table-cell-properties fo:background-color="#ffff66"/>
    </style:style>
    <style:style style:name="ce1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14"/>
        <table:table-column table:style-name="co11" table:default-cell-style-name="ce14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default-cell-style-name="ce17"/>
        <table:table-column table:style-name="co15" table:default-cell-style-name="ce17"/>
        <table:table-column table:style-name="co16" table:visibility="collapse" table:default-cell-style-name="Default"/>
        <table:table-column table:style-name="co8" table:visibility="collapse" table:default-cell-style-name="Default"/>
        <table:table-column table:style-name="co17" table:default-cell-style-name="ce20"/>
        <table:table-column table:style-name="co18" table:default-cell-style-name="ce20"/>
        <table:table-column table:style-name="co19" table:number-columns-repeated="237" table:default-cell-style-name="Default"/>
        <table:table-row table:style-name="ro1">
          <table:table-cell table:style-name="ce1" office:value-type="string">
            <text:p>[Account_Value]</text:p>
          </table:table-cell>
          <table:table-cell table:style-name="ce4" office:value-type="string">
            <text:p>[Account_Name]</text:p>
          </table:table-cell>
          <table:table-cell table:style-name="ce8" office:value-type="string">
            <text:p>[Account_Description]</text:p>
          </table:table-cell>
          <table:table-cell table:style-name="ce8" office:value-type="string">
            <text:p>[Account_Type]</text:p>
          </table:table-cell>
          <table:table-cell table:style-name="ce8" office:value-type="string">
            <text:p>[Account_Sign]</text:p>
          </table:table-cell>
          <table:table-cell table:style-name="ce8" office:value-type="string">
            <text:p>[Account_Document]</text:p>
          </table:table-cell>
          <table:table-cell table:style-name="ce8" office:value-type="string">
            <text:p>[Account_Summary]</text:p>
          </table:table-cell>
          <table:table-cell table:style-name="ce8" office:value-type="string">
            <text:p>[Default_Account]</text:p>
          </table:table-cell>
          <table:table-cell table:style-name="ce1" office:value-type="string">
            <text:p>[Account_Parent]</text:p>
          </table:table-cell>
          <table:table-cell table:style-name="ce12" office:value-type="string">
            <text:p>[Balance Sheet]</text:p>
          </table:table-cell>
          <table:table-cell table:style-name="ce12" office:value-type="string">
            <text:p>[Balance Sheet_Name]</text:p>
          </table:table-cell>
          <table:table-cell table:style-name="ce8" office:value-type="string">
            <text:p>[US 1120 Balance Sheet]</text:p>
          </table:table-cell>
          <table:table-cell table:style-name="ce8" office:value-type="string">
            <text:p>US 1120 Balance Sheet_Name</text:p>
          </table:table-cell>
          <table:table-cell table:style-name="ce15" office:value-type="string">
            <text:p>[Profit &amp; Loss]</text:p>
          </table:table-cell>
          <table:table-cell table:style-name="ce15" office:value-type="string">
            <text:p>[Profit &amp; Loss_Name]</text:p>
          </table:table-cell>
          <table:table-cell table:style-name="ce8" office:value-type="string">
            <text:p>[US 1120 Income Statement]</text:p>
          </table:table-cell>
          <table:table-cell table:style-name="ce8" office:value-type="string">
            <text:p>[US 1120 Income Statement_Name]</text:p>
          </table:table-cell>
          <table:table-cell table:style-name="ce18" office:value-type="string">
            <text:p>[Cash Flow]</text:p>
          </table:table-cell>
          <table:table-cell table:style-name="ce18" office:value-type="string">
            <text:p>[Cash Flow_Name]</text:p>
          </table:table-cell>
          <table:table-cell table:number-columns-repeated="237"/>
        </table:table-row>
        <table:table-row table:style-name="ro1">
          <table:table-cell table:style-name="ce2" office:value-type="string">
            <text:p>0</text:p>
          </table:table-cell>
          <table:table-cell table:style-name="ce5" office:value-type="string">
            <text:p>НЕУПЛАЋЕНИ УПИСАНИ КАПИТАЛ И СТАЛНА ИМОВИН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office:value-type="string">
            <text:p>0</text:p>
          </table:table-cell>
          <table:table-cell table:style-name="ce13" office:value-type="string">
            <text:p>НЕУПЛАЋЕНИ УПИСАНИ КАПИТАЛ И СТАЛНА ИМОВИН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00</text:p>
          </table:table-cell>
          <table:table-cell table:style-name="ce5" office:value-type="string">
            <text:p>НЕУПЛАЋЕНИ УПИСАНИ КАПИТАЛ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string">
            <text:p>0</text:p>
          </table:table-cell>
          <table:table-cell table:style-name="ce13" office:value-type="string">
            <text:p>00</text:p>
          </table:table-cell>
          <table:table-cell table:style-name="ce13" office:value-type="string">
            <text:p>НЕУПЛАЋЕНИ УПИСАНИ КАПИТАЛ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000</text:p>
          </table:table-cell>
          <table:table-cell office:value-type="string">
            <text:p>Неуплаћене уписане 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0</text:p>
          </table:table-cell>
          <table:table-cell table:number-columns-repeated="247"/>
        </table:table-row>
        <table:table-row table:style-name="ro1">
          <table:table-cell office:value-type="string">
            <text:p>0000</text:p>
          </table:table-cell>
          <table:table-cell office:value-type="string">
            <text:p>Неупл.уписане акције из И круга својинске трансформа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00</text:p>
          </table:table-cell>
          <table:table-cell table:number-columns-repeated="247"/>
        </table:table-row>
        <table:table-row table:style-name="ro1">
          <table:table-cell office:value-type="string">
            <text:p>0001</text:p>
          </table:table-cell>
          <table:table-cell office:value-type="string">
            <text:p>Неупл.уписане акције из ИИ круга својинске трансформа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00</text:p>
          </table:table-cell>
          <table:table-cell table:number-columns-repeated="247"/>
        </table:table-row>
        <table:table-row table:style-name="ro1">
          <table:table-cell office:value-type="string">
            <text:p>0002</text:p>
          </table:table-cell>
          <table:table-cell office:value-type="string">
            <text:p>Остале непоменуте неуплаћене уписане 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00</text:p>
          </table:table-cell>
          <table:table-cell table:number-columns-repeated="247"/>
        </table:table-row>
        <table:table-row table:style-name="ro1">
          <table:table-cell office:value-type="string">
            <text:p>0003</text:p>
          </table:table-cell>
          <table:table-cell office:value-type="string">
            <text:p>Остале непоменуте неуплаћене приоритетне 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00</text:p>
          </table:table-cell>
          <table:table-cell table:number-columns-repeated="247"/>
        </table:table-row>
        <table:table-row table:style-name="ro1">
          <table:table-cell office:value-type="string">
            <text:p>001</text:p>
          </table:table-cell>
          <table:table-cell office:value-type="string">
            <text:p>Неуплаћени уписани удел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0</text:p>
          </table:table-cell>
          <table:table-cell table:number-columns-repeated="247"/>
        </table:table-row>
        <table:table-row table:style-name="ro1">
          <table:table-cell office:value-type="string">
            <text:p>0010</text:p>
          </table:table-cell>
          <table:table-cell office:value-type="string">
            <text:p>Удели друштва д.о.о. 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01</text:p>
          </table:table-cell>
          <table:table-cell table:number-columns-repeated="247"/>
        </table:table-row>
        <table:table-row table:style-name="ro1">
          <table:table-cell office:value-type="string">
            <text:p>0011</text:p>
          </table:table-cell>
          <table:table-cell office:value-type="string">
            <text:p>Остали непоменути неуплаћени удел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0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01</text:p>
          </table:table-cell>
          <table:table-cell table:style-name="ce5" office:value-type="string">
            <text:p>НЕМАТЕРИЈАЛНА УЛАГАЊ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string">
            <text:p>0</text:p>
          </table:table-cell>
          <table:table-cell table:style-name="ce13" office:value-type="string">
            <text:p>01</text:p>
          </table:table-cell>
          <table:table-cell table:style-name="ce13" office:value-type="string">
            <text:p>НЕМАТЕРИЈАЛНА УЛАГАЊ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010</text:p>
          </table:table-cell>
          <table:table-cell office:value-type="string">
            <text:p>Улагања у развој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1</text:p>
          </table:table-cell>
          <table:table-cell table:number-columns-repeated="247"/>
        </table:table-row>
        <table:table-row table:style-name="ro1">
          <table:table-cell office:value-type="string">
            <text:p>0100</text:p>
          </table:table-cell>
          <table:table-cell office:value-type="string">
            <text:p>Улагања у развој тржишта,са ефектом дужим од 1 год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0</text:p>
          </table:table-cell>
          <table:table-cell table:number-columns-repeated="247"/>
        </table:table-row>
        <table:table-row table:style-name="ro1">
          <table:table-cell office:value-type="string">
            <text:p>0101</text:p>
          </table:table-cell>
          <table:table-cell office:value-type="string">
            <text:p>Улагања у развој технологије,са ефектом дужим од 1 год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0</text:p>
          </table:table-cell>
          <table:table-cell table:number-columns-repeated="247"/>
        </table:table-row>
        <table:table-row table:style-name="ro1">
          <table:table-cell office:value-type="string">
            <text:p>0102</text:p>
          </table:table-cell>
          <table:table-cell office:value-type="string">
            <text:p>Улагања у развој производа,са ефектом дужим од 1 год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0</text:p>
          </table:table-cell>
          <table:table-cell table:number-columns-repeated="247"/>
        </table:table-row>
        <table:table-row table:style-name="ro1">
          <table:table-cell office:value-type="string">
            <text:p>0103</text:p>
          </table:table-cell>
          <table:table-cell office:value-type="string">
            <text:p>Остали издаци за развој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0</text:p>
          </table:table-cell>
          <table:table-cell table:number-columns-repeated="247"/>
        </table:table-row>
        <table:table-row table:style-name="ro1">
          <table:table-cell office:value-type="string">
            <text:p>0108</text:p>
          </table:table-cell>
          <table:table-cell office:value-type="string">
            <text:p>Исправка вредности улагања у развој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0</text:p>
          </table:table-cell>
          <table:table-cell table:number-columns-repeated="247"/>
        </table:table-row>
        <table:table-row table:style-name="ro1">
          <table:table-cell office:value-type="string">
            <text:p>0109</text:p>
          </table:table-cell>
          <table:table-cell office:value-type="string">
            <text:p>Обезвређење вредности улагања у развој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0</text:p>
          </table:table-cell>
          <table:table-cell table:number-columns-repeated="247"/>
        </table:table-row>
        <table:table-row table:style-name="ro1">
          <table:table-cell office:value-type="string">
            <text:p>011</text:p>
          </table:table-cell>
          <table:table-cell office:value-type="string">
            <text:p>Концесије,патенти,лиценце и слична пра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1</text:p>
          </table:table-cell>
          <table:table-cell table:number-columns-repeated="247"/>
        </table:table-row>
        <table:table-row table:style-name="ro1">
          <table:table-cell office:value-type="string">
            <text:p>0110</text:p>
          </table:table-cell>
          <table:table-cell office:value-type="string">
            <text:p>Концесије домаћим партнер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1</text:p>
          </table:table-cell>
          <table:table-cell office:value-type="string">
            <text:p>Концесије страним партнер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2</text:p>
          </table:table-cell>
          <table:table-cell office:value-type="string">
            <text:p>Патен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3</text:p>
          </table:table-cell>
          <table:table-cell office:value-type="string">
            <text:p>Лиценц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4</text:p>
          </table:table-cell>
          <table:table-cell office:value-type="string">
            <text:p>Право на идустријски узорак,модел,заштитни знак и сл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5</text:p>
          </table:table-cell>
          <table:table-cell office:value-type="string">
            <text:p>Потраживања за закуп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6</text:p>
          </table:table-cell>
          <table:table-cell office:value-type="string">
            <text:p>Друга слична пра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8</text:p>
          </table:table-cell>
          <table:table-cell office:value-type="string">
            <text:p>Исправка вредности концесија,патената,лиценци и сл.пра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19</text:p>
          </table:table-cell>
          <table:table-cell office:value-type="string">
            <text:p>Обезвр.врдности концесија,патената,лиценци и сл.пра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1</text:p>
          </table:table-cell>
          <table:table-cell table:number-columns-repeated="247"/>
        </table:table-row>
        <table:table-row table:style-name="ro1">
          <table:table-cell office:value-type="string">
            <text:p>012</text:p>
          </table:table-cell>
          <table:table-cell office:value-type="string">
            <text:p>Гоодwил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1</text:p>
          </table:table-cell>
          <table:table-cell table:number-columns-repeated="247"/>
        </table:table-row>
        <table:table-row table:style-name="ro1">
          <table:table-cell office:value-type="string">
            <text:p>0120</text:p>
          </table:table-cell>
          <table:table-cell office:value-type="string">
            <text:p>Гоодwилл настао куповином акција у другом предузећ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2</text:p>
          </table:table-cell>
          <table:table-cell table:number-columns-repeated="247"/>
        </table:table-row>
        <table:table-row table:style-name="ro1">
          <table:table-cell office:value-type="string">
            <text:p>0121</text:p>
          </table:table-cell>
          <table:table-cell office:value-type="string">
            <text:p>Гоодwилл настао куповином нето имовине у другом предузећ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2</text:p>
          </table:table-cell>
          <table:table-cell table:number-columns-repeated="247"/>
        </table:table-row>
        <table:table-row table:style-name="ro1">
          <table:table-cell office:value-type="string">
            <text:p>0128</text:p>
          </table:table-cell>
          <table:table-cell office:value-type="string">
            <text:p>Исправка вредности гоодwилл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2</text:p>
          </table:table-cell>
          <table:table-cell table:number-columns-repeated="247"/>
        </table:table-row>
        <table:table-row table:style-name="ro1">
          <table:table-cell office:value-type="string">
            <text:p>0129</text:p>
          </table:table-cell>
          <table:table-cell office:value-type="string">
            <text:p>Обезвређење вредности гоодwилл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2</text:p>
          </table:table-cell>
          <table:table-cell table:number-columns-repeated="247"/>
        </table:table-row>
        <table:table-row table:style-name="ro1">
          <table:table-cell office:value-type="string">
            <text:p>014</text:p>
          </table:table-cell>
          <table:table-cell office:value-type="string">
            <text:p>Остала нематеријална улаг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1</text:p>
          </table:table-cell>
          <table:table-cell table:number-columns-repeated="247"/>
        </table:table-row>
        <table:table-row table:style-name="ro1">
          <table:table-cell office:value-type="string">
            <text:p>0140</text:p>
          </table:table-cell>
          <table:table-cell office:value-type="string">
            <text:p>Рачунарски програ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4</text:p>
          </table:table-cell>
          <table:table-cell table:number-columns-repeated="247"/>
        </table:table-row>
        <table:table-row table:style-name="ro1">
          <table:table-cell office:value-type="string">
            <text:p>0141</text:p>
          </table:table-cell>
          <table:table-cell office:value-type="string">
            <text:p>Трошкови почетка пословања у предузећима за осигурањ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4</text:p>
          </table:table-cell>
          <table:table-cell table:number-columns-repeated="247"/>
        </table:table-row>
        <table:table-row table:style-name="ro1">
          <table:table-cell office:value-type="string">
            <text:p>0142</text:p>
          </table:table-cell>
          <table:table-cell office:value-type="string">
            <text:p>Улагања у лизинг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4</text:p>
          </table:table-cell>
          <table:table-cell table:number-columns-repeated="247"/>
        </table:table-row>
        <table:table-row table:style-name="ro1">
          <table:table-cell office:value-type="string">
            <text:p>0143</text:p>
          </table:table-cell>
          <table:table-cell office:value-type="string">
            <text:p>Трошкови оглашавања,обуке,почетак пословања и сл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4</text:p>
          </table:table-cell>
          <table:table-cell table:number-columns-repeated="247"/>
        </table:table-row>
        <table:table-row table:style-name="ro1">
          <table:table-cell office:value-type="string">
            <text:p>0148</text:p>
          </table:table-cell>
          <table:table-cell office:value-type="string">
            <text:p>Исправка вредности осталих нематеријалних улагањ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4</text:p>
          </table:table-cell>
          <table:table-cell table:number-columns-repeated="247"/>
        </table:table-row>
        <table:table-row table:style-name="ro1">
          <table:table-cell office:value-type="string">
            <text:p>0149</text:p>
          </table:table-cell>
          <table:table-cell office:value-type="string">
            <text:p>Обезвређење вредности осталих нематеријалних улагањ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4</text:p>
          </table:table-cell>
          <table:table-cell table:number-columns-repeated="247"/>
        </table:table-row>
        <table:table-row table:style-name="ro1">
          <table:table-cell office:value-type="string">
            <text:p>015</text:p>
          </table:table-cell>
          <table:table-cell office:value-type="string">
            <text:p>Нематеријална улагања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1</text:p>
          </table:table-cell>
          <table:table-cell table:number-columns-repeated="247"/>
        </table:table-row>
        <table:table-row table:style-name="ro1">
          <table:table-cell office:value-type="string">
            <text:p>0150</text:p>
          </table:table-cell>
          <table:table-cell office:value-type="string">
            <text:p>Оснивачка улагања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5</text:p>
          </table:table-cell>
          <table:table-cell table:number-columns-repeated="247"/>
        </table:table-row>
        <table:table-row table:style-name="ro1">
          <table:table-cell office:value-type="string">
            <text:p>0151</text:p>
          </table:table-cell>
          <table:table-cell office:value-type="string">
            <text:p>Улагања у развој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5</text:p>
          </table:table-cell>
          <table:table-cell table:number-columns-repeated="247"/>
        </table:table-row>
        <table:table-row table:style-name="ro1">
          <table:table-cell office:value-type="string">
            <text:p>0152</text:p>
          </table:table-cell>
          <table:table-cell office:value-type="string">
            <text:p>Улагања у пробну производњу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5</text:p>
          </table:table-cell>
          <table:table-cell table:number-columns-repeated="247"/>
        </table:table-row>
        <table:table-row table:style-name="ro1">
          <table:table-cell office:value-type="string">
            <text:p>0155</text:p>
          </table:table-cell>
          <table:table-cell office:value-type="string">
            <text:p>Друга нематеријална улагања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5</text:p>
          </table:table-cell>
          <table:table-cell table:number-columns-repeated="247"/>
        </table:table-row>
        <table:table-row table:style-name="ro1">
          <table:table-cell office:value-type="string">
            <text:p>0159</text:p>
          </table:table-cell>
          <table:table-cell office:value-type="string">
            <text:p>Обезвређење нематеријалних улагања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5</text:p>
          </table:table-cell>
          <table:table-cell table:number-columns-repeated="247"/>
        </table:table-row>
        <table:table-row table:style-name="ro1">
          <table:table-cell office:value-type="string">
            <text:p>016</text:p>
          </table:table-cell>
          <table:table-cell office:value-type="string">
            <text:p>Аванси за нематеијална улаг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1</text:p>
          </table:table-cell>
          <table:table-cell table:number-columns-repeated="247"/>
        </table:table-row>
        <table:table-row table:style-name="ro1">
          <table:table-cell office:value-type="string">
            <text:p>0160</text:p>
          </table:table-cell>
          <table:table-cell office:value-type="string">
            <text:p>Аванси за нематријална улахања у равој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6</text:p>
          </table:table-cell>
          <table:table-cell table:number-columns-repeated="247"/>
        </table:table-row>
        <table:table-row table:style-name="ro1">
          <table:table-cell office:value-type="string">
            <text:p>0161</text:p>
          </table:table-cell>
          <table:table-cell office:value-type="string">
            <text:p>Аванси за друга нематеријална улаг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1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02</text:p>
          </table:table-cell>
          <table:table-cell table:style-name="ce5" office:value-type="string">
            <text:p>НЕКРЕТНИНЕ,ПОСТРОЈЕЊА,ОПРЕМА И БИОЛОШКА СРЕДСТВ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string">
            <text:p>0</text:p>
          </table:table-cell>
          <table:table-cell table:style-name="ce13" office:value-type="string">
            <text:p>02</text:p>
          </table:table-cell>
          <table:table-cell table:style-name="ce13" office:value-type="string">
            <text:p>НЕКРЕТНИНЕ,ПОСТРОЈЕЊА,ОПРЕМА И БИОЛОШКА СРЕДСТВ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020</text:p>
          </table:table-cell>
          <table:table-cell office:value-type="string">
            <text:p>Земљишт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00</text:p>
          </table:table-cell>
          <table:table-cell office:value-type="string">
            <text:p>Пољопривредно земљишт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1</text:p>
          </table:table-cell>
          <table:table-cell office:value-type="string">
            <text:p>Градјевинско земљиште (без зграда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2</text:p>
          </table:table-cell>
          <table:table-cell office:value-type="string">
            <text:p>Земљишта под шумом (преко 10 ари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3</text:p>
          </table:table-cell>
          <table:table-cell office:value-type="string">
            <text:p>Земљишта под вишегодишњим засадима,парков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4</text:p>
          </table:table-cell>
          <table:table-cell office:value-type="string">
            <text:p>Рударско експлоатациона земљишт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5</text:p>
          </table:table-cell>
          <table:table-cell office:value-type="string">
            <text:p>Земљишна права без зграда (право градјења и сл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6</text:p>
          </table:table-cell>
          <table:table-cell office:value-type="string">
            <text:p>Чиста необрадјена и незасадјена земљишт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7</text:p>
          </table:table-cell>
          <table:table-cell office:value-type="string">
            <text:p>Улаг.у побољшања на земљишту(одводњавање,уређивање прилаза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8</text:p>
          </table:table-cell>
          <table:table-cell office:value-type="string">
            <text:p>Остало земљишт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09</text:p>
          </table:table-cell>
          <table:table-cell office:value-type="string">
            <text:p>Обезвређење вредности земљишт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0</text:p>
          </table:table-cell>
          <table:table-cell table:number-columns-repeated="247"/>
        </table:table-row>
        <table:table-row table:style-name="ro1">
          <table:table-cell office:value-type="string">
            <text:p>021</text:p>
          </table:table-cell>
          <table:table-cell office:value-type="string">
            <text:p>Шуме и вишегодишњи засад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10</text:p>
          </table:table-cell>
          <table:table-cell office:value-type="string">
            <text:p>Шум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1</text:p>
          </table:table-cell>
          <table:table-cell table:number-columns-repeated="247"/>
        </table:table-row>
        <table:table-row table:style-name="ro1">
          <table:table-cell office:value-type="string">
            <text:p>0211</text:p>
          </table:table-cell>
          <table:table-cell office:value-type="string">
            <text:p>Вишегодишњи засад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1</text:p>
          </table:table-cell>
          <table:table-cell table:number-columns-repeated="247"/>
        </table:table-row>
        <table:table-row table:style-name="ro1">
          <table:table-cell office:value-type="string">
            <text:p>022</text:p>
          </table:table-cell>
          <table:table-cell office:value-type="string">
            <text:p>Градјевински објек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20</text:p>
          </table:table-cell>
          <table:table-cell office:value-type="string">
            <text:p>Градјевински објекти у функци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2</text:p>
          </table:table-cell>
          <table:table-cell table:number-columns-repeated="247"/>
        </table:table-row>
        <table:table-row table:style-name="ro1">
          <table:table-cell office:value-type="string">
            <text:p>0221</text:p>
          </table:table-cell>
          <table:table-cell office:value-type="string">
            <text:p>Градјевински објекти ван употреб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2</text:p>
          </table:table-cell>
          <table:table-cell table:number-columns-repeated="247"/>
        </table:table-row>
        <table:table-row table:style-name="ro1">
          <table:table-cell office:value-type="string">
            <text:p>0222</text:p>
          </table:table-cell>
          <table:table-cell office:value-type="string">
            <text:p>Станови и пословне зграде које чине посл.имовину предузећ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2</text:p>
          </table:table-cell>
          <table:table-cell table:number-columns-repeated="247"/>
        </table:table-row>
        <table:table-row table:style-name="ro1">
          <table:table-cell office:value-type="string">
            <text:p>0228</text:p>
          </table:table-cell>
          <table:table-cell office:value-type="string">
            <text:p>Исправка вредности градјевинских објекат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2</text:p>
          </table:table-cell>
          <table:table-cell table:number-columns-repeated="247"/>
        </table:table-row>
        <table:table-row table:style-name="ro1">
          <table:table-cell office:value-type="string">
            <text:p>0229</text:p>
          </table:table-cell>
          <table:table-cell office:value-type="string">
            <text:p>Обезвређење вредности градјевинских објекат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2</text:p>
          </table:table-cell>
          <table:table-cell table:number-columns-repeated="247"/>
        </table:table-row>
        <table:table-row table:style-name="ro1">
          <table:table-cell office:value-type="string">
            <text:p>023</text:p>
          </table:table-cell>
          <table:table-cell office:value-type="string">
            <text:p>Постројења и опре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30</text:p>
          </table:table-cell>
          <table:table-cell office:value-type="string">
            <text:p>Постројења 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3</text:p>
          </table:table-cell>
          <table:table-cell table:number-columns-repeated="247"/>
        </table:table-row>
        <table:table-row table:style-name="ro1">
          <table:table-cell office:value-type="string">
            <text:p>0231</text:p>
          </table:table-cell>
          <table:table-cell office:value-type="string">
            <text:p>Опрема за производњ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3</text:p>
          </table:table-cell>
          <table:table-cell table:number-columns-repeated="247"/>
        </table:table-row>
        <table:table-row table:style-name="ro1">
          <table:table-cell office:value-type="string">
            <text:p>0232</text:p>
          </table:table-cell>
          <table:table-cell office:value-type="string">
            <text:p>Опрема за непроизв.делатности предузећ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3</text:p>
          </table:table-cell>
          <table:table-cell table:number-columns-repeated="247"/>
        </table:table-row>
        <table:table-row table:style-name="ro1">
          <table:table-cell office:value-type="string">
            <text:p>0238</text:p>
          </table:table-cell>
          <table:table-cell office:value-type="string">
            <text:p>Исправка вредности постројења и опрем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3</text:p>
          </table:table-cell>
          <table:table-cell table:number-columns-repeated="247"/>
        </table:table-row>
        <table:table-row table:style-name="ro1">
          <table:table-cell office:value-type="string">
            <text:p>0239</text:p>
          </table:table-cell>
          <table:table-cell office:value-type="string">
            <text:p>Обезвређење вредности постројења и опрем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3</text:p>
          </table:table-cell>
          <table:table-cell table:number-columns-repeated="247"/>
        </table:table-row>
        <table:table-row table:style-name="ro1">
          <table:table-cell office:value-type="string">
            <text:p>024</text:p>
          </table:table-cell>
          <table:table-cell office:value-type="string">
            <text:p>Инвестиционе некретн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40</text:p>
          </table:table-cell>
          <table:table-cell office:value-type="string">
            <text:p>Инвестиционе некретнине-земљишт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4</text:p>
          </table:table-cell>
          <table:table-cell table:number-columns-repeated="247"/>
        </table:table-row>
        <table:table-row table:style-name="ro1">
          <table:table-cell office:value-type="string">
            <text:p>0241</text:p>
          </table:table-cell>
          <table:table-cell office:value-type="string">
            <text:p>Инвестиционе некретнине-зград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4</text:p>
          </table:table-cell>
          <table:table-cell table:number-columns-repeated="247"/>
        </table:table-row>
        <table:table-row table:style-name="ro1">
          <table:table-cell office:value-type="string">
            <text:p>0242</text:p>
          </table:table-cell>
          <table:table-cell office:value-type="string">
            <text:p>Инвестиционе некретнине-део зград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4</text:p>
          </table:table-cell>
          <table:table-cell table:number-columns-repeated="247"/>
        </table:table-row>
        <table:table-row table:style-name="ro1">
          <table:table-cell office:value-type="string">
            <text:p>0243</text:p>
          </table:table-cell>
          <table:table-cell office:value-type="string">
            <text:p>Инвестиционе некретнине-земљиште и зград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4</text:p>
          </table:table-cell>
          <table:table-cell table:number-columns-repeated="247"/>
        </table:table-row>
        <table:table-row table:style-name="ro1">
          <table:table-cell office:value-type="string">
            <text:p>0248</text:p>
          </table:table-cell>
          <table:table-cell office:value-type="string">
            <text:p>Исправка вредности инвестиционих некретни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4</text:p>
          </table:table-cell>
          <table:table-cell table:number-columns-repeated="247"/>
        </table:table-row>
        <table:table-row table:style-name="ro1">
          <table:table-cell office:value-type="string">
            <text:p>0249</text:p>
          </table:table-cell>
          <table:table-cell office:value-type="string">
            <text:p>Обезвређење вредности инвестиционих некретнин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4</text:p>
          </table:table-cell>
          <table:table-cell table:number-columns-repeated="247"/>
        </table:table-row>
        <table:table-row table:style-name="ro1">
          <table:table-cell office:value-type="string">
            <text:p>025</text:p>
          </table:table-cell>
          <table:table-cell office:value-type="string">
            <text:p>Основно стад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50</text:p>
          </table:table-cell>
          <table:table-cell office:value-type="string">
            <text:p>Говед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5</text:p>
          </table:table-cell>
          <table:table-cell table:number-columns-repeated="247"/>
        </table:table-row>
        <table:table-row table:style-name="ro1">
          <table:table-cell office:value-type="string">
            <text:p>0251</text:p>
          </table:table-cell>
          <table:table-cell office:value-type="string">
            <text:p>Кон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5</text:p>
          </table:table-cell>
          <table:table-cell table:number-columns-repeated="247"/>
        </table:table-row>
        <table:table-row table:style-name="ro1">
          <table:table-cell office:value-type="string">
            <text:p>0252</text:p>
          </table:table-cell>
          <table:table-cell office:value-type="string">
            <text:p>Свињ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5</text:p>
          </table:table-cell>
          <table:table-cell table:number-columns-repeated="247"/>
        </table:table-row>
        <table:table-row table:style-name="ro1">
          <table:table-cell office:value-type="string">
            <text:p>0253</text:p>
          </table:table-cell>
          <table:table-cell office:value-type="string">
            <text:p>Свињ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5</text:p>
          </table:table-cell>
          <table:table-cell table:number-columns-repeated="247"/>
        </table:table-row>
        <table:table-row table:style-name="ro1">
          <table:table-cell office:value-type="string">
            <text:p>0254</text:p>
          </table:table-cell>
          <table:table-cell office:value-type="string">
            <text:p>Живи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5</text:p>
          </table:table-cell>
          <table:table-cell table:number-columns-repeated="247"/>
        </table:table-row>
        <table:table-row table:style-name="ro1">
          <table:table-cell office:value-type="string">
            <text:p>0255</text:p>
          </table:table-cell>
          <table:table-cell office:value-type="string">
            <text:p>Риб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5</text:p>
          </table:table-cell>
          <table:table-cell table:number-columns-repeated="247"/>
        </table:table-row>
        <table:table-row table:style-name="ro1">
          <table:table-cell office:value-type="string">
            <text:p>0256</text:p>
          </table:table-cell>
          <table:table-cell office:value-type="string">
            <text:p>Остало основно стад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5</text:p>
          </table:table-cell>
          <table:table-cell table:number-columns-repeated="247"/>
        </table:table-row>
        <table:table-row table:style-name="ro1">
          <table:table-cell office:value-type="string">
            <text:p>026</text:p>
          </table:table-cell>
          <table:table-cell office:value-type="string">
            <text:p>Остал некретнине,постројења и опре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60</text:p>
          </table:table-cell>
          <table:table-cell office:value-type="string">
            <text:p>Алат и инвентар са калкулативним отписом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6</text:p>
          </table:table-cell>
          <table:table-cell table:number-columns-repeated="247"/>
        </table:table-row>
        <table:table-row table:style-name="ro1">
          <table:table-cell office:value-type="string">
            <text:p>0261</text:p>
          </table:table-cell>
          <table:table-cell office:value-type="string">
            <text:p>Споменици култур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6</text:p>
          </table:table-cell>
          <table:table-cell table:number-columns-repeated="247"/>
        </table:table-row>
        <table:table-row table:style-name="ro1">
          <table:table-cell office:value-type="string">
            <text:p>0262</text:p>
          </table:table-cell>
          <table:table-cell office:value-type="string">
            <text:p>Историјски спомениц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6</text:p>
          </table:table-cell>
          <table:table-cell table:number-columns-repeated="247"/>
        </table:table-row>
        <table:table-row table:style-name="ro1">
          <table:table-cell office:value-type="string">
            <text:p>0263</text:p>
          </table:table-cell>
          <table:table-cell office:value-type="string">
            <text:p>Књиг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6</text:p>
          </table:table-cell>
          <table:table-cell table:number-columns-repeated="247"/>
        </table:table-row>
        <table:table-row table:style-name="ro1">
          <table:table-cell office:value-type="string">
            <text:p>0264</text:p>
          </table:table-cell>
          <table:table-cell office:value-type="string">
            <text:p>Друга основн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6</text:p>
          </table:table-cell>
          <table:table-cell table:number-columns-repeated="247"/>
        </table:table-row>
        <table:table-row table:style-name="ro1">
          <table:table-cell office:value-type="string">
            <text:p>0268</text:p>
          </table:table-cell>
          <table:table-cell office:value-type="string">
            <text:p>Исправка вредности других основних средстав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6</text:p>
          </table:table-cell>
          <table:table-cell table:number-columns-repeated="247"/>
        </table:table-row>
        <table:table-row table:style-name="ro1">
          <table:table-cell office:value-type="string">
            <text:p>0269</text:p>
          </table:table-cell>
          <table:table-cell office:value-type="string">
            <text:p>Обезвређење вредности других основних средстав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6</text:p>
          </table:table-cell>
          <table:table-cell table:number-columns-repeated="247"/>
        </table:table-row>
        <table:table-row table:style-name="ro1">
          <table:table-cell office:value-type="string">
            <text:p>027</text:p>
          </table:table-cell>
          <table:table-cell office:value-type="string">
            <text:p>Некретнине,постројења,опрема и биолошка средства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70</text:p>
          </table:table-cell>
          <table:table-cell office:value-type="string">
            <text:p>Градјевински објекти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7</text:p>
          </table:table-cell>
          <table:table-cell table:number-columns-repeated="247"/>
        </table:table-row>
        <table:table-row table:style-name="ro1">
          <table:table-cell office:value-type="string">
            <text:p>0271</text:p>
          </table:table-cell>
          <table:table-cell office:value-type="string">
            <text:p>Постројења и опрема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7</text:p>
          </table:table-cell>
          <table:table-cell table:number-columns-repeated="247"/>
        </table:table-row>
        <table:table-row table:style-name="ro1">
          <table:table-cell office:value-type="string">
            <text:p>0272</text:p>
          </table:table-cell>
          <table:table-cell office:value-type="string">
            <text:p>Вишегодишњи засади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7</text:p>
          </table:table-cell>
          <table:table-cell table:number-columns-repeated="247"/>
        </table:table-row>
        <table:table-row table:style-name="ro1">
          <table:table-cell office:value-type="string">
            <text:p>0273</text:p>
          </table:table-cell>
          <table:table-cell office:value-type="string">
            <text:p>Основно стадо у подизањ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7</text:p>
          </table:table-cell>
          <table:table-cell table:number-columns-repeated="247"/>
        </table:table-row>
        <table:table-row table:style-name="ro1">
          <table:table-cell office:value-type="string">
            <text:p>0274</text:p>
          </table:table-cell>
          <table:table-cell office:value-type="string">
            <text:p>Остале некретнине,постројења и опрема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7</text:p>
          </table:table-cell>
          <table:table-cell table:number-columns-repeated="247"/>
        </table:table-row>
        <table:table-row table:style-name="ro1">
          <table:table-cell office:value-type="string">
            <text:p>0279</text:p>
          </table:table-cell>
          <table:table-cell office:value-type="string">
            <text:p>Обезвр.вредности некретнина,постројења и опреме у припрем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7</text:p>
          </table:table-cell>
          <table:table-cell table:number-columns-repeated="247"/>
        </table:table-row>
        <table:table-row table:style-name="ro1">
          <table:table-cell office:value-type="string">
            <text:p>028</text:p>
          </table:table-cell>
          <table:table-cell office:value-type="string">
            <text:p>Аванси за некретнине,постројења,опрему и биолошк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80</text:p>
          </table:table-cell>
          <table:table-cell office:value-type="string">
            <text:p>Аванси за некретн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8</text:p>
          </table:table-cell>
          <table:table-cell table:number-columns-repeated="247"/>
        </table:table-row>
        <table:table-row table:style-name="ro1">
          <table:table-cell office:value-type="string">
            <text:p>0281</text:p>
          </table:table-cell>
          <table:table-cell office:value-type="string">
            <text:p>Аванси за постројења и опрем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8</text:p>
          </table:table-cell>
          <table:table-cell table:number-columns-repeated="247"/>
        </table:table-row>
        <table:table-row table:style-name="ro1">
          <table:table-cell office:value-type="string">
            <text:p>0282</text:p>
          </table:table-cell>
          <table:table-cell office:value-type="string">
            <text:p>Аванси за биолошк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8</text:p>
          </table:table-cell>
          <table:table-cell table:number-columns-repeated="247"/>
        </table:table-row>
        <table:table-row table:style-name="ro1">
          <table:table-cell office:value-type="string">
            <text:p>029</text:p>
          </table:table-cell>
          <table:table-cell office:value-type="string">
            <text:p>Улагања на туђим некретнинама,постројењима и о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2</text:p>
          </table:table-cell>
          <table:table-cell table:number-columns-repeated="247"/>
        </table:table-row>
        <table:table-row table:style-name="ro1">
          <table:table-cell office:value-type="string">
            <text:p>0290</text:p>
          </table:table-cell>
          <table:table-cell office:value-type="string">
            <text:p>Улагања на туђим некретнина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9</text:p>
          </table:table-cell>
          <table:table-cell table:number-columns-repeated="247"/>
        </table:table-row>
        <table:table-row table:style-name="ro1">
          <table:table-cell office:value-type="string">
            <text:p>0291</text:p>
          </table:table-cell>
          <table:table-cell office:value-type="string">
            <text:p>Улагања на туђим постројењ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9</text:p>
          </table:table-cell>
          <table:table-cell table:number-columns-repeated="247"/>
        </table:table-row>
        <table:table-row table:style-name="ro1">
          <table:table-cell office:value-type="string">
            <text:p>0292</text:p>
          </table:table-cell>
          <table:table-cell office:value-type="string">
            <text:p>Улагања на тудјој опрем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2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03</text:p>
          </table:table-cell>
          <table:table-cell table:style-name="ce5" office:value-type="string">
            <text:p>ДУГОРОЧНИ ФИНАНСИЈСКИ ПЛАСМАНИ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string">
            <text:p>0</text:p>
          </table:table-cell>
          <table:table-cell table:style-name="ce13" office:value-type="string">
            <text:p>03</text:p>
          </table:table-cell>
          <table:table-cell table:style-name="ce13" office:value-type="string">
            <text:p>ДУГОРОЧНИ ФИНАНСИЈСКИ ПЛАСМАНИ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030</text:p>
          </table:table-cell>
          <table:table-cell office:value-type="string">
            <text:p>Учешћа у капиталу зависних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00</text:p>
          </table:table-cell>
          <table:table-cell office:value-type="string">
            <text:p>Акције у капиталу зависних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0</text:p>
          </table:table-cell>
          <table:table-cell table:number-columns-repeated="247"/>
        </table:table-row>
        <table:table-row table:style-name="ro1">
          <table:table-cell office:value-type="string">
            <text:p>0301</text:p>
          </table:table-cell>
          <table:table-cell office:value-type="string">
            <text:p>Удели у капиталу зависних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0</text:p>
          </table:table-cell>
          <table:table-cell table:number-columns-repeated="247"/>
        </table:table-row>
        <table:table-row table:style-name="ro1">
          <table:table-cell office:value-type="string">
            <text:p>031</text:p>
          </table:table-cell>
          <table:table-cell office:value-type="string">
            <text:p>Учешће у капиталу осталих повезаних (придруж.)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10</text:p>
          </table:table-cell>
          <table:table-cell office:value-type="string">
            <text:p>Акције у капиталу осталих повезаних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1</text:p>
          </table:table-cell>
          <table:table-cell table:number-columns-repeated="247"/>
        </table:table-row>
        <table:table-row table:style-name="ro1">
          <table:table-cell office:value-type="string">
            <text:p>0311</text:p>
          </table:table-cell>
          <table:table-cell office:value-type="string">
            <text:p>Удели у капиталу осталих повезаних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1</text:p>
          </table:table-cell>
          <table:table-cell table:number-columns-repeated="247"/>
        </table:table-row>
        <table:table-row table:style-name="ro1">
          <table:table-cell office:value-type="string">
            <text:p>032</text:p>
          </table:table-cell>
          <table:table-cell office:value-type="string">
            <text:p>Учешће у кап.остал. пр.лица и др.харт.од вр.распол.за прод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20</text:p>
          </table:table-cell>
          <table:table-cell office:value-type="string">
            <text:p>Учешће у капиталу осталих правних лица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2</text:p>
          </table:table-cell>
          <table:table-cell table:number-columns-repeated="247"/>
        </table:table-row>
        <table:table-row table:style-name="ro1">
          <table:table-cell office:value-type="string">
            <text:p>0321</text:p>
          </table:table-cell>
          <table:table-cell office:value-type="string">
            <text:p>Учешће у капиталу осталих правних лица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2</text:p>
          </table:table-cell>
          <table:table-cell table:number-columns-repeated="247"/>
        </table:table-row>
        <table:table-row table:style-name="ro1">
          <table:table-cell office:value-type="string">
            <text:p>033</text:p>
          </table:table-cell>
          <table:table-cell office:value-type="string">
            <text:p>Дугорочни кредити матичним,зависн. и ост.повез. прав. лиц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30</text:p>
          </table:table-cell>
          <table:table-cell office:value-type="string">
            <text:p>Дугорочни кредити зависним правним лиц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3</text:p>
          </table:table-cell>
          <table:table-cell table:number-columns-repeated="247"/>
        </table:table-row>
        <table:table-row table:style-name="ro1">
          <table:table-cell office:value-type="string">
            <text:p>0331</text:p>
          </table:table-cell>
          <table:table-cell office:value-type="string">
            <text:p>Дугорочни кредити повезаним правним лиц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3</text:p>
          </table:table-cell>
          <table:table-cell table:number-columns-repeated="247"/>
        </table:table-row>
        <table:table-row table:style-name="ro1">
          <table:table-cell office:value-type="string">
            <text:p>034</text:p>
          </table:table-cell>
          <table:table-cell office:value-type="string">
            <text:p>Дугорочни кредити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40</text:p>
          </table:table-cell>
          <table:table-cell office:value-type="string">
            <text:p>Дугорочни робни кредити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</text:p>
          </table:table-cell>
          <table:table-cell table:number-columns-repeated="247"/>
        </table:table-row>
        <table:table-row table:style-name="ro1">
          <table:table-cell office:value-type="string">
            <text:p>0341</text:p>
          </table:table-cell>
          <table:table-cell office:value-type="string">
            <text:p>Дугорочни кредити у земљи-лизинг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</text:p>
          </table:table-cell>
          <table:table-cell table:number-columns-repeated="247"/>
        </table:table-row>
        <table:table-row table:style-name="ro1">
          <table:table-cell office:value-type="string">
            <text:p>0342</text:p>
          </table:table-cell>
          <table:table-cell office:value-type="string">
            <text:p>Потраживања за камате из финансијског лизинг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</text:p>
          </table:table-cell>
          <table:table-cell table:number-columns-repeated="247"/>
        </table:table-row>
        <table:table-row table:style-name="ro1">
          <table:table-cell office:value-type="string">
            <text:p>0348</text:p>
          </table:table-cell>
          <table:table-cell office:value-type="string">
            <text:p>Остали дугорочни кредити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4</text:p>
          </table:table-cell>
          <table:table-cell table:number-columns-repeated="247"/>
        </table:table-row>
        <table:table-row table:style-name="ro1">
          <table:table-cell office:value-type="string">
            <text:p>035</text:p>
          </table:table-cell>
          <table:table-cell office:value-type="string">
            <text:p>Дугорочни кредит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50</text:p>
          </table:table-cell>
          <table:table-cell office:value-type="string">
            <text:p>Дугорочни робни кредит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5</text:p>
          </table:table-cell>
          <table:table-cell table:number-columns-repeated="247"/>
        </table:table-row>
        <table:table-row table:style-name="ro1">
          <table:table-cell office:value-type="string">
            <text:p>0351</text:p>
          </table:table-cell>
          <table:table-cell office:value-type="string">
            <text:p>Дугорочни кредити у иностранству-лизинг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5</text:p>
          </table:table-cell>
          <table:table-cell table:number-columns-repeated="247"/>
        </table:table-row>
        <table:table-row table:style-name="ro1">
          <table:table-cell office:value-type="string">
            <text:p>0352</text:p>
          </table:table-cell>
          <table:table-cell office:value-type="string">
            <text:p>Потраживања за камате из финансијског лизинга у иностр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5</text:p>
          </table:table-cell>
          <table:table-cell table:number-columns-repeated="247"/>
        </table:table-row>
        <table:table-row table:style-name="ro1">
          <table:table-cell office:value-type="string">
            <text:p>0358</text:p>
          </table:table-cell>
          <table:table-cell office:value-type="string">
            <text:p>Остали дугорочни кредит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5</text:p>
          </table:table-cell>
          <table:table-cell table:number-columns-repeated="247"/>
        </table:table-row>
        <table:table-row table:style-name="ro1">
          <table:table-cell office:value-type="string">
            <text:p>036</text:p>
          </table:table-cell>
          <table:table-cell office:value-type="string">
            <text:p>Хартије од вредности које се држе до доспећ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60</text:p>
          </table:table-cell>
          <table:table-cell office:value-type="string">
            <text:p>Обичне 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</text:p>
          </table:table-cell>
          <table:table-cell table:number-columns-repeated="247"/>
        </table:table-row>
        <table:table-row table:style-name="ro1">
          <table:table-cell office:value-type="string">
            <text:p>0361</text:p>
          </table:table-cell>
          <table:table-cell office:value-type="string">
            <text:p>Приоритетне 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</text:p>
          </table:table-cell>
          <table:table-cell table:number-columns-repeated="247"/>
        </table:table-row>
        <table:table-row table:style-name="ro1">
          <table:table-cell office:value-type="string">
            <text:p>0362</text:p>
          </table:table-cell>
          <table:table-cell office:value-type="string">
            <text:p>Обвезнице у динарима са роком доспећа преко годину да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</text:p>
          </table:table-cell>
          <table:table-cell table:number-columns-repeated="247"/>
        </table:table-row>
        <table:table-row table:style-name="ro1">
          <table:table-cell office:value-type="string">
            <text:p>0363</text:p>
          </table:table-cell>
          <table:table-cell office:value-type="string">
            <text:p>Обвезнице у страној валути са роком досп. преко годину да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</text:p>
          </table:table-cell>
          <table:table-cell table:number-columns-repeated="247"/>
        </table:table-row>
        <table:table-row table:style-name="ro1">
          <table:table-cell office:value-type="string">
            <text:p>0364</text:p>
          </table:table-cell>
          <table:table-cell office:value-type="string">
            <text:p>Благајнички записи са роком доспећа преко годину да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</text:p>
          </table:table-cell>
          <table:table-cell table:number-columns-repeated="247"/>
        </table:table-row>
        <table:table-row table:style-name="ro1">
          <table:table-cell office:value-type="string">
            <text:p>0365</text:p>
          </table:table-cell>
          <table:table-cell office:value-type="string">
            <text:p>Комерцијални записи са роком доспећа преко годину да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</text:p>
          </table:table-cell>
          <table:table-cell table:number-columns-repeated="247"/>
        </table:table-row>
        <table:table-row table:style-name="ro1">
          <table:table-cell office:value-type="string">
            <text:p>0366</text:p>
          </table:table-cell>
          <table:table-cell office:value-type="string">
            <text:p>Остале дугорочне харт. од вред. са роком досп.преко 1 год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6</text:p>
          </table:table-cell>
          <table:table-cell table:number-columns-repeated="247"/>
        </table:table-row>
        <table:table-row table:style-name="ro1">
          <table:table-cell office:value-type="string">
            <text:p>037</text:p>
          </table:table-cell>
          <table:table-cell office:value-type="string">
            <text:p>Откупљене сопствене акције и откупљени сопствени удел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70</text:p>
          </table:table-cell>
          <table:table-cell office:value-type="string">
            <text:p>Откупљене сопствене 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7</text:p>
          </table:table-cell>
          <table:table-cell table:number-columns-repeated="247"/>
        </table:table-row>
        <table:table-row table:style-name="ro1">
          <table:table-cell office:value-type="string">
            <text:p>0371</text:p>
          </table:table-cell>
          <table:table-cell office:value-type="string">
            <text:p>Откупљени сопствени удел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7</text:p>
          </table:table-cell>
          <table:table-cell table:number-columns-repeated="247"/>
        </table:table-row>
        <table:table-row table:style-name="ro1">
          <table:table-cell office:value-type="string">
            <text:p>038</text:p>
          </table:table-cell>
          <table:table-cell office:value-type="string">
            <text:p>Остали дугорочни финансијски пласман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80</text:p>
          </table:table-cell>
          <table:table-cell office:value-type="string">
            <text:p>Остали дугорочни финансијски пласмани у динар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8</text:p>
          </table:table-cell>
          <table:table-cell table:number-columns-repeated="247"/>
        </table:table-row>
        <table:table-row table:style-name="ro1">
          <table:table-cell office:value-type="string">
            <text:p>0381</text:p>
          </table:table-cell>
          <table:table-cell office:value-type="string">
            <text:p>Остали дугорочни финансијски пласмани у страној валу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8</text:p>
          </table:table-cell>
          <table:table-cell table:number-columns-repeated="247"/>
        </table:table-row>
        <table:table-row table:style-name="ro1">
          <table:table-cell office:value-type="string">
            <text:p>039</text:p>
          </table:table-cell>
          <table:table-cell office:value-type="string">
            <text:p>Исправка вредности дугорочних финансијских пласман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03</text:p>
          </table:table-cell>
          <table:table-cell table:number-columns-repeated="247"/>
        </table:table-row>
        <table:table-row table:style-name="ro1">
          <table:table-cell office:value-type="string">
            <text:p>0391</text:p>
          </table:table-cell>
          <table:table-cell office:value-type="string">
            <text:p>Исправка вредности учешћа у капиталу зависних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2</text:p>
          </table:table-cell>
          <table:table-cell office:value-type="string">
            <text:p>Исправка вредности учешћа у капиталу повезаних прав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3</text:p>
          </table:table-cell>
          <table:table-cell office:value-type="string">
            <text:p>Исправ. вр.учешћа у кап.ост.пр.лица и харт.вр.расп.за прод.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4</text:p>
          </table:table-cell>
          <table:table-cell office:value-type="string">
            <text:p>Исправ. вр. дугор. кредита и пласмана зав.и пов.пр.лицим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5</text:p>
          </table:table-cell>
          <table:table-cell office:value-type="string">
            <text:p>Исправка вредности дугорочних кредита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6</text:p>
          </table:table-cell>
          <table:table-cell office:value-type="string">
            <text:p>Исправка вредности дугорочних кредита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7</text:p>
          </table:table-cell>
          <table:table-cell office:value-type="string">
            <text:p>Исправка вр. хартија од вредности које се држе до доспећ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8</text:p>
          </table:table-cell>
          <table:table-cell office:value-type="string">
            <text:p>Исправка вредности откупљених сопствених акциј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office:value-type="string">
            <text:p>0399</text:p>
          </table:table-cell>
          <table:table-cell office:value-type="string">
            <text:p>Исправка вредности осталих дугорочних пласман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03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</text:p>
          </table:table-cell>
          <table:table-cell table:style-name="ce5" office:value-type="string">
            <text:p>ЗАЛИХЕ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office:value-type="string">
            <text:p>1</text:p>
          </table:table-cell>
          <table:table-cell table:style-name="ce13" office:value-type="string">
            <text:p>ЗАЛИХ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10</text:p>
          </table:table-cell>
          <table:table-cell table:style-name="ce5" office:value-type="string">
            <text:p>ЗАЛИХЕ МАТЕРИЈАЛ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1">
            <text:p>1</text:p>
          </table:table-cell>
          <table:table-cell table:style-name="ce13" office:value-type="string">
            <text:p>10</text:p>
          </table:table-cell>
          <table:table-cell table:style-name="ce13" office:value-type="string">
            <text:p>ЗАЛИХЕ МАТЕРИЈАЛ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100</text:p>
          </table:table-cell>
          <table:table-cell office:value-type="string">
            <text:p>Обрачун набавке залиха материјала,рез.делова,алата и инвен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string">
            <text:p>1000</text:p>
          </table:table-cell>
          <table:table-cell office:value-type="string">
            <text:p>Обрачун набавке материјал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office:value-type="string">
            <text:p>1001</text:p>
          </table:table-cell>
          <table:table-cell office:value-type="string">
            <text:p>Обрачун набавке резервних дело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office:value-type="string">
            <text:p>1002</text:p>
          </table:table-cell>
          <table:table-cell office:value-type="string">
            <text:p>Обрачун набавке алата и инвентар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office:value-type="string">
            <text:p>101</text:p>
          </table:table-cell>
          <table:table-cell office:value-type="string">
            <text:p>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string">
            <text:p>1010</text:p>
          </table:table-cell>
          <table:table-cell office:value-type="string">
            <text:p>Сировине и основни 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string">
            <text:p>1011</text:p>
          </table:table-cell>
          <table:table-cell office:value-type="string">
            <text:p>Помоћни 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string">
            <text:p>1012</text:p>
          </table:table-cell>
          <table:table-cell office:value-type="string">
            <text:p>Остали 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string">
            <text:p>1013</text:p>
          </table:table-cell>
          <table:table-cell office:value-type="string">
            <text:p>Гориво и мазив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string">
            <text:p>1014</text:p>
          </table:table-cell>
          <table:table-cell office:value-type="string">
            <text:p>Материјал у обради,доради и манипулаци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string">
            <text:p>1015</text:p>
          </table:table-cell>
          <table:table-cell office:value-type="string">
            <text:p>Амбалажа са једнократним отписом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string">
            <text:p>1019</text:p>
          </table:table-cell>
          <table:table-cell office:value-type="string">
            <text:p>Одступање од планских цена материјал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string">
            <text:p>102</text:p>
          </table:table-cell>
          <table:table-cell office:value-type="string">
            <text:p>Резервни дело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string">
            <text:p>1020</text:p>
          </table:table-cell>
          <table:table-cell office:value-type="string">
            <text:p>Резервни делови на залиха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2">
            <text:p>102</text:p>
          </table:table-cell>
          <table:table-cell table:number-columns-repeated="247"/>
        </table:table-row>
        <table:table-row table:style-name="ro1">
          <table:table-cell office:value-type="string">
            <text:p>1024</text:p>
          </table:table-cell>
          <table:table-cell office:value-type="string">
            <text:p>Резервни делови у доради,обради и манипулаци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2">
            <text:p>102</text:p>
          </table:table-cell>
          <table:table-cell table:number-columns-repeated="247"/>
        </table:table-row>
        <table:table-row table:style-name="ro1">
          <table:table-cell office:value-type="string">
            <text:p>1029</text:p>
          </table:table-cell>
          <table:table-cell office:value-type="string">
            <text:p>Одступање од планских цена резервних дело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2">
            <text:p>102</text:p>
          </table:table-cell>
          <table:table-cell table:number-columns-repeated="247"/>
        </table:table-row>
        <table:table-row table:style-name="ro1">
          <table:table-cell office:value-type="string">
            <text:p>103</text:p>
          </table:table-cell>
          <table:table-cell office:value-type="string">
            <text:p>Алат и инвентар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string">
            <text:p>1030</text:p>
          </table:table-cell>
          <table:table-cell office:value-type="string">
            <text:p>Алат и инвентар на залих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3">
            <text:p>103</text:p>
          </table:table-cell>
          <table:table-cell table:number-columns-repeated="247"/>
        </table:table-row>
        <table:table-row table:style-name="ro1">
          <table:table-cell office:value-type="string">
            <text:p>1031</text:p>
          </table:table-cell>
          <table:table-cell office:value-type="string">
            <text:p>Алат и инвентар-повратна амбалаж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3">
            <text:p>103</text:p>
          </table:table-cell>
          <table:table-cell table:number-columns-repeated="247"/>
        </table:table-row>
        <table:table-row table:style-name="ro1">
          <table:table-cell office:value-type="string">
            <text:p>1039</text:p>
          </table:table-cell>
          <table:table-cell office:value-type="string">
            <text:p>Одступање од планских цена алата и инвентар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3">
            <text:p>103</text:p>
          </table:table-cell>
          <table:table-cell table:number-columns-repeated="247"/>
        </table:table-row>
        <table:table-row table:style-name="ro1">
          <table:table-cell office:value-type="string">
            <text:p>109</text:p>
          </table:table-cell>
          <table:table-cell office:value-type="string">
            <text:p>Исправка вредности залиха материјал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string">
            <text:p>1091</text:p>
          </table:table-cell>
          <table:table-cell office:value-type="string">
            <text:p>Исправка вредности залиха материјал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9">
            <text:p>109</text:p>
          </table:table-cell>
          <table:table-cell table:number-columns-repeated="247"/>
        </table:table-row>
        <table:table-row table:style-name="ro1">
          <table:table-cell office:value-type="string">
            <text:p>1092</text:p>
          </table:table-cell>
          <table:table-cell office:value-type="string">
            <text:p>Исправка вредности залиха резервних делов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9">
            <text:p>109</text:p>
          </table:table-cell>
          <table:table-cell table:number-columns-repeated="247"/>
        </table:table-row>
        <table:table-row table:style-name="ro1">
          <table:table-cell office:value-type="string">
            <text:p>1093</text:p>
          </table:table-cell>
          <table:table-cell office:value-type="string">
            <text:p>Исправка вредности залиха алата и инвентар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09">
            <text:p>10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</text:p>
          </table:table-cell>
          <table:table-cell table:style-name="ce5" office:value-type="string">
            <text:p>НЕДОВРШЕНА ПРОИЗВОДЊ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1">
            <text:p>1</text:p>
          </table:table-cell>
          <table:table-cell table:style-name="ce13" office:value-type="string">
            <text:p>11</text:p>
          </table:table-cell>
          <table:table-cell table:style-name="ce13" office:value-type="string">
            <text:p>НЕДОВРШЕНА ПРОИЗВОДЊ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110</text:p>
          </table:table-cell>
          <table:table-cell office:value-type="string">
            <text:p>Недовршена производ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7"/>
        </table:table-row>
        <table:table-row table:style-name="ro1">
          <table:table-cell office:value-type="string">
            <text:p>1100</text:p>
          </table:table-cell>
          <table:table-cell office:value-type="string">
            <text:p>Недовршена производ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10">
            <text:p>110</text:p>
          </table:table-cell>
          <table:table-cell table:number-columns-repeated="247"/>
        </table:table-row>
        <table:table-row table:style-name="ro1">
          <table:table-cell office:value-type="string">
            <text:p>1101</text:p>
          </table:table-cell>
          <table:table-cell office:value-type="string">
            <text:p>Полупроизводи и дело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10">
            <text:p>110</text:p>
          </table:table-cell>
          <table:table-cell table:number-columns-repeated="247"/>
        </table:table-row>
        <table:table-row table:style-name="ro1">
          <table:table-cell office:value-type="string">
            <text:p>111</text:p>
          </table:table-cell>
          <table:table-cell office:value-type="string">
            <text:p>Недовршене услуг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7"/>
        </table:table-row>
        <table:table-row table:style-name="ro1">
          <table:table-cell office:value-type="string">
            <text:p>1110</text:p>
          </table:table-cell>
          <table:table-cell office:value-type="string">
            <text:p>Недовршене услуге по основу сопствених учинак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11">
            <text:p>111</text:p>
          </table:table-cell>
          <table:table-cell table:number-columns-repeated="247"/>
        </table:table-row>
        <table:table-row table:style-name="ro1">
          <table:table-cell office:value-type="string">
            <text:p>1111</text:p>
          </table:table-cell>
          <table:table-cell office:value-type="string">
            <text:p>Недовршене услуге по основу спољних пружалаца услуг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11">
            <text:p>111</text:p>
          </table:table-cell>
          <table:table-cell table:number-columns-repeated="247"/>
        </table:table-row>
        <table:table-row table:style-name="ro1">
          <table:table-cell office:value-type="string">
            <text:p>1119</text:p>
          </table:table-cell>
          <table:table-cell office:value-type="string">
            <text:p>Одступање од цена недовршене производње и недовр. услуг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11">
            <text:p>11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</text:p>
          </table:table-cell>
          <table:table-cell table:style-name="ce5" office:value-type="string">
            <text:p>ГОТОВИ ПРОИЗВОДИ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1">
            <text:p>1</text:p>
          </table:table-cell>
          <table:table-cell table:style-name="ce13" office:value-type="string">
            <text:p>12</text:p>
          </table:table-cell>
          <table:table-cell table:style-name="ce13" office:value-type="string">
            <text:p>ГОТОВИ ПРОИЗВОДИ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120</text:p>
          </table:table-cell>
          <table:table-cell office:value-type="string">
            <text:p>Готови производ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47"/>
        </table:table-row>
        <table:table-row table:style-name="ro1">
          <table:table-cell office:value-type="string">
            <text:p>1200</text:p>
          </table:table-cell>
          <table:table-cell office:value-type="string">
            <text:p>Готови производ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20">
            <text:p>120</text:p>
          </table:table-cell>
          <table:table-cell table:number-columns-repeated="247"/>
        </table:table-row>
        <table:table-row table:style-name="ro1">
          <table:table-cell office:value-type="string">
            <text:p>1201</text:p>
          </table:table-cell>
          <table:table-cell office:value-type="string">
            <text:p>Завршене услуг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20">
            <text:p>120</text:p>
          </table:table-cell>
          <table:table-cell table:number-columns-repeated="247"/>
        </table:table-row>
        <table:table-row table:style-name="ro1">
          <table:table-cell office:value-type="string">
            <text:p>1209</text:p>
          </table:table-cell>
          <table:table-cell office:value-type="string">
            <text:p>Одступање од цена готових производ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20">
            <text:p>12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</text:p>
          </table:table-cell>
          <table:table-cell table:style-name="ce5" office:value-type="string">
            <text:p>РОБ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1">
            <text:p>1</text:p>
          </table:table-cell>
          <table:table-cell table:style-name="ce13" office:value-type="string">
            <text:p>13</text:p>
          </table:table-cell>
          <table:table-cell table:style-name="ce13" office:value-type="string">
            <text:p>РОБ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130</text:p>
          </table:table-cell>
          <table:table-cell office:value-type="string">
            <text:p>Обрачун набавке роб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00</text:p>
          </table:table-cell>
          <table:table-cell office:value-type="string">
            <text:p>Обрачун нето фктурне вредности роб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01</text:p>
          </table:table-cell>
          <table:table-cell office:value-type="string">
            <text:p>Трошкови транспорта,утовара,истовара и др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02</text:p>
          </table:table-cell>
          <table:table-cell office:value-type="string">
            <text:p>Трошкови сопственог транспорта,утовара,истовара и др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03</text:p>
          </table:table-cell>
          <table:table-cell office:value-type="string">
            <text:p>Трошкови осигурања робе у транспорт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04</text:p>
          </table:table-cell>
          <table:table-cell office:value-type="string">
            <text:p>Трош. наст. при увозу робе прим. прописа (царина,прегледи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05</text:p>
          </table:table-cell>
          <table:table-cell office:value-type="string">
            <text:p>Остали зависни трошко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06</text:p>
          </table:table-cell>
          <table:table-cell office:value-type="string">
            <text:p>Банк. провизије,трошкови акредитива и камата на увоз роб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09</text:p>
          </table:table-cell>
          <table:table-cell office:value-type="string">
            <text:p>Обрачун набавне вредности роб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string">
            <text:p>131</text:p>
          </table:table-cell>
          <table:table-cell office:value-type="string">
            <text:p>Роба у магацин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10</text:p>
          </table:table-cell>
          <table:table-cell office:value-type="string">
            <text:p>Роба у магацину 1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1">
            <text:p>131</text:p>
          </table:table-cell>
          <table:table-cell table:number-columns-repeated="247"/>
        </table:table-row>
        <table:table-row table:style-name="ro1">
          <table:table-cell office:value-type="string">
            <text:p>1311</text:p>
          </table:table-cell>
          <table:table-cell office:value-type="string">
            <text:p>Роба у магацину 2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1">
            <text:p>131</text:p>
          </table:table-cell>
          <table:table-cell table:number-columns-repeated="247"/>
        </table:table-row>
        <table:table-row table:style-name="ro1">
          <table:table-cell office:value-type="string">
            <text:p>132</text:p>
          </table:table-cell>
          <table:table-cell office:value-type="string">
            <text:p>Роба у промету на велик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20</text:p>
          </table:table-cell>
          <table:table-cell office:value-type="string">
            <text:p>Роба у промету на велико у складишт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2">
            <text:p>132</text:p>
          </table:table-cell>
          <table:table-cell table:number-columns-repeated="247"/>
        </table:table-row>
        <table:table-row table:style-name="ro1">
          <table:table-cell office:value-type="string">
            <text:p>1321</text:p>
          </table:table-cell>
          <table:table-cell office:value-type="string">
            <text:p>Роба у промету на велико у стоваришт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2">
            <text:p>132</text:p>
          </table:table-cell>
          <table:table-cell table:number-columns-repeated="247"/>
        </table:table-row>
        <table:table-row table:style-name="ro1">
          <table:table-cell office:value-type="string">
            <text:p>1322</text:p>
          </table:table-cell>
          <table:table-cell office:value-type="string">
            <text:p>Роба у промету на складишту за посебне врсте роб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2">
            <text:p>132</text:p>
          </table:table-cell>
          <table:table-cell table:number-columns-repeated="247"/>
        </table:table-row>
        <table:table-row table:style-name="ro1">
          <table:table-cell office:value-type="string">
            <text:p>1329</text:p>
          </table:table-cell>
          <table:table-cell office:value-type="string">
            <text:p>Укалкулисана разлика у цен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2">
            <text:p>132</text:p>
          </table:table-cell>
          <table:table-cell table:number-columns-repeated="247"/>
        </table:table-row>
        <table:table-row table:style-name="ro1">
          <table:table-cell office:value-type="string">
            <text:p>133</text:p>
          </table:table-cell>
          <table:table-cell office:value-type="string">
            <text:p>Роба у складишту,стоваришту и продав. код других пр.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4</text:p>
          </table:table-cell>
          <table:table-cell office:value-type="string">
            <text:p>Роба у промету на мал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40</text:p>
          </table:table-cell>
          <table:table-cell office:value-type="string">
            <text:p>Роба у промету на мал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4">
            <text:p>134</text:p>
          </table:table-cell>
          <table:table-cell table:number-columns-repeated="247"/>
        </table:table-row>
        <table:table-row table:style-name="ro1">
          <table:table-cell office:value-type="string">
            <text:p>1344</text:p>
          </table:table-cell>
          <table:table-cell office:value-type="string">
            <text:p>Укалкулисани порез на промет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4">
            <text:p>134</text:p>
          </table:table-cell>
          <table:table-cell table:number-columns-repeated="247"/>
        </table:table-row>
        <table:table-row table:style-name="ro1">
          <table:table-cell office:value-type="string">
            <text:p>1349</text:p>
          </table:table-cell>
          <table:table-cell office:value-type="string">
            <text:p>Укалкулисана разлика у цен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4">
            <text:p>134</text:p>
          </table:table-cell>
          <table:table-cell table:number-columns-repeated="247"/>
        </table:table-row>
        <table:table-row table:style-name="ro1">
          <table:table-cell office:value-type="string">
            <text:p>135</text:p>
          </table:table-cell>
          <table:table-cell office:value-type="string">
            <text:p>Роба у обради,доради и манипулаци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6</text:p>
          </table:table-cell>
          <table:table-cell office:value-type="string">
            <text:p>Роба у транзит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7</text:p>
          </table:table-cell>
          <table:table-cell office:value-type="string">
            <text:p>Роба на пут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9</text:p>
          </table:table-cell>
          <table:table-cell office:value-type="string">
            <text:p>Исправка вредности роб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1390</text:p>
          </table:table-cell>
          <table:table-cell office:value-type="string">
            <text:p>Исправка вредности робе у магацину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9">
            <text:p>139</text:p>
          </table:table-cell>
          <table:table-cell table:number-columns-repeated="247"/>
        </table:table-row>
        <table:table-row table:style-name="ro1">
          <table:table-cell office:value-type="string">
            <text:p>1391</text:p>
          </table:table-cell>
          <table:table-cell office:value-type="string">
            <text:p>Исправка вредности робе у промету на велико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9">
            <text:p>139</text:p>
          </table:table-cell>
          <table:table-cell table:number-columns-repeated="247"/>
        </table:table-row>
        <table:table-row table:style-name="ro1">
          <table:table-cell office:value-type="string">
            <text:p>1392</text:p>
          </table:table-cell>
          <table:table-cell office:value-type="string">
            <text:p>Исправка вредности робе у промету на мало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9">
            <text:p>139</text:p>
          </table:table-cell>
          <table:table-cell table:number-columns-repeated="247"/>
        </table:table-row>
        <table:table-row table:style-name="ro1">
          <table:table-cell office:value-type="string">
            <text:p>1393</text:p>
          </table:table-cell>
          <table:table-cell office:value-type="string">
            <text:p>Исправка вредности робе у транзиту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9">
            <text:p>139</text:p>
          </table:table-cell>
          <table:table-cell table:number-columns-repeated="247"/>
        </table:table-row>
        <table:table-row table:style-name="ro1">
          <table:table-cell office:value-type="string">
            <text:p>1394</text:p>
          </table:table-cell>
          <table:table-cell office:value-type="string">
            <text:p>Исправка вредности робе на путу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39">
            <text:p>13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</text:p>
          </table:table-cell>
          <table:table-cell table:style-name="ce5" office:value-type="string">
            <text:p>СТАЛНА СРЕДСТВА НАМЕЊЕНА ПРОДАЈИ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1">
            <text:p>1</text:p>
          </table:table-cell>
          <table:table-cell table:style-name="ce13" office:value-type="string">
            <text:p>14</text:p>
          </table:table-cell>
          <table:table-cell table:style-name="ce13" office:value-type="string">
            <text:p>СТАЛНА СРЕДСТВА НАМЕЊЕНА ПРОДАЈИ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140</text:p>
          </table:table-cell>
          <table:table-cell office:value-type="string">
            <text:p>Нематеријална улагања намењена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1</text:p>
          </table:table-cell>
          <table:table-cell office:value-type="string">
            <text:p>Земљиште намењено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2</text:p>
          </table:table-cell>
          <table:table-cell office:value-type="string">
            <text:p>Градјевински објекти намењени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3</text:p>
          </table:table-cell>
          <table:table-cell office:value-type="string">
            <text:p>Инвестиционе некретнине намењене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4</text:p>
          </table:table-cell>
          <table:table-cell office:value-type="string">
            <text:p>Остале некретнине намењене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5</text:p>
          </table:table-cell>
          <table:table-cell office:value-type="string">
            <text:p>Постројења и опрема намењена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6</text:p>
          </table:table-cell>
          <table:table-cell office:value-type="string">
            <text:p>Биолошка средства намењена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7</text:p>
          </table:table-cell>
          <table:table-cell office:value-type="string">
            <text:p>Средства пословања које се обустављ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string">
            <text:p>149</text:p>
          </table:table-cell>
          <table:table-cell office:value-type="string">
            <text:p>Исправка вредности сталних средстава намењених продај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</text:p>
          </table:table-cell>
          <table:table-cell table:style-name="ce5" office:value-type="string">
            <text:p>ДАТИ АВАНСИ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1">
            <text:p>1</text:p>
          </table:table-cell>
          <table:table-cell table:style-name="ce13" office:value-type="string">
            <text:p>15</text:p>
          </table:table-cell>
          <table:table-cell table:style-name="ce13" office:value-type="string">
            <text:p>ДАТИ АВАНСИ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150</text:p>
          </table:table-cell>
          <table:table-cell office:value-type="string">
            <text:p>Дати аванси за залихе и услуг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office:value-type="string">
            <text:p>1500</text:p>
          </table:table-cell>
          <table:table-cell office:value-type="string">
            <text:p>Дати аванси за залих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50">
            <text:p>150</text:p>
          </table:table-cell>
          <table:table-cell table:number-columns-repeated="247"/>
        </table:table-row>
        <table:table-row table:style-name="ro1">
          <table:table-cell office:value-type="string">
            <text:p>1501</text:p>
          </table:table-cell>
          <table:table-cell office:value-type="string">
            <text:p>Дати аванси за услуг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50">
            <text:p>150</text:p>
          </table:table-cell>
          <table:table-cell table:number-columns-repeated="247"/>
        </table:table-row>
        <table:table-row table:style-name="ro1">
          <table:table-cell office:value-type="string">
            <text:p>159</text:p>
          </table:table-cell>
          <table:table-cell office:value-type="string">
            <text:p>Исправка вредности датих аванса за залихе и услуг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office:value-type="string">
            <text:p>1591</text:p>
          </table:table-cell>
          <table:table-cell office:value-type="string">
            <text:p>Исправка вредности датих аванса за залих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59">
            <text:p>159</text:p>
          </table:table-cell>
          <table:table-cell table:number-columns-repeated="247"/>
        </table:table-row>
        <table:table-row table:style-name="ro1">
          <table:table-cell office:value-type="string">
            <text:p>1592</text:p>
          </table:table-cell>
          <table:table-cell office:value-type="string">
            <text:p>Исправка вредности датих аванса за услуг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59">
            <text:p>15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</text:p>
          </table:table-cell>
          <table:table-cell table:style-name="ce5" office:value-type="string">
            <text:p>КРАТКОРОЧНА ПОТРАЖИВАЊА,ПЛАСМАНИ И ГОТОВИН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office:value-type="string">
            <text:p>2</text:p>
          </table:table-cell>
          <table:table-cell table:style-name="ce13" office:value-type="string">
            <text:p>КРАТКОРОЧНА ПОТРАЖИВАЊА,ПЛАСМАНИ И ГОТОВИН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20</text:p>
          </table:table-cell>
          <table:table-cell table:style-name="ce5" office:value-type="string">
            <text:p>ПОТРАЖИВАЊА ПО ОСНОВУ ПРОДАЈЕ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0</text:p>
          </table:table-cell>
          <table:table-cell table:style-name="ce13" office:value-type="string">
            <text:p>ПОТРАЖИВАЊА ПО ОСНОВУ ПРОДАЈ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00</text:p>
          </table:table-cell>
          <table:table-cell office:value-type="string">
            <text:p>Купци-матична и завис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 office:value-type="string">
            <text:p>2000</text:p>
          </table:table-cell>
          <table:table-cell office:value-type="string">
            <text:p>Купци-матична и зависна правна лица за обртн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table:number-columns-repeated="247"/>
        </table:table-row>
        <table:table-row table:style-name="ro1">
          <table:table-cell office:value-type="string">
            <text:p>2004</text:p>
          </table:table-cell>
          <table:table-cell office:value-type="string">
            <text:p>Купци-матична и зав. прав.лица за нем.ул.,непокретн.,постр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table:number-columns-repeated="247"/>
        </table:table-row>
        <table:table-row table:style-name="ro1">
          <table:table-cell office:value-type="string">
            <text:p>201</text:p>
          </table:table-cell>
          <table:table-cell office:value-type="string">
            <text:p>Купци-остала повеза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 office:value-type="string">
            <text:p>2010</text:p>
          </table:table-cell>
          <table:table-cell office:value-type="string">
            <text:p>Купци-остала повезана правна лица за обртн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1">
            <text:p>201</text:p>
          </table:table-cell>
          <table:table-cell table:number-columns-repeated="247"/>
        </table:table-row>
        <table:table-row table:style-name="ro1">
          <table:table-cell office:value-type="string">
            <text:p>2011</text:p>
          </table:table-cell>
          <table:table-cell office:value-type="string">
            <text:p>Купци-ост. повез.прав.лица за нем.улаг.,некрет.,построје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1">
            <text:p>201</text:p>
          </table:table-cell>
          <table:table-cell table:number-columns-repeated="247"/>
        </table:table-row>
        <table:table-row table:style-name="ro1">
          <table:table-cell office:value-type="string">
            <text:p>202</text:p>
          </table:table-cell>
          <table:table-cell office:value-type="string">
            <text:p>Купци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 office:value-type="string">
            <text:p>2020</text:p>
          </table:table-cell>
          <table:table-cell office:value-type="string">
            <text:p>Купци у земљи за обртн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float" office:value="202">
            <text:p>202</text:p>
          </table:table-cell>
          <table:table-cell table:number-columns-repeated="247"/>
        </table:table-row>
        <table:table-row table:style-name="ro1">
          <table:table-cell office:value-type="string">
            <text:p>2021</text:p>
          </table:table-cell>
          <table:table-cell office:value-type="string">
            <text:p>Купци у земљи за нем.улагања,некретнине,постројења и др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2">
            <text:p>202</text:p>
          </table:table-cell>
          <table:table-cell table:number-columns-repeated="247"/>
        </table:table-row>
        <table:table-row table:style-name="ro1">
          <table:table-cell office:value-type="string">
            <text:p>203</text:p>
          </table:table-cell>
          <table:table-cell office:value-type="string">
            <text:p>Купц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 office:value-type="string">
            <text:p>2030</text:p>
          </table:table-cell>
          <table:table-cell office:value-type="string">
            <text:p>Купци у иностранству за производе,услуге и роб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3">
            <text:p>203</text:p>
          </table:table-cell>
          <table:table-cell table:number-columns-repeated="247"/>
        </table:table-row>
        <table:table-row table:style-name="ro1">
          <table:table-cell office:value-type="string">
            <text:p>2032</text:p>
          </table:table-cell>
          <table:table-cell office:value-type="string">
            <text:p>Купци у иностр. за продату робу у консигнацији и комисион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3">
            <text:p>203</text:p>
          </table:table-cell>
          <table:table-cell table:number-columns-repeated="247"/>
        </table:table-row>
        <table:table-row table:style-name="ro1">
          <table:table-cell office:value-type="string">
            <text:p>209</text:p>
          </table:table-cell>
          <table:table-cell office:value-type="string">
            <text:p>Исправка вредности потраживања од купац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 office:value-type="string">
            <text:p>2090</text:p>
          </table:table-cell>
          <table:table-cell office:value-type="string">
            <text:p>Исправка вредности од купаца-завис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9">
            <text:p>209</text:p>
          </table:table-cell>
          <table:table-cell table:number-columns-repeated="247"/>
        </table:table-row>
        <table:table-row table:style-name="ro1">
          <table:table-cell office:value-type="string">
            <text:p>2091</text:p>
          </table:table-cell>
          <table:table-cell office:value-type="string">
            <text:p>Исправка вредности од купаца-повеза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9">
            <text:p>209</text:p>
          </table:table-cell>
          <table:table-cell table:number-columns-repeated="247"/>
        </table:table-row>
        <table:table-row table:style-name="ro1">
          <table:table-cell office:value-type="string">
            <text:p>2092</text:p>
          </table:table-cell>
          <table:table-cell office:value-type="string">
            <text:p>Исправка вредности од купаца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9">
            <text:p>209</text:p>
          </table:table-cell>
          <table:table-cell table:number-columns-repeated="247"/>
        </table:table-row>
        <table:table-row table:style-name="ro1">
          <table:table-cell office:value-type="string">
            <text:p>2093</text:p>
          </table:table-cell>
          <table:table-cell office:value-type="string">
            <text:p>Исправка вредности од купаца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9">
            <text:p>20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1</text:p>
          </table:table-cell>
          <table:table-cell table:style-name="ce5" office:value-type="string">
            <text:p>ПОТРАЖИВАЊА ИЗ СПЕЦИФИЧНИХ ПОСЛОВ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1</text:p>
          </table:table-cell>
          <table:table-cell table:style-name="ce13" office:value-type="string">
            <text:p>ПОТРАЖИВАЊА ИЗ СПЕЦИФИЧНИХ ПОСЛОВ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10</text:p>
          </table:table-cell>
          <table:table-cell office:value-type="string">
            <text:p>Потраживања од извозник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7"/>
        </table:table-row>
        <table:table-row table:style-name="ro1">
          <table:table-cell office:value-type="string">
            <text:p>2100</text:p>
          </table:table-cell>
          <table:table-cell office:value-type="string">
            <text:p>Потраживања од извозника за сопствене производе и роб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0">
            <text:p>210</text:p>
          </table:table-cell>
          <table:table-cell table:number-columns-repeated="247"/>
        </table:table-row>
        <table:table-row table:style-name="ro1">
          <table:table-cell office:value-type="string">
            <text:p>2104</text:p>
          </table:table-cell>
          <table:table-cell office:value-type="string">
            <text:p>Потраживања од извозника за аванс за услугу извоз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0">
            <text:p>210</text:p>
          </table:table-cell>
          <table:table-cell table:number-columns-repeated="247"/>
        </table:table-row>
        <table:table-row table:style-name="ro1">
          <table:table-cell office:value-type="string">
            <text:p>211</text:p>
          </table:table-cell>
          <table:table-cell office:value-type="string">
            <text:p>Потраживања по основу увоза за тудј рачун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7"/>
        </table:table-row>
        <table:table-row table:style-name="ro1">
          <table:table-cell office:value-type="string">
            <text:p>2110</text:p>
          </table:table-cell>
          <table:table-cell office:value-type="string">
            <text:p>Потраживања за увезену робу за тудји рачун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1">
            <text:p>211</text:p>
          </table:table-cell>
          <table:table-cell table:number-columns-repeated="247"/>
        </table:table-row>
        <table:table-row table:style-name="ro1">
          <table:table-cell office:value-type="string">
            <text:p>2111</text:p>
          </table:table-cell>
          <table:table-cell office:value-type="string">
            <text:p>Потраживања за трошкове увоза за тудј рачун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1">
            <text:p>211</text:p>
          </table:table-cell>
          <table:table-cell table:number-columns-repeated="247"/>
        </table:table-row>
        <table:table-row table:style-name="ro1">
          <table:table-cell office:value-type="string">
            <text:p>2112</text:p>
          </table:table-cell>
          <table:table-cell office:value-type="string">
            <text:p>Потраживања за увозничку провизиј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1">
            <text:p>211</text:p>
          </table:table-cell>
          <table:table-cell table:number-columns-repeated="247"/>
        </table:table-row>
        <table:table-row table:style-name="ro1">
          <table:table-cell office:value-type="string">
            <text:p>212</text:p>
          </table:table-cell>
          <table:table-cell office:value-type="string">
            <text:p>Потраживања из комисионе и консигнационе прода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7"/>
        </table:table-row>
        <table:table-row table:style-name="ro1">
          <table:table-cell office:value-type="string">
            <text:p>2120</text:p>
          </table:table-cell>
          <table:table-cell office:value-type="string">
            <text:p>Потраживања из комисионе прода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2">
            <text:p>212</text:p>
          </table:table-cell>
          <table:table-cell table:number-columns-repeated="247"/>
        </table:table-row>
        <table:table-row table:style-name="ro1">
          <table:table-cell office:value-type="string">
            <text:p>2121</text:p>
          </table:table-cell>
          <table:table-cell office:value-type="string">
            <text:p>Потраживања из консигнационе прода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2">
            <text:p>212</text:p>
          </table:table-cell>
          <table:table-cell table:number-columns-repeated="247"/>
        </table:table-row>
        <table:table-row table:style-name="ro1">
          <table:table-cell office:value-type="string">
            <text:p>218</text:p>
          </table:table-cell>
          <table:table-cell office:value-type="string">
            <text:p>Остала потраживања из специфичних посло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7"/>
        </table:table-row>
        <table:table-row table:style-name="ro1">
          <table:table-cell office:value-type="string">
            <text:p>2180</text:p>
          </table:table-cell>
          <table:table-cell office:value-type="string">
            <text:p>Потраживања из заједничког послов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8">
            <text:p>218</text:p>
          </table:table-cell>
          <table:table-cell table:number-columns-repeated="247"/>
        </table:table-row>
        <table:table-row table:style-name="ro1">
          <table:table-cell office:value-type="string">
            <text:p>2181</text:p>
          </table:table-cell>
          <table:table-cell office:value-type="string">
            <text:p>Друга потраживања из специфичних посло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8">
            <text:p>218</text:p>
          </table:table-cell>
          <table:table-cell table:number-columns-repeated="247"/>
        </table:table-row>
        <table:table-row table:style-name="ro1">
          <table:table-cell office:value-type="string">
            <text:p>219</text:p>
          </table:table-cell>
          <table:table-cell office:value-type="string">
            <text:p>Исправка вредности потраживања из специфичних послов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7"/>
        </table:table-row>
        <table:table-row table:style-name="ro1">
          <table:table-cell office:value-type="string">
            <text:p>2190</text:p>
          </table:table-cell>
          <table:table-cell office:value-type="string">
            <text:p>Исправка вредности потраживања од извозник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9">
            <text:p>219</text:p>
          </table:table-cell>
          <table:table-cell table:number-columns-repeated="247"/>
        </table:table-row>
        <table:table-row table:style-name="ro1">
          <table:table-cell office:value-type="string">
            <text:p>2191</text:p>
          </table:table-cell>
          <table:table-cell office:value-type="string">
            <text:p>исправка вредности потраж. по основу увоза за туђ рачун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9">
            <text:p>219</text:p>
          </table:table-cell>
          <table:table-cell table:number-columns-repeated="247"/>
        </table:table-row>
        <table:table-row table:style-name="ro1">
          <table:table-cell office:value-type="string">
            <text:p>2192</text:p>
          </table:table-cell>
          <table:table-cell office:value-type="string">
            <text:p>исправка вред. потраж.по основу комисионе и консиг.продај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9">
            <text:p>21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2</text:p>
          </table:table-cell>
          <table:table-cell table:style-name="ce5" office:value-type="string">
            <text:p>ДРУГА ПОТРАЖИВАЊ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2</text:p>
          </table:table-cell>
          <table:table-cell table:style-name="ce13" office:value-type="string">
            <text:p>ДРУГА ПОТРАЖИВАЊ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20</text:p>
          </table:table-cell>
          <table:table-cell office:value-type="string">
            <text:p>Потраживања за камате и дивиденд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string">
            <text:p>2200</text:p>
          </table:table-cell>
          <table:table-cell office:value-type="string">
            <text:p>Потраживање за камату у динар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0">
            <text:p>220</text:p>
          </table:table-cell>
          <table:table-cell table:number-columns-repeated="247"/>
        </table:table-row>
        <table:table-row table:style-name="ro1">
          <table:table-cell office:value-type="string">
            <text:p>2201</text:p>
          </table:table-cell>
          <table:table-cell office:value-type="string">
            <text:p>Потраживање за камату у девиза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0">
            <text:p>220</text:p>
          </table:table-cell>
          <table:table-cell table:number-columns-repeated="247"/>
        </table:table-row>
        <table:table-row table:style-name="ro1">
          <table:table-cell office:value-type="string">
            <text:p>2202</text:p>
          </table:table-cell>
          <table:table-cell office:value-type="string">
            <text:p>Потраживање за дивиденде у динар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0">
            <text:p>220</text:p>
          </table:table-cell>
          <table:table-cell table:number-columns-repeated="247"/>
        </table:table-row>
        <table:table-row table:style-name="ro1">
          <table:table-cell office:value-type="string">
            <text:p>2203</text:p>
          </table:table-cell>
          <table:table-cell office:value-type="string">
            <text:p>Потраживање за дивиденде у девиза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0">
            <text:p>220</text:p>
          </table:table-cell>
          <table:table-cell table:number-columns-repeated="247"/>
        </table:table-row>
        <table:table-row table:style-name="ro1">
          <table:table-cell office:value-type="string">
            <text:p>221</text:p>
          </table:table-cell>
          <table:table-cell office:value-type="string">
            <text:p>Потраживања од запослених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string">
            <text:p>2210</text:p>
          </table:table-cell>
          <table:table-cell office:value-type="string">
            <text:p>Потраживања по основу аконт.за службени пут у динар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1">
            <text:p>221</text:p>
          </table:table-cell>
          <table:table-cell table:number-columns-repeated="247"/>
        </table:table-row>
        <table:table-row table:style-name="ro1">
          <table:table-cell office:value-type="string">
            <text:p>2211</text:p>
          </table:table-cell>
          <table:table-cell office:value-type="string">
            <text:p>Потраж. по основу аконт.за службени пут у страној валу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1">
            <text:p>221</text:p>
          </table:table-cell>
          <table:table-cell table:number-columns-repeated="247"/>
        </table:table-row>
        <table:table-row table:style-name="ro1">
          <table:table-cell office:value-type="string">
            <text:p>2212</text:p>
          </table:table-cell>
          <table:table-cell office:value-type="string">
            <text:p>Потраживања од запослених за накнаду штет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1">
            <text:p>221</text:p>
          </table:table-cell>
          <table:table-cell table:number-columns-repeated="247"/>
        </table:table-row>
        <table:table-row table:style-name="ro1">
          <table:table-cell office:value-type="string">
            <text:p>2213</text:p>
          </table:table-cell>
          <table:table-cell office:value-type="string">
            <text:p>Потраживања од запослених за мањков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1">
            <text:p>221</text:p>
          </table:table-cell>
          <table:table-cell table:number-columns-repeated="247"/>
        </table:table-row>
        <table:table-row table:style-name="ro1">
          <table:table-cell office:value-type="string">
            <text:p>2214</text:p>
          </table:table-cell>
          <table:table-cell office:value-type="string">
            <text:p>Друга потраживања од запослених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1">
            <text:p>221</text:p>
          </table:table-cell>
          <table:table-cell table:number-columns-repeated="247"/>
        </table:table-row>
        <table:table-row table:style-name="ro1">
          <table:table-cell office:value-type="string">
            <text:p>222</text:p>
          </table:table-cell>
          <table:table-cell office:value-type="string">
            <text:p>Потраживања од државних органа и организациј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string">
            <text:p>2220</text:p>
          </table:table-cell>
          <table:table-cell office:value-type="string">
            <text:p>Потраживања за регрес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office:value-type="string">
            <text:p>2221</text:p>
          </table:table-cell>
          <table:table-cell office:value-type="string">
            <text:p>Потраживања за прем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office:value-type="string">
            <text:p>2222</text:p>
          </table:table-cell>
          <table:table-cell office:value-type="string">
            <text:p>Потраживања за стимула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office:value-type="string">
            <text:p>2223</text:p>
          </table:table-cell>
          <table:table-cell office:value-type="string">
            <text:p>Потраживања за дота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office:value-type="string">
            <text:p>2224</text:p>
          </table:table-cell>
          <table:table-cell office:value-type="string">
            <text:p>Потраживања за компенза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office:value-type="string">
            <text:p>2225</text:p>
          </table:table-cell>
          <table:table-cell office:value-type="string">
            <text:p>Друга потраживања од државних органа и организациј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office:value-type="string">
            <text:p>223</text:p>
          </table:table-cell>
          <table:table-cell office:value-type="string">
            <text:p>Потраживања за више плаћени пореу на добит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string">
            <text:p>224</text:p>
          </table:table-cell>
          <table:table-cell office:value-type="string">
            <text:p>Потраж. по основу преплаћених осталих пореза и допринос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string">
            <text:p>2240</text:p>
          </table:table-cell>
          <table:table-cell office:value-type="string">
            <text:p>Потраживања за порез на зараде и наканаде зарад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2241</text:p>
          </table:table-cell>
          <table:table-cell office:value-type="string">
            <text:p>Потраживања за доприносе на зараде и наканаде зарад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2242</text:p>
          </table:table-cell>
          <table:table-cell office:value-type="string">
            <text:p>Потраживања за порез на промет и акциз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2243</text:p>
          </table:table-cell>
          <table:table-cell office:value-type="string">
            <text:p>Потраживања за порез на додату вредност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2244</text:p>
          </table:table-cell>
          <table:table-cell office:value-type="string">
            <text:p>Потраживања за порезе из резултат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2245</text:p>
          </table:table-cell>
          <table:table-cell office:value-type="string">
            <text:p>Потраживања за доприносе из резултат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228</text:p>
          </table:table-cell>
          <table:table-cell office:value-type="string">
            <text:p>Остала потражив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string">
            <text:p>2280</text:p>
          </table:table-cell>
          <table:table-cell office:value-type="string">
            <text:p>Потраживања за царине и друге дажб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string">
            <text:p>2281</text:p>
          </table:table-cell>
          <table:table-cell office:value-type="string">
            <text:p>Друга потраживања за порезе,доприносе и друге дажб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string">
            <text:p>2282</text:p>
          </table:table-cell>
          <table:table-cell office:value-type="string">
            <text:p>Потраж. за испл. зараде и накнаде зарада које се рефунд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string">
            <text:p>2283</text:p>
          </table:table-cell>
          <table:table-cell office:value-type="string">
            <text:p>Потраживања за остале накнаде радницима које се рефундирај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string">
            <text:p>2284</text:p>
          </table:table-cell>
          <table:table-cell office:value-type="string">
            <text:p>Потраживања за извршене исплате по основу авала и гаранциј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string">
            <text:p>2285</text:p>
          </table:table-cell>
          <table:table-cell office:value-type="string">
            <text:p>Потраживања за накнаду штет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string">
            <text:p>2286</text:p>
          </table:table-cell>
          <table:table-cell office:value-type="string">
            <text:p>Друга потражив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string">
            <text:p>229</text:p>
          </table:table-cell>
          <table:table-cell office:value-type="string">
            <text:p>Исправка вредности других потраживањ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string">
            <text:p>2290</text:p>
          </table:table-cell>
          <table:table-cell office:value-type="string">
            <text:p>Исправка вредности потраживања за камату и дивиденд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office:value-type="string">
            <text:p>2291</text:p>
          </table:table-cell>
          <table:table-cell office:value-type="string">
            <text:p>Исправка потраживања од запослених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office:value-type="string">
            <text:p>2292</text:p>
          </table:table-cell>
          <table:table-cell office:value-type="string">
            <text:p>Исправка потраживања од државних органа и организациј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office:value-type="string">
            <text:p>2293</text:p>
          </table:table-cell>
          <table:table-cell office:value-type="string">
            <text:p>Исправка потраживања за више плаћени порез на добит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office:value-type="string">
            <text:p>2294</text:p>
          </table:table-cell>
          <table:table-cell office:value-type="string">
            <text:p>Исправ.потраж. по основу преплаћених осталих пореза и допр.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office:value-type="string">
            <text:p>2295</text:p>
          </table:table-cell>
          <table:table-cell office:value-type="string">
            <text:p>Исправка вредности осталих потраживањ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3</text:p>
          </table:table-cell>
          <table:table-cell table:style-name="ce5" office:value-type="string">
            <text:p>КРАТКОРОЧНИ ФИНАНСИЈСКИ ПЛАСМАНИ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3</text:p>
          </table:table-cell>
          <table:table-cell table:style-name="ce13" office:value-type="string">
            <text:p>КРАТКОРОЧНИ ФИНАНСИЈСКИ ПЛАСМАНИ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30</text:p>
          </table:table-cell>
          <table:table-cell office:value-type="string">
            <text:p>Краткор. кредити и пласмани-матична и завис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00</text:p>
          </table:table-cell>
          <table:table-cell office:value-type="string">
            <text:p>Краткорочни кредити у матична и завис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0">
            <text:p>230</text:p>
          </table:table-cell>
          <table:table-cell table:number-columns-repeated="247"/>
        </table:table-row>
        <table:table-row table:style-name="ro1">
          <table:table-cell office:value-type="string">
            <text:p>2301</text:p>
          </table:table-cell>
          <table:table-cell office:value-type="string">
            <text:p>Краткорочни пласмани у матична и завис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0">
            <text:p>230</text:p>
          </table:table-cell>
          <table:table-cell table:number-columns-repeated="247"/>
        </table:table-row>
        <table:table-row table:style-name="ro1">
          <table:table-cell office:value-type="string">
            <text:p>231</text:p>
          </table:table-cell>
          <table:table-cell office:value-type="string">
            <text:p>Краткорочни кредити и пласмани-остала повеза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10</text:p>
          </table:table-cell>
          <table:table-cell office:value-type="string">
            <text:p>Краткорочни кредити у остала повеза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1">
            <text:p>231</text:p>
          </table:table-cell>
          <table:table-cell table:number-columns-repeated="247"/>
        </table:table-row>
        <table:table-row table:style-name="ro1">
          <table:table-cell office:value-type="string">
            <text:p>2311</text:p>
          </table:table-cell>
          <table:table-cell office:value-type="string">
            <text:p>Краткорочни пласмани у остала повезана правна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1">
            <text:p>231</text:p>
          </table:table-cell>
          <table:table-cell table:number-columns-repeated="247"/>
        </table:table-row>
        <table:table-row table:style-name="ro1">
          <table:table-cell office:value-type="string">
            <text:p>232</text:p>
          </table:table-cell>
          <table:table-cell office:value-type="string">
            <text:p>Краткорочни кредити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20</text:p>
          </table:table-cell>
          <table:table-cell office:value-type="string">
            <text:p>Краткорочни робни кредити дати правним лиц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office:value-type="string">
            <text:p>2321</text:p>
          </table:table-cell>
          <table:table-cell office:value-type="string">
            <text:p>Краткорочни робни кредити дати физичким лиц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office:value-type="string">
            <text:p>2322</text:p>
          </table:table-cell>
          <table:table-cell office:value-type="string">
            <text:p>Краткорочни потрошачки креди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office:value-type="string">
            <text:p>2323</text:p>
          </table:table-cell>
          <table:table-cell office:value-type="string">
            <text:p>Краткорочни санациони креди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office:value-type="string">
            <text:p>2324</text:p>
          </table:table-cell>
          <table:table-cell office:value-type="string">
            <text:p>Други краткорочни кредити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office:value-type="string">
            <text:p>2325</text:p>
          </table:table-cell>
          <table:table-cell office:value-type="string">
            <text:p>Потраживања за камате које се не приписују кредит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office:value-type="string">
            <text:p>233</text:p>
          </table:table-cell>
          <table:table-cell office:value-type="string">
            <text:p>Краткорочни кредит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30</text:p>
          </table:table-cell>
          <table:table-cell office:value-type="string">
            <text:p>Краткорочни робни кредит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3">
            <text:p>233</text:p>
          </table:table-cell>
          <table:table-cell table:number-columns-repeated="247"/>
        </table:table-row>
        <table:table-row table:style-name="ro1">
          <table:table-cell office:value-type="string">
            <text:p>2331</text:p>
          </table:table-cell>
          <table:table-cell office:value-type="string">
            <text:p>Краткорочни потрошачки кредит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3">
            <text:p>233</text:p>
          </table:table-cell>
          <table:table-cell table:number-columns-repeated="247"/>
        </table:table-row>
        <table:table-row table:style-name="ro1">
          <table:table-cell office:value-type="string">
            <text:p>2332</text:p>
          </table:table-cell>
          <table:table-cell office:value-type="string">
            <text:p>Други краткорочни кредит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3">
            <text:p>233</text:p>
          </table:table-cell>
          <table:table-cell table:number-columns-repeated="247"/>
        </table:table-row>
        <table:table-row table:style-name="ro1">
          <table:table-cell office:value-type="string">
            <text:p>2333</text:p>
          </table:table-cell>
          <table:table-cell office:value-type="string">
            <text:p>Потраживања за камате које се не приписују кред. у иностр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3">
            <text:p>233</text:p>
          </table:table-cell>
          <table:table-cell table:number-columns-repeated="247"/>
        </table:table-row>
        <table:table-row table:style-name="ro1">
          <table:table-cell office:value-type="string">
            <text:p>234</text:p>
          </table:table-cell>
          <table:table-cell office:value-type="string">
            <text:p>Део дугорочних финанс. пласмана који досп.до једне год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40</text:p>
          </table:table-cell>
          <table:table-cell office:value-type="string">
            <text:p>Део дугор.финанс.пласм. у земљи који досп.до једне год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4">
            <text:p>234</text:p>
          </table:table-cell>
          <table:table-cell table:number-columns-repeated="247"/>
        </table:table-row>
        <table:table-row table:style-name="ro1">
          <table:table-cell office:value-type="string">
            <text:p>2341</text:p>
          </table:table-cell>
          <table:table-cell office:value-type="string">
            <text:p>Део дугор.финанс.пласм.у иностр.који досп.до једне годи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4">
            <text:p>234</text:p>
          </table:table-cell>
          <table:table-cell table:number-columns-repeated="247"/>
        </table:table-row>
        <table:table-row table:style-name="ro1">
          <table:table-cell office:value-type="string">
            <text:p>235</text:p>
          </table:table-cell>
          <table:table-cell office:value-type="string">
            <text:p>Хартије од вред.које се држе до досп.-део који досп.до 1год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50</text:p>
          </table:table-cell>
          <table:table-cell office:value-type="string">
            <text:p>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string">
            <text:p>2351</text:p>
          </table:table-cell>
          <table:table-cell office:value-type="string">
            <text:p>Обвезниц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string">
            <text:p>2352</text:p>
          </table:table-cell>
          <table:table-cell office:value-type="string">
            <text:p>Благајничк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string">
            <text:p>2353</text:p>
          </table:table-cell>
          <table:table-cell office:value-type="string">
            <text:p>Комерцијалн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string">
            <text:p>2354</text:p>
          </table:table-cell>
          <table:table-cell office:value-type="string">
            <text:p>Државн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string">
            <text:p>2355</text:p>
          </table:table-cell>
          <table:table-cell office:value-type="string">
            <text:p>Сертификати о депозит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string">
            <text:p>2356</text:p>
          </table:table-cell>
          <table:table-cell office:value-type="string">
            <text:p>Финансијски дерива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string">
            <text:p>236</text:p>
          </table:table-cell>
          <table:table-cell office:value-type="string">
            <text:p>Хартије од вредности којима се тргу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60</text:p>
          </table:table-cell>
          <table:table-cell office:value-type="string">
            <text:p>Ак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string">
            <text:p>2361</text:p>
          </table:table-cell>
          <table:table-cell office:value-type="string">
            <text:p>Обвезниц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string">
            <text:p>2362</text:p>
          </table:table-cell>
          <table:table-cell office:value-type="string">
            <text:p>Благајничк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string">
            <text:p>2363</text:p>
          </table:table-cell>
          <table:table-cell office:value-type="string">
            <text:p>Комерцијалн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string">
            <text:p>2364</text:p>
          </table:table-cell>
          <table:table-cell office:value-type="string">
            <text:p>Државн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string">
            <text:p>2365</text:p>
          </table:table-cell>
          <table:table-cell office:value-type="string">
            <text:p>Сертификати о депозит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string">
            <text:p>2366</text:p>
          </table:table-cell>
          <table:table-cell office:value-type="string">
            <text:p>Остале хартије од вредности којима се тргу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string">
            <text:p>237</text:p>
          </table:table-cell>
          <table:table-cell office:value-type="string">
            <text:p>Откупљ.сопств.акције и удели намењени прод. или поништавањ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70</text:p>
          </table:table-cell>
          <table:table-cell office:value-type="string">
            <text:p>Откупљене сопствене акције намењене продаји или поништавањ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7">
            <text:p>237</text:p>
          </table:table-cell>
          <table:table-cell table:number-columns-repeated="247"/>
        </table:table-row>
        <table:table-row table:style-name="ro1">
          <table:table-cell office:value-type="string">
            <text:p>2371</text:p>
          </table:table-cell>
          <table:table-cell office:value-type="string">
            <text:p>Откупљени сопствени удели намењени продаји или поништавањ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7">
            <text:p>237</text:p>
          </table:table-cell>
          <table:table-cell table:number-columns-repeated="247"/>
        </table:table-row>
        <table:table-row table:style-name="ro1">
          <table:table-cell office:value-type="string">
            <text:p>238</text:p>
          </table:table-cell>
          <table:table-cell office:value-type="string">
            <text:p>Остали краткорочни финансијски пласман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80</text:p>
          </table:table-cell>
          <table:table-cell office:value-type="string">
            <text:p>Потраживања по меницама као инструментима плаћ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8">
            <text:p>238</text:p>
          </table:table-cell>
          <table:table-cell table:number-columns-repeated="247"/>
        </table:table-row>
        <table:table-row table:style-name="ro1">
          <table:table-cell office:value-type="string">
            <text:p>2381</text:p>
          </table:table-cell>
          <table:table-cell office:value-type="string">
            <text:p>Потраживања по камат.будућег периода садржана у мен.вред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8">
            <text:p>238</text:p>
          </table:table-cell>
          <table:table-cell table:number-columns-repeated="247"/>
        </table:table-row>
        <table:table-row table:style-name="ro1">
          <table:table-cell office:value-type="string">
            <text:p>239</text:p>
          </table:table-cell>
          <table:table-cell office:value-type="string">
            <text:p>Исправка вредности краткорочних финансијских пласман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string">
            <text:p>2390</text:p>
          </table:table-cell>
          <table:table-cell office:value-type="string">
            <text:p>Исправка вред.краткор.кредита и пласм.у зав.и пов.пр.лиц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office:value-type="string">
            <text:p>2391</text:p>
          </table:table-cell>
          <table:table-cell office:value-type="string">
            <text:p>Исправка вредности краткорочних кредита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office:value-type="string">
            <text:p>2392</text:p>
          </table:table-cell>
          <table:table-cell office:value-type="string">
            <text:p>Исправка вредности краткорочних кредита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office:value-type="string">
            <text:p>2393</text:p>
          </table:table-cell>
          <table:table-cell office:value-type="string">
            <text:p>Исправка вред.дела дугорочниг кред.који доспева до 1 године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office:value-type="string">
            <text:p>2394</text:p>
          </table:table-cell>
          <table:table-cell office:value-type="string">
            <text:p>Исправ.вред.харт.од вред.које се држе до досп.-досп.до 1год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office:value-type="string">
            <text:p>2395</text:p>
          </table:table-cell>
          <table:table-cell office:value-type="string">
            <text:p>Исправка вредности откупљених сопствених акциј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office:value-type="string">
            <text:p>2396</text:p>
          </table:table-cell>
          <table:table-cell office:value-type="string">
            <text:p>Исправка вредности осталих краткорочних пласман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4</text:p>
          </table:table-cell>
          <table:table-cell table:style-name="ce5" office:value-type="string">
            <text:p>ГОТОВИНСКИ ЕКВИВАЛЕНТИ И ГОТОВИН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4</text:p>
          </table:table-cell>
          <table:table-cell table:style-name="ce13" office:value-type="string">
            <text:p>ГОТОВИНСКИ ЕКВИВАЛЕНТИ И ГОТОВИН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40</text:p>
          </table:table-cell>
          <table:table-cell office:value-type="string">
            <text:p>Хартије од вредности-готовински еквивален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00</text:p>
          </table:table-cell>
          <table:table-cell office:value-type="string">
            <text:p>Чеко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string">
            <text:p>2401</text:p>
          </table:table-cell>
          <table:table-cell office:value-type="string">
            <text:p>Мениц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string">
            <text:p>2402</text:p>
          </table:table-cell>
          <table:table-cell office:value-type="string">
            <text:p>Обвезниц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string">
            <text:p>2403</text:p>
          </table:table-cell>
          <table:table-cell office:value-type="string">
            <text:p>Благајничк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string">
            <text:p>2404</text:p>
          </table:table-cell>
          <table:table-cell office:value-type="string">
            <text:p>Комерцијалн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string">
            <text:p>2405</text:p>
          </table:table-cell>
          <table:table-cell office:value-type="string">
            <text:p>Државни запис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string">
            <text:p>2406</text:p>
          </table:table-cell>
          <table:table-cell office:value-type="string">
            <text:p>Друге непосредно уновчиве хартије од вреднос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string">
            <text:p>241</text:p>
          </table:table-cell>
          <table:table-cell office:value-type="string">
            <text:p>Текући (пословни) рачун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10</text:p>
          </table:table-cell>
          <table:table-cell office:value-type="string">
            <text:p>Текући рачун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ASSET_ACCT</text:p>
          </table:table-cell>
          <table:table-cell office:value-type="float" office:value="241">
            <text:p>241</text:p>
          </table:table-cell>
          <table:table-cell table:number-columns-repeated="247"/>
        </table:table-row>
        <table:table-row table:style-name="ro1">
          <table:table-cell office:value-type="string">
            <text:p>2419</text:p>
          </table:table-cell>
          <table:table-cell office:value-type="string">
            <text:p>Прелазни рачун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float" office:value="241">
            <text:p>241</text:p>
          </table:table-cell>
          <table:table-cell table:number-columns-repeated="247"/>
        </table:table-row>
        <table:table-row table:style-name="ro1">
          <table:table-cell office:value-type="string">
            <text:p>242</text:p>
          </table:table-cell>
          <table:table-cell office:value-type="string">
            <text:p>Издвојена новчана средства и акредити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20</text:p>
          </table:table-cell>
          <table:table-cell office:value-type="string">
            <text:p>Издвојена новчана средства за акредитиве у банц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2">
            <text:p>242</text:p>
          </table:table-cell>
          <table:table-cell table:number-columns-repeated="247"/>
        </table:table-row>
        <table:table-row table:style-name="ro1">
          <table:table-cell office:value-type="string">
            <text:p>2421</text:p>
          </table:table-cell>
          <table:table-cell office:value-type="string">
            <text:p>Издвојена новчана средства за исплату чеко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2">
            <text:p>242</text:p>
          </table:table-cell>
          <table:table-cell table:number-columns-repeated="247"/>
        </table:table-row>
        <table:table-row table:style-name="ro1">
          <table:table-cell office:value-type="string">
            <text:p>2422</text:p>
          </table:table-cell>
          <table:table-cell office:value-type="string">
            <text:p>Издвојена новчана средства за инвести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2">
            <text:p>242</text:p>
          </table:table-cell>
          <table:table-cell table:number-columns-repeated="247"/>
        </table:table-row>
        <table:table-row table:style-name="ro1">
          <table:table-cell office:value-type="string">
            <text:p>2423</text:p>
          </table:table-cell>
          <table:table-cell office:value-type="string">
            <text:p>Издвојена новчана средства за друге намен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2">
            <text:p>242</text:p>
          </table:table-cell>
          <table:table-cell table:number-columns-repeated="247"/>
        </table:table-row>
        <table:table-row table:style-name="ro1">
          <table:table-cell office:value-type="string">
            <text:p>243</text:p>
          </table:table-cell>
          <table:table-cell office:value-type="string">
            <text:p>Благај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30</text:p>
          </table:table-cell>
          <table:table-cell office:value-type="string">
            <text:p>Главна благај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office:value-type="string">
            <text:p>2431</text:p>
          </table:table-cell>
          <table:table-cell office:value-type="string">
            <text:p>Порто благај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office:value-type="string">
            <text:p>2432</text:p>
          </table:table-cell>
          <table:table-cell office:value-type="string">
            <text:p>Благајне продавн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office:value-type="string">
            <text:p>2433</text:p>
          </table:table-cell>
          <table:table-cell office:value-type="string">
            <text:p>Благајне стоваришт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office:value-type="string">
            <text:p>2434</text:p>
          </table:table-cell>
          <table:table-cell office:value-type="string">
            <text:p>Благајне угоститељских објекат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office:value-type="string">
            <text:p>2435</text:p>
          </table:table-cell>
          <table:table-cell office:value-type="string">
            <text:p>Благајна новчаних боно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office:value-type="string">
            <text:p>244</text:p>
          </table:table-cell>
          <table:table-cell office:value-type="string">
            <text:p>Девизни рачун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40</text:p>
          </table:table-cell>
          <table:table-cell office:value-type="string">
            <text:p>Девизни рачуни код банака у земљ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4">
            <text:p>244</text:p>
          </table:table-cell>
          <table:table-cell table:number-columns-repeated="247"/>
        </table:table-row>
        <table:table-row table:style-name="ro1">
          <table:table-cell office:value-type="string">
            <text:p>2441</text:p>
          </table:table-cell>
          <table:table-cell office:value-type="string">
            <text:p>Девизни рачуни у иностранств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4">
            <text:p>244</text:p>
          </table:table-cell>
          <table:table-cell table:number-columns-repeated="247"/>
        </table:table-row>
        <table:table-row table:style-name="ro1">
          <table:table-cell office:value-type="string">
            <text:p>2449</text:p>
          </table:table-cell>
          <table:table-cell office:value-type="string">
            <text:p>Прелазни девизни рачун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4">
            <text:p>244</text:p>
          </table:table-cell>
          <table:table-cell table:number-columns-repeated="247"/>
        </table:table-row>
        <table:table-row table:style-name="ro1">
          <table:table-cell office:value-type="string">
            <text:p>245</text:p>
          </table:table-cell>
          <table:table-cell office:value-type="string">
            <text:p>Девизни акредити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6</text:p>
          </table:table-cell>
          <table:table-cell office:value-type="string">
            <text:p>Девизна благај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60</text:p>
          </table:table-cell>
          <table:table-cell office:value-type="string">
            <text:p>Девизна благај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6">
            <text:p>246</text:p>
          </table:table-cell>
          <table:table-cell table:number-columns-repeated="247"/>
        </table:table-row>
        <table:table-row table:style-name="ro1">
          <table:table-cell office:value-type="string">
            <text:p>248</text:p>
          </table:table-cell>
          <table:table-cell office:value-type="string">
            <text:p>Остала новчан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80</text:p>
          </table:table-cell>
          <table:table-cell office:value-type="string">
            <text:p>Депоноване неисплаћене зарад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8">
            <text:p>248</text:p>
          </table:table-cell>
          <table:table-cell table:number-columns-repeated="247"/>
        </table:table-row>
        <table:table-row table:style-name="ro1">
          <table:table-cell office:value-type="string">
            <text:p>2481</text:p>
          </table:table-cell>
          <table:table-cell office:value-type="string">
            <text:p>Депоноване новчане вредности фондова за исплату накнад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8">
            <text:p>248</text:p>
          </table:table-cell>
          <table:table-cell table:number-columns-repeated="247"/>
        </table:table-row>
        <table:table-row table:style-name="ro1">
          <table:table-cell office:value-type="string">
            <text:p>2482</text:p>
          </table:table-cell>
          <table:table-cell office:value-type="string">
            <text:p>Депоноване новчане вредности у банци за откуп девиз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8">
            <text:p>248</text:p>
          </table:table-cell>
          <table:table-cell table:number-columns-repeated="247"/>
        </table:table-row>
        <table:table-row table:style-name="ro1">
          <table:table-cell office:value-type="string">
            <text:p>2483</text:p>
          </table:table-cell>
          <table:table-cell office:value-type="string">
            <text:p>Депоноване новчане вредности у банци од продатих девиз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8">
            <text:p>248</text:p>
          </table:table-cell>
          <table:table-cell table:number-columns-repeated="247"/>
        </table:table-row>
        <table:table-row table:style-name="ro1">
          <table:table-cell office:value-type="string">
            <text:p>2486</text:p>
          </table:table-cell>
          <table:table-cell office:value-type="string">
            <text:p>Друга новчан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DIFFERENCES_ACCT</text:p>
          </table:table-cell>
          <table:table-cell office:value-type="float" office:value="248">
            <text:p>248</text:p>
          </table:table-cell>
          <table:table-cell table:number-columns-repeated="247"/>
        </table:table-row>
        <table:table-row table:style-name="ro1">
          <table:table-cell office:value-type="string">
            <text:p>249</text:p>
          </table:table-cell>
          <table:table-cell office:value-type="string">
            <text:p>Новчана средства чије је кориш.огранич.или вредност умање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490</text:p>
          </table:table-cell>
          <table:table-cell office:value-type="string">
            <text:p>Новчана средства чије је коришћење ограничено 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9">
            <text:p>249</text:p>
          </table:table-cell>
          <table:table-cell table:number-columns-repeated="247"/>
        </table:table-row>
        <table:table-row table:style-name="ro1">
          <table:table-cell office:value-type="string">
            <text:p>2491</text:p>
          </table:table-cell>
          <table:table-cell office:value-type="string">
            <text:p>Новчана средства чија је вредност умање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9">
            <text:p>249</text:p>
          </table:table-cell>
          <table:table-cell table:number-columns-repeated="247"/>
        </table:table-row>
        <table:table-row table:style-name="ro1">
          <table:table-cell office:value-type="string">
            <text:p>2492</text:p>
          </table:table-cell>
          <table:table-cell office:value-type="string">
            <text:p>Друга умањења вредности новчаних средста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49">
            <text:p>24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7</text:p>
          </table:table-cell>
          <table:table-cell table:style-name="ce5" office:value-type="string">
            <text:p>ПОРЕЗ НА ДОДАТУ ВРЕДНОСТ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7</text:p>
          </table:table-cell>
          <table:table-cell table:style-name="ce13" office:value-type="string">
            <text:p>ПОРЕЗ НА ДОДАТУ ВРЕДНОСТ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70</text:p>
          </table:table-cell>
          <table:table-cell office:value-type="string">
            <text:p>ПДВ у примљ.факт. по општој стопи (осим плаћених аванса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00</text:p>
          </table:table-cell>
          <table:table-cell office:value-type="string">
            <text:p>ПДВ у примљ.факт.по општој стопи (осим плаћених аванса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float" office:value="270">
            <text:p>270</text:p>
          </table:table-cell>
          <table:table-cell table:number-columns-repeated="247"/>
        </table:table-row>
        <table:table-row table:style-name="ro1">
          <table:table-cell office:value-type="string">
            <text:p>271</text:p>
          </table:table-cell>
          <table:table-cell office:value-type="string">
            <text:p>ПДВ у примљ.факт.по посебној стопи (осим плаћених аванса)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2</text:p>
          </table:table-cell>
          <table:table-cell office:value-type="string">
            <text:p>ПДВ у датим авансима по општој стоп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3</text:p>
          </table:table-cell>
          <table:table-cell office:value-type="string">
            <text:p>ПДВ у датим авансима по посебној стоп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4</text:p>
          </table:table-cell>
          <table:table-cell office:value-type="string">
            <text:p>ПДВ плаћен при увозу добара по општој стоп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5</text:p>
          </table:table-cell>
          <table:table-cell office:value-type="string">
            <text:p>ПДВ плаћен при увозу добара по посебној стоп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6</text:p>
          </table:table-cell>
          <table:table-cell office:value-type="string">
            <text:p>ПДВ обрачунат на услуге иностран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7</text:p>
          </table:table-cell>
          <table:table-cell office:value-type="string">
            <text:p>Накнадно враћен ПДВ купцима-страним држављани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9</text:p>
          </table:table-cell>
          <table:table-cell office:value-type="string">
            <text:p>Потраживања за више плаћени ПДВ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string">
            <text:p>2790</text:p>
          </table:table-cell>
          <table:table-cell office:value-type="string">
            <text:p>Потраживања за више плаћени ПДВ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float" office:value="279">
            <text:p>27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8</text:p>
          </table:table-cell>
          <table:table-cell table:style-name="ce5" office:value-type="string">
            <text:p>АКТИВНА ВРЕМЕНСКА РАЗГРАНИЧЕЊ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8</text:p>
          </table:table-cell>
          <table:table-cell table:style-name="ce13" office:value-type="string">
            <text:p>АКТИВНА ВРЕМЕНСКА РАЗГРАНИЧЕЊ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80</text:p>
          </table:table-cell>
          <table:table-cell office:value-type="string">
            <text:p>Унапред плаћени трошко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7"/>
        </table:table-row>
        <table:table-row table:style-name="ro1">
          <table:table-cell office:value-type="string">
            <text:p>2800</text:p>
          </table:table-cell>
          <table:table-cell office:value-type="string">
            <text:p>Плаћене претплате на стручне публика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2801</text:p>
          </table:table-cell>
          <table:table-cell office:value-type="string">
            <text:p>Унапред плаћени трошкови закупнине и огре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2802</text:p>
          </table:table-cell>
          <table:table-cell office:value-type="string">
            <text:p>Унапред плаћене премије осигура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2803</text:p>
          </table:table-cell>
          <table:table-cell office:value-type="string">
            <text:p>Унапред плаћени трошкови рекламе и пропаанд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2804</text:p>
          </table:table-cell>
          <table:table-cell office:value-type="string">
            <text:p>Унапред плаћени трошкови учешћа на сајмовима и изложбам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2805</text:p>
          </table:table-cell>
          <table:table-cell office:value-type="string">
            <text:p>Други разграничени трошко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281</text:p>
          </table:table-cell>
          <table:table-cell office:value-type="string">
            <text:p>Потраживања за нефактурисани приход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7"/>
        </table:table-row>
        <table:table-row table:style-name="ro1">
          <table:table-cell office:value-type="string">
            <text:p>2810</text:p>
          </table:table-cell>
          <table:table-cell office:value-type="string">
            <text:p>Пот.за прих.од повр.пор.и др.дажб.по осн.изв.које досп.у б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table:number-columns-repeated="247"/>
        </table:table-row>
        <table:table-row table:style-name="ro1">
          <table:table-cell office:value-type="string">
            <text:p>2815</text:p>
          </table:table-cell>
          <table:table-cell office:value-type="string">
            <text:p>Друга потраживања за нефактурисани приход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table:number-columns-repeated="247"/>
        </table:table-row>
        <table:table-row table:style-name="ro1">
          <table:table-cell office:value-type="string">
            <text:p>282</text:p>
          </table:table-cell>
          <table:table-cell office:value-type="string">
            <text:p>Разграничени трошкови по основу обавез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7"/>
        </table:table-row>
        <table:table-row table:style-name="ro1">
          <table:table-cell office:value-type="string">
            <text:p>288</text:p>
          </table:table-cell>
          <table:table-cell office:value-type="string">
            <text:p>Одложена пореска средст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7"/>
        </table:table-row>
        <table:table-row table:style-name="ro1">
          <table:table-cell office:value-type="string">
            <text:p>2880</text:p>
          </table:table-cell>
          <table:table-cell office:value-type="string">
            <text:p>Одложена пореска средства по основу одбитних привр.разлик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8">
            <text:p>288</text:p>
          </table:table-cell>
          <table:table-cell table:number-columns-repeated="247"/>
        </table:table-row>
        <table:table-row table:style-name="ro1">
          <table:table-cell office:value-type="string">
            <text:p>2881</text:p>
          </table:table-cell>
          <table:table-cell office:value-type="string">
            <text:p>Одложена пореска средства по основу неискор.пореских губ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8">
            <text:p>288</text:p>
          </table:table-cell>
          <table:table-cell table:number-columns-repeated="247"/>
        </table:table-row>
        <table:table-row table:style-name="ro1">
          <table:table-cell office:value-type="string">
            <text:p>2882</text:p>
          </table:table-cell>
          <table:table-cell office:value-type="string">
            <text:p>Одложена пореска средства по основу неискор.пореских кред.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88">
            <text:p>288</text:p>
          </table:table-cell>
          <table:table-cell table:number-columns-repeated="247"/>
        </table:table-row>
        <table:table-row table:style-name="ro1">
          <table:table-cell office:value-type="string">
            <text:p>289</text:p>
          </table:table-cell>
          <table:table-cell office:value-type="string">
            <text:p>Остала активна временска разграничењ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9</text:p>
          </table:table-cell>
          <table:table-cell table:style-name="ce5" office:value-type="string">
            <text:p>ГУБИТАК ИЗНАД ВИСИНЕ КАПИТАЛ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2">
            <text:p>2</text:p>
          </table:table-cell>
          <table:table-cell table:style-name="ce13" office:value-type="string">
            <text:p>29</text:p>
          </table:table-cell>
          <table:table-cell table:style-name="ce13" office:value-type="string">
            <text:p>ГУБИТАК ИЗНАД ВИСИНЕ КАПИТАЛ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290</text:p>
          </table:table-cell>
          <table:table-cell office:value-type="string">
            <text:p>Губитак изнад висине капитал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</text:p>
          </table:table-cell>
          <table:table-cell table:style-name="ce5" office:value-type="string">
            <text:p>КАПИТАЛ</text:p>
          </table:table-cell>
          <table:table-cell table:style-name="ce9"/>
          <table:table-cell table:style-name="ce9" office:value-type="string">
            <text:p>Owner's Equity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office:value-type="string">
            <text:p>3</text:p>
          </table:table-cell>
          <table:table-cell table:style-name="ce13" office:value-type="string">
            <text:p>КАПИТАЛ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30</text:p>
          </table:table-cell>
          <table:table-cell table:style-name="ce5" office:value-type="string">
            <text:p>ОСНОВНИ КАПИТАЛ</text:p>
          </table:table-cell>
          <table:table-cell table:style-name="ce9"/>
          <table:table-cell table:style-name="ce9" office:value-type="string">
            <text:p>Owner's Equity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3">
            <text:p>3</text:p>
          </table:table-cell>
          <table:table-cell table:style-name="ce13" office:value-type="string">
            <text:p>30</text:p>
          </table:table-cell>
          <table:table-cell table:style-name="ce13" office:value-type="string">
            <text:p>ОСНОВНИ КАПИТАЛ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300</text:p>
          </table:table-cell>
          <table:table-cell office:value-type="string">
            <text:p>Акцијски капитал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3000</text:p>
          </table:table-cell>
          <table:table-cell office:value-type="string">
            <text:p>Акцијски капитал-обичне акциј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office:value-type="string">
            <text:p>3001</text:p>
          </table:table-cell>
          <table:table-cell office:value-type="string">
            <text:p>Акцијски капитал-приоритетне акциј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office:value-type="string">
            <text:p>3003</text:p>
          </table:table-cell>
          <table:table-cell office:value-type="string">
            <text:p>Акцијски капитал већинског власник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office:value-type="string">
            <text:p>3004</text:p>
          </table:table-cell>
          <table:table-cell office:value-type="string">
            <text:p>Акцијски капитал запослених радник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office:value-type="string">
            <text:p>3007</text:p>
          </table:table-cell>
          <table:table-cell office:value-type="string">
            <text:p>Акцијски капитал по основу конвертованог дуг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office:value-type="string">
            <text:p>3008</text:p>
          </table:table-cell>
          <table:table-cell office:value-type="string">
            <text:p>Акцијски капитал пренет Републичком фонду ПиО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office:value-type="string">
            <text:p>3009</text:p>
          </table:table-cell>
          <table:table-cell office:value-type="string">
            <text:p>Нетрансформисани капитал пренет на Акцијски фонд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table:number-columns-repeated="247"/>
        </table:table-row>
        <table:table-row table:style-name="ro1">
          <table:table-cell office:value-type="string">
            <text:p>301</text:p>
          </table:table-cell>
          <table:table-cell office:value-type="string">
            <text:p>Удели друштва са ограниченом одговорношћу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3010</text:p>
          </table:table-cell>
          <table:table-cell office:value-type="string">
            <text:p>Оснивачки удели чланова друштва са ограниченом одговорношћу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office:value-type="string">
            <text:p>3011</text:p>
          </table:table-cell>
          <table:table-cell office:value-type="string">
            <text:p>Удели друштва д.о.о.пренети Републичком фонду за ПиО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office:value-type="string">
            <text:p>3015</text:p>
          </table:table-cell>
          <table:table-cell office:value-type="string">
            <text:p>Удели по основу конвертованог дуг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office:value-type="string">
            <text:p>3016</text:p>
          </table:table-cell>
          <table:table-cell office:value-type="string">
            <text:p>Нетрансформисани кап.по основу удела пренет Акцијском фонду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office:value-type="string">
            <text:p>3017</text:p>
          </table:table-cell>
          <table:table-cell office:value-type="string">
            <text:p>Повећање удела преносом резерв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office:value-type="string">
            <text:p>3018</text:p>
          </table:table-cell>
          <table:table-cell office:value-type="string">
            <text:p>Повећање удела по основу расподеле добит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office:value-type="string">
            <text:p>3019</text:p>
          </table:table-cell>
          <table:table-cell office:value-type="string">
            <text:p>Смањење удела због покрића губитка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1">
            <text:p>301</text:p>
          </table:table-cell>
          <table:table-cell table:number-columns-repeated="247"/>
        </table:table-row>
        <table:table-row table:style-name="ro1">
          <table:table-cell office:value-type="string">
            <text:p>302</text:p>
          </table:table-cell>
          <table:table-cell office:value-type="string">
            <text:p>Улоз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3020</text:p>
          </table:table-cell>
          <table:table-cell office:value-type="string">
            <text:p>Улози члан. орт.друштва и комплементара командитног друштв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office:value-type="string">
            <text:p>3021</text:p>
          </table:table-cell>
          <table:table-cell office:value-type="string">
            <text:p>Улози чланова командитора командитног друштв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office:value-type="string">
            <text:p>3022</text:p>
          </table:table-cell>
          <table:table-cell office:value-type="string">
            <text:p>Смањ.улога чл.орт.др.и компл. команд.др.за подигн.новац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office:value-type="string">
            <text:p>3023</text:p>
          </table:table-cell>
          <table:table-cell office:value-type="string">
            <text:p>Повећ.улога члан.орт. др.и компл. команд.друштва у току год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office:value-type="string">
            <text:p>3024</text:p>
          </table:table-cell>
          <table:table-cell office:value-type="string">
            <text:p>Повећ.улога.члан.командит. командитног друш.у току годин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office:value-type="string">
            <text:p>3027</text:p>
          </table:table-cell>
          <table:table-cell office:value-type="string">
            <text:p>Повећ.улога члан.по осн.расп.добити оствар. у претх.годин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office:value-type="string">
            <text:p>3028</text:p>
          </table:table-cell>
          <table:table-cell office:value-type="string">
            <text:p>Смањење улога чланова за износ губитка из претходних годин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table:number-columns-repeated="247"/>
        </table:table-row>
        <table:table-row table:style-name="ro1">
          <table:table-cell office:value-type="string">
            <text:p>303</text:p>
          </table:table-cell>
          <table:table-cell office:value-type="string">
            <text:p>Државни капитал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3030</text:p>
          </table:table-cell>
          <table:table-cell office:value-type="string">
            <text:p>Капитал јавн.предуз.која оснива држ.или једин.лок.самоупр.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3">
            <text:p>303</text:p>
          </table:table-cell>
          <table:table-cell table:number-columns-repeated="247"/>
        </table:table-row>
        <table:table-row table:style-name="ro1">
          <table:table-cell office:value-type="string">
            <text:p>3031</text:p>
          </table:table-cell>
          <table:table-cell office:value-type="string">
            <text:p>Повећање вредности државног капитала расподелом добит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3">
            <text:p>303</text:p>
          </table:table-cell>
          <table:table-cell table:number-columns-repeated="247"/>
        </table:table-row>
        <table:table-row table:style-name="ro1">
          <table:table-cell office:value-type="string">
            <text:p>3032</text:p>
          </table:table-cell>
          <table:table-cell office:value-type="string">
            <text:p>Смањење вредности државног капитала због покрића губитк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3">
            <text:p>303</text:p>
          </table:table-cell>
          <table:table-cell table:number-columns-repeated="247"/>
        </table:table-row>
        <table:table-row table:style-name="ro1">
          <table:table-cell office:value-type="string">
            <text:p>304</text:p>
          </table:table-cell>
          <table:table-cell office:value-type="string">
            <text:p>Друштвени капит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3040</text:p>
          </table:table-cell>
          <table:table-cell office:value-type="string">
            <text:p>Капитал друштвеног предузећа исказан у обрачунским акцијам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4">
            <text:p>304</text:p>
          </table:table-cell>
          <table:table-cell table:number-columns-repeated="247"/>
        </table:table-row>
        <table:table-row table:style-name="ro1">
          <table:table-cell office:value-type="string">
            <text:p>3041</text:p>
          </table:table-cell>
          <table:table-cell office:value-type="string">
            <text:p>Капитал друштвеног предузећа исказан у обрачунским уделим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4">
            <text:p>304</text:p>
          </table:table-cell>
          <table:table-cell table:number-columns-repeated="247"/>
        </table:table-row>
        <table:table-row table:style-name="ro1">
          <table:table-cell office:value-type="string">
            <text:p>3042</text:p>
          </table:table-cell>
          <table:table-cell office:value-type="string">
            <text:p>Повећање вредности друштвеног капитала расподелом добит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4">
            <text:p>304</text:p>
          </table:table-cell>
          <table:table-cell table:number-columns-repeated="247"/>
        </table:table-row>
        <table:table-row table:style-name="ro1">
          <table:table-cell office:value-type="string">
            <text:p>3043</text:p>
          </table:table-cell>
          <table:table-cell office:value-type="string">
            <text:p>Смањење вредности друштвеног капитала због покрића губитк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4">
            <text:p>304</text:p>
          </table:table-cell>
          <table:table-cell table:number-columns-repeated="247"/>
        </table:table-row>
        <table:table-row table:style-name="ro1">
          <table:table-cell office:value-type="string">
            <text:p>305</text:p>
          </table:table-cell>
          <table:table-cell office:value-type="string">
            <text:p>Задружни удел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3050</text:p>
          </table:table-cell>
          <table:table-cell office:value-type="string">
            <text:p>Задружни капитал подељен на уделе задругар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5">
            <text:p>305</text:p>
          </table:table-cell>
          <table:table-cell table:number-columns-repeated="247"/>
        </table:table-row>
        <table:table-row table:style-name="ro1">
          <table:table-cell office:value-type="string">
            <text:p>3058</text:p>
          </table:table-cell>
          <table:table-cell office:value-type="string">
            <text:p>Повећање вредности задружног капитала расподелом добит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5">
            <text:p>305</text:p>
          </table:table-cell>
          <table:table-cell table:number-columns-repeated="247"/>
        </table:table-row>
        <table:table-row table:style-name="ro1">
          <table:table-cell office:value-type="string">
            <text:p>3059</text:p>
          </table:table-cell>
          <table:table-cell office:value-type="string">
            <text:p>Смањење вредности задружног капитала због покрића губитка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5">
            <text:p>305</text:p>
          </table:table-cell>
          <table:table-cell table:number-columns-repeated="247"/>
        </table:table-row>
        <table:table-row table:style-name="ro1">
          <table:table-cell office:value-type="string">
            <text:p>309</text:p>
          </table:table-cell>
          <table:table-cell office:value-type="string">
            <text:p>Остали основни капитал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3090</text:p>
          </table:table-cell>
          <table:table-cell office:value-type="string">
            <text:p>Остали облици основ.кап.који нису обухв.посебним рачунима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9">
            <text:p>309</text:p>
          </table:table-cell>
          <table:table-cell table:number-columns-repeated="247"/>
        </table:table-row>
        <table:table-row table:style-name="ro1">
          <table:table-cell office:value-type="string">
            <text:p>3091</text:p>
          </table:table-cell>
          <table:table-cell office:value-type="string">
            <text:p>Повећање вредности осталог основног кап.расподелом добити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9">
            <text:p>309</text:p>
          </table:table-cell>
          <table:table-cell table:number-columns-repeated="247"/>
        </table:table-row>
        <table:table-row table:style-name="ro1">
          <table:table-cell office:value-type="string">
            <text:p>3092</text:p>
          </table:table-cell>
          <table:table-cell office:value-type="string">
            <text:p>Смањење вредности осталог основног кап.ради покрића губитка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09">
            <text:p>30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1</text:p>
          </table:table-cell>
          <table:table-cell table:style-name="ce5" office:value-type="string">
            <text:p>НЕУПЛАЋЕНИ УПИСАНИ КАПИТАЛ</text:p>
          </table:table-cell>
          <table:table-cell table:style-name="ce9"/>
          <table:table-cell table:style-name="ce9" office:value-type="string">
            <text:p>Owner's Equity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3">
            <text:p>3</text:p>
          </table:table-cell>
          <table:table-cell table:style-name="ce13" office:value-type="string">
            <text:p>31</text:p>
          </table:table-cell>
          <table:table-cell table:style-name="ce13" office:value-type="string">
            <text:p>НЕУПЛАЋЕНИ УПИСАНИ КАПИТАЛ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310</text:p>
          </table:table-cell>
          <table:table-cell office:value-type="string">
            <text:p>Неуплаћене уписане акциј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1">
            <text:p>31</text:p>
          </table:table-cell>
          <table:table-cell table:number-columns-repeated="247"/>
        </table:table-row>
        <table:table-row table:style-name="ro1">
          <table:table-cell office:value-type="string">
            <text:p>3100</text:p>
          </table:table-cell>
          <table:table-cell office:value-type="string">
            <text:p>Неуплаћене уписане обичне акциј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10">
            <text:p>310</text:p>
          </table:table-cell>
          <table:table-cell table:number-columns-repeated="247"/>
        </table:table-row>
        <table:table-row table:style-name="ro1">
          <table:table-cell office:value-type="string">
            <text:p>3101</text:p>
          </table:table-cell>
          <table:table-cell office:value-type="string">
            <text:p>Неуплаћене уписане приоритетне акциј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10">
            <text:p>31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2</text:p>
          </table:table-cell>
          <table:table-cell table:style-name="ce5" office:value-type="string">
            <text:p>РЕЗЕРВЕ</text:p>
          </table:table-cell>
          <table:table-cell table:style-name="ce9"/>
          <table:table-cell table:style-name="ce9" office:value-type="string">
            <text:p>Owner's Equity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3">
            <text:p>3</text:p>
          </table:table-cell>
          <table:table-cell table:style-name="ce13" office:value-type="string">
            <text:p>32</text:p>
          </table:table-cell>
          <table:table-cell table:style-name="ce13" office:value-type="string">
            <text:p>РЕЗЕРВ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320</text:p>
          </table:table-cell>
          <table:table-cell office:value-type="string">
            <text:p>Емисиона премиј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7"/>
        </table:table-row>
        <table:table-row table:style-name="ro1">
          <table:table-cell office:value-type="string">
            <text:p>3200</text:p>
          </table:table-cell>
          <table:table-cell office:value-type="string">
            <text:p>Емисиона премија-обичне акциј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20">
            <text:p>320</text:p>
          </table:table-cell>
          <table:table-cell table:number-columns-repeated="247"/>
        </table:table-row>
        <table:table-row table:style-name="ro1">
          <table:table-cell office:value-type="string">
            <text:p>3201</text:p>
          </table:table-cell>
          <table:table-cell office:value-type="string">
            <text:p>Емисиона премија-приоритетне акциј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20">
            <text:p>320</text:p>
          </table:table-cell>
          <table:table-cell table:number-columns-repeated="247"/>
        </table:table-row>
        <table:table-row table:style-name="ro1">
          <table:table-cell office:value-type="string">
            <text:p>3202</text:p>
          </table:table-cell>
          <table:table-cell office:value-type="string">
            <text:p>Емисиона премија-остали капит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20">
            <text:p>320</text:p>
          </table:table-cell>
          <table:table-cell table:number-columns-repeated="247"/>
        </table:table-row>
        <table:table-row table:style-name="ro1">
          <table:table-cell office:value-type="string">
            <text:p>321</text:p>
          </table:table-cell>
          <table:table-cell office:value-type="string">
            <text:p>Законске резерв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7"/>
        </table:table-row>
        <table:table-row table:style-name="ro1">
          <table:table-cell office:value-type="string">
            <text:p>3210</text:p>
          </table:table-cell>
          <table:table-cell office:value-type="string">
            <text:p>Обичне резерве које се формирају у складу са законом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21">
            <text:p>321</text:p>
          </table:table-cell>
          <table:table-cell table:number-columns-repeated="247"/>
        </table:table-row>
        <table:table-row table:style-name="ro1">
          <table:table-cell office:value-type="string">
            <text:p>322</text:p>
          </table:table-cell>
          <table:table-cell office:value-type="string">
            <text:p>Статутарне и друге резерв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7"/>
        </table:table-row>
        <table:table-row table:style-name="ro1">
          <table:table-cell office:value-type="string">
            <text:p>3220</text:p>
          </table:table-cell>
          <table:table-cell office:value-type="string">
            <text:p>Статутарне резерв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22">
            <text:p>322</text:p>
          </table:table-cell>
          <table:table-cell table:number-columns-repeated="247"/>
        </table:table-row>
        <table:table-row table:style-name="ro1">
          <table:table-cell office:value-type="string">
            <text:p>3221</text:p>
          </table:table-cell>
          <table:table-cell office:value-type="string">
            <text:p>Друге резерв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22">
            <text:p>32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3</text:p>
          </table:table-cell>
          <table:table-cell table:style-name="ce5" office:value-type="string">
            <text:p>РЕВАЛОРИЗАЦИОНЕ РЕЗЕРВЕ</text:p>
          </table:table-cell>
          <table:table-cell table:style-name="ce9"/>
          <table:table-cell table:style-name="ce9" office:value-type="string">
            <text:p>Owner's Equity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3">
            <text:p>3</text:p>
          </table:table-cell>
          <table:table-cell table:style-name="ce13" office:value-type="string">
            <text:p>33</text:p>
          </table:table-cell>
          <table:table-cell table:style-name="ce13" office:value-type="string">
            <text:p>РЕВАЛОРИЗАЦИОНЕ РЕЗЕРВ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330</text:p>
          </table:table-cell>
          <table:table-cell office:value-type="string">
            <text:p>Ревалоризационе резерв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table:number-columns-repeated="247"/>
        </table:table-row>
        <table:table-row table:style-name="ro1">
          <table:table-cell office:value-type="string">
            <text:p>3300</text:p>
          </table:table-cell>
          <table:table-cell office:value-type="string">
            <text:p>Ревалоризационе резерве-нематеријална улагањ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30">
            <text:p>330</text:p>
          </table:table-cell>
          <table:table-cell table:number-columns-repeated="247"/>
        </table:table-row>
        <table:table-row table:style-name="ro1">
          <table:table-cell office:value-type="string">
            <text:p>3301</text:p>
          </table:table-cell>
          <table:table-cell office:value-type="string">
            <text:p>Ревалоризационе резерве-некретнине,пшостројења и опрем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30">
            <text:p>330</text:p>
          </table:table-cell>
          <table:table-cell table:number-columns-repeated="247"/>
        </table:table-row>
        <table:table-row table:style-name="ro1">
          <table:table-cell office:value-type="string">
            <text:p>3302</text:p>
          </table:table-cell>
          <table:table-cell office:value-type="string">
            <text:p>Ревал.резерве-учешће у капиталу и др.финансијски инструм.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330">
            <text:p>330</text:p>
          </table:table-cell>
          <table:table-cell table:number-columns-repeated="247"/>
        </table:table-row>
        <table:table-row table:style-name="ro1">
          <table:table-cell office:value-type="string">
            <text:p>331</text:p>
          </table:table-cell>
          <table:table-cell office:value-type="string">
            <text:p>Рез.по основу прерач.фин.извеш.приказ.у другој функц.валути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4</text:p>
          </table:table-cell>
          <table:table-cell table:style-name="ce5" office:value-type="string">
            <text:p>НЕРАСПОРЕДЈЕНИ ДОБИТАК</text:p>
          </table:table-cell>
          <table:table-cell table:style-name="ce9"/>
          <table:table-cell table:style-name="ce9" office:value-type="string">
            <text:p>Owner's Equity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3">
            <text:p>3</text:p>
          </table:table-cell>
          <table:table-cell table:style-name="ce13" office:value-type="string">
            <text:p>34</text:p>
          </table:table-cell>
          <table:table-cell table:style-name="ce13" office:value-type="string">
            <text:p>НЕРАСПОРЕДЈЕНИ ДОБИТАК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340</text:p>
          </table:table-cell>
          <table:table-cell office:value-type="string">
            <text:p>Нераспоредјени добитак ранијих година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4">
            <text:p>34</text:p>
          </table:table-cell>
          <table:table-cell table:number-columns-repeated="247"/>
        </table:table-row>
        <table:table-row table:style-name="ro1">
          <table:table-cell office:value-type="string">
            <text:p>341</text:p>
          </table:table-cell>
          <table:table-cell office:value-type="string">
            <text:p>Нераспоредјени добитак текуће годин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4">
            <text:p>34</text:p>
          </table:table-cell>
          <table:table-cell table:number-columns-repeated="247"/>
        </table:table-row>
        <table:table-row table:style-name="ro1">
          <table:table-cell office:value-type="string">
            <text:p>3410</text:p>
          </table:table-cell>
          <table:table-cell office:value-type="string">
            <text:p>Нераспоредјени добитак текуће године</text:p>
          </table:table-cell>
          <table:table-cell/>
          <table:table-cell office:value-type="string">
            <text:p>Owner's Equity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TAINEDEARNING_ACCT</text:p>
          </table:table-cell>
          <table:table-cell office:value-type="float" office:value="341">
            <text:p>34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5</text:p>
          </table:table-cell>
          <table:table-cell table:style-name="ce5" office:value-type="string">
            <text:p>ГУБИТАК</text:p>
          </table:table-cell>
          <table:table-cell table:style-name="ce9"/>
          <table:table-cell table:style-name="ce9" office:value-type="string">
            <text:p>Owner's Equ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3">
            <text:p>3</text:p>
          </table:table-cell>
          <table:table-cell table:style-name="ce13" office:value-type="string">
            <text:p>35</text:p>
          </table:table-cell>
          <table:table-cell table:style-name="ce13" office:value-type="string">
            <text:p>ГУБИТАК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350</text:p>
          </table:table-cell>
          <table:table-cell office:value-type="string">
            <text:p>Губитак ранијих година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5">
            <text:p>35</text:p>
          </table:table-cell>
          <table:table-cell table:number-columns-repeated="247"/>
        </table:table-row>
        <table:table-row table:style-name="ro1">
          <table:table-cell office:value-type="string">
            <text:p>351</text:p>
          </table:table-cell>
          <table:table-cell office:value-type="string">
            <text:p>Губитак текуће године</text:p>
          </table:table-cell>
          <table:table-cell/>
          <table:table-cell office:value-type="string">
            <text:p>Owner's Equ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35">
            <text:p>3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</text:p>
          </table:table-cell>
          <table:table-cell table:style-name="ce5" office:value-type="string">
            <text:p>ДУГОРОЧНА РЕЗЕРВИСАЊА И ОБАВЕЗЕ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office:value-type="string">
            <text:p>4</text:p>
          </table:table-cell>
          <table:table-cell table:style-name="ce13" office:value-type="string">
            <text:p>ДУГОРОЧНА РЕЗЕРВИСАЊА И ОБАВЕЗ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40</text:p>
          </table:table-cell>
          <table:table-cell table:style-name="ce5" office:value-type="string">
            <text:p>ДУГОРОЧНА РЕЗЕРВИСАЊА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0</text:p>
          </table:table-cell>
          <table:table-cell table:style-name="ce13" office:value-type="string">
            <text:p>ДУГОРОЧНА РЕЗЕРВИСАЊ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00</text:p>
          </table:table-cell>
          <table:table-cell office:value-type="string">
            <text:p>Резервисања за трошкове у гарантном ро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1">
          <table:table-cell office:value-type="string">
            <text:p>4000</text:p>
          </table:table-cell>
          <table:table-cell office:value-type="string">
            <text:p>Резервисања за трошкове у гарантном року-за продате произв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0">
            <text:p>400</text:p>
          </table:table-cell>
          <table:table-cell table:number-columns-repeated="247"/>
        </table:table-row>
        <table:table-row table:style-name="ro1">
          <table:table-cell office:value-type="string">
            <text:p>4001</text:p>
          </table:table-cell>
          <table:table-cell office:value-type="string">
            <text:p>Резервисања за трошкове у гарантном року-за извршене услуг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0">
            <text:p>400</text:p>
          </table:table-cell>
          <table:table-cell table:number-columns-repeated="247"/>
        </table:table-row>
        <table:table-row table:style-name="ro1">
          <table:table-cell office:value-type="string">
            <text:p>4003</text:p>
          </table:table-cell>
          <table:table-cell office:value-type="string">
            <text:p>Резервисања за трош.у гарантном року-за продату домаћу роб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0">
            <text:p>400</text:p>
          </table:table-cell>
          <table:table-cell table:number-columns-repeated="247"/>
        </table:table-row>
        <table:table-row table:style-name="ro1">
          <table:table-cell office:value-type="string">
            <text:p>4004</text:p>
          </table:table-cell>
          <table:table-cell office:value-type="string">
            <text:p>Резервисања за трош.у гарантном року-за продату страну роб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0">
            <text:p>400</text:p>
          </table:table-cell>
          <table:table-cell table:number-columns-repeated="247"/>
        </table:table-row>
        <table:table-row table:style-name="ro1">
          <table:table-cell office:value-type="string">
            <text:p>401</text:p>
          </table:table-cell>
          <table:table-cell office:value-type="string">
            <text:p>Резервисање за трошкове обнављања природних богатста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1">
          <table:table-cell office:value-type="string">
            <text:p>4010</text:p>
          </table:table-cell>
          <table:table-cell office:value-type="string">
            <text:p>Резервисања за трошкове обнављања земљишт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1">
            <text:p>401</text:p>
          </table:table-cell>
          <table:table-cell table:number-columns-repeated="247"/>
        </table:table-row>
        <table:table-row table:style-name="ro1">
          <table:table-cell office:value-type="string">
            <text:p>4011</text:p>
          </table:table-cell>
          <table:table-cell office:value-type="string">
            <text:p>Резервисања за трошкове обнављања шу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1">
            <text:p>401</text:p>
          </table:table-cell>
          <table:table-cell table:number-columns-repeated="247"/>
        </table:table-row>
        <table:table-row table:style-name="ro1">
          <table:table-cell office:value-type="string">
            <text:p>402</text:p>
          </table:table-cell>
          <table:table-cell office:value-type="string">
            <text:p>Резервисања за задржане кауције и депозит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1">
          <table:table-cell office:value-type="string">
            <text:p>4020</text:p>
          </table:table-cell>
          <table:table-cell office:value-type="string">
            <text:p>Резервисања за задржане кауције и депозите у земљ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2">
            <text:p>402</text:p>
          </table:table-cell>
          <table:table-cell table:number-columns-repeated="247"/>
        </table:table-row>
        <table:table-row table:style-name="ro1">
          <table:table-cell office:value-type="string">
            <text:p>4021</text:p>
          </table:table-cell>
          <table:table-cell office:value-type="string">
            <text:p>Резервисања за задржане кауције и депозите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2">
            <text:p>402</text:p>
          </table:table-cell>
          <table:table-cell table:number-columns-repeated="247"/>
        </table:table-row>
        <table:table-row table:style-name="ro1">
          <table:table-cell office:value-type="string">
            <text:p>403</text:p>
          </table:table-cell>
          <table:table-cell office:value-type="string">
            <text:p>Резервисања за трошкове реструктуир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1">
          <table:table-cell office:value-type="string">
            <text:p>404</text:p>
          </table:table-cell>
          <table:table-cell office:value-type="string">
            <text:p>Резервисања за накнаде и друге бенифиције запослених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1">
          <table:table-cell office:value-type="string">
            <text:p>409</text:p>
          </table:table-cell>
          <table:table-cell office:value-type="string">
            <text:p>Остала дугорочна резервис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1">
          <table:table-cell office:value-type="string">
            <text:p>4090</text:p>
          </table:table-cell>
          <table:table-cell office:value-type="string">
            <text:p>Реервисања за остале вероватне трошков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9">
            <text:p>409</text:p>
          </table:table-cell>
          <table:table-cell table:number-columns-repeated="247"/>
        </table:table-row>
        <table:table-row table:style-name="ro1">
          <table:table-cell office:value-type="string">
            <text:p>4091</text:p>
          </table:table-cell>
          <table:table-cell office:value-type="string">
            <text:p>Резервисања за издате гаранције и друга јемст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9">
            <text:p>409</text:p>
          </table:table-cell>
          <table:table-cell table:number-columns-repeated="247"/>
        </table:table-row>
        <table:table-row table:style-name="ro1">
          <table:table-cell office:value-type="string">
            <text:p>4099</text:p>
          </table:table-cell>
          <table:table-cell office:value-type="string">
            <text:p>Резервисања за друге непоменуте вероватне трошков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09">
            <text:p>40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1</text:p>
          </table:table-cell>
          <table:table-cell table:style-name="ce5" office:value-type="string">
            <text:p>ДУГОРОЧНЕ ОБАВЕЗЕ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1</text:p>
          </table:table-cell>
          <table:table-cell table:style-name="ce13" office:value-type="string">
            <text:p>ДУГОРОЧНЕ ОБАВЕЗ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10</text:p>
          </table:table-cell>
          <table:table-cell office:value-type="string">
            <text:p>Обавезе које се могу конвертовати у капитал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string">
            <text:p>411</text:p>
          </table:table-cell>
          <table:table-cell office:value-type="string">
            <text:p>Обавезе према матичним и зависним правним лиц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string">
            <text:p>4110</text:p>
          </table:table-cell>
          <table:table-cell office:value-type="string">
            <text:p>Обавезе за примљене дуг.кредите од зав.предузећа у земљ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1">
            <text:p>411</text:p>
          </table:table-cell>
          <table:table-cell table:number-columns-repeated="247"/>
        </table:table-row>
        <table:table-row table:style-name="ro1">
          <table:table-cell office:value-type="string">
            <text:p>4111</text:p>
          </table:table-cell>
          <table:table-cell office:value-type="string">
            <text:p>Обавезе за примљене дуг.кредите од зав.предуз.у иностр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1">
            <text:p>411</text:p>
          </table:table-cell>
          <table:table-cell table:number-columns-repeated="247"/>
        </table:table-row>
        <table:table-row table:style-name="ro1">
          <table:table-cell office:value-type="string">
            <text:p>412</text:p>
          </table:table-cell>
          <table:table-cell office:value-type="string">
            <text:p>Обавезе према осталим повезаним правним лиц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string">
            <text:p>4120</text:p>
          </table:table-cell>
          <table:table-cell office:value-type="string">
            <text:p>Обавезе за прим.дуг.кред.од осталих повез.прав.лица у земљ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2">
            <text:p>412</text:p>
          </table:table-cell>
          <table:table-cell table:number-columns-repeated="247"/>
        </table:table-row>
        <table:table-row table:style-name="ro1">
          <table:table-cell office:value-type="string">
            <text:p>4121</text:p>
          </table:table-cell>
          <table:table-cell office:value-type="string">
            <text:p>Обавезе за прим.дуг.кред.од осталих повез.прав.лица у ино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2">
            <text:p>412</text:p>
          </table:table-cell>
          <table:table-cell table:number-columns-repeated="247"/>
        </table:table-row>
        <table:table-row table:style-name="ro1">
          <table:table-cell office:value-type="string">
            <text:p>413</text:p>
          </table:table-cell>
          <table:table-cell office:value-type="string">
            <text:p>Обавезе по емитованим харт.од вр.у периоду дужем од 1 год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string">
            <text:p>4130</text:p>
          </table:table-cell>
          <table:table-cell office:value-type="string">
            <text:p>Обавезе за обвезниц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3">
            <text:p>413</text:p>
          </table:table-cell>
          <table:table-cell table:number-columns-repeated="247"/>
        </table:table-row>
        <table:table-row table:style-name="ro1">
          <table:table-cell office:value-type="string">
            <text:p>4131</text:p>
          </table:table-cell>
          <table:table-cell office:value-type="string">
            <text:p>Обавезе за благајничке запис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3">
            <text:p>413</text:p>
          </table:table-cell>
          <table:table-cell table:number-columns-repeated="247"/>
        </table:table-row>
        <table:table-row table:style-name="ro1">
          <table:table-cell office:value-type="string">
            <text:p>4132</text:p>
          </table:table-cell>
          <table:table-cell office:value-type="string">
            <text:p>Обавезе за комерцијалне запис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3">
            <text:p>413</text:p>
          </table:table-cell>
          <table:table-cell table:number-columns-repeated="247"/>
        </table:table-row>
        <table:table-row table:style-name="ro1">
          <table:table-cell office:value-type="string">
            <text:p>4133</text:p>
          </table:table-cell>
          <table:table-cell office:value-type="string">
            <text:p>Обавезе за сертификате о депозит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3">
            <text:p>413</text:p>
          </table:table-cell>
          <table:table-cell table:number-columns-repeated="247"/>
        </table:table-row>
        <table:table-row table:style-name="ro1">
          <table:table-cell office:value-type="string">
            <text:p>4134</text:p>
          </table:table-cell>
          <table:table-cell office:value-type="string">
            <text:p>Обавезе за финансијске дериват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3">
            <text:p>413</text:p>
          </table:table-cell>
          <table:table-cell table:number-columns-repeated="247"/>
        </table:table-row>
        <table:table-row table:style-name="ro1">
          <table:table-cell office:value-type="string">
            <text:p>414</text:p>
          </table:table-cell>
          <table:table-cell office:value-type="string">
            <text:p>Дугорочни кредити у земљ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string">
            <text:p>4140</text:p>
          </table:table-cell>
          <table:table-cell office:value-type="string">
            <text:p>Дугорочни финансијски креди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4">
            <text:p>414</text:p>
          </table:table-cell>
          <table:table-cell table:number-columns-repeated="247"/>
        </table:table-row>
        <table:table-row table:style-name="ro1">
          <table:table-cell office:value-type="string">
            <text:p>4141</text:p>
          </table:table-cell>
          <table:table-cell office:value-type="string">
            <text:p>Дугорочни робни креди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4">
            <text:p>414</text:p>
          </table:table-cell>
          <table:table-cell table:number-columns-repeated="247"/>
        </table:table-row>
        <table:table-row table:style-name="ro1">
          <table:table-cell office:value-type="string">
            <text:p>4142</text:p>
          </table:table-cell>
          <table:table-cell office:value-type="string">
            <text:p>Остали дугорочни креди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4">
            <text:p>414</text:p>
          </table:table-cell>
          <table:table-cell table:number-columns-repeated="247"/>
        </table:table-row>
        <table:table-row table:style-name="ro1">
          <table:table-cell office:value-type="string">
            <text:p>415</text:p>
          </table:table-cell>
          <table:table-cell office:value-type="string">
            <text:p>Дугорочни кредити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string">
            <text:p>4150</text:p>
          </table:table-cell>
          <table:table-cell office:value-type="string">
            <text:p>Дугорочни финансијски кредити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5">
            <text:p>415</text:p>
          </table:table-cell>
          <table:table-cell table:number-columns-repeated="247"/>
        </table:table-row>
        <table:table-row table:style-name="ro1">
          <table:table-cell office:value-type="string">
            <text:p>4151</text:p>
          </table:table-cell>
          <table:table-cell office:value-type="string">
            <text:p>Дугорочни робни кредити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5">
            <text:p>415</text:p>
          </table:table-cell>
          <table:table-cell table:number-columns-repeated="247"/>
        </table:table-row>
        <table:table-row table:style-name="ro1">
          <table:table-cell office:value-type="string">
            <text:p>419</text:p>
          </table:table-cell>
          <table:table-cell office:value-type="string">
            <text:p>Остале дугорочн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string">
            <text:p>4190</text:p>
          </table:table-cell>
          <table:table-cell office:value-type="string">
            <text:p>Обавезе за дугорочне депозит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9">
            <text:p>419</text:p>
          </table:table-cell>
          <table:table-cell table:number-columns-repeated="247"/>
        </table:table-row>
        <table:table-row table:style-name="ro1">
          <table:table-cell office:value-type="string">
            <text:p>4191</text:p>
          </table:table-cell>
          <table:table-cell office:value-type="string">
            <text:p>Обавезе за дугорочне кау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9">
            <text:p>419</text:p>
          </table:table-cell>
          <table:table-cell table:number-columns-repeated="247"/>
        </table:table-row>
        <table:table-row table:style-name="ro1">
          <table:table-cell office:value-type="string">
            <text:p>4192</text:p>
          </table:table-cell>
          <table:table-cell office:value-type="string">
            <text:p>Обавезе по основу финансијског лизинг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9">
            <text:p>419</text:p>
          </table:table-cell>
          <table:table-cell table:number-columns-repeated="247"/>
        </table:table-row>
        <table:table-row table:style-name="ro1">
          <table:table-cell office:value-type="string">
            <text:p>41920</text:p>
          </table:table-cell>
          <table:table-cell office:value-type="string">
            <text:p>Обавезе за камате по основу финансијског лизинг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92">
            <text:p>4192</text:p>
          </table:table-cell>
          <table:table-cell table:number-columns-repeated="247"/>
        </table:table-row>
        <table:table-row table:style-name="ro1">
          <table:table-cell office:value-type="string">
            <text:p>4196</text:p>
          </table:table-cell>
          <table:table-cell office:value-type="string">
            <text:p>Друге дугорочн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19">
            <text:p>41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2</text:p>
          </table:table-cell>
          <table:table-cell table:style-name="ce5" office:value-type="string">
            <text:p>КРАТКОРОЧНЕ ФИНАНСИЈСКЕ ОБАВЕЗЕ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2</text:p>
          </table:table-cell>
          <table:table-cell table:style-name="ce13" office:value-type="string">
            <text:p>КРАТКОРОЧНЕ ФИНАНСИЈСКЕ ОБАВЕЗ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20</text:p>
          </table:table-cell>
          <table:table-cell office:value-type="string">
            <text:p>Краткорочни кредити од матичних и зависних правн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00</text:p>
          </table:table-cell>
          <table:table-cell office:value-type="string">
            <text:p>Краткорочни финанс.кредити од матичних и зависних прав.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0">
            <text:p>420</text:p>
          </table:table-cell>
          <table:table-cell table:number-columns-repeated="247"/>
        </table:table-row>
        <table:table-row table:style-name="ro1">
          <table:table-cell office:value-type="string">
            <text:p>4201</text:p>
          </table:table-cell>
          <table:table-cell office:value-type="string">
            <text:p>Краткорочни робни кредити од матичних и зависних прав.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0">
            <text:p>420</text:p>
          </table:table-cell>
          <table:table-cell table:number-columns-repeated="247"/>
        </table:table-row>
        <table:table-row table:style-name="ro1">
          <table:table-cell office:value-type="string">
            <text:p>4202</text:p>
          </table:table-cell>
          <table:table-cell office:value-type="string">
            <text:p>Други краткорочни кредити од матичних и зависних прав.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0">
            <text:p>420</text:p>
          </table:table-cell>
          <table:table-cell table:number-columns-repeated="247"/>
        </table:table-row>
        <table:table-row table:style-name="ro1">
          <table:table-cell office:value-type="string">
            <text:p>421</text:p>
          </table:table-cell>
          <table:table-cell office:value-type="string">
            <text:p>Краткорочни кредити од осталих повезаних правн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10</text:p>
          </table:table-cell>
          <table:table-cell office:value-type="string">
            <text:p>Краткорочни финанс.кредити од осталих повезаних прав.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1">
            <text:p>421</text:p>
          </table:table-cell>
          <table:table-cell table:number-columns-repeated="247"/>
        </table:table-row>
        <table:table-row table:style-name="ro1">
          <table:table-cell office:value-type="string">
            <text:p>4211</text:p>
          </table:table-cell>
          <table:table-cell office:value-type="string">
            <text:p>Краткорочни робни кредити од осталих повезаних правн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1">
            <text:p>421</text:p>
          </table:table-cell>
          <table:table-cell table:number-columns-repeated="247"/>
        </table:table-row>
        <table:table-row table:style-name="ro1">
          <table:table-cell office:value-type="string">
            <text:p>422</text:p>
          </table:table-cell>
          <table:table-cell office:value-type="string">
            <text:p>Краткорочни кредити у земљ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20</text:p>
          </table:table-cell>
          <table:table-cell office:value-type="string">
            <text:p>Краткорочни финансијски креди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2">
            <text:p>422</text:p>
          </table:table-cell>
          <table:table-cell table:number-columns-repeated="247"/>
        </table:table-row>
        <table:table-row table:style-name="ro1">
          <table:table-cell office:value-type="string">
            <text:p>4221</text:p>
          </table:table-cell>
          <table:table-cell office:value-type="string">
            <text:p>Краткорочни робни кредити правн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2">
            <text:p>422</text:p>
          </table:table-cell>
          <table:table-cell table:number-columns-repeated="247"/>
        </table:table-row>
        <table:table-row table:style-name="ro1">
          <table:table-cell office:value-type="string">
            <text:p>4222</text:p>
          </table:table-cell>
          <table:table-cell office:value-type="string">
            <text:p>Краткорочни робни кредити физичк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2">
            <text:p>422</text:p>
          </table:table-cell>
          <table:table-cell table:number-columns-repeated="247"/>
        </table:table-row>
        <table:table-row table:style-name="ro1">
          <table:table-cell office:value-type="string">
            <text:p>423</text:p>
          </table:table-cell>
          <table:table-cell office:value-type="string">
            <text:p>Краткорочни кредити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30</text:p>
          </table:table-cell>
          <table:table-cell office:value-type="string">
            <text:p>Краткорочни финанс.кредити у иностранству од правн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3">
            <text:p>423</text:p>
          </table:table-cell>
          <table:table-cell table:number-columns-repeated="247"/>
        </table:table-row>
        <table:table-row table:style-name="ro1">
          <table:table-cell office:value-type="string">
            <text:p>4231</text:p>
          </table:table-cell>
          <table:table-cell office:value-type="string">
            <text:p>Краткорочни финанс.кредити у иностранству од физичк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3">
            <text:p>423</text:p>
          </table:table-cell>
          <table:table-cell table:number-columns-repeated="247"/>
        </table:table-row>
        <table:table-row table:style-name="ro1">
          <table:table-cell office:value-type="string">
            <text:p>4232</text:p>
          </table:table-cell>
          <table:table-cell office:value-type="string">
            <text:p>Краткорочни робни кредити у иностранству од правн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3">
            <text:p>423</text:p>
          </table:table-cell>
          <table:table-cell table:number-columns-repeated="247"/>
        </table:table-row>
        <table:table-row table:style-name="ro1">
          <table:table-cell office:value-type="string">
            <text:p>4233</text:p>
          </table:table-cell>
          <table:table-cell office:value-type="string">
            <text:p>Краткорочни робни кредити у иностранству од физичк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3">
            <text:p>423</text:p>
          </table:table-cell>
          <table:table-cell table:number-columns-repeated="247"/>
        </table:table-row>
        <table:table-row table:style-name="ro1">
          <table:table-cell office:value-type="string">
            <text:p>4234</text:p>
          </table:table-cell>
          <table:table-cell office:value-type="string">
            <text:p>Други краткорочни кредити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3">
            <text:p>423</text:p>
          </table:table-cell>
          <table:table-cell table:number-columns-repeated="247"/>
        </table:table-row>
        <table:table-row table:style-name="ro1">
          <table:table-cell office:value-type="string">
            <text:p>424</text:p>
          </table:table-cell>
          <table:table-cell office:value-type="string">
            <text:p>Део дугорочних кредита који доспева до једне год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40</text:p>
          </table:table-cell>
          <table:table-cell office:value-type="string">
            <text:p>Обав.по ануит.дуг.фин.кред-део који досп.на плаћ.у року 1г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4">
            <text:p>424</text:p>
          </table:table-cell>
          <table:table-cell table:number-columns-repeated="247"/>
        </table:table-row>
        <table:table-row table:style-name="ro1">
          <table:table-cell office:value-type="string">
            <text:p>4241</text:p>
          </table:table-cell>
          <table:table-cell office:value-type="string">
            <text:p>Обав.по дугор.роб.кред. -део који досп.за плаћ.у року 1 год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4">
            <text:p>424</text:p>
          </table:table-cell>
          <table:table-cell table:number-columns-repeated="247"/>
        </table:table-row>
        <table:table-row table:style-name="ro1">
          <table:table-cell office:value-type="string">
            <text:p>4242</text:p>
          </table:table-cell>
          <table:table-cell office:value-type="string">
            <text:p>Обавезе по ост.дуг.кред.-део који досп.на плаћ.у року 1 год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4">
            <text:p>424</text:p>
          </table:table-cell>
          <table:table-cell table:number-columns-repeated="247"/>
        </table:table-row>
        <table:table-row table:style-name="ro1">
          <table:table-cell office:value-type="string">
            <text:p>425</text:p>
          </table:table-cell>
          <table:table-cell office:value-type="string">
            <text:p>Део осталих дугорочних обавеза које досп.до једне го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50</text:p>
          </table:table-cell>
          <table:table-cell office:value-type="string">
            <text:p>Обав.по отплат.дуг.обав.-део који досп.на плаћ.у року 1 год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5">
            <text:p>425</text:p>
          </table:table-cell>
          <table:table-cell table:number-columns-repeated="247"/>
        </table:table-row>
        <table:table-row table:style-name="ro1">
          <table:table-cell office:value-type="string">
            <text:p>4251</text:p>
          </table:table-cell>
          <table:table-cell office:value-type="string">
            <text:p>Остале непом.дугор.обав.-део који досп.на плаћ.у року 1 год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5">
            <text:p>425</text:p>
          </table:table-cell>
          <table:table-cell table:number-columns-repeated="247"/>
        </table:table-row>
        <table:table-row table:style-name="ro1">
          <table:table-cell office:value-type="string">
            <text:p>426</text:p>
          </table:table-cell>
          <table:table-cell office:value-type="string">
            <text:p>Обавезе по краткорочним хартијама од вреднос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60</text:p>
          </table:table-cell>
          <table:table-cell office:value-type="string">
            <text:p>Краткорочне обавезе-емитоване обвезниц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6">
            <text:p>426</text:p>
          </table:table-cell>
          <table:table-cell table:number-columns-repeated="247"/>
        </table:table-row>
        <table:table-row table:style-name="ro1">
          <table:table-cell office:value-type="string">
            <text:p>4261</text:p>
          </table:table-cell>
          <table:table-cell office:value-type="string">
            <text:p>Краткорочне обавезе-благајнички запис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6">
            <text:p>426</text:p>
          </table:table-cell>
          <table:table-cell table:number-columns-repeated="247"/>
        </table:table-row>
        <table:table-row table:style-name="ro1">
          <table:table-cell office:value-type="string">
            <text:p>4262</text:p>
          </table:table-cell>
          <table:table-cell office:value-type="string">
            <text:p>Краткорочне обавезе-комерцијални запис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6">
            <text:p>426</text:p>
          </table:table-cell>
          <table:table-cell table:number-columns-repeated="247"/>
        </table:table-row>
        <table:table-row table:style-name="ro1">
          <table:table-cell office:value-type="string">
            <text:p>4263</text:p>
          </table:table-cell>
          <table:table-cell office:value-type="string">
            <text:p>Краткорочне обавезе-сертификати о депозит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6">
            <text:p>426</text:p>
          </table:table-cell>
          <table:table-cell table:number-columns-repeated="247"/>
        </table:table-row>
        <table:table-row table:style-name="ro1">
          <table:table-cell office:value-type="string">
            <text:p>4264</text:p>
          </table:table-cell>
          <table:table-cell office:value-type="string">
            <text:p>Краткорочне обавезе-финансијски дерива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6">
            <text:p>426</text:p>
          </table:table-cell>
          <table:table-cell table:number-columns-repeated="247"/>
        </table:table-row>
        <table:table-row table:style-name="ro1">
          <table:table-cell office:value-type="string">
            <text:p>427</text:p>
          </table:table-cell>
          <table:table-cell office:value-type="string">
            <text:p>Обав.по основу сталн.средст.и сред.обуст.послов.немењ.про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string">
            <text:p>4270</text:p>
          </table:table-cell>
          <table:table-cell office:value-type="string">
            <text:p>Обевезе по основу сталних средстава намењених продај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7">
            <text:p>427</text:p>
          </table:table-cell>
          <table:table-cell table:number-columns-repeated="247"/>
        </table:table-row>
        <table:table-row table:style-name="ro1">
          <table:table-cell office:value-type="string">
            <text:p>4271</text:p>
          </table:table-cell>
          <table:table-cell office:value-type="string">
            <text:p>Обавезе по основу обустављеног послов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27">
            <text:p>427</text:p>
          </table:table-cell>
          <table:table-cell table:number-columns-repeated="247"/>
        </table:table-row>
        <table:table-row table:style-name="ro1">
          <table:table-cell office:value-type="string">
            <text:p>429</text:p>
          </table:table-cell>
          <table:table-cell office:value-type="string">
            <text:p>Остале креткорочне финансијск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3</text:p>
          </table:table-cell>
          <table:table-cell table:style-name="ce5" office:value-type="string">
            <text:p>ОБАВЕЗЕ ИЗ ПОСЛОВАЊА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3</text:p>
          </table:table-cell>
          <table:table-cell table:style-name="ce13" office:value-type="string">
            <text:p>ОБАВЕЗЕ ИЗ ПОСЛОВАЊ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30</text:p>
          </table:table-cell>
          <table:table-cell office:value-type="string">
            <text:p>Примљени аванси,депозити и кау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1">
          <table:table-cell office:value-type="string">
            <text:p>4300</text:p>
          </table:table-cell>
          <table:table-cell office:value-type="string">
            <text:p>Примљени аванси за производе и услуг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0">
            <text:p>430</text:p>
          </table:table-cell>
          <table:table-cell table:number-columns-repeated="247"/>
        </table:table-row>
        <table:table-row table:style-name="ro1">
          <table:table-cell office:value-type="string">
            <text:p>4301</text:p>
          </table:table-cell>
          <table:table-cell office:value-type="string">
            <text:p>Примљени аванси за сопствену роб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0">
            <text:p>430</text:p>
          </table:table-cell>
          <table:table-cell table:number-columns-repeated="247"/>
        </table:table-row>
        <table:table-row table:style-name="ro1">
          <table:table-cell office:value-type="string">
            <text:p>4302</text:p>
          </table:table-cell>
          <table:table-cell office:value-type="string">
            <text:p>Примљени аванси за робу у комисион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0">
            <text:p>430</text:p>
          </table:table-cell>
          <table:table-cell table:number-columns-repeated="247"/>
        </table:table-row>
        <table:table-row table:style-name="ro1">
          <table:table-cell office:value-type="string">
            <text:p>4303</text:p>
          </table:table-cell>
          <table:table-cell office:value-type="string">
            <text:p>Примљени депози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0">
            <text:p>430</text:p>
          </table:table-cell>
          <table:table-cell table:number-columns-repeated="247"/>
        </table:table-row>
        <table:table-row table:style-name="ro1">
          <table:table-cell office:value-type="string">
            <text:p>4304</text:p>
          </table:table-cell>
          <table:table-cell office:value-type="string">
            <text:p>Примљене кау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0">
            <text:p>430</text:p>
          </table:table-cell>
          <table:table-cell table:number-columns-repeated="247"/>
        </table:table-row>
        <table:table-row table:style-name="ro1">
          <table:table-cell office:value-type="string">
            <text:p>431</text:p>
          </table:table-cell>
          <table:table-cell office:value-type="string">
            <text:p>Добављачи-матична и зависна правна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1">
          <table:table-cell office:value-type="string">
            <text:p>4310</text:p>
          </table:table-cell>
          <table:table-cell office:value-type="string">
            <text:p>Добављачи-матична и зависна правна лица за обртна средст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table:number-columns-repeated="247"/>
        </table:table-row>
        <table:table-row table:style-name="ro1">
          <table:table-cell office:value-type="string">
            <text:p>4311</text:p>
          </table:table-cell>
          <table:table-cell office:value-type="string">
            <text:p>Добављачи-мат.и завис.прав.лица за нем.улаг.,некрет.,опрем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table:number-columns-repeated="247"/>
        </table:table-row>
        <table:table-row table:style-name="ro1">
          <table:table-cell office:value-type="string">
            <text:p>4318</text:p>
          </table:table-cell>
          <table:table-cell office:value-type="string">
            <text:p>Добављачи-матична и завис.правна лица за неактурисане обав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table:number-columns-repeated="247"/>
        </table:table-row>
        <table:table-row table:style-name="ro1">
          <table:table-cell office:value-type="string">
            <text:p>432</text:p>
          </table:table-cell>
          <table:table-cell office:value-type="string">
            <text:p>Добављачи-остала повезана правна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1">
          <table:table-cell office:value-type="string">
            <text:p>4320</text:p>
          </table:table-cell>
          <table:table-cell office:value-type="string">
            <text:p>Добављачи-остала повезана правна лица-за обртна средст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2">
            <text:p>432</text:p>
          </table:table-cell>
          <table:table-cell table:number-columns-repeated="247"/>
        </table:table-row>
        <table:table-row table:style-name="ro1">
          <table:table-cell office:value-type="string">
            <text:p>4321</text:p>
          </table:table-cell>
          <table:table-cell office:value-type="string">
            <text:p>Добављачи-остала повез.прав.лица-за немат.улаг.,некрет.,опр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2">
            <text:p>432</text:p>
          </table:table-cell>
          <table:table-cell table:number-columns-repeated="247"/>
        </table:table-row>
        <table:table-row table:style-name="ro1">
          <table:table-cell office:value-type="string">
            <text:p>4322</text:p>
          </table:table-cell>
          <table:table-cell office:value-type="string">
            <text:p>Добављачи-остала повезана правна лица-за нефакт.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2">
            <text:p>432</text:p>
          </table:table-cell>
          <table:table-cell table:number-columns-repeated="247"/>
        </table:table-row>
        <table:table-row table:style-name="ro1">
          <table:table-cell office:value-type="string">
            <text:p>433</text:p>
          </table:table-cell>
          <table:table-cell office:value-type="string">
            <text:p>Добављачи у земљ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1">
          <table:table-cell office:value-type="string">
            <text:p>4330</text:p>
          </table:table-cell>
          <table:table-cell office:value-type="string">
            <text:p>Добављачи у земљи за обртна средст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float" office:value="433">
            <text:p>433</text:p>
          </table:table-cell>
          <table:table-cell table:number-columns-repeated="247"/>
        </table:table-row>
        <table:table-row table:style-name="ro1">
          <table:table-cell office:value-type="string">
            <text:p>4331</text:p>
          </table:table-cell>
          <table:table-cell office:value-type="string">
            <text:p>Добављачи у зем.за немат.улагања,некрет.,опр.и биол.сре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3">
            <text:p>433</text:p>
          </table:table-cell>
          <table:table-cell table:number-columns-repeated="247"/>
        </table:table-row>
        <table:table-row table:style-name="ro1">
          <table:table-cell office:value-type="string">
            <text:p>4338</text:p>
          </table:table-cell>
          <table:table-cell office:value-type="string">
            <text:p>Добављачи у земљи за нефактурисан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float" office:value="433">
            <text:p>433</text:p>
          </table:table-cell>
          <table:table-cell table:number-columns-repeated="247"/>
        </table:table-row>
        <table:table-row table:style-name="ro1">
          <table:table-cell office:value-type="string">
            <text:p>434</text:p>
          </table:table-cell>
          <table:table-cell office:value-type="string">
            <text:p>Добављачи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1">
          <table:table-cell office:value-type="string">
            <text:p>4340</text:p>
          </table:table-cell>
          <table:table-cell office:value-type="string">
            <text:p>Добављачи у иностранству за обртна средст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4">
            <text:p>434</text:p>
          </table:table-cell>
          <table:table-cell table:number-columns-repeated="247"/>
        </table:table-row>
        <table:table-row table:style-name="ro1">
          <table:table-cell office:value-type="string">
            <text:p>4341</text:p>
          </table:table-cell>
          <table:table-cell office:value-type="string">
            <text:p>Добав.у ино.за немат.улагања,некретн.,опрему и биол.сре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4">
            <text:p>434</text:p>
          </table:table-cell>
          <table:table-cell table:number-columns-repeated="247"/>
        </table:table-row>
        <table:table-row table:style-name="ro1">
          <table:table-cell office:value-type="string">
            <text:p>4343</text:p>
          </table:table-cell>
          <table:table-cell office:value-type="string">
            <text:p>Добављачи у иностранству за нефактурисану роб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4">
            <text:p>434</text:p>
          </table:table-cell>
          <table:table-cell table:number-columns-repeated="247"/>
        </table:table-row>
        <table:table-row table:style-name="ro1">
          <table:table-cell office:value-type="string">
            <text:p>439</text:p>
          </table:table-cell>
          <table:table-cell office:value-type="string">
            <text:p>Остале обавезе из послов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1">
          <table:table-cell office:value-type="string">
            <text:p>4390</text:p>
          </table:table-cell>
          <table:table-cell office:value-type="string">
            <text:p>Обавезе по издатим чеков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1</text:p>
          </table:table-cell>
          <table:table-cell office:value-type="string">
            <text:p>Обавезе за номиналну вредност издатих мен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2</text:p>
          </table:table-cell>
          <table:table-cell office:value-type="string">
            <text:p>Обавезе за камату будућег пер.која је садрж.у менич.вредн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3</text:p>
          </table:table-cell>
          <table:table-cell office:value-type="string">
            <text:p>Обавезе по издатим обвезницама са роком доспећа до 1 год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4</text:p>
          </table:table-cell>
          <table:table-cell office:value-type="string">
            <text:p>Обавезе по издатим благ.записима са роком досп.до 1 год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5</text:p>
          </table:table-cell>
          <table:table-cell office:value-type="string">
            <text:p>Обавезе по издат.комерц.записима са роком досп.до 1 год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6</text:p>
          </table:table-cell>
          <table:table-cell office:value-type="string">
            <text:p>Обавезе по издат.сертиф.о депоз.са роком досп. до 1 год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7</text:p>
          </table:table-cell>
          <table:table-cell office:value-type="string">
            <text:p>Обавезе по издатим финанс.дерив. са роком досп.до 1 год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8</text:p>
          </table:table-cell>
          <table:table-cell office:value-type="string">
            <text:p>Обавезе за накнаде штете на сред.других правних и физ.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office:value-type="string">
            <text:p>4399</text:p>
          </table:table-cell>
          <table:table-cell office:value-type="string">
            <text:p>Друге обавезе из послов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39">
            <text:p>43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4</text:p>
          </table:table-cell>
          <table:table-cell table:style-name="ce5" office:value-type="string">
            <text:p>ОБАВЕЗЕ ИЗ СПЕЦИФИЧНИХ ПОСЛОВА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4</text:p>
          </table:table-cell>
          <table:table-cell table:style-name="ce13" office:value-type="string">
            <text:p>ОБАВЕЗЕ ИЗ СПЕЦИФИЧНИХ ПОСЛОВ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40</text:p>
          </table:table-cell>
          <table:table-cell office:value-type="string">
            <text:p>Обавезе према увозни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7"/>
        </table:table-row>
        <table:table-row table:style-name="ro1">
          <table:table-cell office:value-type="string">
            <text:p>4400</text:p>
          </table:table-cell>
          <table:table-cell office:value-type="string">
            <text:p>Обавезе према увозни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40">
            <text:p>440</text:p>
          </table:table-cell>
          <table:table-cell table:number-columns-repeated="247"/>
        </table:table-row>
        <table:table-row table:style-name="ro1">
          <table:table-cell office:value-type="string">
            <text:p>4406</text:p>
          </table:table-cell>
          <table:table-cell office:value-type="string">
            <text:p>Обавезе према увознику по другим основ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40">
            <text:p>440</text:p>
          </table:table-cell>
          <table:table-cell table:number-columns-repeated="247"/>
        </table:table-row>
        <table:table-row table:style-name="ro1">
          <table:table-cell office:value-type="string">
            <text:p>441</text:p>
          </table:table-cell>
          <table:table-cell office:value-type="string">
            <text:p>Обавезе по основу извоза за тудј рачун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7"/>
        </table:table-row>
        <table:table-row table:style-name="ro1">
          <table:table-cell office:value-type="string">
            <text:p>4410</text:p>
          </table:table-cell>
          <table:table-cell office:value-type="string">
            <text:p>Обавезе за примљене депозите за услуге извоз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41">
            <text:p>441</text:p>
          </table:table-cell>
          <table:table-cell table:number-columns-repeated="247"/>
        </table:table-row>
        <table:table-row table:style-name="ro1">
          <table:table-cell office:value-type="string">
            <text:p>4416</text:p>
          </table:table-cell>
          <table:table-cell office:value-type="string">
            <text:p>Друге обавезе по основу извоза за тудј рачун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41">
            <text:p>441</text:p>
          </table:table-cell>
          <table:table-cell table:number-columns-repeated="247"/>
        </table:table-row>
        <table:table-row table:style-name="ro1">
          <table:table-cell office:value-type="string">
            <text:p>442</text:p>
          </table:table-cell>
          <table:table-cell office:value-type="string">
            <text:p>Обавезе по основу комисионе и консигнационе прода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7"/>
        </table:table-row>
        <table:table-row table:style-name="ro1">
          <table:table-cell office:value-type="string">
            <text:p>4420</text:p>
          </table:table-cell>
          <table:table-cell office:value-type="string">
            <text:p>Обавезе по основу комисионе прода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42">
            <text:p>442</text:p>
          </table:table-cell>
          <table:table-cell table:number-columns-repeated="247"/>
        </table:table-row>
        <table:table-row table:style-name="ro1">
          <table:table-cell office:value-type="string">
            <text:p>4421</text:p>
          </table:table-cell>
          <table:table-cell office:value-type="string">
            <text:p>Обавезе по основу консигнационе прода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42">
            <text:p>442</text:p>
          </table:table-cell>
          <table:table-cell table:number-columns-repeated="247"/>
        </table:table-row>
        <table:table-row table:style-name="ro1">
          <table:table-cell office:value-type="string">
            <text:p>449</text:p>
          </table:table-cell>
          <table:table-cell office:value-type="string">
            <text:p>Остале обавезе ис специфичних посло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7"/>
        </table:table-row>
        <table:table-row table:style-name="ro1">
          <table:table-cell office:value-type="string">
            <text:p>4490</text:p>
          </table:table-cell>
          <table:table-cell office:value-type="string">
            <text:p>Обавезе по основу заједничких посло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49">
            <text:p>44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5</text:p>
          </table:table-cell>
          <table:table-cell table:style-name="ce5" office:value-type="string">
            <text:p>ОБАВЕЗЕ ПО ОСНОВУ ЗАРАДА И НАКНАДА ЗАРАДА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5</text:p>
          </table:table-cell>
          <table:table-cell table:style-name="ce13" office:value-type="string">
            <text:p>ОБАВЕЗЕ ПО ОСНОВУ ЗАРАДА И НАКНАДА ЗАРАД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50</text:p>
          </table:table-cell>
          <table:table-cell office:value-type="string">
            <text:p>Обав.за нето зараде и накн.зарада,осим накн.које се рефун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office:value-type="string">
            <text:p>4500</text:p>
          </table:table-cell>
          <table:table-cell office:value-type="string">
            <text:p>Обавезе за нето зараде за редован рад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office:value-type="string">
            <text:p>4501</text:p>
          </table:table-cell>
          <table:table-cell office:value-type="string">
            <text:p>Обавезе за нето зараде за прековремени рад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office:value-type="string">
            <text:p>4502</text:p>
          </table:table-cell>
          <table:table-cell office:value-type="string">
            <text:p>Обавезе за нето зараде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office:value-type="string">
            <text:p>4503</text:p>
          </table:table-cell>
          <table:table-cell office:value-type="string">
            <text:p>Обавезе за нето зараде страних радника у иностранств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office:value-type="string">
            <text:p>4504</text:p>
          </table:table-cell>
          <table:table-cell office:value-type="string">
            <text:p>Обавезе за нето зараде из резултат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office:value-type="string">
            <text:p>4505</text:p>
          </table:table-cell>
          <table:table-cell office:value-type="string">
            <text:p>Друге обавезе за нето зарад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office:value-type="string">
            <text:p>4506</text:p>
          </table:table-cell>
          <table:table-cell office:value-type="string">
            <text:p>Обавезе за нето накнаде зара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0">
            <text:p>450</text:p>
          </table:table-cell>
          <table:table-cell table:number-columns-repeated="247"/>
        </table:table-row>
        <table:table-row table:style-name="ro1">
          <table:table-cell office:value-type="string">
            <text:p>451</text:p>
          </table:table-cell>
          <table:table-cell office:value-type="string">
            <text:p>Обавезе за порез на зар.и накнаде зарада на терет запосл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office:value-type="string">
            <text:p>4510</text:p>
          </table:table-cell>
          <table:table-cell office:value-type="string">
            <text:p>Обаавезе на порез на зарад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1">
            <text:p>451</text:p>
          </table:table-cell>
          <table:table-cell table:number-columns-repeated="247"/>
        </table:table-row>
        <table:table-row table:style-name="ro1">
          <table:table-cell office:value-type="string">
            <text:p>4511</text:p>
          </table:table-cell>
          <table:table-cell office:value-type="string">
            <text:p>Обавезе за порез на накнаде зара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1">
            <text:p>451</text:p>
          </table:table-cell>
          <table:table-cell table:number-columns-repeated="247"/>
        </table:table-row>
        <table:table-row table:style-name="ro1">
          <table:table-cell office:value-type="string">
            <text:p>452</text:p>
          </table:table-cell>
          <table:table-cell office:value-type="string">
            <text:p>Обавезе за доприн.на зараде и накн. зарада на терет запос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office:value-type="string">
            <text:p>4520</text:p>
          </table:table-cell>
          <table:table-cell office:value-type="string">
            <text:p>Обавезе за допринос за ПиО на зараде и накнаде зара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2">
            <text:p>452</text:p>
          </table:table-cell>
          <table:table-cell table:number-columns-repeated="247"/>
        </table:table-row>
        <table:table-row table:style-name="ro1">
          <table:table-cell office:value-type="string">
            <text:p>4521</text:p>
          </table:table-cell>
          <table:table-cell office:value-type="string">
            <text:p>Обавеза за здравствено осигурање на зараде и накнаде зара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2">
            <text:p>452</text:p>
          </table:table-cell>
          <table:table-cell table:number-columns-repeated="247"/>
        </table:table-row>
        <table:table-row table:style-name="ro1">
          <table:table-cell office:value-type="string">
            <text:p>4522</text:p>
          </table:table-cell>
          <table:table-cell office:value-type="string">
            <text:p>Обавеза за осиг.од незапослености на зараде и накн. зара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2">
            <text:p>452</text:p>
          </table:table-cell>
          <table:table-cell table:number-columns-repeated="247"/>
        </table:table-row>
        <table:table-row table:style-name="ro1">
          <table:table-cell office:value-type="string">
            <text:p>4529</text:p>
          </table:table-cell>
          <table:table-cell office:value-type="string">
            <text:p>Друге обавезе за доприносе на зараде и накнаде зара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2">
            <text:p>452</text:p>
          </table:table-cell>
          <table:table-cell table:number-columns-repeated="247"/>
        </table:table-row>
        <table:table-row table:style-name="ro1">
          <table:table-cell office:value-type="string">
            <text:p>453</text:p>
          </table:table-cell>
          <table:table-cell office:value-type="string">
            <text:p>Обав.за пор.и доприн.на зараде и накн.зарада на тер.посло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office:value-type="string">
            <text:p>4530</text:p>
          </table:table-cell>
          <table:table-cell office:value-type="string">
            <text:p>Обавезе за допринос за ПиО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3">
            <text:p>453</text:p>
          </table:table-cell>
          <table:table-cell table:number-columns-repeated="247"/>
        </table:table-row>
        <table:table-row table:style-name="ro1">
          <table:table-cell office:value-type="string">
            <text:p>4531</text:p>
          </table:table-cell>
          <table:table-cell office:value-type="string">
            <text:p>Обавезе за допринос за здравствено осигурањ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3">
            <text:p>453</text:p>
          </table:table-cell>
          <table:table-cell table:number-columns-repeated="247"/>
        </table:table-row>
        <table:table-row table:style-name="ro1">
          <table:table-cell office:value-type="string">
            <text:p>4532</text:p>
          </table:table-cell>
          <table:table-cell office:value-type="string">
            <text:p>Обавезе за допринос за осигурање од незапосленос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3">
            <text:p>453</text:p>
          </table:table-cell>
          <table:table-cell table:number-columns-repeated="247"/>
        </table:table-row>
        <table:table-row table:style-name="ro1">
          <table:table-cell office:value-type="string">
            <text:p>454</text:p>
          </table:table-cell>
          <table:table-cell office:value-type="string">
            <text:p>Обавезе за нето накнаде зарада које се рефундирај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office:value-type="string">
            <text:p>4540</text:p>
          </table:table-cell>
          <table:table-cell office:value-type="string">
            <text:p>Обавезе према запосленима за неподигнуте зарад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4">
            <text:p>454</text:p>
          </table:table-cell>
          <table:table-cell table:number-columns-repeated="247"/>
        </table:table-row>
        <table:table-row table:style-name="ro1">
          <table:table-cell office:value-type="string">
            <text:p>4541</text:p>
          </table:table-cell>
          <table:table-cell office:value-type="string">
            <text:p>Обавезе према запосленима за дозн.накнадеболовања од Заво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4">
            <text:p>454</text:p>
          </table:table-cell>
          <table:table-cell table:number-columns-repeated="247"/>
        </table:table-row>
        <table:table-row table:style-name="ro1">
          <table:table-cell office:value-type="string">
            <text:p>4542</text:p>
          </table:table-cell>
          <table:table-cell office:value-type="string">
            <text:p>Обавезе према запос.за друге накнаде зарада које се рефун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4">
            <text:p>454</text:p>
          </table:table-cell>
          <table:table-cell table:number-columns-repeated="247"/>
        </table:table-row>
        <table:table-row table:style-name="ro1">
          <table:table-cell office:value-type="string">
            <text:p>4543</text:p>
          </table:table-cell>
          <table:table-cell office:value-type="string">
            <text:p>Друге непоменуте обавезе према запослен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54">
            <text:p>454</text:p>
          </table:table-cell>
          <table:table-cell table:number-columns-repeated="247"/>
        </table:table-row>
        <table:table-row table:style-name="ro1">
          <table:table-cell office:value-type="string">
            <text:p>455</text:p>
          </table:table-cell>
          <table:table-cell office:value-type="string">
            <text:p>Обав.за пор.и допр.на накн.зар. на терет запос.које се реф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office:value-type="string">
            <text:p>456</text:p>
          </table:table-cell>
          <table:table-cell office:value-type="string">
            <text:p>Обав-за пор.и допр.на накн.зарада на тер.послод.које се реф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6</text:p>
          </table:table-cell>
          <table:table-cell table:style-name="ce5" office:value-type="string">
            <text:p>ДРУГЕ ОБАВЕЗЕ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6</text:p>
          </table:table-cell>
          <table:table-cell table:style-name="ce13" office:value-type="string">
            <text:p>ДРУГЕ ОБАВЕЗ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60</text:p>
          </table:table-cell>
          <table:table-cell office:value-type="string">
            <text:p>Обавезе по основу камата и трошкова финансир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00</text:p>
          </table:table-cell>
          <table:table-cell office:value-type="string">
            <text:p>Обавезе по основу камата по финансијским кредит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0">
            <text:p>460</text:p>
          </table:table-cell>
          <table:table-cell table:number-columns-repeated="247"/>
        </table:table-row>
        <table:table-row table:style-name="ro1">
          <table:table-cell office:value-type="string">
            <text:p>4601</text:p>
          </table:table-cell>
          <table:table-cell office:value-type="string">
            <text:p>Обавезе по основу камата по робним кредит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0">
            <text:p>460</text:p>
          </table:table-cell>
          <table:table-cell table:number-columns-repeated="247"/>
        </table:table-row>
        <table:table-row table:style-name="ro1">
          <table:table-cell office:value-type="string">
            <text:p>4602</text:p>
          </table:table-cell>
          <table:table-cell office:value-type="string">
            <text:p>Обавезе по основу камата за порезе и друге дажб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0">
            <text:p>460</text:p>
          </table:table-cell>
          <table:table-cell table:number-columns-repeated="247"/>
        </table:table-row>
        <table:table-row table:style-name="ro1">
          <table:table-cell office:value-type="string">
            <text:p>4609</text:p>
          </table:table-cell>
          <table:table-cell office:value-type="string">
            <text:p>Друге непомен-обавезе по основу камата и трошкова финанс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0">
            <text:p>460</text:p>
          </table:table-cell>
          <table:table-cell table:number-columns-repeated="247"/>
        </table:table-row>
        <table:table-row table:style-name="ro1">
          <table:table-cell office:value-type="string">
            <text:p>461</text:p>
          </table:table-cell>
          <table:table-cell office:value-type="string">
            <text:p>Обавезе за дивиденд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10</text:p>
          </table:table-cell>
          <table:table-cell office:value-type="string">
            <text:p>Обавезе за дивиденде на обичне ак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1">
            <text:p>461</text:p>
          </table:table-cell>
          <table:table-cell table:number-columns-repeated="247"/>
        </table:table-row>
        <table:table-row table:style-name="ro1">
          <table:table-cell office:value-type="string">
            <text:p>4611</text:p>
          </table:table-cell>
          <table:table-cell office:value-type="string">
            <text:p>Обавезе за дивиденде на приоритетне ак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1">
            <text:p>461</text:p>
          </table:table-cell>
          <table:table-cell table:number-columns-repeated="247"/>
        </table:table-row>
        <table:table-row table:style-name="ro1">
          <table:table-cell office:value-type="string">
            <text:p>4612</text:p>
          </table:table-cell>
          <table:table-cell office:value-type="string">
            <text:p>Друге непоменуте обавезе на дивиденд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1">
            <text:p>461</text:p>
          </table:table-cell>
          <table:table-cell table:number-columns-repeated="247"/>
        </table:table-row>
        <table:table-row table:style-name="ro1">
          <table:table-cell office:value-type="string">
            <text:p>462</text:p>
          </table:table-cell>
          <table:table-cell office:value-type="string">
            <text:p>Обавезе за учешће у добит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20</text:p>
          </table:table-cell>
          <table:table-cell office:value-type="string">
            <text:p>Обавезе улагачима у д.о.о.за учешће у добит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2">
            <text:p>462</text:p>
          </table:table-cell>
          <table:table-cell table:number-columns-repeated="247"/>
        </table:table-row>
        <table:table-row table:style-name="ro1">
          <table:table-cell office:value-type="string">
            <text:p>4621</text:p>
          </table:table-cell>
          <table:table-cell office:value-type="string">
            <text:p>Обавеза према ортацима за учешће у добит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2">
            <text:p>462</text:p>
          </table:table-cell>
          <table:table-cell table:number-columns-repeated="247"/>
        </table:table-row>
        <table:table-row table:style-name="ro1">
          <table:table-cell office:value-type="string">
            <text:p>4622</text:p>
          </table:table-cell>
          <table:table-cell office:value-type="string">
            <text:p>Обавеза према комплементарима за учешће у добит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2">
            <text:p>462</text:p>
          </table:table-cell>
          <table:table-cell table:number-columns-repeated="247"/>
        </table:table-row>
        <table:table-row table:style-name="ro1">
          <table:table-cell office:value-type="string">
            <text:p>4623</text:p>
          </table:table-cell>
          <table:table-cell office:value-type="string">
            <text:p>Обавеза према командиторима за учешће у добит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2">
            <text:p>462</text:p>
          </table:table-cell>
          <table:table-cell table:number-columns-repeated="247"/>
        </table:table-row>
        <table:table-row table:style-name="ro1">
          <table:table-cell office:value-type="string">
            <text:p>4624</text:p>
          </table:table-cell>
          <table:table-cell office:value-type="string">
            <text:p>Обавеза према задругарима за учешће у добит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2">
            <text:p>462</text:p>
          </table:table-cell>
          <table:table-cell table:number-columns-repeated="247"/>
        </table:table-row>
        <table:table-row table:style-name="ro1">
          <table:table-cell office:value-type="string">
            <text:p>4629</text:p>
          </table:table-cell>
          <table:table-cell office:value-type="string">
            <text:p>Друге обавезе за учешће у добитк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2">
            <text:p>462</text:p>
          </table:table-cell>
          <table:table-cell table:number-columns-repeated="247"/>
        </table:table-row>
        <table:table-row table:style-name="ro1">
          <table:table-cell office:value-type="string">
            <text:p>463</text:p>
          </table:table-cell>
          <table:table-cell office:value-type="string">
            <text:p>Обавезе према запослен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30</text:p>
          </table:table-cell>
          <table:table-cell office:value-type="string">
            <text:p>Обавезе за отпремнину ради одласка у пензиј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3">
            <text:p>463</text:p>
          </table:table-cell>
          <table:table-cell table:number-columns-repeated="247"/>
        </table:table-row>
        <table:table-row table:style-name="ro1">
          <table:table-cell office:value-type="string">
            <text:p>4631</text:p>
          </table:table-cell>
          <table:table-cell office:value-type="string">
            <text:p>Обавеза за јубиларне наград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3">
            <text:p>463</text:p>
          </table:table-cell>
          <table:table-cell table:number-columns-repeated="247"/>
        </table:table-row>
        <table:table-row table:style-name="ro1">
          <table:table-cell office:value-type="string">
            <text:p>4632</text:p>
          </table:table-cell>
          <table:table-cell office:value-type="string">
            <text:p>Обавеза за дневнице и накнаде трошкова на службеном пут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3">
            <text:p>463</text:p>
          </table:table-cell>
          <table:table-cell table:number-columns-repeated="247"/>
        </table:table-row>
        <table:table-row table:style-name="ro1">
          <table:table-cell office:value-type="string">
            <text:p>4633</text:p>
          </table:table-cell>
          <table:table-cell office:value-type="string">
            <text:p>Обавеза на накн.трош-превоза на рад.место и са рад.мест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3">
            <text:p>463</text:p>
          </table:table-cell>
          <table:table-cell table:number-columns-repeated="247"/>
        </table:table-row>
        <table:table-row table:style-name="ro1">
          <table:table-cell office:value-type="string">
            <text:p>4634</text:p>
          </table:table-cell>
          <table:table-cell office:value-type="string">
            <text:p>Обавеза накнада за смештај и исхрану на терен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3">
            <text:p>463</text:p>
          </table:table-cell>
          <table:table-cell table:number-columns-repeated="247"/>
        </table:table-row>
        <table:table-row table:style-name="ro1">
          <table:table-cell office:value-type="string">
            <text:p>4639</text:p>
          </table:table-cell>
          <table:table-cell office:value-type="string">
            <text:p>Обавезе за осале накнаде трошкова запослених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3">
            <text:p>463</text:p>
          </table:table-cell>
          <table:table-cell table:number-columns-repeated="247"/>
        </table:table-row>
        <table:table-row table:style-name="ro1">
          <table:table-cell office:value-type="string">
            <text:p>464</text:p>
          </table:table-cell>
          <table:table-cell office:value-type="string">
            <text:p>Обавезе према члановима управног и надзорног одбор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40</text:p>
          </table:table-cell>
          <table:table-cell office:value-type="string">
            <text:p>Обав.према члановима управ-и надз.одбора на терет трошк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4">
            <text:p>464</text:p>
          </table:table-cell>
          <table:table-cell table:number-columns-repeated="247"/>
        </table:table-row>
        <table:table-row table:style-name="ro1">
          <table:table-cell office:value-type="string">
            <text:p>4641</text:p>
          </table:table-cell>
          <table:table-cell office:value-type="string">
            <text:p>Обав.према члан.управ.и надз.одбора на терет нер.доби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4">
            <text:p>464</text:p>
          </table:table-cell>
          <table:table-cell table:number-columns-repeated="247"/>
        </table:table-row>
        <table:table-row table:style-name="ro1">
          <table:table-cell office:value-type="string">
            <text:p>4642</text:p>
          </table:table-cell>
          <table:table-cell office:value-type="string">
            <text:p>Друге непом.обавезе према члан-управног и надзорног одбор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4">
            <text:p>464</text:p>
          </table:table-cell>
          <table:table-cell table:number-columns-repeated="247"/>
        </table:table-row>
        <table:table-row table:style-name="ro1">
          <table:table-cell office:value-type="string">
            <text:p>465</text:p>
          </table:table-cell>
          <table:table-cell office:value-type="string">
            <text:p>Обавезе према физичким лицима за накнаде по уговор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50</text:p>
          </table:table-cell>
          <table:table-cell office:value-type="string">
            <text:p>Обавезе према физичким лицима-уговор о ауторским хонорар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5">
            <text:p>465</text:p>
          </table:table-cell>
          <table:table-cell table:number-columns-repeated="247"/>
        </table:table-row>
        <table:table-row table:style-name="ro1">
          <table:table-cell office:value-type="string">
            <text:p>4651</text:p>
          </table:table-cell>
          <table:table-cell office:value-type="string">
            <text:p>Обавезе према физичким лицима-уговор о дел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5">
            <text:p>465</text:p>
          </table:table-cell>
          <table:table-cell table:number-columns-repeated="247"/>
        </table:table-row>
        <table:table-row table:style-name="ro1">
          <table:table-cell office:value-type="string">
            <text:p>4652</text:p>
          </table:table-cell>
          <table:table-cell office:value-type="string">
            <text:p>Обав.према физ.лицима-уговор о привременим и повр.посл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5">
            <text:p>465</text:p>
          </table:table-cell>
          <table:table-cell table:number-columns-repeated="247"/>
        </table:table-row>
        <table:table-row table:style-name="ro1">
          <table:table-cell office:value-type="string">
            <text:p>4653</text:p>
          </table:table-cell>
          <table:table-cell office:value-type="string">
            <text:p>Обавезе према физичким лицима-уговор о допунском рад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5">
            <text:p>465</text:p>
          </table:table-cell>
          <table:table-cell table:number-columns-repeated="247"/>
        </table:table-row>
        <table:table-row table:style-name="ro1">
          <table:table-cell office:value-type="string">
            <text:p>4654</text:p>
          </table:table-cell>
          <table:table-cell office:value-type="string">
            <text:p>Обавезе према физичким лицима-остали уговор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5">
            <text:p>465</text:p>
          </table:table-cell>
          <table:table-cell table:number-columns-repeated="247"/>
        </table:table-row>
        <table:table-row table:style-name="ro1">
          <table:table-cell office:value-type="string">
            <text:p>466</text:p>
          </table:table-cell>
          <table:table-cell office:value-type="string">
            <text:p>Обав.за нето приход предуз.који подиже аконт.у току год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9</text:p>
          </table:table-cell>
          <table:table-cell office:value-type="string">
            <text:p>Остал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string">
            <text:p>4690</text:p>
          </table:table-cell>
          <table:table-cell office:value-type="string">
            <text:p>Обавезе за доприносе привредним комора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9">
            <text:p>469</text:p>
          </table:table-cell>
          <table:table-cell table:number-columns-repeated="247"/>
        </table:table-row>
        <table:table-row table:style-name="ro1">
          <table:table-cell office:value-type="string">
            <text:p>4691</text:p>
          </table:table-cell>
          <table:table-cell office:value-type="string">
            <text:p>Обавезе за доприносе задружним савез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9">
            <text:p>469</text:p>
          </table:table-cell>
          <table:table-cell table:number-columns-repeated="247"/>
        </table:table-row>
        <table:table-row table:style-name="ro1">
          <table:table-cell office:value-type="string">
            <text:p>4692</text:p>
          </table:table-cell>
          <table:table-cell office:value-type="string">
            <text:p>Обавезе по основу банкарских услуг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9">
            <text:p>469</text:p>
          </table:table-cell>
          <table:table-cell table:number-columns-repeated="247"/>
        </table:table-row>
        <table:table-row table:style-name="ro1">
          <table:table-cell office:value-type="string">
            <text:p>4693</text:p>
          </table:table-cell>
          <table:table-cell office:value-type="string">
            <text:p>Друге непоменут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69">
            <text:p>46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7</text:p>
          </table:table-cell>
          <table:table-cell table:style-name="ce5" office:value-type="string">
            <text:p>ОБАВЕЗЕ ЗА ПОРЕЗ НА ДОДАТУ ВРЕДНОСТ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7</text:p>
          </table:table-cell>
          <table:table-cell table:style-name="ce13" office:value-type="string">
            <text:p>ОБАВЕЗЕ ЗА ПОРЕЗ НА ДОДАТУ ВРЕДНОСТ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70</text:p>
          </table:table-cell>
          <table:table-cell office:value-type="string">
            <text:p>Обав.за ПДВ по изд.факт.по општој стопи (осим примљ.аванса)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471</text:p>
          </table:table-cell>
          <table:table-cell office:value-type="string">
            <text:p>Обав.за ПДВ по изд-факт.по посеб.стопи (осим примљ.аванса)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472</text:p>
          </table:table-cell>
          <table:table-cell office:value-type="string">
            <text:p>Обавеза за ПДВ по примљеним авансима по општој стоп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473</text:p>
          </table:table-cell>
          <table:table-cell office:value-type="string">
            <text:p>Обавеза за ПДВ по примљеним авансима по посебној стоп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474</text:p>
          </table:table-cell>
          <table:table-cell office:value-type="string">
            <text:p>Обавеза за ПДВ по основу сопствене потрошње по општој стоп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475</text:p>
          </table:table-cell>
          <table:table-cell office:value-type="string">
            <text:p>Обавеза за ПДВ по основу сопствене потрошње по пос. стоп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476</text:p>
          </table:table-cell>
          <table:table-cell office:value-type="string">
            <text:p>Обавеза за ПДВ по основу продаје за готовин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479</text:p>
          </table:table-cell>
          <table:table-cell office:value-type="string">
            <text:p>Обавеза за ПДВ по основу разлике обрач.ПДВ и претх. порез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8</text:p>
          </table:table-cell>
          <table:table-cell table:style-name="ce5" office:value-type="string">
            <text:p>ОБАВЕЗЕ ЗА ОСТАЛЕ ПОРЕЗЕ,ДОПРИНОСЕ И ДРУГЕ ДАЖБИНЕ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8</text:p>
          </table:table-cell>
          <table:table-cell table:style-name="ce13" office:value-type="string">
            <text:p>ОБАВЕЗЕ ЗА ОСТАЛЕ ПОРЕЗЕ,ДОПРИНОСЕ И ДРУГЕ ДАЖБИНЕ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80</text:p>
          </table:table-cell>
          <table:table-cell office:value-type="string">
            <text:p>Обавезе за акциз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7"/>
        </table:table-row>
        <table:table-row table:style-name="ro1">
          <table:table-cell office:value-type="string">
            <text:p>481</text:p>
          </table:table-cell>
          <table:table-cell office:value-type="string">
            <text:p>Обавезе за порез из резултат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7"/>
        </table:table-row>
        <table:table-row table:style-name="ro1">
          <table:table-cell office:value-type="string">
            <text:p>4810</text:p>
          </table:table-cell>
          <table:table-cell office:value-type="string">
            <text:p>Обавезе за порез на добит предузећ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1">
            <text:p>481</text:p>
          </table:table-cell>
          <table:table-cell table:number-columns-repeated="247"/>
        </table:table-row>
        <table:table-row table:style-name="ro1">
          <table:table-cell office:value-type="string">
            <text:p>4811</text:p>
          </table:table-cell>
          <table:table-cell office:value-type="string">
            <text:p>Друге обавезе за порез из резултат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1">
            <text:p>481</text:p>
          </table:table-cell>
          <table:table-cell table:number-columns-repeated="247"/>
        </table:table-row>
        <table:table-row table:style-name="ro1">
          <table:table-cell office:value-type="string">
            <text:p>482</text:p>
          </table:table-cell>
          <table:table-cell office:value-type="string">
            <text:p>Обав.за порезе,царине и друге дажб.из наб.или на тер.трош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7"/>
        </table:table-row>
        <table:table-row table:style-name="ro1">
          <table:table-cell office:value-type="string">
            <text:p>4820</text:p>
          </table:table-cell>
          <table:table-cell office:value-type="string">
            <text:p>Обав.за порез на лич.прим.градјана на терет послодав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21</text:p>
          </table:table-cell>
          <table:table-cell office:value-type="string">
            <text:p>Обавезе за таксе на терет послодав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22</text:p>
          </table:table-cell>
          <table:table-cell office:value-type="string">
            <text:p>Обавеза за царине и друге дажбине по основу набавк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23</text:p>
          </table:table-cell>
          <table:table-cell office:value-type="string">
            <text:p>Обавеза за царине и друге дажбине на терет трошко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24</text:p>
          </table:table-cell>
          <table:table-cell office:value-type="string">
            <text:p>Обавезе за порез на имовин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25</text:p>
          </table:table-cell>
          <table:table-cell office:value-type="string">
            <text:p>Обавезе за накнаде за коришћење добара од општег интерес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26</text:p>
          </table:table-cell>
          <table:table-cell office:value-type="string">
            <text:p>Обавеза за накнаде за коришћење природног лековитог фактор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29</text:p>
          </table:table-cell>
          <table:table-cell office:value-type="string">
            <text:p>Друге обав.за пор.,царине и др.дажб.из наб.или на тер.трош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2">
            <text:p>482</text:p>
          </table:table-cell>
          <table:table-cell table:number-columns-repeated="247"/>
        </table:table-row>
        <table:table-row table:style-name="ro1">
          <table:table-cell office:value-type="string">
            <text:p>483</text:p>
          </table:table-cell>
          <table:table-cell office:value-type="string">
            <text:p>Обавезе за доприносе који терете трошков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7"/>
        </table:table-row>
        <table:table-row table:style-name="ro1">
          <table:table-cell office:value-type="string">
            <text:p>4830</text:p>
          </table:table-cell>
          <table:table-cell office:value-type="string">
            <text:p>Обав.за доприн.које плаћа власник предуз.по реш.надл.орган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3">
            <text:p>483</text:p>
          </table:table-cell>
          <table:table-cell table:number-columns-repeated="247"/>
        </table:table-row>
        <table:table-row table:style-name="ro1">
          <table:table-cell office:value-type="string">
            <text:p>489</text:p>
          </table:table-cell>
          <table:table-cell office:value-type="string">
            <text:p>Остале обавезе за порезе,доприносе и друге дажб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7"/>
        </table:table-row>
        <table:table-row table:style-name="ro1">
          <table:table-cell office:value-type="string">
            <text:p>4890</text:p>
          </table:table-cell>
          <table:table-cell office:value-type="string">
            <text:p>Обавезе за порезе и доприносе по уговору о дел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9">
            <text:p>489</text:p>
          </table:table-cell>
          <table:table-cell table:number-columns-repeated="247"/>
        </table:table-row>
        <table:table-row table:style-name="ro1">
          <table:table-cell office:value-type="string">
            <text:p>4891</text:p>
          </table:table-cell>
          <table:table-cell office:value-type="string">
            <text:p>Обавезе за порезе и доприносе по уговору о ауторском дел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9">
            <text:p>489</text:p>
          </table:table-cell>
          <table:table-cell table:number-columns-repeated="247"/>
        </table:table-row>
        <table:table-row table:style-name="ro1">
          <table:table-cell office:value-type="string">
            <text:p>4892</text:p>
          </table:table-cell>
          <table:table-cell office:value-type="string">
            <text:p>Обавезе за порезе и доприносе по осталим уговори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9">
            <text:p>489</text:p>
          </table:table-cell>
          <table:table-cell table:number-columns-repeated="247"/>
        </table:table-row>
        <table:table-row table:style-name="ro1">
          <table:table-cell office:value-type="string">
            <text:p>4893</text:p>
          </table:table-cell>
          <table:table-cell office:value-type="string">
            <text:p>Обав.по основу трош.за таксе,накнаде и сличн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9">
            <text:p>489</text:p>
          </table:table-cell>
          <table:table-cell table:number-columns-repeated="247"/>
        </table:table-row>
        <table:table-row table:style-name="ro1">
          <table:table-cell office:value-type="string">
            <text:p>4894</text:p>
          </table:table-cell>
          <table:table-cell office:value-type="string">
            <text:p>Друге непоменуте обавезе за порезе,доприносе и друге дажб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89">
            <text:p>48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9</text:p>
          </table:table-cell>
          <table:table-cell table:style-name="ce5" office:value-type="string">
            <text:p>ПАСИВНА ВРЕМЕНСКА РАЗГРАНИЧЕЊА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4">
            <text:p>4</text:p>
          </table:table-cell>
          <table:table-cell table:style-name="ce13" office:value-type="string">
            <text:p>49</text:p>
          </table:table-cell>
          <table:table-cell table:style-name="ce13" office:value-type="string">
            <text:p>ПАСИВНА ВРЕМЕНСКА РАЗГРАНИЧЕЊА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490</text:p>
          </table:table-cell>
          <table:table-cell office:value-type="string">
            <text:p>Унапред обрачунати трошков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office:value-type="string">
            <text:p>4900</text:p>
          </table:table-cell>
          <table:table-cell office:value-type="string">
            <text:p>Обрачунати трошкови закупнин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0">
            <text:p>490</text:p>
          </table:table-cell>
          <table:table-cell table:number-columns-repeated="247"/>
        </table:table-row>
        <table:table-row table:style-name="ro1">
          <table:table-cell office:value-type="string">
            <text:p>4901</text:p>
          </table:table-cell>
          <table:table-cell office:value-type="string">
            <text:p>Обрачунати трошкови греј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0">
            <text:p>490</text:p>
          </table:table-cell>
          <table:table-cell table:number-columns-repeated="247"/>
        </table:table-row>
        <table:table-row table:style-name="ro1">
          <table:table-cell office:value-type="string">
            <text:p>4902</text:p>
          </table:table-cell>
          <table:table-cell office:value-type="string">
            <text:p>Обрачунати трошкови кала,растура,квара и лом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0">
            <text:p>490</text:p>
          </table:table-cell>
          <table:table-cell table:number-columns-repeated="247"/>
        </table:table-row>
        <table:table-row table:style-name="ro1">
          <table:table-cell office:value-type="string">
            <text:p>4903</text:p>
          </table:table-cell>
          <table:table-cell office:value-type="string">
            <text:p>Обрачунати трошкови камат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0">
            <text:p>490</text:p>
          </table:table-cell>
          <table:table-cell table:number-columns-repeated="247"/>
        </table:table-row>
        <table:table-row table:style-name="ro1">
          <table:table-cell office:value-type="string">
            <text:p>4909</text:p>
          </table:table-cell>
          <table:table-cell office:value-type="string">
            <text:p>Обрачунати други трошков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0">
            <text:p>490</text:p>
          </table:table-cell>
          <table:table-cell table:number-columns-repeated="247"/>
        </table:table-row>
        <table:table-row table:style-name="ro1">
          <table:table-cell office:value-type="string">
            <text:p>491</text:p>
          </table:table-cell>
          <table:table-cell office:value-type="string">
            <text:p>Обрачунати приходи будућег перио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office:value-type="string">
            <text:p>4910</text:p>
          </table:table-cell>
          <table:table-cell office:value-type="string">
            <text:p>Наплаћни прих.у тек.периоду који се одн.на наред.обрач.пер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1">
            <text:p>491</text:p>
          </table:table-cell>
          <table:table-cell table:number-columns-repeated="247"/>
        </table:table-row>
        <table:table-row table:style-name="ro1">
          <table:table-cell office:value-type="string">
            <text:p>4911</text:p>
          </table:table-cell>
          <table:table-cell office:value-type="string">
            <text:p>Обрачун.прих.у тек.периоду који се одн.на наред.обрач.пер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1">
            <text:p>491</text:p>
          </table:table-cell>
          <table:table-cell table:number-columns-repeated="247"/>
        </table:table-row>
        <table:table-row table:style-name="ro1">
          <table:table-cell office:value-type="string">
            <text:p>494</text:p>
          </table:table-cell>
          <table:table-cell office:value-type="string">
            <text:p>Разграничени зависни трошкови набавк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office:value-type="string">
            <text:p>4940</text:p>
          </table:table-cell>
          <table:table-cell office:value-type="string">
            <text:p>Разграничени зависни трошкови набавке материјал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4">
            <text:p>494</text:p>
          </table:table-cell>
          <table:table-cell table:number-columns-repeated="247"/>
        </table:table-row>
        <table:table-row table:style-name="ro1">
          <table:table-cell office:value-type="string">
            <text:p>4941</text:p>
          </table:table-cell>
          <table:table-cell office:value-type="string">
            <text:p>Разграничени зависни трошкови набавке резервних дело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4">
            <text:p>494</text:p>
          </table:table-cell>
          <table:table-cell table:number-columns-repeated="247"/>
        </table:table-row>
        <table:table-row table:style-name="ro1">
          <table:table-cell office:value-type="string">
            <text:p>4942</text:p>
          </table:table-cell>
          <table:table-cell office:value-type="string">
            <text:p>Разграничени зависни трошкови набавке роб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4">
            <text:p>494</text:p>
          </table:table-cell>
          <table:table-cell table:number-columns-repeated="247"/>
        </table:table-row>
        <table:table-row table:style-name="ro1">
          <table:table-cell office:value-type="string">
            <text:p>4944</text:p>
          </table:table-cell>
          <table:table-cell office:value-type="string">
            <text:p>Разграничени зав.трошк.наб.непокретн.,опреме,биол.сред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4">
            <text:p>494</text:p>
          </table:table-cell>
          <table:table-cell table:number-columns-repeated="247"/>
        </table:table-row>
        <table:table-row table:style-name="ro1">
          <table:table-cell office:value-type="string">
            <text:p>4946</text:p>
          </table:table-cell>
          <table:table-cell office:value-type="string">
            <text:p>Други разграничени зависни трошкови набавк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4">
            <text:p>494</text:p>
          </table:table-cell>
          <table:table-cell table:number-columns-repeated="247"/>
        </table:table-row>
        <table:table-row table:style-name="ro1">
          <table:table-cell office:value-type="string">
            <text:p>495</text:p>
          </table:table-cell>
          <table:table-cell office:value-type="string">
            <text:p>Одложени приходи и примљене дона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office:value-type="string">
            <text:p>4950</text:p>
          </table:table-cell>
          <table:table-cell office:value-type="string">
            <text:p>Одложени приходи по основу примљених донациј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5">
            <text:p>495</text:p>
          </table:table-cell>
          <table:table-cell table:number-columns-repeated="247"/>
        </table:table-row>
        <table:table-row table:style-name="ro1">
          <table:table-cell office:value-type="string">
            <text:p>4951</text:p>
          </table:table-cell>
          <table:table-cell office:value-type="string">
            <text:p>Одложени приходи по основу других државних дав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5">
            <text:p>495</text:p>
          </table:table-cell>
          <table:table-cell table:number-columns-repeated="247"/>
        </table:table-row>
        <table:table-row table:style-name="ro1">
          <table:table-cell office:value-type="string">
            <text:p>496</text:p>
          </table:table-cell>
          <table:table-cell office:value-type="string">
            <text:p>Разграничени приходи по основу потражива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office:value-type="string">
            <text:p>498</text:p>
          </table:table-cell>
          <table:table-cell office:value-type="string">
            <text:p>Одложене пореске обавез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office:value-type="string">
            <text:p>4980</text:p>
          </table:table-cell>
          <table:table-cell office:value-type="string">
            <text:p>Одлож.пор.обав.-разл.у обр.аморт.за рачун.и пореске сврх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8">
            <text:p>498</text:p>
          </table:table-cell>
          <table:table-cell table:number-columns-repeated="247"/>
        </table:table-row>
        <table:table-row table:style-name="ro1">
          <table:table-cell office:value-type="string">
            <text:p>4981</text:p>
          </table:table-cell>
          <table:table-cell office:value-type="string">
            <text:p>Одлож.пор.обав.-постој.средст.чија је наб.вр.испод пр.зар.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8">
            <text:p>498</text:p>
          </table:table-cell>
          <table:table-cell table:number-columns-repeated="247"/>
        </table:table-row>
        <table:table-row table:style-name="ro1">
          <table:table-cell office:value-type="string">
            <text:p>4982</text:p>
          </table:table-cell>
          <table:table-cell office:value-type="string">
            <text:p>Одложене пореске обавезе-због ревалоризације средста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98">
            <text:p>498</text:p>
          </table:table-cell>
          <table:table-cell table:number-columns-repeated="247"/>
        </table:table-row>
        <table:table-row table:style-name="ro1">
          <table:table-cell office:value-type="string">
            <text:p>499</text:p>
          </table:table-cell>
          <table:table-cell office:value-type="string">
            <text:p>Остала пасивна временска разграничењ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</text:p>
          </table:table-cell>
          <table:table-cell table:style-name="ce5" office:value-type="string">
            <text:p>РАСХОДИ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table:number-columns-repeated="2"/>
          <table:table-cell table:style-name="ce9" table:number-columns-repeated="2"/>
          <table:table-cell table:style-name="ce16" office:value-type="string">
            <text:p>5</text:p>
          </table:table-cell>
          <table:table-cell table:style-name="ce16" office:value-type="string">
            <text:p>РАС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50</text:p>
          </table:table-cell>
          <table:table-cell table:style-name="ce5" office:value-type="string">
            <text:p>НАБАВНА ВРЕДНОСТ ПРОДАТЕ РОБЕ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0</text:p>
          </table:table-cell>
          <table:table-cell table:style-name="ce16" office:value-type="string">
            <text:p>НАБАВНА ВРЕДНОСТ ПРОДАТЕ РОБЕ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00</text:p>
          </table:table-cell>
          <table:table-cell office:value-type="string">
            <text:p>Набавка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7"/>
        </table:table-row>
        <table:table-row table:style-name="ro1">
          <table:table-cell office:value-type="string">
            <text:p>5000</text:p>
          </table:table-cell>
          <table:table-cell office:value-type="string">
            <text:p>Набавна вредност купљене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GS_ACCT</text:p>
          </table:table-cell>
          <table:table-cell office:value-type="float" office:value="500">
            <text:p>500</text:p>
          </table:table-cell>
          <table:table-cell table:number-columns-repeated="247"/>
        </table:table-row>
        <table:table-row table:style-name="ro1">
          <table:table-cell office:value-type="string">
            <text:p>5001</text:p>
          </table:table-cell>
          <table:table-cell office:value-type="string">
            <text:p>Пренос набавне вредности продате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table:number-columns-repeated="247"/>
        </table:table-row>
        <table:table-row table:style-name="ro1">
          <table:table-cell office:value-type="string">
            <text:p>5002</text:p>
          </table:table-cell>
          <table:table-cell office:value-type="string">
            <text:p>Промена стања залиха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table:number-columns-repeated="247"/>
        </table:table-row>
        <table:table-row table:style-name="ro1">
          <table:table-cell office:value-type="string">
            <text:p>501</text:p>
          </table:table-cell>
          <table:table-cell office:value-type="string">
            <text:p>Набавна вредност продате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7"/>
        </table:table-row>
        <table:table-row table:style-name="ro1">
          <table:table-cell office:value-type="string">
            <text:p>5010</text:p>
          </table:table-cell>
          <table:table-cell office:value-type="string">
            <text:p>Набавна вредност продате робе у складишт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EXPENSE_ACCT</text:p>
          </table:table-cell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11</text:p>
          </table:table-cell>
          <table:table-cell office:value-type="string">
            <text:p>Набавна вредност продате робе у стоваришт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12</text:p>
          </table:table-cell>
          <table:table-cell office:value-type="string">
            <text:p>Набавна вредност продате робе у малопродајним објект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13</text:p>
          </table:table-cell>
          <table:table-cell office:value-type="string">
            <text:p>Набавна вред.продате робе у комисиону и консиг.других ли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14</text:p>
          </table:table-cell>
          <table:table-cell office:value-type="string">
            <text:p>Набавна вредност продате робе у транзиту на домаћем тржишт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15</text:p>
          </table:table-cell>
          <table:table-cell office:value-type="string">
            <text:p>Набавна вредност самосталне продаје на иностраном тржишт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16</text:p>
          </table:table-cell>
          <table:table-cell office:value-type="string">
            <text:p>Набавна вредност прод.робе на ино.трж.посредством извозник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17</text:p>
          </table:table-cell>
          <table:table-cell office:value-type="string">
            <text:p>Набавна вредност продате робе у реекспорт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1">
            <text:p>501</text:p>
          </table:table-cell>
          <table:table-cell table:number-columns-repeated="247"/>
        </table:table-row>
        <table:table-row table:style-name="ro1">
          <table:table-cell office:value-type="string">
            <text:p>502</text:p>
          </table:table-cell>
          <table:table-cell office:value-type="string">
            <text:p>Набавна вредност продатих некретн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7"/>
        </table:table-row>
        <table:table-row table:style-name="ro1">
          <table:table-cell office:value-type="string">
            <text:p>5020</text:p>
          </table:table-cell>
          <table:table-cell office:value-type="string">
            <text:p>Набавна вредност продатог земљишта прибављеног ради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2">
            <text:p>502</text:p>
          </table:table-cell>
          <table:table-cell table:number-columns-repeated="247"/>
        </table:table-row>
        <table:table-row table:style-name="ro1">
          <table:table-cell office:value-type="string">
            <text:p>5021</text:p>
          </table:table-cell>
          <table:table-cell office:value-type="string">
            <text:p>Набавна вредност грађев.објеката прибављених ради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2">
            <text:p>502</text:p>
          </table:table-cell>
          <table:table-cell table:number-columns-repeated="247"/>
        </table:table-row>
        <table:table-row table:style-name="ro1">
          <table:table-cell office:value-type="string">
            <text:p>5022</text:p>
          </table:table-cell>
          <table:table-cell office:value-type="string">
            <text:p>Набавна вредност осталих некретнина набављених ради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02">
            <text:p>50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1</text:p>
          </table:table-cell>
          <table:table-cell table:style-name="ce5" office:value-type="string">
            <text:p>ТРОШКОВИ МАТЕРИЈАЛА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1</text:p>
          </table:table-cell>
          <table:table-cell table:style-name="ce16" office:value-type="string">
            <text:p>ТРОШКОВИ МАТЕРИЈАЛА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10</text:p>
          </table:table-cell>
          <table:table-cell office:value-type="string">
            <text:p>Набавка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7"/>
        </table:table-row>
        <table:table-row table:style-name="ro1">
          <table:table-cell office:value-type="string">
            <text:p>5101</text:p>
          </table:table-cell>
          <table:table-cell office:value-type="string">
            <text:p>Набавка материјала за израд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0">
            <text:p>510</text:p>
          </table:table-cell>
          <table:table-cell table:number-columns-repeated="247"/>
        </table:table-row>
        <table:table-row table:style-name="ro1">
          <table:table-cell office:value-type="string">
            <text:p>5102</text:p>
          </table:table-cell>
          <table:table-cell office:value-type="string">
            <text:p>Набавка осталог материјала (режијског)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0">
            <text:p>510</text:p>
          </table:table-cell>
          <table:table-cell table:number-columns-repeated="247"/>
        </table:table-row>
        <table:table-row table:style-name="ro1">
          <table:table-cell office:value-type="string">
            <text:p>5103</text:p>
          </table:table-cell>
          <table:table-cell office:value-type="string">
            <text:p>Набавка горива и енерги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0">
            <text:p>510</text:p>
          </table:table-cell>
          <table:table-cell table:number-columns-repeated="247"/>
        </table:table-row>
        <table:table-row table:style-name="ro1">
          <table:table-cell office:value-type="string">
            <text:p>511</text:p>
          </table:table-cell>
          <table:table-cell office:value-type="string">
            <text:p>Трошкови материјала за израд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7"/>
        </table:table-row>
        <table:table-row table:style-name="ro1">
          <table:table-cell office:value-type="string">
            <text:p>5110</text:p>
          </table:table-cell>
          <table:table-cell office:value-type="string">
            <text:p>Трошкови сировина и осталог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table:number-columns-repeated="247"/>
        </table:table-row>
        <table:table-row table:style-name="ro1">
          <table:table-cell office:value-type="string">
            <text:p>5111</text:p>
          </table:table-cell>
          <table:table-cell office:value-type="string">
            <text:p>Трошкови помоћног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table:number-columns-repeated="247"/>
        </table:table-row>
        <table:table-row table:style-name="ro1">
          <table:table-cell office:value-type="string">
            <text:p>5112</text:p>
          </table:table-cell>
          <table:table-cell office:value-type="string">
            <text:p>Трошкови амбалаже (неодвојиве)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table:number-columns-repeated="247"/>
        </table:table-row>
        <table:table-row table:style-name="ro1">
          <table:table-cell office:value-type="string">
            <text:p>512</text:p>
          </table:table-cell>
          <table:table-cell office:value-type="string">
            <text:p>Трошкови осталог материјала (режијског)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7"/>
        </table:table-row>
        <table:table-row table:style-name="ro1">
          <table:table-cell office:value-type="string">
            <text:p>5120</text:p>
          </table:table-cell>
          <table:table-cell office:value-type="string">
            <text:p>Трошкови материјала за одржавање хигијен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table:number-columns-repeated="247"/>
        </table:table-row>
        <table:table-row table:style-name="ro1">
          <table:table-cell office:value-type="string">
            <text:p>5121</text:p>
          </table:table-cell>
          <table:table-cell office:value-type="string">
            <text:p>Трошкови канцеларијског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table:number-columns-repeated="247"/>
        </table:table-row>
        <table:table-row table:style-name="ro1">
          <table:table-cell office:value-type="string">
            <text:p>5122</text:p>
          </table:table-cell>
          <table:table-cell office:value-type="string">
            <text:p>Трошкови резервних дело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table:number-columns-repeated="247"/>
        </table:table-row>
        <table:table-row table:style-name="ro1">
          <table:table-cell office:value-type="string">
            <text:p>5123</text:p>
          </table:table-cell>
          <table:table-cell office:value-type="string">
            <text:p>Трошкови алата и инвента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table:number-columns-repeated="247"/>
        </table:table-row>
        <table:table-row table:style-name="ro1">
          <table:table-cell office:value-type="string">
            <text:p>5124</text:p>
          </table:table-cell>
          <table:table-cell office:value-type="string">
            <text:p>Трошкови осталог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table:number-columns-repeated="247"/>
        </table:table-row>
        <table:table-row table:style-name="ro1">
          <table:table-cell office:value-type="string">
            <text:p>5129</text:p>
          </table:table-cell>
          <table:table-cell office:value-type="string">
            <text:p>Други трошкови режијског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table:number-columns-repeated="247"/>
        </table:table-row>
        <table:table-row table:style-name="ro1">
          <table:table-cell office:value-type="string">
            <text:p>513</text:p>
          </table:table-cell>
          <table:table-cell office:value-type="string">
            <text:p>Трошкови горива и енерги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7"/>
        </table:table-row>
        <table:table-row table:style-name="ro1">
          <table:table-cell office:value-type="string">
            <text:p>5130</text:p>
          </table:table-cell>
          <table:table-cell office:value-type="string">
            <text:p>Трошкови електричне енерги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3">
            <text:p>513</text:p>
          </table:table-cell>
          <table:table-cell table:number-columns-repeated="247"/>
        </table:table-row>
        <table:table-row table:style-name="ro1">
          <table:table-cell office:value-type="string">
            <text:p>5131</text:p>
          </table:table-cell>
          <table:table-cell office:value-type="string">
            <text:p>Трошкови другог погонског горива-угаљ,нафта и др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3">
            <text:p>513</text:p>
          </table:table-cell>
          <table:table-cell table:number-columns-repeated="247"/>
        </table:table-row>
        <table:table-row table:style-name="ro1">
          <table:table-cell office:value-type="string">
            <text:p>5132</text:p>
          </table:table-cell>
          <table:table-cell office:value-type="string">
            <text:p>Трошкови употребљене паре и топле вод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3">
            <text:p>513</text:p>
          </table:table-cell>
          <table:table-cell table:number-columns-repeated="247"/>
        </table:table-row>
        <table:table-row table:style-name="ro1">
          <table:table-cell office:value-type="string">
            <text:p>5133</text:p>
          </table:table-cell>
          <table:table-cell office:value-type="string">
            <text:p>Трошкови горива за вози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3">
            <text:p>513</text:p>
          </table:table-cell>
          <table:table-cell table:number-columns-repeated="247"/>
        </table:table-row>
        <table:table-row table:style-name="ro1">
          <table:table-cell office:value-type="string">
            <text:p>5139</text:p>
          </table:table-cell>
          <table:table-cell office:value-type="string">
            <text:p>Други трошкови горива и енерги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13">
            <text:p>51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2</text:p>
          </table:table-cell>
          <table:table-cell table:style-name="ce5" office:value-type="string">
            <text:p>ТРОШКОВИ ЗАРАДА,НАКНАДА ЗАРАДА И ОСТАЛИ ЛИЧНИ РАСХОДИ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2</text:p>
          </table:table-cell>
          <table:table-cell table:style-name="ce16" office:value-type="string">
            <text:p>ТРОШКОВИ ЗАРАДА,НАКНАДА ЗАРАДА И ОСТАЛИ ЛИЧНИ РАС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20</text:p>
          </table:table-cell>
          <table:table-cell office:value-type="string">
            <text:p>Трошкови зарада и накнада зарада (бруто)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00</text:p>
          </table:table-cell>
          <table:table-cell office:value-type="string">
            <text:p>Трошкови нето зара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1</text:p>
          </table:table-cell>
          <table:table-cell office:value-type="string">
            <text:p>Трошкови пореза и доприноса на терет запосленог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2</text:p>
          </table:table-cell>
          <table:table-cell office:value-type="string">
            <text:p>Трошкови нето накнада зарада за време боло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3</text:p>
          </table:table-cell>
          <table:table-cell office:value-type="string">
            <text:p>Трошкови нето накнада зарада за време празник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4</text:p>
          </table:table-cell>
          <table:table-cell office:value-type="string">
            <text:p>Трошкови нето накн.зарада за време струч.оспособ.и усаврш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5</text:p>
          </table:table-cell>
          <table:table-cell office:value-type="string">
            <text:p>Трошкови нето накнада зарада за време плаћеног одсуст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6</text:p>
          </table:table-cell>
          <table:table-cell office:value-type="string">
            <text:p>Трош.нето накн. зар. за време прекида рада без крив.запос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7</text:p>
          </table:table-cell>
          <table:table-cell office:value-type="string">
            <text:p>Трошкови нето накнада зарада за време суспензије и притво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8</text:p>
          </table:table-cell>
          <table:table-cell office:value-type="string">
            <text:p>Трошкови нето накнада зарада за време годишњег одмо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09</text:p>
          </table:table-cell>
          <table:table-cell office:value-type="string">
            <text:p>Трошкови пореза и доприноса на накн.зарада на терет запос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521</text:p>
          </table:table-cell>
          <table:table-cell office:value-type="string">
            <text:p>Трош.пор.и допр.на зараде и накн.зарада на терет послод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10</text:p>
          </table:table-cell>
          <table:table-cell office:value-type="string">
            <text:p>Трош.пореза на зараде и накнаде зарада на терет послодав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1">
            <text:p>521</text:p>
          </table:table-cell>
          <table:table-cell table:number-columns-repeated="247"/>
        </table:table-row>
        <table:table-row table:style-name="ro1">
          <table:table-cell office:value-type="string">
            <text:p>5211</text:p>
          </table:table-cell>
          <table:table-cell office:value-type="string">
            <text:p>Трош.допр.на зараде и накнаде зарада на терет послодав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1">
            <text:p>521</text:p>
          </table:table-cell>
          <table:table-cell table:number-columns-repeated="247"/>
        </table:table-row>
        <table:table-row table:style-name="ro1">
          <table:table-cell office:value-type="string">
            <text:p>522</text:p>
          </table:table-cell>
          <table:table-cell office:value-type="string">
            <text:p>Трошкови накнада-уговору о дел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3</text:p>
          </table:table-cell>
          <table:table-cell office:value-type="string">
            <text:p>Трошкови накнада-ауторски уговор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4</text:p>
          </table:table-cell>
          <table:table-cell office:value-type="string">
            <text:p>Трошкови накнада-привремени и повремени послов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5</text:p>
          </table:table-cell>
          <table:table-cell office:value-type="string">
            <text:p>Трошкови накнада-остали уговор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6</text:p>
          </table:table-cell>
          <table:table-cell office:value-type="string">
            <text:p>Трошкови накнада-управни и надзорни одбор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9</text:p>
          </table:table-cell>
          <table:table-cell office:value-type="string">
            <text:p>Остали лични расходи и накнад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string">
            <text:p>5290</text:p>
          </table:table-cell>
          <table:table-cell office:value-type="string">
            <text:p>Отпремнина за одлазак у пензиј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9">
            <text:p>529</text:p>
          </table:table-cell>
          <table:table-cell table:number-columns-repeated="247"/>
        </table:table-row>
        <table:table-row table:style-name="ro1">
          <table:table-cell office:value-type="string">
            <text:p>5291</text:p>
          </table:table-cell>
          <table:table-cell office:value-type="string">
            <text:p>Јубиларне накнад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9">
            <text:p>529</text:p>
          </table:table-cell>
          <table:table-cell table:number-columns-repeated="247"/>
        </table:table-row>
        <table:table-row table:style-name="ro1">
          <table:table-cell office:value-type="string">
            <text:p>5292</text:p>
          </table:table-cell>
          <table:table-cell office:value-type="string">
            <text:p>Накнаде трошкова смештаја и исхране на службеном пут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9">
            <text:p>529</text:p>
          </table:table-cell>
          <table:table-cell table:number-columns-repeated="247"/>
        </table:table-row>
        <table:table-row table:style-name="ro1">
          <table:table-cell office:value-type="string">
            <text:p>5293</text:p>
          </table:table-cell>
          <table:table-cell office:value-type="string">
            <text:p>Накнаде трошкова превоза на службеном пут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9">
            <text:p>529</text:p>
          </table:table-cell>
          <table:table-cell table:number-columns-repeated="247"/>
        </table:table-row>
        <table:table-row table:style-name="ro1">
          <table:table-cell office:value-type="string">
            <text:p>5294</text:p>
          </table:table-cell>
          <table:table-cell office:value-type="string">
            <text:p>Накнаде трошкова превоза на радно место и са радног мес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9">
            <text:p>529</text:p>
          </table:table-cell>
          <table:table-cell table:number-columns-repeated="247"/>
        </table:table-row>
        <table:table-row table:style-name="ro1">
          <table:table-cell office:value-type="string">
            <text:p>5295</text:p>
          </table:table-cell>
          <table:table-cell office:value-type="string">
            <text:p>Накнада за смештај и исхрану на терен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9">
            <text:p>529</text:p>
          </table:table-cell>
          <table:table-cell table:number-columns-repeated="247"/>
        </table:table-row>
        <table:table-row table:style-name="ro1">
          <table:table-cell office:value-type="string">
            <text:p>5299</text:p>
          </table:table-cell>
          <table:table-cell office:value-type="string">
            <text:p>Остале накнаде трошкова запосленима,послод.и др.физ.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29">
            <text:p>52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3</text:p>
          </table:table-cell>
          <table:table-cell table:style-name="ce5" office:value-type="string">
            <text:p>ТРОШКОВИ ПРОИЗВОДНИХ УСЛУГА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3</text:p>
          </table:table-cell>
          <table:table-cell table:style-name="ce16" office:value-type="string">
            <text:p>ТРОШКОВИ ПРОИЗВОДНИХ УСЛУГА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30</text:p>
          </table:table-cell>
          <table:table-cell office:value-type="string">
            <text:p>Трошкови услуга на изради учинак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1</text:p>
          </table:table-cell>
          <table:table-cell office:value-type="string">
            <text:p>Трошкови транспорт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10</text:p>
          </table:table-cell>
          <table:table-cell office:value-type="string">
            <text:p>Трошкови услуга превоза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1">
            <text:p>531</text:p>
          </table:table-cell>
          <table:table-cell table:number-columns-repeated="247"/>
        </table:table-row>
        <table:table-row table:style-name="ro1">
          <table:table-cell office:value-type="string">
            <text:p>5311</text:p>
          </table:table-cell>
          <table:table-cell office:value-type="string">
            <text:p>Трошкови услуга превоза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1">
            <text:p>531</text:p>
          </table:table-cell>
          <table:table-cell table:number-columns-repeated="247"/>
        </table:table-row>
        <table:table-row table:style-name="ro1">
          <table:table-cell office:value-type="string">
            <text:p>5312</text:p>
          </table:table-cell>
          <table:table-cell office:value-type="string">
            <text:p>Трошкови ПТТ услуга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1">
            <text:p>531</text:p>
          </table:table-cell>
          <table:table-cell table:number-columns-repeated="247"/>
        </table:table-row>
        <table:table-row table:style-name="ro1">
          <table:table-cell office:value-type="string">
            <text:p>5313</text:p>
          </table:table-cell>
          <table:table-cell office:value-type="string">
            <text:p>Трошкови ПТТ услуга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1">
            <text:p>531</text:p>
          </table:table-cell>
          <table:table-cell table:number-columns-repeated="247"/>
        </table:table-row>
        <table:table-row table:style-name="ro1">
          <table:table-cell office:value-type="string">
            <text:p>5319</text:p>
          </table:table-cell>
          <table:table-cell office:value-type="string">
            <text:p>Други трошкови транспорт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1">
            <text:p>531</text:p>
          </table:table-cell>
          <table:table-cell table:number-columns-repeated="247"/>
        </table:table-row>
        <table:table-row table:style-name="ro1">
          <table:table-cell office:value-type="string">
            <text:p>532</text:p>
          </table:table-cell>
          <table:table-cell office:value-type="string">
            <text:p>Трошкови услуга одржа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20</text:p>
          </table:table-cell>
          <table:table-cell office:value-type="string">
            <text:p>Трошкови услуга одржавања основних средстава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table:number-columns-repeated="247"/>
        </table:table-row>
        <table:table-row table:style-name="ro1">
          <table:table-cell office:value-type="string">
            <text:p>5321</text:p>
          </table:table-cell>
          <table:table-cell office:value-type="string">
            <text:p>Трошкови услуга одржавања основних средстава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table:number-columns-repeated="247"/>
        </table:table-row>
        <table:table-row table:style-name="ro1">
          <table:table-cell office:value-type="string">
            <text:p>5329</text:p>
          </table:table-cell>
          <table:table-cell office:value-type="string">
            <text:p>Други трошкови услуга одржа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table:number-columns-repeated="247"/>
        </table:table-row>
        <table:table-row table:style-name="ro1">
          <table:table-cell office:value-type="string">
            <text:p>533</text:p>
          </table:table-cell>
          <table:table-cell office:value-type="string">
            <text:p>Трошкови закупн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30</text:p>
          </table:table-cell>
          <table:table-cell office:value-type="string">
            <text:p>Трошкови закупа погонске опрем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3">
            <text:p>533</text:p>
          </table:table-cell>
          <table:table-cell table:number-columns-repeated="247"/>
        </table:table-row>
        <table:table-row table:style-name="ro1">
          <table:table-cell office:value-type="string">
            <text:p>5331</text:p>
          </table:table-cell>
          <table:table-cell office:value-type="string">
            <text:p>Трошкови закупа транспортних средста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3">
            <text:p>533</text:p>
          </table:table-cell>
          <table:table-cell table:number-columns-repeated="247"/>
        </table:table-row>
        <table:table-row table:style-name="ro1">
          <table:table-cell office:value-type="string">
            <text:p>5332</text:p>
          </table:table-cell>
          <table:table-cell office:value-type="string">
            <text:p>Трошкови закупа пословног инвентара и опрем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3">
            <text:p>533</text:p>
          </table:table-cell>
          <table:table-cell table:number-columns-repeated="247"/>
        </table:table-row>
        <table:table-row table:style-name="ro1">
          <table:table-cell office:value-type="string">
            <text:p>5333</text:p>
          </table:table-cell>
          <table:table-cell office:value-type="string">
            <text:p>Трошкови закупа складишног просто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3">
            <text:p>533</text:p>
          </table:table-cell>
          <table:table-cell table:number-columns-repeated="247"/>
        </table:table-row>
        <table:table-row table:style-name="ro1">
          <table:table-cell office:value-type="string">
            <text:p>5334</text:p>
          </table:table-cell>
          <table:table-cell office:value-type="string">
            <text:p>Трошкови закупа пословног просто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3">
            <text:p>533</text:p>
          </table:table-cell>
          <table:table-cell table:number-columns-repeated="247"/>
        </table:table-row>
        <table:table-row table:style-name="ro1">
          <table:table-cell office:value-type="string">
            <text:p>5339</text:p>
          </table:table-cell>
          <table:table-cell office:value-type="string">
            <text:p>Други трошкови закупн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3">
            <text:p>533</text:p>
          </table:table-cell>
          <table:table-cell table:number-columns-repeated="247"/>
        </table:table-row>
        <table:table-row table:style-name="ro1">
          <table:table-cell office:value-type="string">
            <text:p>534</text:p>
          </table:table-cell>
          <table:table-cell office:value-type="string">
            <text:p>Трошкови сајмо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40</text:p>
          </table:table-cell>
          <table:table-cell office:value-type="string">
            <text:p>Трошкови учешћа на сајмовима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4">
            <text:p>534</text:p>
          </table:table-cell>
          <table:table-cell table:number-columns-repeated="247"/>
        </table:table-row>
        <table:table-row table:style-name="ro1">
          <table:table-cell office:value-type="string">
            <text:p>5342</text:p>
          </table:table-cell>
          <table:table-cell office:value-type="string">
            <text:p>Трошкови учешћа на сајмовима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4">
            <text:p>534</text:p>
          </table:table-cell>
          <table:table-cell table:number-columns-repeated="247"/>
        </table:table-row>
        <table:table-row table:style-name="ro1">
          <table:table-cell office:value-type="string">
            <text:p>535</text:p>
          </table:table-cell>
          <table:table-cell office:value-type="string">
            <text:p>Трошкови рекламе и пропаганд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50</text:p>
          </table:table-cell>
          <table:table-cell office:value-type="string">
            <text:p>Трошкови рекламе и пропаганде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5">
            <text:p>535</text:p>
          </table:table-cell>
          <table:table-cell table:number-columns-repeated="247"/>
        </table:table-row>
        <table:table-row table:style-name="ro1">
          <table:table-cell office:value-type="string">
            <text:p>5351</text:p>
          </table:table-cell>
          <table:table-cell office:value-type="string">
            <text:p>Трошкови рекламе и пропаганде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5">
            <text:p>535</text:p>
          </table:table-cell>
          <table:table-cell table:number-columns-repeated="247"/>
        </table:table-row>
        <table:table-row table:style-name="ro1">
          <table:table-cell office:value-type="string">
            <text:p>5352</text:p>
          </table:table-cell>
          <table:table-cell office:value-type="string">
            <text:p>Трошкови сопст.произ.употребљених за рекламу и пропаганд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5">
            <text:p>535</text:p>
          </table:table-cell>
          <table:table-cell table:number-columns-repeated="247"/>
        </table:table-row>
        <table:table-row table:style-name="ro1">
          <table:table-cell office:value-type="string">
            <text:p>5353</text:p>
          </table:table-cell>
          <table:table-cell office:value-type="string">
            <text:p>Трошкови сопст.услуга употребљених за рекламу и пропаганд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5">
            <text:p>535</text:p>
          </table:table-cell>
          <table:table-cell table:number-columns-repeated="247"/>
        </table:table-row>
        <table:table-row table:style-name="ro1">
          <table:table-cell office:value-type="string">
            <text:p>5354</text:p>
          </table:table-cell>
          <table:table-cell office:value-type="string">
            <text:p>Трошкови робе употребљене за рекламу и пропаганд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5">
            <text:p>535</text:p>
          </table:table-cell>
          <table:table-cell table:number-columns-repeated="247"/>
        </table:table-row>
        <table:table-row table:style-name="ro1">
          <table:table-cell office:value-type="string">
            <text:p>5359</text:p>
          </table:table-cell>
          <table:table-cell office:value-type="string">
            <text:p>Други трошкови рекламе и пропаганд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5">
            <text:p>535</text:p>
          </table:table-cell>
          <table:table-cell table:number-columns-repeated="247"/>
        </table:table-row>
        <table:table-row table:style-name="ro1">
          <table:table-cell office:value-type="string">
            <text:p>536</text:p>
          </table:table-cell>
          <table:table-cell office:value-type="string">
            <text:p>Трошкови истражи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60</text:p>
          </table:table-cell>
          <table:table-cell office:value-type="string">
            <text:p>Трошкови фундаменталних истражи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6">
            <text:p>536</text:p>
          </table:table-cell>
          <table:table-cell table:number-columns-repeated="247"/>
        </table:table-row>
        <table:table-row table:style-name="ro1">
          <table:table-cell office:value-type="string">
            <text:p>5361</text:p>
          </table:table-cell>
          <table:table-cell office:value-type="string">
            <text:p>Трошкови примењених истражи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6">
            <text:p>536</text:p>
          </table:table-cell>
          <table:table-cell table:number-columns-repeated="247"/>
        </table:table-row>
        <table:table-row table:style-name="ro1">
          <table:table-cell office:value-type="string">
            <text:p>537</text:p>
          </table:table-cell>
          <table:table-cell office:value-type="string">
            <text:p>Трошкови развоја који се не капитализуј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9</text:p>
          </table:table-cell>
          <table:table-cell office:value-type="string">
            <text:p>Трошкови остал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string">
            <text:p>5390</text:p>
          </table:table-cell>
          <table:table-cell office:value-type="string">
            <text:p>Трошлови услуга заштите на рад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9">
            <text:p>539</text:p>
          </table:table-cell>
          <table:table-cell table:number-columns-repeated="247"/>
        </table:table-row>
        <table:table-row table:style-name="ro1">
          <table:table-cell office:value-type="string">
            <text:p>5391</text:p>
          </table:table-cell>
          <table:table-cell office:value-type="string">
            <text:p>Трошкови услуга пречишћавања отпадних в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9">
            <text:p>539</text:p>
          </table:table-cell>
          <table:table-cell table:number-columns-repeated="247"/>
        </table:table-row>
        <table:table-row table:style-name="ro1">
          <table:table-cell office:value-type="string">
            <text:p>5393</text:p>
          </table:table-cell>
          <table:table-cell office:value-type="string">
            <text:p>Трошкови услуга истраж.рудног и другог минералног бла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9">
            <text:p>539</text:p>
          </table:table-cell>
          <table:table-cell table:number-columns-repeated="247"/>
        </table:table-row>
        <table:table-row table:style-name="ro1">
          <table:table-cell office:value-type="string">
            <text:p>5394</text:p>
          </table:table-cell>
          <table:table-cell office:value-type="string">
            <text:p>Трошкови истражи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9">
            <text:p>539</text:p>
          </table:table-cell>
          <table:table-cell table:number-columns-repeated="247"/>
        </table:table-row>
        <table:table-row table:style-name="ro1">
          <table:table-cell office:value-type="string">
            <text:p>5399</text:p>
          </table:table-cell>
          <table:table-cell office:value-type="string">
            <text:p>Трошкови других производ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39">
            <text:p>53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4</text:p>
          </table:table-cell>
          <table:table-cell table:style-name="ce5" office:value-type="string">
            <text:p>ТРОШКОВИ АМОРТИЗАЦИЈЕ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4</text:p>
          </table:table-cell>
          <table:table-cell table:style-name="ce16" office:value-type="string">
            <text:p>ТРОШКОВИ АМОРТИЗАЦИЈЕ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40</text:p>
          </table:table-cell>
          <table:table-cell office:value-type="string">
            <text:p>Трошкови амортизаци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office:value-type="string">
            <text:p>5400</text:p>
          </table:table-cell>
          <table:table-cell office:value-type="string">
            <text:p>Трошкови амортизације-нематеријална улаг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40">
            <text:p>540</text:p>
          </table:table-cell>
          <table:table-cell table:number-columns-repeated="247"/>
        </table:table-row>
        <table:table-row table:style-name="ro1">
          <table:table-cell office:value-type="string">
            <text:p>5401</text:p>
          </table:table-cell>
          <table:table-cell office:value-type="string">
            <text:p>Трошкови амортизације-основна средст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40">
            <text:p>540</text:p>
          </table:table-cell>
          <table:table-cell table:number-columns-repeated="247"/>
        </table:table-row>
        <table:table-row table:style-name="ro1">
          <table:table-cell office:value-type="string">
            <text:p>541</text:p>
          </table:table-cell>
          <table:table-cell office:value-type="string">
            <text:p>Трошкови резервисања за гарантни рок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office:value-type="string">
            <text:p>542</text:p>
          </table:table-cell>
          <table:table-cell office:value-type="string">
            <text:p>Трошкови резервисања за обнављање природних богатста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office:value-type="string">
            <text:p>543</text:p>
          </table:table-cell>
          <table:table-cell office:value-type="string">
            <text:p>Трошкови резервисања за задржане кауције и депозит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office:value-type="string">
            <text:p>544</text:p>
          </table:table-cell>
          <table:table-cell office:value-type="string">
            <text:p>Трошкови резервисања за реструктуирањ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office:value-type="string">
            <text:p>545</text:p>
          </table:table-cell>
          <table:table-cell office:value-type="string">
            <text:p>Трошкови резервисања за накнаде и друге бенифиције запос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office:value-type="string">
            <text:p>549</text:p>
          </table:table-cell>
          <table:table-cell office:value-type="string">
            <text:p>Остала дугорочна резервис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5</text:p>
          </table:table-cell>
          <table:table-cell table:style-name="ce5" office:value-type="string">
            <text:p>НЕМАТЕРИЈАЛНИ ТРОШКОВИ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5</text:p>
          </table:table-cell>
          <table:table-cell table:style-name="ce16" office:value-type="string">
            <text:p>НЕМАТЕРИЈАЛНИ ТРОШКОВ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50</text:p>
          </table:table-cell>
          <table:table-cell office:value-type="string">
            <text:p>Трошкови непроизвод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00</text:p>
          </table:table-cell>
          <table:table-cell office:value-type="string">
            <text:p>Трошкови здравстве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0">
            <text:p>550</text:p>
          </table:table-cell>
          <table:table-cell table:number-columns-repeated="247"/>
        </table:table-row>
        <table:table-row table:style-name="ro1">
          <table:table-cell office:value-type="string">
            <text:p>5501</text:p>
          </table:table-cell>
          <table:table-cell office:value-type="string">
            <text:p>Трошкови адвокатск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0">
            <text:p>550</text:p>
          </table:table-cell>
          <table:table-cell table:number-columns-repeated="247"/>
        </table:table-row>
        <table:table-row table:style-name="ro1">
          <table:table-cell office:value-type="string">
            <text:p>5502</text:p>
          </table:table-cell>
          <table:table-cell office:value-type="string">
            <text:p>Трошкови услуга чишће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0">
            <text:p>550</text:p>
          </table:table-cell>
          <table:table-cell table:number-columns-repeated="247"/>
        </table:table-row>
        <table:table-row table:style-name="ro1">
          <table:table-cell office:value-type="string">
            <text:p>5503</text:p>
          </table:table-cell>
          <table:table-cell office:value-type="string">
            <text:p>Трошкови рачуноводствене ревизи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0">
            <text:p>550</text:p>
          </table:table-cell>
          <table:table-cell table:number-columns-repeated="247"/>
        </table:table-row>
        <table:table-row table:style-name="ro1">
          <table:table-cell office:value-type="string">
            <text:p>5504</text:p>
          </table:table-cell>
          <table:table-cell office:value-type="string">
            <text:p>Трошкови саветовања и других интелект.услуга правних ли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0">
            <text:p>550</text:p>
          </table:table-cell>
          <table:table-cell table:number-columns-repeated="247"/>
        </table:table-row>
        <table:table-row table:style-name="ro1">
          <table:table-cell office:value-type="string">
            <text:p>5505</text:p>
          </table:table-cell>
          <table:table-cell office:value-type="string">
            <text:p>Трошкови интелектуалних услуга физичких ли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0">
            <text:p>550</text:p>
          </table:table-cell>
          <table:table-cell table:number-columns-repeated="247"/>
        </table:table-row>
        <table:table-row table:style-name="ro1">
          <table:table-cell office:value-type="string">
            <text:p>5509</text:p>
          </table:table-cell>
          <table:table-cell office:value-type="string">
            <text:p>Трошкови других непроизвод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0">
            <text:p>550</text:p>
          </table:table-cell>
          <table:table-cell table:number-columns-repeated="247"/>
        </table:table-row>
        <table:table-row table:style-name="ro1">
          <table:table-cell office:value-type="string">
            <text:p>551</text:p>
          </table:table-cell>
          <table:table-cell office:value-type="string">
            <text:p>Трошкови репрезентаци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10</text:p>
          </table:table-cell>
          <table:table-cell office:value-type="string">
            <text:p>Трошкови репрезентације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1">
            <text:p>551</text:p>
          </table:table-cell>
          <table:table-cell table:number-columns-repeated="247"/>
        </table:table-row>
        <table:table-row table:style-name="ro1">
          <table:table-cell office:value-type="string">
            <text:p>5511</text:p>
          </table:table-cell>
          <table:table-cell office:value-type="string">
            <text:p>Трошкови репрезентације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1">
            <text:p>551</text:p>
          </table:table-cell>
          <table:table-cell table:number-columns-repeated="247"/>
        </table:table-row>
        <table:table-row table:style-name="ro1">
          <table:table-cell office:value-type="string">
            <text:p>5512</text:p>
          </table:table-cell>
          <table:table-cell office:value-type="string">
            <text:p>Трошкови сопствених производа употреб.за репрезентациј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1">
            <text:p>551</text:p>
          </table:table-cell>
          <table:table-cell table:number-columns-repeated="247"/>
        </table:table-row>
        <table:table-row table:style-name="ro1">
          <table:table-cell office:value-type="string">
            <text:p>5513</text:p>
          </table:table-cell>
          <table:table-cell office:value-type="string">
            <text:p>Трошкови робе употребљене за репрезентациј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1">
            <text:p>551</text:p>
          </table:table-cell>
          <table:table-cell table:number-columns-repeated="247"/>
        </table:table-row>
        <table:table-row table:style-name="ro1">
          <table:table-cell office:value-type="string">
            <text:p>552</text:p>
          </table:table-cell>
          <table:table-cell office:value-type="string">
            <text:p>Трошкови премија осигур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20</text:p>
          </table:table-cell>
          <table:table-cell office:value-type="string">
            <text:p>Трошкови премија осигурања-основна средст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2">
            <text:p>552</text:p>
          </table:table-cell>
          <table:table-cell table:number-columns-repeated="247"/>
        </table:table-row>
        <table:table-row table:style-name="ro1">
          <table:table-cell office:value-type="string">
            <text:p>5521</text:p>
          </table:table-cell>
          <table:table-cell office:value-type="string">
            <text:p>Трошкови премија осигурања-залих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2">
            <text:p>552</text:p>
          </table:table-cell>
          <table:table-cell table:number-columns-repeated="247"/>
        </table:table-row>
        <table:table-row table:style-name="ro1">
          <table:table-cell office:value-type="string">
            <text:p>5522</text:p>
          </table:table-cell>
          <table:table-cell office:value-type="string">
            <text:p>Трошкови премија осигурања-производ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2">
            <text:p>552</text:p>
          </table:table-cell>
          <table:table-cell table:number-columns-repeated="247"/>
        </table:table-row>
        <table:table-row table:style-name="ro1">
          <table:table-cell office:value-type="string">
            <text:p>5523</text:p>
          </table:table-cell>
          <table:table-cell office:value-type="string">
            <text:p>Трошкови премија осигурања-одговорност према трећ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2">
            <text:p>552</text:p>
          </table:table-cell>
          <table:table-cell table:number-columns-repeated="247"/>
        </table:table-row>
        <table:table-row table:style-name="ro1">
          <table:table-cell office:value-type="string">
            <text:p>5524</text:p>
          </table:table-cell>
          <table:table-cell office:value-type="string">
            <text:p>Трошкови премија осигурања-запослени у току ра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2">
            <text:p>552</text:p>
          </table:table-cell>
          <table:table-cell table:number-columns-repeated="247"/>
        </table:table-row>
        <table:table-row table:style-name="ro1">
          <table:table-cell office:value-type="string">
            <text:p>5525</text:p>
          </table:table-cell>
          <table:table-cell office:value-type="string">
            <text:p>Трошкови премија осигурања-пласмани и потражи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2">
            <text:p>552</text:p>
          </table:table-cell>
          <table:table-cell table:number-columns-repeated="247"/>
        </table:table-row>
        <table:table-row table:style-name="ro1">
          <table:table-cell office:value-type="string">
            <text:p>5529</text:p>
          </table:table-cell>
          <table:table-cell office:value-type="string">
            <text:p>Други трошкови премија осигур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2">
            <text:p>552</text:p>
          </table:table-cell>
          <table:table-cell table:number-columns-repeated="247"/>
        </table:table-row>
        <table:table-row table:style-name="ro1">
          <table:table-cell office:value-type="string">
            <text:p>553</text:p>
          </table:table-cell>
          <table:table-cell office:value-type="string">
            <text:p>Трошкови платног проме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30</text:p>
          </table:table-cell>
          <table:table-cell office:value-type="string">
            <text:p>Трошкови платног промета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EXPENSE_ACCT</text:p>
          </table:table-cell>
          <table:table-cell office:value-type="float" office:value="553">
            <text:p>553</text:p>
          </table:table-cell>
          <table:table-cell table:number-columns-repeated="247"/>
        </table:table-row>
        <table:table-row table:style-name="ro1">
          <table:table-cell office:value-type="string">
            <text:p>5532</text:p>
          </table:table-cell>
          <table:table-cell office:value-type="string">
            <text:p>Трошкови платног промета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3">
            <text:p>553</text:p>
          </table:table-cell>
          <table:table-cell table:number-columns-repeated="247"/>
        </table:table-row>
        <table:table-row table:style-name="ro1">
          <table:table-cell office:value-type="string">
            <text:p>554</text:p>
          </table:table-cell>
          <table:table-cell office:value-type="string">
            <text:p>Трошкови чланар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40</text:p>
          </table:table-cell>
          <table:table-cell office:value-type="string">
            <text:p>Трошкови чланарина пословним удружењ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4">
            <text:p>554</text:p>
          </table:table-cell>
          <table:table-cell table:number-columns-repeated="247"/>
        </table:table-row>
        <table:table-row table:style-name="ro1">
          <table:table-cell office:value-type="string">
            <text:p>5549</text:p>
          </table:table-cell>
          <table:table-cell office:value-type="string">
            <text:p>Други трошкови чланар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4">
            <text:p>554</text:p>
          </table:table-cell>
          <table:table-cell table:number-columns-repeated="247"/>
        </table:table-row>
        <table:table-row table:style-name="ro1">
          <table:table-cell office:value-type="string">
            <text:p>555</text:p>
          </table:table-cell>
          <table:table-cell office:value-type="string">
            <text:p>Трошкови порез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50</text:p>
          </table:table-cell>
          <table:table-cell office:value-type="string">
            <text:p>Трошкови пореза на имовин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5">
            <text:p>555</text:p>
          </table:table-cell>
          <table:table-cell table:number-columns-repeated="247"/>
        </table:table-row>
        <table:table-row table:style-name="ro1">
          <table:table-cell office:value-type="string">
            <text:p>5551</text:p>
          </table:table-cell>
          <table:table-cell office:value-type="string">
            <text:p>Трошкови коришћења добара од општег интерес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5">
            <text:p>555</text:p>
          </table:table-cell>
          <table:table-cell table:number-columns-repeated="247"/>
        </table:table-row>
        <table:table-row table:style-name="ro1">
          <table:table-cell office:value-type="string">
            <text:p>5552</text:p>
          </table:table-cell>
          <table:table-cell office:value-type="string">
            <text:p>Трошкови коришћења природног лековитог факто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5">
            <text:p>555</text:p>
          </table:table-cell>
          <table:table-cell table:number-columns-repeated="247"/>
        </table:table-row>
        <table:table-row table:style-name="ro1">
          <table:table-cell office:value-type="string">
            <text:p>5553</text:p>
          </table:table-cell>
          <table:table-cell office:value-type="string">
            <text:p>Трошкови коришћења градског земљиш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5">
            <text:p>555</text:p>
          </table:table-cell>
          <table:table-cell table:number-columns-repeated="247"/>
        </table:table-row>
        <table:table-row table:style-name="ro1">
          <table:table-cell office:value-type="string">
            <text:p>5554</text:p>
          </table:table-cell>
          <table:table-cell office:value-type="string">
            <text:p>Трошкови накнада за коришћење путе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5">
            <text:p>555</text:p>
          </table:table-cell>
          <table:table-cell table:number-columns-repeated="247"/>
        </table:table-row>
        <table:table-row table:style-name="ro1">
          <table:table-cell office:value-type="string">
            <text:p>5556</text:p>
          </table:table-cell>
          <table:table-cell office:value-type="string">
            <text:p>Трошкови цар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5">
            <text:p>555</text:p>
          </table:table-cell>
          <table:table-cell table:number-columns-repeated="247"/>
        </table:table-row>
        <table:table-row table:style-name="ro1">
          <table:table-cell office:value-type="string">
            <text:p>5559</text:p>
          </table:table-cell>
          <table:table-cell office:value-type="string">
            <text:p>Трошкови других порез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5">
            <text:p>555</text:p>
          </table:table-cell>
          <table:table-cell table:number-columns-repeated="247"/>
        </table:table-row>
        <table:table-row table:style-name="ro1">
          <table:table-cell office:value-type="string">
            <text:p>556</text:p>
          </table:table-cell>
          <table:table-cell office:value-type="string">
            <text:p>Трошкови допринос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60</text:p>
          </table:table-cell>
          <table:table-cell office:value-type="string">
            <text:p>Трошкови доприноса за ПиО на терет послодав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6">
            <text:p>556</text:p>
          </table:table-cell>
          <table:table-cell table:number-columns-repeated="247"/>
        </table:table-row>
        <table:table-row table:style-name="ro1">
          <table:table-cell office:value-type="string">
            <text:p>5561</text:p>
          </table:table-cell>
          <table:table-cell office:value-type="string">
            <text:p>Трошкови допр.за здравствено осигурање на терет послодав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6">
            <text:p>556</text:p>
          </table:table-cell>
          <table:table-cell table:number-columns-repeated="247"/>
        </table:table-row>
        <table:table-row table:style-name="ro1">
          <table:table-cell office:value-type="string">
            <text:p>5562</text:p>
          </table:table-cell>
          <table:table-cell office:value-type="string">
            <text:p>Трошкови допр.за осигурање од незапосл.на терет послодав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6">
            <text:p>556</text:p>
          </table:table-cell>
          <table:table-cell table:number-columns-repeated="247"/>
        </table:table-row>
        <table:table-row table:style-name="ro1">
          <table:table-cell office:value-type="string">
            <text:p>5563</text:p>
          </table:table-cell>
          <table:table-cell office:value-type="string">
            <text:p>Трошкови удружених средстава за солидарну стамбену изградњ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6">
            <text:p>556</text:p>
          </table:table-cell>
          <table:table-cell table:number-columns-repeated="247"/>
        </table:table-row>
        <table:table-row table:style-name="ro1">
          <table:table-cell office:value-type="string">
            <text:p>5564</text:p>
          </table:table-cell>
          <table:table-cell office:value-type="string">
            <text:p>Трошкови доприноса привредним комора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6">
            <text:p>556</text:p>
          </table:table-cell>
          <table:table-cell table:number-columns-repeated="247"/>
        </table:table-row>
        <table:table-row table:style-name="ro1">
          <table:table-cell office:value-type="string">
            <text:p>5565</text:p>
          </table:table-cell>
          <table:table-cell office:value-type="string">
            <text:p>Трошкови доприноса задружним савез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6">
            <text:p>556</text:p>
          </table:table-cell>
          <table:table-cell table:number-columns-repeated="247"/>
        </table:table-row>
        <table:table-row table:style-name="ro1">
          <table:table-cell office:value-type="string">
            <text:p>5569</text:p>
          </table:table-cell>
          <table:table-cell office:value-type="string">
            <text:p>Други трошкови допринос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6">
            <text:p>556</text:p>
          </table:table-cell>
          <table:table-cell table:number-columns-repeated="247"/>
        </table:table-row>
        <table:table-row table:style-name="ro1">
          <table:table-cell office:value-type="string">
            <text:p>559</text:p>
          </table:table-cell>
          <table:table-cell office:value-type="string">
            <text:p>Остали нематеријални трошков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string">
            <text:p>5590</text:p>
          </table:table-cell>
          <table:table-cell office:value-type="string">
            <text:p>Судски трошкови и трошкови вештаче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59">
            <text:p>559</text:p>
          </table:table-cell>
          <table:table-cell table:number-columns-repeated="247"/>
        </table:table-row>
        <table:table-row table:style-name="ro1">
          <table:table-cell office:value-type="string">
            <text:p>5599</text:p>
          </table:table-cell>
          <table:table-cell office:value-type="string">
            <text:p>Други нематеријални трошков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float" office:value="559">
            <text:p>55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6</text:p>
          </table:table-cell>
          <table:table-cell table:style-name="ce5" office:value-type="string">
            <text:p>ФИНАНСИЈСКИ РАСХОДИ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6</text:p>
          </table:table-cell>
          <table:table-cell table:style-name="ce16" office:value-type="string">
            <text:p>ФИНАНСИЈСКИ РАС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60</text:p>
          </table:table-cell>
          <table:table-cell office:value-type="string">
            <text:p>Финанс.расх.из односа са матичним и зависним правн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string">
            <text:p>5600</text:p>
          </table:table-cell>
          <table:table-cell office:value-type="string">
            <text:p>Расходи камата из односа са матичним и зависним прав.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0">
            <text:p>560</text:p>
          </table:table-cell>
          <table:table-cell table:number-columns-repeated="247"/>
        </table:table-row>
        <table:table-row table:style-name="ro1">
          <table:table-cell office:value-type="string">
            <text:p>5601</text:p>
          </table:table-cell>
          <table:table-cell office:value-type="string">
            <text:p>Негат.курсне разл.из односа са матич.и завис.правн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0">
            <text:p>560</text:p>
          </table:table-cell>
          <table:table-cell table:number-columns-repeated="247"/>
        </table:table-row>
        <table:table-row table:style-name="ro1">
          <table:table-cell office:value-type="string">
            <text:p>5602</text:p>
          </table:table-cell>
          <table:table-cell office:value-type="string">
            <text:p>Отписи дугороч.пласмана матичним и зависним правн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0">
            <text:p>560</text:p>
          </table:table-cell>
          <table:table-cell table:number-columns-repeated="247"/>
        </table:table-row>
        <table:table-row table:style-name="ro1">
          <table:table-cell office:value-type="string">
            <text:p>5609</text:p>
          </table:table-cell>
          <table:table-cell office:value-type="string">
            <text:p>Други финанс.расходи из односа са матичним и завис.пр.лиц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0">
            <text:p>560</text:p>
          </table:table-cell>
          <table:table-cell table:number-columns-repeated="247"/>
        </table:table-row>
        <table:table-row table:style-name="ro1">
          <table:table-cell office:value-type="string">
            <text:p>561</text:p>
          </table:table-cell>
          <table:table-cell office:value-type="string">
            <text:p>Финансијски расходи из односа са осталим повезан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string">
            <text:p>5610</text:p>
          </table:table-cell>
          <table:table-cell office:value-type="string">
            <text:p>Расходи камата из односа са осталим повезан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1">
            <text:p>561</text:p>
          </table:table-cell>
          <table:table-cell table:number-columns-repeated="247"/>
        </table:table-row>
        <table:table-row table:style-name="ro1">
          <table:table-cell office:value-type="string">
            <text:p>5611</text:p>
          </table:table-cell>
          <table:table-cell office:value-type="string">
            <text:p>Негативне курсне разлике из односа са осталим повез.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1">
            <text:p>561</text:p>
          </table:table-cell>
          <table:table-cell table:number-columns-repeated="247"/>
        </table:table-row>
        <table:table-row table:style-name="ro1">
          <table:table-cell office:value-type="string">
            <text:p>5612</text:p>
          </table:table-cell>
          <table:table-cell office:value-type="string">
            <text:p>Отписи дугорочних пласмана осталим повезаним правн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1">
            <text:p>561</text:p>
          </table:table-cell>
          <table:table-cell table:number-columns-repeated="247"/>
        </table:table-row>
        <table:table-row table:style-name="ro1">
          <table:table-cell office:value-type="string">
            <text:p>5619</text:p>
          </table:table-cell>
          <table:table-cell office:value-type="string">
            <text:p>Други финанс.расходи из односа са остал.повезаним пр.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1">
            <text:p>561</text:p>
          </table:table-cell>
          <table:table-cell table:number-columns-repeated="247"/>
        </table:table-row>
        <table:table-row table:style-name="ro1">
          <table:table-cell office:value-type="string">
            <text:p>562</text:p>
          </table:table-cell>
          <table:table-cell office:value-type="string">
            <text:p>Расходи кама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string">
            <text:p>5620</text:p>
          </table:table-cell>
          <table:table-cell office:value-type="string">
            <text:p>Расходи камата по финансијским кредит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21</text:p>
          </table:table-cell>
          <table:table-cell office:value-type="string">
            <text:p>Расходи камата по робним кредит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22</text:p>
          </table:table-cell>
          <table:table-cell office:value-type="string">
            <text:p>Расходи камата по инвестиционим кредит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23</text:p>
          </table:table-cell>
          <table:table-cell office:value-type="string">
            <text:p>Расходи камата по обавезама из дужничко-поверилачког однос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24</text:p>
          </table:table-cell>
          <table:table-cell office:value-type="string">
            <text:p>Расходи затезних кама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25</text:p>
          </table:table-cell>
          <table:table-cell office:value-type="string">
            <text:p>Расходи камата по обавезама за порезе,допр.и друге дажбин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26</text:p>
          </table:table-cell>
          <table:table-cell office:value-type="string">
            <text:p>Расходи по основу ревалоризације кама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29</text:p>
          </table:table-cell>
          <table:table-cell office:value-type="string">
            <text:p>Расходи других кама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2">
            <text:p>562</text:p>
          </table:table-cell>
          <table:table-cell table:number-columns-repeated="247"/>
        </table:table-row>
        <table:table-row table:style-name="ro1">
          <table:table-cell office:value-type="string">
            <text:p>563</text:p>
          </table:table-cell>
          <table:table-cell office:value-type="string">
            <text:p>Негативне курсне разлик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string">
            <text:p>5630</text:p>
          </table:table-cell>
          <table:table-cell office:value-type="string">
            <text:p>Негативне курсне разлике по обавезама и потраживањ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LOSS_ACCT</text:p>
          </table:table-cell>
          <table:table-cell office:value-type="float" office:value="563">
            <text:p>563</text:p>
          </table:table-cell>
          <table:table-cell table:number-columns-repeated="247"/>
        </table:table-row>
        <table:table-row table:style-name="ro1">
          <table:table-cell office:value-type="string">
            <text:p>5632</text:p>
          </table:table-cell>
          <table:table-cell office:value-type="string">
            <text:p>Негативне курсне разлике по страним новчаним средств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3">
            <text:p>563</text:p>
          </table:table-cell>
          <table:table-cell table:number-columns-repeated="247"/>
        </table:table-row>
        <table:table-row table:style-name="ro1">
          <table:table-cell office:value-type="string">
            <text:p>564</text:p>
          </table:table-cell>
          <table:table-cell office:value-type="string">
            <text:p>Расходи по основу ефеката валутне клаузул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string">
            <text:p>565</text:p>
          </table:table-cell>
          <table:table-cell office:value-type="string">
            <text:p>Расх.од учеш.у губит.зав.пр.лица и зајед.улаг.по мет.уде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string">
            <text:p>569</text:p>
          </table:table-cell>
          <table:table-cell office:value-type="string">
            <text:p>Остали финансијски расход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string">
            <text:p>5690</text:p>
          </table:table-cell>
          <table:table-cell office:value-type="string">
            <text:p>Финансијски расходи по основу каса сконт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9">
            <text:p>569</text:p>
          </table:table-cell>
          <table:table-cell table:number-columns-repeated="247"/>
        </table:table-row>
        <table:table-row table:style-name="ro1">
          <table:table-cell office:value-type="string">
            <text:p>5699</text:p>
          </table:table-cell>
          <table:table-cell office:value-type="string">
            <text:p>Други финансијски расход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69">
            <text:p>56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7</text:p>
          </table:table-cell>
          <table:table-cell table:style-name="ce5" office:value-type="string">
            <text:p>ОСТАЛИ РАСХОДИ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7</text:p>
          </table:table-cell>
          <table:table-cell table:style-name="ce16" office:value-type="string">
            <text:p>ОСТАЛИ РАС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70</text:p>
          </table:table-cell>
          <table:table-cell office:value-type="string">
            <text:p>Губици по основу расх.и продаје нем.улагања,некрет.и опрем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00</text:p>
          </table:table-cell>
          <table:table-cell office:value-type="string">
            <text:p>Отпис нематеријалних улаг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0">
            <text:p>570</text:p>
          </table:table-cell>
          <table:table-cell table:number-columns-repeated="247"/>
        </table:table-row>
        <table:table-row table:style-name="ro1">
          <table:table-cell office:value-type="string">
            <text:p>5701</text:p>
          </table:table-cell>
          <table:table-cell office:value-type="string">
            <text:p>Расход некретнина,постројења и опрем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0">
            <text:p>570</text:p>
          </table:table-cell>
          <table:table-cell table:number-columns-repeated="247"/>
        </table:table-row>
        <table:table-row table:style-name="ro1">
          <table:table-cell office:value-type="string">
            <text:p>5702</text:p>
          </table:table-cell>
          <table:table-cell office:value-type="string">
            <text:p>Ванредни отписи нематеријалних улаг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0">
            <text:p>570</text:p>
          </table:table-cell>
          <table:table-cell table:number-columns-repeated="247"/>
        </table:table-row>
        <table:table-row table:style-name="ro1">
          <table:table-cell office:value-type="string">
            <text:p>5703</text:p>
          </table:table-cell>
          <table:table-cell office:value-type="string">
            <text:p>Ванредни отписи некретнина,постројења и опрем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RITEOFF_ACCT</text:p>
          </table:table-cell>
          <table:table-cell office:value-type="float" office:value="570">
            <text:p>570</text:p>
          </table:table-cell>
          <table:table-cell table:number-columns-repeated="247"/>
        </table:table-row>
        <table:table-row table:style-name="ro1">
          <table:table-cell office:value-type="string">
            <text:p>5709</text:p>
          </table:table-cell>
          <table:table-cell office:value-type="string">
            <text:p>Други губици по осн.расх.отписа немат.улаг.,некретн.и опр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0">
            <text:p>570</text:p>
          </table:table-cell>
          <table:table-cell table:number-columns-repeated="247"/>
        </table:table-row>
        <table:table-row table:style-name="ro1">
          <table:table-cell office:value-type="string">
            <text:p>571</text:p>
          </table:table-cell>
          <table:table-cell office:value-type="string">
            <text:p>Губици по основу расходовања и продаје биолошких средста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10</text:p>
          </table:table-cell>
          <table:table-cell office:value-type="string">
            <text:p>Губици по основу расх.и продаје шума и вишегод.заса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1">
            <text:p>571</text:p>
          </table:table-cell>
          <table:table-cell table:number-columns-repeated="247"/>
        </table:table-row>
        <table:table-row table:style-name="ro1">
          <table:table-cell office:value-type="string">
            <text:p>5711</text:p>
          </table:table-cell>
          <table:table-cell office:value-type="string">
            <text:p>Губици по основу расходовања и продаје основног ста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1">
            <text:p>571</text:p>
          </table:table-cell>
          <table:table-cell table:number-columns-repeated="247"/>
        </table:table-row>
        <table:table-row table:style-name="ro1">
          <table:table-cell office:value-type="string">
            <text:p>572</text:p>
          </table:table-cell>
          <table:table-cell office:value-type="string">
            <text:p>Губици по основу продаје учешћа у капит.и хартија од вредн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20</text:p>
          </table:table-cell>
          <table:table-cell office:value-type="string">
            <text:p>Губици по осн. прод.учешћа у кап.и ха.од вр.са досп.преко1г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2">
            <text:p>572</text:p>
          </table:table-cell>
          <table:table-cell table:number-columns-repeated="247"/>
        </table:table-row>
        <table:table-row table:style-name="ro1">
          <table:table-cell office:value-type="string">
            <text:p>5721</text:p>
          </table:table-cell>
          <table:table-cell office:value-type="string">
            <text:p>Губици по основу прод.учешћа у кап.и ха.од вр.са досп.до 1г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2">
            <text:p>572</text:p>
          </table:table-cell>
          <table:table-cell table:number-columns-repeated="247"/>
        </table:table-row>
        <table:table-row table:style-name="ro1">
          <table:table-cell office:value-type="string">
            <text:p>573</text:p>
          </table:table-cell>
          <table:table-cell office:value-type="string">
            <text:p>Губици од продаје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30</text:p>
          </table:table-cell>
          <table:table-cell office:value-type="string">
            <text:p>Губици од продаје основног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3">
            <text:p>573</text:p>
          </table:table-cell>
          <table:table-cell table:number-columns-repeated="247"/>
        </table:table-row>
        <table:table-row table:style-name="ro1">
          <table:table-cell office:value-type="string">
            <text:p>5731</text:p>
          </table:table-cell>
          <table:table-cell office:value-type="string">
            <text:p>Губици од продаје резервних дело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3">
            <text:p>573</text:p>
          </table:table-cell>
          <table:table-cell table:number-columns-repeated="247"/>
        </table:table-row>
        <table:table-row table:style-name="ro1">
          <table:table-cell office:value-type="string">
            <text:p>5732</text:p>
          </table:table-cell>
          <table:table-cell office:value-type="string">
            <text:p>Губици од продаје ситног инвента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3">
            <text:p>573</text:p>
          </table:table-cell>
          <table:table-cell table:number-columns-repeated="247"/>
        </table:table-row>
        <table:table-row table:style-name="ro1">
          <table:table-cell office:value-type="string">
            <text:p>574</text:p>
          </table:table-cell>
          <table:table-cell office:value-type="string">
            <text:p>Мањков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40</text:p>
          </table:table-cell>
          <table:table-cell office:value-type="string">
            <text:p>Мањкови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float" office:value="574">
            <text:p>574</text:p>
          </table:table-cell>
          <table:table-cell table:number-columns-repeated="247"/>
        </table:table-row>
        <table:table-row table:style-name="ro1">
          <table:table-cell office:value-type="string">
            <text:p>5741</text:p>
          </table:table-cell>
          <table:table-cell office:value-type="string">
            <text:p>Мањкови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4">
            <text:p>574</text:p>
          </table:table-cell>
          <table:table-cell table:number-columns-repeated="247"/>
        </table:table-row>
        <table:table-row table:style-name="ro1">
          <table:table-cell office:value-type="string">
            <text:p>5742</text:p>
          </table:table-cell>
          <table:table-cell office:value-type="string">
            <text:p>Мањкови алата и инвентар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4">
            <text:p>574</text:p>
          </table:table-cell>
          <table:table-cell table:number-columns-repeated="247"/>
        </table:table-row>
        <table:table-row table:style-name="ro1">
          <table:table-cell office:value-type="string">
            <text:p>5743</text:p>
          </table:table-cell>
          <table:table-cell office:value-type="string">
            <text:p>Мањкови осталих основних средста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4">
            <text:p>574</text:p>
          </table:table-cell>
          <table:table-cell table:number-columns-repeated="247"/>
        </table:table-row>
        <table:table-row table:style-name="ro1">
          <table:table-cell office:value-type="string">
            <text:p>5744</text:p>
          </table:table-cell>
          <table:table-cell office:value-type="string">
            <text:p>Други мањков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4">
            <text:p>574</text:p>
          </table:table-cell>
          <table:table-cell table:number-columns-repeated="247"/>
        </table:table-row>
        <table:table-row table:style-name="ro1">
          <table:table-cell office:value-type="string">
            <text:p>575</text:p>
          </table:table-cell>
          <table:table-cell office:value-type="string">
            <text:p>Расходи по основу ефеката уговорене заштите од ризик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50</text:p>
          </table:table-cell>
          <table:table-cell office:value-type="string">
            <text:p>Расходи по основу негативних ефаката уговорене ревалор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5">
            <text:p>575</text:p>
          </table:table-cell>
          <table:table-cell table:number-columns-repeated="247"/>
        </table:table-row>
        <table:table-row table:style-name="ro1">
          <table:table-cell office:value-type="string">
            <text:p>5751</text:p>
          </table:table-cell>
          <table:table-cell office:value-type="string">
            <text:p>Расходи по основу негативних ефаката угов.валутне клаузул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5">
            <text:p>575</text:p>
          </table:table-cell>
          <table:table-cell table:number-columns-repeated="247"/>
        </table:table-row>
        <table:table-row table:style-name="ro1">
          <table:table-cell office:value-type="string">
            <text:p>5758</text:p>
          </table:table-cell>
          <table:table-cell office:value-type="string">
            <text:p>Расходи по основу осталих облика угов.заштите од ризик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5">
            <text:p>575</text:p>
          </table:table-cell>
          <table:table-cell table:number-columns-repeated="247"/>
        </table:table-row>
        <table:table-row table:style-name="ro1">
          <table:table-cell office:value-type="string">
            <text:p>576</text:p>
          </table:table-cell>
          <table:table-cell office:value-type="string">
            <text:p>Расходи по основу директних отписа потражив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60</text:p>
          </table:table-cell>
          <table:table-cell office:value-type="string">
            <text:p>Расходи по основу директних отписа потраживања у земљ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6">
            <text:p>576</text:p>
          </table:table-cell>
          <table:table-cell table:number-columns-repeated="247"/>
        </table:table-row>
        <table:table-row table:style-name="ro1">
          <table:table-cell office:value-type="string">
            <text:p>5761</text:p>
          </table:table-cell>
          <table:table-cell office:value-type="string">
            <text:p>Расходи по основу директних отписа потраж.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6">
            <text:p>576</text:p>
          </table:table-cell>
          <table:table-cell table:number-columns-repeated="247"/>
        </table:table-row>
        <table:table-row table:style-name="ro1">
          <table:table-cell office:value-type="string">
            <text:p>577</text:p>
          </table:table-cell>
          <table:table-cell office:value-type="string">
            <text:p>Расходи по основу расходовања залиха материјала и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70</text:p>
          </table:table-cell>
          <table:table-cell office:value-type="string">
            <text:p>Расходи по основу расходовања залиха материјала 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7">
            <text:p>577</text:p>
          </table:table-cell>
          <table:table-cell table:number-columns-repeated="247"/>
        </table:table-row>
        <table:table-row table:style-name="ro1">
          <table:table-cell office:value-type="string">
            <text:p>5771</text:p>
          </table:table-cell>
          <table:table-cell office:value-type="string">
            <text:p>Расходи по основу расходовања залиха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7">
            <text:p>577</text:p>
          </table:table-cell>
          <table:table-cell table:number-columns-repeated="247"/>
        </table:table-row>
        <table:table-row table:style-name="ro1">
          <table:table-cell office:value-type="string">
            <text:p>579</text:p>
          </table:table-cell>
          <table:table-cell office:value-type="string">
            <text:p>Остали непоменути расход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string">
            <text:p>5790</text:p>
          </table:table-cell>
          <table:table-cell office:value-type="string">
            <text:p>Казне за привредне преступе и прекршај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9">
            <text:p>579</text:p>
          </table:table-cell>
          <table:table-cell table:number-columns-repeated="247"/>
        </table:table-row>
        <table:table-row table:style-name="ro1">
          <table:table-cell office:value-type="string">
            <text:p>5791</text:p>
          </table:table-cell>
          <table:table-cell office:value-type="string">
            <text:p>Пенал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9">
            <text:p>579</text:p>
          </table:table-cell>
          <table:table-cell table:number-columns-repeated="247"/>
        </table:table-row>
        <table:table-row table:style-name="ro1">
          <table:table-cell office:value-type="string">
            <text:p>5792</text:p>
          </table:table-cell>
          <table:table-cell office:value-type="string">
            <text:p>Изгубљене капар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9">
            <text:p>579</text:p>
          </table:table-cell>
          <table:table-cell table:number-columns-repeated="247"/>
        </table:table-row>
        <table:table-row table:style-name="ro1">
          <table:table-cell office:value-type="string">
            <text:p>5793</text:p>
          </table:table-cell>
          <table:table-cell office:value-type="string">
            <text:p>Накнаде штета другим лицим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9">
            <text:p>579</text:p>
          </table:table-cell>
          <table:table-cell table:number-columns-repeated="247"/>
        </table:table-row>
        <table:table-row table:style-name="ro1">
          <table:table-cell office:value-type="string">
            <text:p>5799</text:p>
          </table:table-cell>
          <table:table-cell office:value-type="string">
            <text:p>Други неспоменути расходи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79">
            <text:p>57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8</text:p>
          </table:table-cell>
          <table:table-cell table:style-name="ce5" office:value-type="string">
            <text:p>РАСХОДИ ПО ОСНОВУ ОБЕЗВРЕЂЕЊА ИМОВИНЕ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8</text:p>
          </table:table-cell>
          <table:table-cell table:style-name="ce16" office:value-type="string">
            <text:p>РАСХОДИ ПО ОСНОВУ ОБЕЗВРЕЂЕЊА ИМОВИНЕ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80</text:p>
          </table:table-cell>
          <table:table-cell office:value-type="string">
            <text:p>Обезвређивање биолошких средста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office:value-type="string">
            <text:p>5800</text:p>
          </table:table-cell>
          <table:table-cell office:value-type="string">
            <text:p>Обезвређивање шума и вишегодишњих заса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0">
            <text:p>580</text:p>
          </table:table-cell>
          <table:table-cell table:number-columns-repeated="247"/>
        </table:table-row>
        <table:table-row table:style-name="ro1">
          <table:table-cell office:value-type="string">
            <text:p>5801</text:p>
          </table:table-cell>
          <table:table-cell office:value-type="string">
            <text:p>Обезвређивање основног ста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0">
            <text:p>580</text:p>
          </table:table-cell>
          <table:table-cell table:number-columns-repeated="247"/>
        </table:table-row>
        <table:table-row table:style-name="ro1">
          <table:table-cell office:value-type="string">
            <text:p>581</text:p>
          </table:table-cell>
          <table:table-cell office:value-type="string">
            <text:p>Обезвређивање нематеријалних улаг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office:value-type="string">
            <text:p>5810</text:p>
          </table:table-cell>
          <table:table-cell office:value-type="string">
            <text:p>Обезвређење улагања у развој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1">
            <text:p>581</text:p>
          </table:table-cell>
          <table:table-cell table:number-columns-repeated="247"/>
        </table:table-row>
        <table:table-row table:style-name="ro1">
          <table:table-cell office:value-type="string">
            <text:p>5811</text:p>
          </table:table-cell>
          <table:table-cell office:value-type="string">
            <text:p>Обезвређења концесија,патената,лиценци и сличних прав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1">
            <text:p>581</text:p>
          </table:table-cell>
          <table:table-cell table:number-columns-repeated="247"/>
        </table:table-row>
        <table:table-row table:style-name="ro1">
          <table:table-cell office:value-type="string">
            <text:p>5812</text:p>
          </table:table-cell>
          <table:table-cell office:value-type="string">
            <text:p>Обезвређење гоодwилл-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1">
            <text:p>581</text:p>
          </table:table-cell>
          <table:table-cell table:number-columns-repeated="247"/>
        </table:table-row>
        <table:table-row table:style-name="ro1">
          <table:table-cell office:value-type="string">
            <text:p>5813</text:p>
          </table:table-cell>
          <table:table-cell office:value-type="string">
            <text:p>Обезвређење негативног гоодwилл-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1">
            <text:p>581</text:p>
          </table:table-cell>
          <table:table-cell table:number-columns-repeated="247"/>
        </table:table-row>
        <table:table-row table:style-name="ro1">
          <table:table-cell office:value-type="string">
            <text:p>5814</text:p>
          </table:table-cell>
          <table:table-cell office:value-type="string">
            <text:p>Обезвређење осталих нематеријалних улагањ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1">
            <text:p>581</text:p>
          </table:table-cell>
          <table:table-cell table:number-columns-repeated="247"/>
        </table:table-row>
        <table:table-row table:style-name="ro1">
          <table:table-cell office:value-type="string">
            <text:p>582</text:p>
          </table:table-cell>
          <table:table-cell office:value-type="string">
            <text:p>Обезвређење некретнина,постројења и опрем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office:value-type="string">
            <text:p>5820</text:p>
          </table:table-cell>
          <table:table-cell office:value-type="string">
            <text:p>Обезвређење некретн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2">
            <text:p>582</text:p>
          </table:table-cell>
          <table:table-cell table:number-columns-repeated="247"/>
        </table:table-row>
        <table:table-row table:style-name="ro1">
          <table:table-cell office:value-type="string">
            <text:p>5821</text:p>
          </table:table-cell>
          <table:table-cell office:value-type="string">
            <text:p>Обезвређење постројења и опрем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2">
            <text:p>582</text:p>
          </table:table-cell>
          <table:table-cell table:number-columns-repeated="247"/>
        </table:table-row>
        <table:table-row table:style-name="ro1">
          <table:table-cell office:value-type="string">
            <text:p>583</text:p>
          </table:table-cell>
          <table:table-cell office:value-type="string">
            <text:p>Обезвр.дугор.финанс.плас.и хартија од вред.распол.за прод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office:value-type="string">
            <text:p>5830</text:p>
          </table:table-cell>
          <table:table-cell office:value-type="string">
            <text:p>Обезвређење дугорочних финансијских пласма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3">
            <text:p>583</text:p>
          </table:table-cell>
          <table:table-cell table:number-columns-repeated="247"/>
        </table:table-row>
        <table:table-row table:style-name="ro1">
          <table:table-cell office:value-type="string">
            <text:p>5831</text:p>
          </table:table-cell>
          <table:table-cell office:value-type="string">
            <text:p>Обезвређење краткорочних финансијских пласма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3">
            <text:p>583</text:p>
          </table:table-cell>
          <table:table-cell table:number-columns-repeated="247"/>
        </table:table-row>
        <table:table-row table:style-name="ro1">
          <table:table-cell office:value-type="string">
            <text:p>584</text:p>
          </table:table-cell>
          <table:table-cell office:value-type="string">
            <text:p>Обезвређења залиха материјала и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office:value-type="string">
            <text:p>5840</text:p>
          </table:table-cell>
          <table:table-cell office:value-type="string">
            <text:p>Обезвређења залиха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4">
            <text:p>584</text:p>
          </table:table-cell>
          <table:table-cell table:number-columns-repeated="247"/>
        </table:table-row>
        <table:table-row table:style-name="ro1">
          <table:table-cell office:value-type="string">
            <text:p>5841</text:p>
          </table:table-cell>
          <table:table-cell office:value-type="string">
            <text:p>Обезвређења залиха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4">
            <text:p>584</text:p>
          </table:table-cell>
          <table:table-cell table:number-columns-repeated="247"/>
        </table:table-row>
        <table:table-row table:style-name="ro1">
          <table:table-cell office:value-type="string">
            <text:p>585</text:p>
          </table:table-cell>
          <table:table-cell office:value-type="string">
            <text:p>Обезвређ.потраж.и краткорочних финанс.пласма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office:value-type="string">
            <text:p>5850</text:p>
          </table:table-cell>
          <table:table-cell office:value-type="string">
            <text:p>Обезвр.потраж.од матичних и завис.и осталих повез.пр.ли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5">
            <text:p>585</text:p>
          </table:table-cell>
          <table:table-cell table:number-columns-repeated="247"/>
        </table:table-row>
        <table:table-row table:style-name="ro1">
          <table:table-cell office:value-type="string">
            <text:p>5851</text:p>
          </table:table-cell>
          <table:table-cell office:value-type="string">
            <text:p>Обезвређење потраживања од домаћих купац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5">
            <text:p>585</text:p>
          </table:table-cell>
          <table:table-cell table:number-columns-repeated="247"/>
        </table:table-row>
        <table:table-row table:style-name="ro1">
          <table:table-cell office:value-type="string">
            <text:p>5852</text:p>
          </table:table-cell>
          <table:table-cell office:value-type="string">
            <text:p>Обезвређење потраживања купаца у иностранству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5">
            <text:p>585</text:p>
          </table:table-cell>
          <table:table-cell table:number-columns-repeated="247"/>
        </table:table-row>
        <table:table-row table:style-name="ro1">
          <table:table-cell office:value-type="string">
            <text:p>5853</text:p>
          </table:table-cell>
          <table:table-cell office:value-type="string">
            <text:p>Обезвређење краткорочних фин.пласмана и хартија од вредн.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85">
            <text:p>585</text:p>
          </table:table-cell>
          <table:table-cell table:number-columns-repeated="247"/>
        </table:table-row>
        <table:table-row table:style-name="ro1">
          <table:table-cell office:value-type="string">
            <text:p>589</text:p>
          </table:table-cell>
          <table:table-cell office:value-type="string">
            <text:p>Обезвређење остале имовин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8">
            <text:p>5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9</text:p>
          </table:table-cell>
          <table:table-cell table:style-name="ce5" office:value-type="string">
            <text:p>ГУБИТАК ПОСЛОВАЊА КОЈЕ СЕ ОБУСТАВЉА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5">
            <text:p>5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59</text:p>
          </table:table-cell>
          <table:table-cell table:style-name="ce16" office:value-type="string">
            <text:p>ГУБИТАК ПОСЛОВАЊА КОЈЕ СЕ ОБУСТАВЉА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590</text:p>
          </table:table-cell>
          <table:table-cell office:value-type="string">
            <text:p>Губитак пословања које се обустављ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9">
            <text:p>59</text:p>
          </table:table-cell>
          <table:table-cell table:number-columns-repeated="247"/>
        </table:table-row>
        <table:table-row table:style-name="ro1">
          <table:table-cell office:value-type="string">
            <text:p>591</text:p>
          </table:table-cell>
          <table:table-cell office:value-type="string">
            <text:p>Расходи,ефекти промене рачунов.полит.и испр.греш.из ран.год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9">
            <text:p>59</text:p>
          </table:table-cell>
          <table:table-cell table:number-columns-repeated="247"/>
        </table:table-row>
        <table:table-row table:style-name="ro1">
          <table:table-cell office:value-type="string">
            <text:p>5910</text:p>
          </table:table-cell>
          <table:table-cell office:value-type="string">
            <text:p>Расходи,ефекти промене рачуноводствених политика 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91">
            <text:p>591</text:p>
          </table:table-cell>
          <table:table-cell table:number-columns-repeated="247"/>
        </table:table-row>
        <table:table-row table:style-name="ro1">
          <table:table-cell office:value-type="string">
            <text:p>5911</text:p>
          </table:table-cell>
          <table:table-cell office:value-type="string">
            <text:p>Расходи,исправке грешака из ранијих годин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91">
            <text:p>591</text:p>
          </table:table-cell>
          <table:table-cell table:number-columns-repeated="247"/>
        </table:table-row>
        <table:table-row table:style-name="ro1">
          <table:table-cell office:value-type="string">
            <text:p>599</text:p>
          </table:table-cell>
          <table:table-cell office:value-type="string">
            <text:p>Пренос расх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59">
            <text:p>59</text:p>
          </table:table-cell>
          <table:table-cell table:number-columns-repeated="247"/>
        </table:table-row>
        <table:table-row table:style-name="ro1">
          <table:table-cell office:value-type="string">
            <text:p>5990</text:p>
          </table:table-cell>
          <table:table-cell office:value-type="string">
            <text:p>Пренос расх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BALANCING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1</text:p>
          </table:table-cell>
          <table:table-cell office:value-type="string">
            <text:p>Пренос расх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2</text:p>
          </table:table-cell>
          <table:table-cell office:value-type="string">
            <text:p>Пренос расх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0</text:p>
          </table:table-cell>
          <table:table-cell office:value-type="string">
            <text:p>C_RECEIVABLE_SERVICES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SERVICE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1</text:p>
          </table:table-cell>
          <table:table-cell office:value-type="string">
            <text:p>C_PREPAYMEN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PREPAYMEN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2</text:p>
          </table:table-cell>
          <table:table-cell office:value-type="string">
            <text:p>PAYDISCOUNT_EXP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EXP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3</text:p>
          </table:table-cell>
          <table:table-cell office:value-type="string">
            <text:p>NOTINVOICEDRECEIVABLES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VABLE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4</text:p>
          </table:table-cell>
          <table:table-cell office:value-type="string">
            <text:p>NOTINVOICEDREVENU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VENU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5</text:p>
          </table:table-cell>
          <table:table-cell office:value-type="string">
            <text:p>UNEARNEDREVENU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EARNEDREVENU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6</text:p>
          </table:table-cell>
          <table:table-cell office:value-type="string">
            <text:p>V_LIABILITY_SERVICES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SERVICE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7</text:p>
          </table:table-cell>
          <table:table-cell office:value-type="string">
            <text:p>V_PREPAYMEN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PREPAYMEN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8</text:p>
          </table:table-cell>
          <table:table-cell office:value-type="string">
            <text:p>PAYDISCOUNT_REV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REV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19</text:p>
          </table:table-cell>
          <table:table-cell office:value-type="string">
            <text:p>WITHHOLDING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ITHHOLDING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0</text:p>
          </table:table-cell>
          <table:table-cell office:value-type="string">
            <text:p>E_PREPAYMEN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PREPAYMEN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1</text:p>
          </table:table-cell>
          <table:table-cell office:value-type="string">
            <text:p>E_EXPENS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EXPENS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2</text:p>
          </table:table-cell>
          <table:table-cell office:value-type="string">
            <text:p>P_COSTADJUSTMEN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STADJUSTMEN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3</text:p>
          </table:table-cell>
          <table:table-cell office:value-type="string">
            <text:p>P_INVENTORYCLEARING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INVENTORYCLEARING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4</text:p>
          </table:table-cell>
          <table:table-cell office:value-type="string">
            <text:p>P_PURCHASEPRICEVARIANC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5</text:p>
          </table:table-cell>
          <table:table-cell office:value-type="string">
            <text:p>P_INVOICEPRICEVARIANC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6</text:p>
          </table:table-cell>
          <table:table-cell office:value-type="string">
            <text:p>P_TRADEDISCOUNTREC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REC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7</text:p>
          </table:table-cell>
          <table:table-cell office:value-type="string">
            <text:p>P_TRADEDISCOUNTGRAN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GRAN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8</text:p>
          </table:table-cell>
          <table:table-cell office:value-type="string">
            <text:p>W_INVENTORY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ENTORY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29</text:p>
          </table:table-cell>
          <table:table-cell office:value-type="string">
            <text:p>W_INVACTUALADJUS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ACTUALADJUS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0</text:p>
          </table:table-cell>
          <table:table-cell office:value-type="string">
            <text:p>W_REVALUATION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REVALUATION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1</text:p>
          </table:table-cell>
          <table:table-cell office:value-type="string">
            <text:p>PJ_ASSE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ASSE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2</text:p>
          </table:table-cell>
          <table:table-cell office:value-type="string">
            <text:p>B_UNIDENTIFIED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IDENTIFIED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3</text:p>
          </table:table-cell>
          <table:table-cell office:value-type="string">
            <text:p>B_UNALLOCATEDCASH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ALLOCATEDCASH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4</text:p>
          </table:table-cell>
          <table:table-cell office:value-type="string">
            <text:p>B_PAYMENTSELEC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5</text:p>
          </table:table-cell>
          <table:table-cell office:value-type="string">
            <text:p>B_INTERESTEXP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6</text:p>
          </table:table-cell>
          <table:table-cell office:value-type="string">
            <text:p>B_INTERESTREV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7</text:p>
          </table:table-cell>
          <table:table-cell office:value-type="string">
            <text:p>B_SETTLEMENTLOSS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LOS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8</text:p>
          </table:table-cell>
          <table:table-cell office:value-type="string">
            <text:p>B_SETTLEMENTGAIN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GAIN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39</text:p>
          </table:table-cell>
          <table:table-cell office:value-type="string">
            <text:p>T_LIABILITY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LIABILITY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0</text:p>
          </table:table-cell>
          <table:table-cell office:value-type="string">
            <text:p>T_RECEIVABLES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RECEIVABLE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1</text:p>
          </table:table-cell>
          <table:table-cell office:value-type="string">
            <text:p>T_EXPENS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EXPENS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2</text:p>
          </table:table-cell>
          <table:table-cell office:value-type="string">
            <text:p>CH_EXPENS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3</text:p>
          </table:table-cell>
          <table:table-cell office:value-type="string">
            <text:p>CH_REVENU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4</text:p>
          </table:table-cell>
          <table:table-cell office:value-type="string">
            <text:p>UNREALIZEDGAIN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GAIN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5</text:p>
          </table:table-cell>
          <table:table-cell office:value-type="string">
            <text:p>UNREALIZEDLOSS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LOS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6</text:p>
          </table:table-cell>
          <table:table-cell office:value-type="string">
            <text:p>REALIZEDGAIN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7</text:p>
          </table:table-cell>
          <table:table-cell office:value-type="string">
            <text:p>REALIZEDLOSS_ACCT</text:p>
          </table:table-cell>
          <table:table-cell table:style-name="ce10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8</text:p>
          </table:table-cell>
          <table:table-cell office:value-type="string">
            <text:p>CB_EXPENSE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49</text:p>
          </table:table-cell>
          <table:table-cell office:value-type="string">
            <text:p>CB_RECEIPT_ACCT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RECEIP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0</text:p>
          </table:table-cell>
          <table:table-cell table:style-name="ce4" office:value-type="string">
            <text:p>COMMITMENTOFFSET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COMMITMENTOFFSE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1</text:p>
          </table:table-cell>
          <table:table-cell table:style-name="ce4" office:value-type="string">
            <text:p>COMMITMENTOFFSETSALES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COMMITMENTOFFSETSALES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2</text:p>
          </table:table-cell>
          <table:table-cell table:style-name="ce4" office:value-type="string">
            <text:p>INTERCOMPANYDUEFROM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INTERCOMPANYDUEFROM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3</text:p>
          </table:table-cell>
          <table:table-cell table:style-name="ce4" office:value-type="string">
            <text:p>INTERCOMPANYDUETO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INTERCOMPANYDUETO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4</text:p>
          </table:table-cell>
          <table:table-cell table:style-name="ce4" office:value-type="string">
            <text:p>PJ_WIP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J_WIP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5</text:p>
          </table:table-cell>
          <table:table-cell table:style-name="ce4" office:value-type="string">
            <text:p>PPVOFFSET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PVOFFSET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6</text:p>
          </table:table-cell>
          <table:table-cell table:style-name="ce4" office:value-type="string">
            <text:p>P_BURDEN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BURDEN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7</text:p>
          </table:table-cell>
          <table:table-cell table:style-name="ce4" office:value-type="string">
            <text:p>P_METHODCHANGEVARIANCE_ACCT 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METHODCHANGEVARIANCE_ACCT 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8</text:p>
          </table:table-cell>
          <table:table-cell table:style-name="ce4" office:value-type="string">
            <text:p>P_USAGEVARIANCE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USAGEVARIANCE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59</text:p>
          </table:table-cell>
          <table:table-cell table:style-name="ce4" office:value-type="string">
            <text:p>P_RATEVARIANCE_ACCT 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RATEVARIANCE_ACCT 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0</text:p>
          </table:table-cell>
          <table:table-cell table:style-name="ce4" office:value-type="string">
            <text:p>P_MIXVARIANCE_ACCT 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MIXVARIANCE_ACCT 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1</text:p>
          </table:table-cell>
          <table:table-cell table:style-name="ce4" office:value-type="string">
            <text:p>P_FLOORSTOCK_ACCT 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FLOORSTOCK_ACCT 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2</text:p>
          </table:table-cell>
          <table:table-cell table:style-name="ce4" office:value-type="string">
            <text:p>P_COSTOFPRODUCTION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COSTOFPRODUCTION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3</text:p>
          </table:table-cell>
          <table:table-cell table:style-name="ce4" office:value-type="string">
            <text:p>P_LABOR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LABOR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4</text:p>
          </table:table-cell>
          <table:table-cell table:style-name="ce4" office:value-type="string">
            <text:p>P_OVERHEAD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OVERHEAD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5</text:p>
          </table:table-cell>
          <table:table-cell table:style-name="ce4" office:value-type="string">
            <text:p>P_SCRAP_ACCT 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SCRAP_ACCT 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6</text:p>
          </table:table-cell>
          <table:table-cell table:style-name="ce4" office:value-type="string">
            <text:p>P_OUTSIDEPROCESSING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OUTSIDEPROCESSING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office:value-type="string">
            <text:p>599366</text:p>
          </table:table-cell>
          <table:table-cell table:style-name="ce4" office:value-type="string">
            <text:p>P_WIP_ACCT</text:p>
          </table:table-cell>
          <table:table-cell table:style-name="ce8"/>
          <table:table-cell office:value-type="string">
            <text:p>Expense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8" office:value-type="string">
            <text:p>P_WIP_ACCT</text:p>
          </table:table-cell>
          <table:table-cell office:value-type="float" office:value="599">
            <text:p>59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</text:p>
          </table:table-cell>
          <table:table-cell table:style-name="ce7" office:value-type="string">
            <text:p>ПРИХОДИ</text:p>
          </table:table-cell>
          <table:table-cell table:style-name="ce11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11"/>
          <table:table-cell table:style-name="ce2"/>
          <table:table-cell table:style-name="ce13" table:number-columns-repeated="2"/>
          <table:table-cell table:style-name="ce9" table:number-columns-repeated="2"/>
          <table:table-cell table:style-name="ce16" office:value-type="string">
            <text:p>6</text:p>
          </table:table-cell>
          <table:table-cell table:style-name="ce16" office:value-type="string">
            <text:p>ПРИ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60</text:p>
          </table:table-cell>
          <table:table-cell table:style-name="ce5" office:value-type="string">
            <text:p>ПРИХОДИ ОД ПРОДАЈЕ РОБЕ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0</text:p>
          </table:table-cell>
          <table:table-cell table:style-name="ce16" office:value-type="string">
            <text:p>ПРИХОДИ ОД ПРОДАЈЕ РОБЕ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00</text:p>
          </table:table-cell>
          <table:table-cell office:value-type="string">
            <text:p>Приходи од продаје робе матичним и зависним правним лиц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7"/>
        </table:table-row>
        <table:table-row table:style-name="ro1">
          <table:table-cell office:value-type="string">
            <text:p>6000</text:p>
          </table:table-cell>
          <table:table-cell office:value-type="string">
            <text:p>Приходи од продаје робе матичним правним лицима у земљ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0">
            <text:p>600</text:p>
          </table:table-cell>
          <table:table-cell table:number-columns-repeated="247"/>
        </table:table-row>
        <table:table-row table:style-name="ro1">
          <table:table-cell office:value-type="string">
            <text:p>6001</text:p>
          </table:table-cell>
          <table:table-cell office:value-type="string">
            <text:p>Приходи од прод.робе зависним правним лицима у инос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0">
            <text:p>600</text:p>
          </table:table-cell>
          <table:table-cell table:number-columns-repeated="247"/>
        </table:table-row>
        <table:table-row table:style-name="ro1">
          <table:table-cell office:value-type="string">
            <text:p>6002</text:p>
          </table:table-cell>
          <table:table-cell office:value-type="string">
            <text:p>Приходи од продаје робе матичним правним лицима у инос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0">
            <text:p>600</text:p>
          </table:table-cell>
          <table:table-cell table:number-columns-repeated="247"/>
        </table:table-row>
        <table:table-row table:style-name="ro1">
          <table:table-cell office:value-type="string">
            <text:p>6003</text:p>
          </table:table-cell>
          <table:table-cell office:value-type="string">
            <text:p>Приходи од продаје робе зависни правним лицима у инос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0">
            <text:p>600</text:p>
          </table:table-cell>
          <table:table-cell table:number-columns-repeated="247"/>
        </table:table-row>
        <table:table-row table:style-name="ro1">
          <table:table-cell office:value-type="string">
            <text:p>601</text:p>
          </table:table-cell>
          <table:table-cell office:value-type="string">
            <text:p>Приходи од продаје робе осталим повезаним правним лиц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7"/>
        </table:table-row>
        <table:table-row table:style-name="ro1">
          <table:table-cell office:value-type="string">
            <text:p>6010</text:p>
          </table:table-cell>
          <table:table-cell office:value-type="string">
            <text:p>Приходи од продаје робе ост.повез.правним лицима у земљ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1">
            <text:p>601</text:p>
          </table:table-cell>
          <table:table-cell table:number-columns-repeated="247"/>
        </table:table-row>
        <table:table-row table:style-name="ro1">
          <table:table-cell office:value-type="string">
            <text:p>6011</text:p>
          </table:table-cell>
          <table:table-cell office:value-type="string">
            <text:p>Приходи од продаје робе ост.повез.правним лицима у инос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1">
            <text:p>601</text:p>
          </table:table-cell>
          <table:table-cell table:number-columns-repeated="247"/>
        </table:table-row>
        <table:table-row table:style-name="ro1">
          <table:table-cell office:value-type="string">
            <text:p>602</text:p>
          </table:table-cell>
          <table:table-cell office:value-type="string">
            <text:p>Приходи од продаје робе на домаће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7"/>
        </table:table-row>
        <table:table-row table:style-name="ro1">
          <table:table-cell office:value-type="string">
            <text:p>6020</text:p>
          </table:table-cell>
          <table:table-cell office:value-type="string">
            <text:p>Приходи од продаје робе на склад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float" office:value="602">
            <text:p>602</text:p>
          </table:table-cell>
          <table:table-cell table:number-columns-repeated="247"/>
        </table:table-row>
        <table:table-row table:style-name="ro1">
          <table:table-cell office:value-type="string">
            <text:p>6021</text:p>
          </table:table-cell>
          <table:table-cell office:value-type="string">
            <text:p>Приходи од продаје робе на стовар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table:number-columns-repeated="247"/>
        </table:table-row>
        <table:table-row table:style-name="ro1">
          <table:table-cell office:value-type="string">
            <text:p>6022</text:p>
          </table:table-cell>
          <table:table-cell office:value-type="string">
            <text:p>Приходи од продаје робе у малопродајним објект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table:number-columns-repeated="247"/>
        </table:table-row>
        <table:table-row table:style-name="ro1">
          <table:table-cell office:value-type="string">
            <text:p>6023</text:p>
          </table:table-cell>
          <table:table-cell office:value-type="string">
            <text:p>Приходи од продаје робе у комис.и консиг.других лиц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table:number-columns-repeated="247"/>
        </table:table-row>
        <table:table-row table:style-name="ro1">
          <table:table-cell office:value-type="string">
            <text:p>6024</text:p>
          </table:table-cell>
          <table:table-cell office:value-type="string">
            <text:p>Приходи од продаје робе у транзи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table:number-columns-repeated="247"/>
        </table:table-row>
        <table:table-row table:style-name="ro1">
          <table:table-cell office:value-type="string">
            <text:p>603</text:p>
          </table:table-cell>
          <table:table-cell office:value-type="string">
            <text:p>Приходи од продаје робе на инострано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7"/>
        </table:table-row>
        <table:table-row table:style-name="ro1">
          <table:table-cell office:value-type="string">
            <text:p>6030</text:p>
          </table:table-cell>
          <table:table-cell office:value-type="string">
            <text:p>Приходи д самосталне продаје робе на инострано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3">
            <text:p>603</text:p>
          </table:table-cell>
          <table:table-cell table:number-columns-repeated="247"/>
        </table:table-row>
        <table:table-row table:style-name="ro1">
          <table:table-cell office:value-type="string">
            <text:p>6031</text:p>
          </table:table-cell>
          <table:table-cell office:value-type="string">
            <text:p>Приходи од продаје робе на инос.трж.посред.посредник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3">
            <text:p>603</text:p>
          </table:table-cell>
          <table:table-cell table:number-columns-repeated="247"/>
        </table:table-row>
        <table:table-row table:style-name="ro1">
          <table:table-cell office:value-type="string">
            <text:p>6034</text:p>
          </table:table-cell>
          <table:table-cell office:value-type="string">
            <text:p>Приходи од продаје робе у реекспор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3">
            <text:p>60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1</text:p>
          </table:table-cell>
          <table:table-cell table:style-name="ce5" office:value-type="string">
            <text:p>ПРИХОДИ ОД ПРОДАЈЕ ПРОИЗВОДА И УСЛУГА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1</text:p>
          </table:table-cell>
          <table:table-cell table:style-name="ce16" office:value-type="string">
            <text:p>ПРИХОДИ ОД ПРОДАЈЕ ПРОИЗВОДА И УСЛУГА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10</text:p>
          </table:table-cell>
          <table:table-cell office:value-type="string">
            <text:p>Приходи од прод.произв.и услуга мат.и зависним пр.лиц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7"/>
        </table:table-row>
        <table:table-row table:style-name="ro1">
          <table:table-cell office:value-type="string">
            <text:p>6100</text:p>
          </table:table-cell>
          <table:table-cell office:value-type="string">
            <text:p>Приходи од продаје производа мат.и зав.пр.лицима у земљ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0">
            <text:p>610</text:p>
          </table:table-cell>
          <table:table-cell table:number-columns-repeated="247"/>
        </table:table-row>
        <table:table-row table:style-name="ro1">
          <table:table-cell office:value-type="string">
            <text:p>6101</text:p>
          </table:table-cell>
          <table:table-cell office:value-type="string">
            <text:p>Приходи од продаје производа мат.и зависним пр.лиц.у инос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0">
            <text:p>610</text:p>
          </table:table-cell>
          <table:table-cell table:number-columns-repeated="247"/>
        </table:table-row>
        <table:table-row table:style-name="ro1">
          <table:table-cell office:value-type="string">
            <text:p>6102</text:p>
          </table:table-cell>
          <table:table-cell office:value-type="string">
            <text:p>Приходи од извр.услуга мат.и зависним пр.лиц.у земљ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0">
            <text:p>610</text:p>
          </table:table-cell>
          <table:table-cell table:number-columns-repeated="247"/>
        </table:table-row>
        <table:table-row table:style-name="ro1">
          <table:table-cell office:value-type="string">
            <text:p>6103</text:p>
          </table:table-cell>
          <table:table-cell office:value-type="string">
            <text:p>Приходи од извр.услуга мат.и зав.пр.лицима у иностранств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0">
            <text:p>610</text:p>
          </table:table-cell>
          <table:table-cell table:number-columns-repeated="247"/>
        </table:table-row>
        <table:table-row table:style-name="ro1">
          <table:table-cell office:value-type="string">
            <text:p>611</text:p>
          </table:table-cell>
          <table:table-cell office:value-type="string">
            <text:p>Приходи од продаје произ.и услуга осталим повез.пр.лиц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7"/>
        </table:table-row>
        <table:table-row table:style-name="ro1">
          <table:table-cell office:value-type="string">
            <text:p>6110</text:p>
          </table:table-cell>
          <table:table-cell office:value-type="string">
            <text:p>Приходи од продаје произ.осталим повез.пр.лицима у земљ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1">
            <text:p>611</text:p>
          </table:table-cell>
          <table:table-cell table:number-columns-repeated="247"/>
        </table:table-row>
        <table:table-row table:style-name="ro1">
          <table:table-cell office:value-type="string">
            <text:p>6111</text:p>
          </table:table-cell>
          <table:table-cell office:value-type="string">
            <text:p>Приходи од продаје произ.осталим повез.пр.лицима у инос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1">
            <text:p>611</text:p>
          </table:table-cell>
          <table:table-cell table:number-columns-repeated="247"/>
        </table:table-row>
        <table:table-row table:style-name="ro1">
          <table:table-cell office:value-type="string">
            <text:p>6112</text:p>
          </table:table-cell>
          <table:table-cell office:value-type="string">
            <text:p>Приходи од извр.услуга осталим повез. пр.лицима у земљ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1">
            <text:p>611</text:p>
          </table:table-cell>
          <table:table-cell table:number-columns-repeated="247"/>
        </table:table-row>
        <table:table-row table:style-name="ro1">
          <table:table-cell office:value-type="string">
            <text:p>6113</text:p>
          </table:table-cell>
          <table:table-cell office:value-type="string">
            <text:p>Приходи од извр.услуга осталим повезаним пр.лицима у инос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1">
            <text:p>611</text:p>
          </table:table-cell>
          <table:table-cell table:number-columns-repeated="247"/>
        </table:table-row>
        <table:table-row table:style-name="ro1">
          <table:table-cell office:value-type="string">
            <text:p>612</text:p>
          </table:table-cell>
          <table:table-cell office:value-type="string">
            <text:p>Приходи од продаје производа и услуга на домаће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7"/>
        </table:table-row>
        <table:table-row table:style-name="ro1">
          <table:table-cell office:value-type="string">
            <text:p>6120</text:p>
          </table:table-cell>
          <table:table-cell office:value-type="string">
            <text:p>Приходи од продаје производа у промету на велико (без пор.)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2">
            <text:p>612</text:p>
          </table:table-cell>
          <table:table-cell table:number-columns-repeated="247"/>
        </table:table-row>
        <table:table-row table:style-name="ro1">
          <table:table-cell office:value-type="string">
            <text:p>6121</text:p>
          </table:table-cell>
          <table:table-cell office:value-type="string">
            <text:p>Приходи од продаје производа у промету на мало (без пореза)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2">
            <text:p>612</text:p>
          </table:table-cell>
          <table:table-cell table:number-columns-repeated="247"/>
        </table:table-row>
        <table:table-row table:style-name="ro1">
          <table:table-cell office:value-type="string">
            <text:p>6122</text:p>
          </table:table-cell>
          <table:table-cell office:value-type="string">
            <text:p>Приходи од продаје производа у промету на велико (са пор.)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2">
            <text:p>612</text:p>
          </table:table-cell>
          <table:table-cell table:number-columns-repeated="247"/>
        </table:table-row>
        <table:table-row table:style-name="ro1">
          <table:table-cell office:value-type="string">
            <text:p>6123</text:p>
          </table:table-cell>
          <table:table-cell office:value-type="string">
            <text:p>Приходи од продаје производа у промету на мало (са порезом)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2">
            <text:p>612</text:p>
          </table:table-cell>
          <table:table-cell table:number-columns-repeated="247"/>
        </table:table-row>
        <table:table-row table:style-name="ro1">
          <table:table-cell office:value-type="string">
            <text:p>613</text:p>
          </table:table-cell>
          <table:table-cell office:value-type="string">
            <text:p>Приходи од продаје производа и услуга на инострано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7"/>
        </table:table-row>
        <table:table-row table:style-name="ro1">
          <table:table-cell office:value-type="string">
            <text:p>6130</text:p>
          </table:table-cell>
          <table:table-cell office:value-type="string">
            <text:p>Приходи од самосталне продаје производа на иностраном трж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3">
            <text:p>613</text:p>
          </table:table-cell>
          <table:table-cell table:number-columns-repeated="247"/>
        </table:table-row>
        <table:table-row table:style-name="ro1">
          <table:table-cell office:value-type="string">
            <text:p>6131</text:p>
          </table:table-cell>
          <table:table-cell office:value-type="string">
            <text:p>Приходи од продаје производа преко извозник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3">
            <text:p>613</text:p>
          </table:table-cell>
          <table:table-cell table:number-columns-repeated="247"/>
        </table:table-row>
        <table:table-row table:style-name="ro1">
          <table:table-cell office:value-type="string">
            <text:p>6132</text:p>
          </table:table-cell>
          <table:table-cell office:value-type="string">
            <text:p>Приходи од извршених услуга на инострано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3">
            <text:p>61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2</text:p>
          </table:table-cell>
          <table:table-cell table:style-name="ce5" office:value-type="string">
            <text:p>ПРИХОДИ ОД АКТИВИРАЊА УЧИНАКА И РОБЕ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2</text:p>
          </table:table-cell>
          <table:table-cell table:style-name="ce16" office:value-type="string">
            <text:p>ПРИХОДИ ОД АКТИВИРАЊА УЧИНАКА И РОБЕ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20</text:p>
          </table:table-cell>
          <table:table-cell office:value-type="string">
            <text:p>Приходи од активирања или потрошње робе за сопс. потреб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7"/>
        </table:table-row>
        <table:table-row table:style-name="ro1">
          <table:table-cell office:value-type="string">
            <text:p>6200</text:p>
          </table:table-cell>
          <table:table-cell office:value-type="string">
            <text:p>Приходи од употребе робе за нематеријална улаг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0">
            <text:p>620</text:p>
          </table:table-cell>
          <table:table-cell table:number-columns-repeated="247"/>
        </table:table-row>
        <table:table-row table:style-name="ro1">
          <table:table-cell office:value-type="string">
            <text:p>6201</text:p>
          </table:table-cell>
          <table:table-cell office:value-type="string">
            <text:p>Приходи од употребе робе за некретнине,опрему и биол.сред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0">
            <text:p>620</text:p>
          </table:table-cell>
          <table:table-cell table:number-columns-repeated="247"/>
        </table:table-row>
        <table:table-row table:style-name="ro1">
          <table:table-cell office:value-type="string">
            <text:p>6202</text:p>
          </table:table-cell>
          <table:table-cell office:value-type="string">
            <text:p>Приходи од употребе робе за материјал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0">
            <text:p>620</text:p>
          </table:table-cell>
          <table:table-cell table:number-columns-repeated="247"/>
        </table:table-row>
        <table:table-row table:style-name="ro1">
          <table:table-cell office:value-type="string">
            <text:p>6203</text:p>
          </table:table-cell>
          <table:table-cell office:value-type="string">
            <text:p>Приходи од употребе робе за резервне делов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0">
            <text:p>620</text:p>
          </table:table-cell>
          <table:table-cell table:number-columns-repeated="247"/>
        </table:table-row>
        <table:table-row table:style-name="ro1">
          <table:table-cell office:value-type="string">
            <text:p>6209</text:p>
          </table:table-cell>
          <table:table-cell office:value-type="string">
            <text:p>Други прих.од актив.учинака или потр.робе за сопст.потреб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0">
            <text:p>620</text:p>
          </table:table-cell>
          <table:table-cell table:number-columns-repeated="247"/>
        </table:table-row>
        <table:table-row table:style-name="ro1">
          <table:table-cell office:value-type="string">
            <text:p>621</text:p>
          </table:table-cell>
          <table:table-cell office:value-type="string">
            <text:p>Приходи од актв.или потрошње произв.и услуга за сопст.потр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7"/>
        </table:table-row>
        <table:table-row table:style-name="ro1">
          <table:table-cell office:value-type="string">
            <text:p>6210</text:p>
          </table:table-cell>
          <table:table-cell office:value-type="string">
            <text:p>Приходи по основу употребе производа за немат.улаг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1</text:p>
          </table:table-cell>
          <table:table-cell office:value-type="string">
            <text:p>Приходи по основу употребе услуга за нематеријална улаг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2</text:p>
          </table:table-cell>
          <table:table-cell office:value-type="string">
            <text:p>Приходи по основу употребе производа за основна средст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3</text:p>
          </table:table-cell>
          <table:table-cell office:value-type="string">
            <text:p>Приходи по основу упот.услуга за некретнине,пост. и опрем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4</text:p>
          </table:table-cell>
          <table:table-cell office:value-type="string">
            <text:p>Приходи по основу прираста основног ста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5</text:p>
          </table:table-cell>
          <table:table-cell office:value-type="string">
            <text:p>Прих.по основу упот. произв.за матер. (када се воде на 101)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6</text:p>
          </table:table-cell>
          <table:table-cell office:value-type="string">
            <text:p>Прих.по основу упот.произв.за рез.дел.(када се воде на 101)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7</text:p>
          </table:table-cell>
          <table:table-cell office:value-type="string">
            <text:p>Прих.по основу упот.сопств.транс..при набавци матер.и роб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office:value-type="string">
            <text:p>6219</text:p>
          </table:table-cell>
          <table:table-cell office:value-type="string">
            <text:p>Други прих.од актив.или потрош.произв.и усл.за сопств.потр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1">
            <text:p>62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3</text:p>
          </table:table-cell>
          <table:table-cell table:style-name="ce5" office:value-type="string">
            <text:p>ПРОМЕНА ВРЕДНОСТИ ЗАЛИХА УЧИНАКА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3</text:p>
          </table:table-cell>
          <table:table-cell table:style-name="ce16" office:value-type="string">
            <text:p>ПРОМЕНА ВРЕДНОСТИ ЗАЛИХА УЧИНАКА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30</text:p>
          </table:table-cell>
          <table:table-cell office:value-type="string">
            <text:p>Повећање вред.зал.недов.проив.и гот.произ.и недоврш.услуг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7"/>
        </table:table-row>
        <table:table-row table:style-name="ro1">
          <table:table-cell office:value-type="string">
            <text:p>6300</text:p>
          </table:table-cell>
          <table:table-cell office:value-type="string">
            <text:p>Повећање вредности залиха недовршених произво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30">
            <text:p>630</text:p>
          </table:table-cell>
          <table:table-cell table:number-columns-repeated="247"/>
        </table:table-row>
        <table:table-row table:style-name="ro1">
          <table:table-cell office:value-type="string">
            <text:p>6301</text:p>
          </table:table-cell>
          <table:table-cell office:value-type="string">
            <text:p>Повећање вредности недовршених услуг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30">
            <text:p>630</text:p>
          </table:table-cell>
          <table:table-cell table:number-columns-repeated="247"/>
        </table:table-row>
        <table:table-row table:style-name="ro1">
          <table:table-cell office:value-type="string">
            <text:p>6302</text:p>
          </table:table-cell>
          <table:table-cell office:value-type="string">
            <text:p>Повећање вредности залиха готових произво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30">
            <text:p>630</text:p>
          </table:table-cell>
          <table:table-cell table:number-columns-repeated="247"/>
        </table:table-row>
        <table:table-row table:style-name="ro1">
          <table:table-cell office:value-type="string">
            <text:p>631</text:p>
          </table:table-cell>
          <table:table-cell office:value-type="string">
            <text:p>Смањење вред.залиха недов.проив.и гот.произ.и недоврш.усл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7"/>
        </table:table-row>
        <table:table-row table:style-name="ro1">
          <table:table-cell office:value-type="string">
            <text:p>6310</text:p>
          </table:table-cell>
          <table:table-cell office:value-type="string">
            <text:p>Смањење вредности залиха недовршених произво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31">
            <text:p>631</text:p>
          </table:table-cell>
          <table:table-cell table:number-columns-repeated="247"/>
        </table:table-row>
        <table:table-row table:style-name="ro1">
          <table:table-cell office:value-type="string">
            <text:p>6311</text:p>
          </table:table-cell>
          <table:table-cell office:value-type="string">
            <text:p>Смањење вредности недовршене производњ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31">
            <text:p>631</text:p>
          </table:table-cell>
          <table:table-cell table:number-columns-repeated="247"/>
        </table:table-row>
        <table:table-row table:style-name="ro1">
          <table:table-cell office:value-type="string">
            <text:p>6312</text:p>
          </table:table-cell>
          <table:table-cell office:value-type="string">
            <text:p>Смањење вредности залиха готових произво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31">
            <text:p>63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4</text:p>
          </table:table-cell>
          <table:table-cell table:style-name="ce5" office:value-type="string">
            <text:p>ПРИХОДИ ОД ПРЕМИЈА,СУБВЕНЦИЈА,ДОТАЦИЈА,ДОНАЦИЈА И СЛ.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4</text:p>
          </table:table-cell>
          <table:table-cell table:style-name="ce16" office:value-type="string">
            <text:p>ПРИХОДИ ОД ПРЕМИЈА,СУБВЕНЦИЈА,ДОТАЦИЈА,ДОНАЦИЈА И СЛ.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40</text:p>
          </table:table-cell>
          <table:table-cell office:value-type="string">
            <text:p>Прих.од прем.,субв.а,дотација,регреса,компенз.и повр.дажб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7"/>
        </table:table-row>
        <table:table-row table:style-name="ro1">
          <table:table-cell office:value-type="string">
            <text:p>6400</text:p>
          </table:table-cell>
          <table:table-cell office:value-type="string">
            <text:p>Приходи од премиј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0">
            <text:p>640</text:p>
          </table:table-cell>
          <table:table-cell table:number-columns-repeated="247"/>
        </table:table-row>
        <table:table-row table:style-name="ro1">
          <table:table-cell office:value-type="string">
            <text:p>6401</text:p>
          </table:table-cell>
          <table:table-cell office:value-type="string">
            <text:p>Приходи од субвенциј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0">
            <text:p>640</text:p>
          </table:table-cell>
          <table:table-cell table:number-columns-repeated="247"/>
        </table:table-row>
        <table:table-row table:style-name="ro1">
          <table:table-cell office:value-type="string">
            <text:p>6402</text:p>
          </table:table-cell>
          <table:table-cell office:value-type="string">
            <text:p>Приходи од дотациј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0">
            <text:p>640</text:p>
          </table:table-cell>
          <table:table-cell table:number-columns-repeated="247"/>
        </table:table-row>
        <table:table-row table:style-name="ro1">
          <table:table-cell office:value-type="string">
            <text:p>6403</text:p>
          </table:table-cell>
          <table:table-cell office:value-type="string">
            <text:p>Приходи од донациј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0">
            <text:p>640</text:p>
          </table:table-cell>
          <table:table-cell table:number-columns-repeated="247"/>
        </table:table-row>
        <table:table-row table:style-name="ro1">
          <table:table-cell office:value-type="string">
            <text:p>6404</text:p>
          </table:table-cell>
          <table:table-cell office:value-type="string">
            <text:p>Приходи од регрес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0">
            <text:p>640</text:p>
          </table:table-cell>
          <table:table-cell table:number-columns-repeated="247"/>
        </table:table-row>
        <table:table-row table:style-name="ro1">
          <table:table-cell office:value-type="string">
            <text:p>6405</text:p>
          </table:table-cell>
          <table:table-cell office:value-type="string">
            <text:p>Приходи од компензациј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0">
            <text:p>640</text:p>
          </table:table-cell>
          <table:table-cell table:number-columns-repeated="247"/>
        </table:table-row>
        <table:table-row table:style-name="ro1">
          <table:table-cell office:value-type="string">
            <text:p>6406</text:p>
          </table:table-cell>
          <table:table-cell office:value-type="string">
            <text:p>Приходи од повраћаја пореских дажби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0">
            <text:p>640</text:p>
          </table:table-cell>
          <table:table-cell table:number-columns-repeated="247"/>
        </table:table-row>
        <table:table-row table:style-name="ro1">
          <table:table-cell office:value-type="string">
            <text:p>641</text:p>
          </table:table-cell>
          <table:table-cell office:value-type="string">
            <text:p>Приходи по основу условљених донациј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5</text:p>
          </table:table-cell>
          <table:table-cell table:style-name="ce5" office:value-type="string">
            <text:p>ДРУГИ ПОСЛОВНИ ПРИХОДИ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5</text:p>
          </table:table-cell>
          <table:table-cell table:style-name="ce16" office:value-type="string">
            <text:p>ДРУГИ ПОСЛОВНИ ПРИ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50</text:p>
          </table:table-cell>
          <table:table-cell office:value-type="string">
            <text:p>Приходи од закупни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7"/>
        </table:table-row>
        <table:table-row table:style-name="ro1">
          <table:table-cell office:value-type="string">
            <text:p>6500</text:p>
          </table:table-cell>
          <table:table-cell office:value-type="string">
            <text:p>Приходи од закупа земљишт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0">
            <text:p>650</text:p>
          </table:table-cell>
          <table:table-cell table:number-columns-repeated="247"/>
        </table:table-row>
        <table:table-row table:style-name="ro1">
          <table:table-cell office:value-type="string">
            <text:p>6501</text:p>
          </table:table-cell>
          <table:table-cell office:value-type="string">
            <text:p>Приходи од закупа погонске опрем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0">
            <text:p>650</text:p>
          </table:table-cell>
          <table:table-cell table:number-columns-repeated="247"/>
        </table:table-row>
        <table:table-row table:style-name="ro1">
          <table:table-cell office:value-type="string">
            <text:p>6502</text:p>
          </table:table-cell>
          <table:table-cell office:value-type="string">
            <text:p>Приходи од закупа транспортних средстава и инвентар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0">
            <text:p>650</text:p>
          </table:table-cell>
          <table:table-cell table:number-columns-repeated="247"/>
        </table:table-row>
        <table:table-row table:style-name="ro1">
          <table:table-cell office:value-type="string">
            <text:p>6503</text:p>
          </table:table-cell>
          <table:table-cell office:value-type="string">
            <text:p>Приходи од закупа пословног инвентара и опрем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0">
            <text:p>650</text:p>
          </table:table-cell>
          <table:table-cell table:number-columns-repeated="247"/>
        </table:table-row>
        <table:table-row table:style-name="ro1">
          <table:table-cell office:value-type="string">
            <text:p>6504</text:p>
          </table:table-cell>
          <table:table-cell office:value-type="string">
            <text:p>Приходи од закупа складишног простор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0">
            <text:p>650</text:p>
          </table:table-cell>
          <table:table-cell table:number-columns-repeated="247"/>
        </table:table-row>
        <table:table-row table:style-name="ro1">
          <table:table-cell office:value-type="string">
            <text:p>6505</text:p>
          </table:table-cell>
          <table:table-cell office:value-type="string">
            <text:p>Приходи од закупа пословног простор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0">
            <text:p>650</text:p>
          </table:table-cell>
          <table:table-cell table:number-columns-repeated="247"/>
        </table:table-row>
        <table:table-row table:style-name="ro1">
          <table:table-cell office:value-type="string">
            <text:p>6509</text:p>
          </table:table-cell>
          <table:table-cell office:value-type="string">
            <text:p>Други приходи од закупни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0">
            <text:p>650</text:p>
          </table:table-cell>
          <table:table-cell table:number-columns-repeated="247"/>
        </table:table-row>
        <table:table-row table:style-name="ro1">
          <table:table-cell office:value-type="string">
            <text:p>651</text:p>
          </table:table-cell>
          <table:table-cell office:value-type="string">
            <text:p>Приходи од чланари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7"/>
        </table:table-row>
        <table:table-row table:style-name="ro1">
          <table:table-cell office:value-type="string">
            <text:p>6510</text:p>
          </table:table-cell>
          <table:table-cell office:value-type="string">
            <text:p>Приходи од чланарина пословног удруже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1">
            <text:p>651</text:p>
          </table:table-cell>
          <table:table-cell table:number-columns-repeated="247"/>
        </table:table-row>
        <table:table-row table:style-name="ro1">
          <table:table-cell office:value-type="string">
            <text:p>6519</text:p>
          </table:table-cell>
          <table:table-cell office:value-type="string">
            <text:p>Други приходи од чланари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1">
            <text:p>651</text:p>
          </table:table-cell>
          <table:table-cell table:number-columns-repeated="247"/>
        </table:table-row>
        <table:table-row table:style-name="ro1">
          <table:table-cell office:value-type="string">
            <text:p>652</text:p>
          </table:table-cell>
          <table:table-cell office:value-type="string">
            <text:p>Приходи од тантијема и лиценцних пра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7"/>
        </table:table-row>
        <table:table-row table:style-name="ro1">
          <table:table-cell office:value-type="string">
            <text:p>6520</text:p>
          </table:table-cell>
          <table:table-cell office:value-type="string">
            <text:p>Приходи од накнада по основу патенат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2">
            <text:p>652</text:p>
          </table:table-cell>
          <table:table-cell table:number-columns-repeated="247"/>
        </table:table-row>
        <table:table-row table:style-name="ro1">
          <table:table-cell office:value-type="string">
            <text:p>6521</text:p>
          </table:table-cell>
          <table:table-cell office:value-type="string">
            <text:p>Приходи по основу накнада по основу жиго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2">
            <text:p>652</text:p>
          </table:table-cell>
          <table:table-cell table:number-columns-repeated="247"/>
        </table:table-row>
        <table:table-row table:style-name="ro1">
          <table:table-cell office:value-type="string">
            <text:p>6522</text:p>
          </table:table-cell>
          <table:table-cell office:value-type="string">
            <text:p>Приходи по основу ауторских пра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2">
            <text:p>652</text:p>
          </table:table-cell>
          <table:table-cell table:number-columns-repeated="247"/>
        </table:table-row>
        <table:table-row table:style-name="ro1">
          <table:table-cell office:value-type="string">
            <text:p>6529</text:p>
          </table:table-cell>
          <table:table-cell office:value-type="string">
            <text:p>Приходи по основу осталих пра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2">
            <text:p>652</text:p>
          </table:table-cell>
          <table:table-cell table:number-columns-repeated="247"/>
        </table:table-row>
        <table:table-row table:style-name="ro1">
          <table:table-cell office:value-type="string">
            <text:p>659</text:p>
          </table:table-cell>
          <table:table-cell office:value-type="string">
            <text:p>Остали пословни приход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6</text:p>
          </table:table-cell>
          <table:table-cell table:style-name="ce5" office:value-type="string">
            <text:p>ФИНАНСИЈСКИ ПРИХОДИ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6</text:p>
          </table:table-cell>
          <table:table-cell table:style-name="ce16" office:value-type="string">
            <text:p>ФИНАНСИЈСКИ ПРИ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60</text:p>
          </table:table-cell>
          <table:table-cell office:value-type="string">
            <text:p>Финансијски приходи од матичних и зависних правних лиц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string">
            <text:p>6600</text:p>
          </table:table-cell>
          <table:table-cell office:value-type="string">
            <text:p>Приходи од камата из односа са матич.и зав.прав.лиц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0">
            <text:p>660</text:p>
          </table:table-cell>
          <table:table-cell table:number-columns-repeated="247"/>
        </table:table-row>
        <table:table-row table:style-name="ro1">
          <table:table-cell office:value-type="string">
            <text:p>6601</text:p>
          </table:table-cell>
          <table:table-cell office:value-type="string">
            <text:p>Приходи од учешћа у резултату матич.и зависних прав.лиц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0">
            <text:p>660</text:p>
          </table:table-cell>
          <table:table-cell table:number-columns-repeated="247"/>
        </table:table-row>
        <table:table-row table:style-name="ro1">
          <table:table-cell office:value-type="string">
            <text:p>6602</text:p>
          </table:table-cell>
          <table:table-cell office:value-type="string">
            <text:p>Позит.курсне разл.из односа са матич.и зависним прав.лиц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0">
            <text:p>660</text:p>
          </table:table-cell>
          <table:table-cell table:number-columns-repeated="247"/>
        </table:table-row>
        <table:table-row table:style-name="ro1">
          <table:table-cell office:value-type="string">
            <text:p>6603</text:p>
          </table:table-cell>
          <table:table-cell office:value-type="string">
            <text:p>Други финанс.приходи из односа са матич.и завис.прав.лиц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0">
            <text:p>660</text:p>
          </table:table-cell>
          <table:table-cell table:number-columns-repeated="247"/>
        </table:table-row>
        <table:table-row table:style-name="ro1">
          <table:table-cell office:value-type="string">
            <text:p>661</text:p>
          </table:table-cell>
          <table:table-cell office:value-type="string">
            <text:p>Финансијски приходи од осталих повезаних правних лиц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string">
            <text:p>6610</text:p>
          </table:table-cell>
          <table:table-cell office:value-type="string">
            <text:p>Приходи од камата из односа са осталим повез.прав.лиц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1">
            <text:p>661</text:p>
          </table:table-cell>
          <table:table-cell table:number-columns-repeated="247"/>
        </table:table-row>
        <table:table-row table:style-name="ro1">
          <table:table-cell office:value-type="string">
            <text:p>6611</text:p>
          </table:table-cell>
          <table:table-cell office:value-type="string">
            <text:p>Приходи од учешћа у резултату осталих повез.прав.лиц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1">
            <text:p>661</text:p>
          </table:table-cell>
          <table:table-cell table:number-columns-repeated="247"/>
        </table:table-row>
        <table:table-row table:style-name="ro1">
          <table:table-cell office:value-type="string">
            <text:p>6612</text:p>
          </table:table-cell>
          <table:table-cell office:value-type="string">
            <text:p>Позитивне курсне разлике из односа са ост.повез.прав.лиц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1">
            <text:p>661</text:p>
          </table:table-cell>
          <table:table-cell table:number-columns-repeated="247"/>
        </table:table-row>
        <table:table-row table:style-name="ro1">
          <table:table-cell office:value-type="string">
            <text:p>6619</text:p>
          </table:table-cell>
          <table:table-cell office:value-type="string">
            <text:p>Други финанс.приходи из односа са ост.повезаним прав.лиц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1">
            <text:p>661</text:p>
          </table:table-cell>
          <table:table-cell table:number-columns-repeated="247"/>
        </table:table-row>
        <table:table-row table:style-name="ro1">
          <table:table-cell office:value-type="string">
            <text:p>662</text:p>
          </table:table-cell>
          <table:table-cell office:value-type="string">
            <text:p>Приходи од камат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string">
            <text:p>6620</text:p>
          </table:table-cell>
          <table:table-cell office:value-type="string">
            <text:p>Приходи од камата по финансијским кредит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2">
            <text:p>662</text:p>
          </table:table-cell>
          <table:table-cell table:number-columns-repeated="247"/>
        </table:table-row>
        <table:table-row table:style-name="ro1">
          <table:table-cell office:value-type="string">
            <text:p>6621</text:p>
          </table:table-cell>
          <table:table-cell office:value-type="string">
            <text:p>Приходи од камата по робним кредит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2">
            <text:p>662</text:p>
          </table:table-cell>
          <table:table-cell table:number-columns-repeated="247"/>
        </table:table-row>
        <table:table-row table:style-name="ro1">
          <table:table-cell office:value-type="string">
            <text:p>6623</text:p>
          </table:table-cell>
          <table:table-cell office:value-type="string">
            <text:p>Приходи од камата по потраживањима из дужничко-поверил.одн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2">
            <text:p>662</text:p>
          </table:table-cell>
          <table:table-cell table:number-columns-repeated="247"/>
        </table:table-row>
        <table:table-row table:style-name="ro1">
          <table:table-cell office:value-type="string">
            <text:p>6624</text:p>
          </table:table-cell>
          <table:table-cell office:value-type="string">
            <text:p>Приходи од затезних камат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2">
            <text:p>662</text:p>
          </table:table-cell>
          <table:table-cell table:number-columns-repeated="247"/>
        </table:table-row>
        <table:table-row table:style-name="ro1">
          <table:table-cell office:value-type="string">
            <text:p>6625</text:p>
          </table:table-cell>
          <table:table-cell office:value-type="string">
            <text:p>Обрачуната ревалоризација камате ако је уговоре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2">
            <text:p>662</text:p>
          </table:table-cell>
          <table:table-cell table:number-columns-repeated="247"/>
        </table:table-row>
        <table:table-row table:style-name="ro1">
          <table:table-cell office:value-type="string">
            <text:p>6629</text:p>
          </table:table-cell>
          <table:table-cell office:value-type="string">
            <text:p>Други приходи од камат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2">
            <text:p>662</text:p>
          </table:table-cell>
          <table:table-cell table:number-columns-repeated="247"/>
        </table:table-row>
        <table:table-row table:style-name="ro1">
          <table:table-cell office:value-type="string">
            <text:p>663</text:p>
          </table:table-cell>
          <table:table-cell office:value-type="string">
            <text:p>Позитивне курсне разлик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string">
            <text:p>6630</text:p>
          </table:table-cell>
          <table:table-cell office:value-type="string">
            <text:p>Позитивне курсне разлике по потраживањима и обавеза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GAIN_ACCT</text:p>
          </table:table-cell>
          <table:table-cell office:value-type="float" office:value="663">
            <text:p>663</text:p>
          </table:table-cell>
          <table:table-cell table:number-columns-repeated="247"/>
        </table:table-row>
        <table:table-row table:style-name="ro1">
          <table:table-cell office:value-type="string">
            <text:p>6632</text:p>
          </table:table-cell>
          <table:table-cell office:value-type="string">
            <text:p>Позитивне курсне разлике по страним новчаним средствим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3">
            <text:p>663</text:p>
          </table:table-cell>
          <table:table-cell table:number-columns-repeated="247"/>
        </table:table-row>
        <table:table-row table:style-name="ro1">
          <table:table-cell office:value-type="string">
            <text:p>664</text:p>
          </table:table-cell>
          <table:table-cell office:value-type="string">
            <text:p>Приходи по основу ефеката валутне клаузул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string">
            <text:p>665</text:p>
          </table:table-cell>
          <table:table-cell office:value-type="string">
            <text:p>Прих.по основу учешћа у добит.зав.прав.лица и заједн.улаг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string">
            <text:p>6650</text:p>
          </table:table-cell>
          <table:table-cell office:value-type="string">
            <text:p>Приходи по основу учешћа у добитку зависних правних лица 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5">
            <text:p>665</text:p>
          </table:table-cell>
          <table:table-cell table:number-columns-repeated="247"/>
        </table:table-row>
        <table:table-row table:style-name="ro1">
          <table:table-cell office:value-type="string">
            <text:p>6651</text:p>
          </table:table-cell>
          <table:table-cell office:value-type="string">
            <text:p>Приходи по основу учешћа у добитку заједничких улаг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5">
            <text:p>665</text:p>
          </table:table-cell>
          <table:table-cell table:number-columns-repeated="247"/>
        </table:table-row>
        <table:table-row table:style-name="ro1">
          <table:table-cell office:value-type="string">
            <text:p>669</text:p>
          </table:table-cell>
          <table:table-cell office:value-type="string">
            <text:p>Остали финансијски приход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string">
            <text:p>6690</text:p>
          </table:table-cell>
          <table:table-cell office:value-type="string">
            <text:p>Приходи по основу искоришћеног каса сконт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9">
            <text:p>669</text:p>
          </table:table-cell>
          <table:table-cell table:number-columns-repeated="247"/>
        </table:table-row>
        <table:table-row table:style-name="ro1">
          <table:table-cell office:value-type="string">
            <text:p>6691</text:p>
          </table:table-cell>
          <table:table-cell office:value-type="string">
            <text:p>Приходи од диведенд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9">
            <text:p>669</text:p>
          </table:table-cell>
          <table:table-cell table:number-columns-repeated="247"/>
        </table:table-row>
        <table:table-row table:style-name="ro1">
          <table:table-cell office:value-type="string">
            <text:p>6692</text:p>
          </table:table-cell>
          <table:table-cell office:value-type="string">
            <text:p>Приходи од распоредјене добит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9">
            <text:p>669</text:p>
          </table:table-cell>
          <table:table-cell table:number-columns-repeated="247"/>
        </table:table-row>
        <table:table-row table:style-name="ro1">
          <table:table-cell office:value-type="string">
            <text:p>6699</text:p>
          </table:table-cell>
          <table:table-cell office:value-type="string">
            <text:p>Други финансијски приход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9">
            <text:p>66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7</text:p>
          </table:table-cell>
          <table:table-cell table:style-name="ce5" office:value-type="string">
            <text:p>ОСТАЛИ ПРИХОДИ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7</text:p>
          </table:table-cell>
          <table:table-cell table:style-name="ce16" office:value-type="string">
            <text:p>ОСТАЛИ ПРИХОДИ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70</text:p>
          </table:table-cell>
          <table:table-cell office:value-type="string">
            <text:p>Добици од продаје нематер.улагања,некрет.,построј.и опр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00</text:p>
          </table:table-cell>
          <table:table-cell office:value-type="string">
            <text:p>Добици од продаје нематеријалних улаг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0">
            <text:p>670</text:p>
          </table:table-cell>
          <table:table-cell table:number-columns-repeated="247"/>
        </table:table-row>
        <table:table-row table:style-name="ro1">
          <table:table-cell office:value-type="string">
            <text:p>6701</text:p>
          </table:table-cell>
          <table:table-cell office:value-type="string">
            <text:p>Добици од продаје некретнина,постројења и опрем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0">
            <text:p>670</text:p>
          </table:table-cell>
          <table:table-cell table:number-columns-repeated="247"/>
        </table:table-row>
        <table:table-row table:style-name="ro1">
          <table:table-cell office:value-type="string">
            <text:p>671</text:p>
          </table:table-cell>
          <table:table-cell office:value-type="string">
            <text:p>Добици од продаје биолошких средста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10</text:p>
          </table:table-cell>
          <table:table-cell office:value-type="string">
            <text:p>Добици од продаје шума и вишегодишњих заса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1">
            <text:p>671</text:p>
          </table:table-cell>
          <table:table-cell table:number-columns-repeated="247"/>
        </table:table-row>
        <table:table-row table:style-name="ro1">
          <table:table-cell office:value-type="string">
            <text:p>6711</text:p>
          </table:table-cell>
          <table:table-cell office:value-type="string">
            <text:p>Добици од продаје основног ста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1">
            <text:p>671</text:p>
          </table:table-cell>
          <table:table-cell table:number-columns-repeated="247"/>
        </table:table-row>
        <table:table-row table:style-name="ro1">
          <table:table-cell office:value-type="string">
            <text:p>672</text:p>
          </table:table-cell>
          <table:table-cell office:value-type="string">
            <text:p>Добици од продаје учешћа и дугорочних хартија од вредост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20</text:p>
          </table:table-cell>
          <table:table-cell office:value-type="string">
            <text:p>Добици од прод.учешћа и харт.од вр.са роком држања преко 1г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2">
            <text:p>672</text:p>
          </table:table-cell>
          <table:table-cell table:number-columns-repeated="247"/>
        </table:table-row>
        <table:table-row table:style-name="ro1">
          <table:table-cell office:value-type="string">
            <text:p>6721</text:p>
          </table:table-cell>
          <table:table-cell office:value-type="string">
            <text:p>Добици од прод.учешћа и харт.од вр.са роком држања до 1г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2">
            <text:p>672</text:p>
          </table:table-cell>
          <table:table-cell table:number-columns-repeated="247"/>
        </table:table-row>
        <table:table-row table:style-name="ro1">
          <table:table-cell office:value-type="string">
            <text:p>673</text:p>
          </table:table-cell>
          <table:table-cell office:value-type="string">
            <text:p>Добици од продаје материјал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4</text:p>
          </table:table-cell>
          <table:table-cell office:value-type="string">
            <text:p>Вишков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40</text:p>
          </table:table-cell>
          <table:table-cell office:value-type="string">
            <text:p>Вишкови готовине и готовинских еквиваленат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4">
            <text:p>674</text:p>
          </table:table-cell>
          <table:table-cell table:number-columns-repeated="247"/>
        </table:table-row>
        <table:table-row table:style-name="ro1">
          <table:table-cell office:value-type="string">
            <text:p>6741</text:p>
          </table:table-cell>
          <table:table-cell office:value-type="string">
            <text:p>Вишкови материјал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4">
            <text:p>674</text:p>
          </table:table-cell>
          <table:table-cell table:number-columns-repeated="247"/>
        </table:table-row>
        <table:table-row table:style-name="ro1">
          <table:table-cell office:value-type="string">
            <text:p>6742</text:p>
          </table:table-cell>
          <table:table-cell office:value-type="string">
            <text:p>Вишкови роб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4">
            <text:p>674</text:p>
          </table:table-cell>
          <table:table-cell table:number-columns-repeated="247"/>
        </table:table-row>
        <table:table-row table:style-name="ro1">
          <table:table-cell office:value-type="string">
            <text:p>6744</text:p>
          </table:table-cell>
          <table:table-cell office:value-type="string">
            <text:p>Вишкови основних средста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4">
            <text:p>674</text:p>
          </table:table-cell>
          <table:table-cell table:number-columns-repeated="247"/>
        </table:table-row>
        <table:table-row table:style-name="ro1">
          <table:table-cell office:value-type="string">
            <text:p>6749</text:p>
          </table:table-cell>
          <table:table-cell office:value-type="string">
            <text:p>Други вишков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4">
            <text:p>674</text:p>
          </table:table-cell>
          <table:table-cell table:number-columns-repeated="247"/>
        </table:table-row>
        <table:table-row table:style-name="ro1">
          <table:table-cell office:value-type="string">
            <text:p>675</text:p>
          </table:table-cell>
          <table:table-cell office:value-type="string">
            <text:p>Наплаћена отписана потражив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6</text:p>
          </table:table-cell>
          <table:table-cell office:value-type="string">
            <text:p>Приходи по основу ефеката уговорене заштите од ризик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60</text:p>
          </table:table-cell>
          <table:table-cell office:value-type="string">
            <text:p>Приходи по основу позитивних ефеката уговорене ревалор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6">
            <text:p>676</text:p>
          </table:table-cell>
          <table:table-cell table:number-columns-repeated="247"/>
        </table:table-row>
        <table:table-row table:style-name="ro1">
          <table:table-cell office:value-type="string">
            <text:p>6761</text:p>
          </table:table-cell>
          <table:table-cell office:value-type="string">
            <text:p>Приходи по основу позитивних ефеката валутне клаузул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6">
            <text:p>676</text:p>
          </table:table-cell>
          <table:table-cell table:number-columns-repeated="247"/>
        </table:table-row>
        <table:table-row table:style-name="ro1">
          <table:table-cell office:value-type="string">
            <text:p>677</text:p>
          </table:table-cell>
          <table:table-cell office:value-type="string">
            <text:p>Приходи од смањења обавез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70</text:p>
          </table:table-cell>
          <table:table-cell office:value-type="string">
            <text:p>Приходи од смањења обавеза по основу зако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7">
            <text:p>677</text:p>
          </table:table-cell>
          <table:table-cell table:number-columns-repeated="247"/>
        </table:table-row>
        <table:table-row table:style-name="ro1">
          <table:table-cell office:value-type="string">
            <text:p>6771</text:p>
          </table:table-cell>
          <table:table-cell office:value-type="string">
            <text:p>Приходи од смањења обавеза по основу ванпарничног поравн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7">
            <text:p>677</text:p>
          </table:table-cell>
          <table:table-cell table:number-columns-repeated="247"/>
        </table:table-row>
        <table:table-row table:style-name="ro1">
          <table:table-cell office:value-type="string">
            <text:p>6779</text:p>
          </table:table-cell>
          <table:table-cell office:value-type="string">
            <text:p>Други непоменути приходи од смањења обавез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7">
            <text:p>677</text:p>
          </table:table-cell>
          <table:table-cell table:number-columns-repeated="247"/>
        </table:table-row>
        <table:table-row table:style-name="ro1">
          <table:table-cell office:value-type="string">
            <text:p>678</text:p>
          </table:table-cell>
          <table:table-cell office:value-type="string">
            <text:p>Приходи од укидања дугорочних резервис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80</text:p>
          </table:table-cell>
          <table:table-cell office:value-type="string">
            <text:p>Приходи од неискор.дугор.резерв.за трошкове у гарант.рок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8">
            <text:p>678</text:p>
          </table:table-cell>
          <table:table-cell table:number-columns-repeated="247"/>
        </table:table-row>
        <table:table-row table:style-name="ro1">
          <table:table-cell office:value-type="string">
            <text:p>6781</text:p>
          </table:table-cell>
          <table:table-cell office:value-type="string">
            <text:p>Приходи од неискор.дугор.резерв.за трош.обн.природ.богат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8">
            <text:p>678</text:p>
          </table:table-cell>
          <table:table-cell table:number-columns-repeated="247"/>
        </table:table-row>
        <table:table-row table:style-name="ro1">
          <table:table-cell office:value-type="string">
            <text:p>6782</text:p>
          </table:table-cell>
          <table:table-cell office:value-type="string">
            <text:p>Приходи од неискор.дугор.резерв.за задрж.кауције и депоз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8">
            <text:p>678</text:p>
          </table:table-cell>
          <table:table-cell table:number-columns-repeated="247"/>
        </table:table-row>
        <table:table-row table:style-name="ro1">
          <table:table-cell office:value-type="string">
            <text:p>6783</text:p>
          </table:table-cell>
          <table:table-cell office:value-type="string">
            <text:p>Приходи од неискор.дугор.резервисања за трош.реструкт.пред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8">
            <text:p>678</text:p>
          </table:table-cell>
          <table:table-cell table:number-columns-repeated="247"/>
        </table:table-row>
        <table:table-row table:style-name="ro1">
          <table:table-cell office:value-type="string">
            <text:p>6789</text:p>
          </table:table-cell>
          <table:table-cell office:value-type="string">
            <text:p>Приходи од неискор.осталих дугорочних резервис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8">
            <text:p>678</text:p>
          </table:table-cell>
          <table:table-cell table:number-columns-repeated="247"/>
        </table:table-row>
        <table:table-row table:style-name="ro1">
          <table:table-cell office:value-type="string">
            <text:p>679</text:p>
          </table:table-cell>
          <table:table-cell office:value-type="string">
            <text:p>Остали непоменути приход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string">
            <text:p>6790</text:p>
          </table:table-cell>
          <table:table-cell office:value-type="string">
            <text:p>Остали прих.по основу повр.пореза,доприноса,такса и др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9">
            <text:p>679</text:p>
          </table:table-cell>
          <table:table-cell table:number-columns-repeated="247"/>
        </table:table-row>
        <table:table-row table:style-name="ro1">
          <table:table-cell office:value-type="string">
            <text:p>6791</text:p>
          </table:table-cell>
          <table:table-cell office:value-type="string">
            <text:p>Ост.прих.по осн.напл.пенала,капаре,изг.доб.,накнаде штет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79">
            <text:p>67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8</text:p>
          </table:table-cell>
          <table:table-cell table:style-name="ce5" office:value-type="string">
            <text:p>ПРИХОДИ ОД УСКЛАДЈИВАЊА ВРЕДНОСТИ ИМОВИНЕ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8</text:p>
          </table:table-cell>
          <table:table-cell table:style-name="ce16" office:value-type="string">
            <text:p>ПРИХОДИ ОД УСКЛАДЈИВАЊА ВРЕДНОСТИ ИМОВИНЕ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80</text:p>
          </table:table-cell>
          <table:table-cell office:value-type="string">
            <text:p>Приходи од усклађивања вредности биолошких средста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office:value-type="string">
            <text:p>6800</text:p>
          </table:table-cell>
          <table:table-cell office:value-type="string">
            <text:p>Приходи од усклађивања вредности шума и вишег.заса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0">
            <text:p>680</text:p>
          </table:table-cell>
          <table:table-cell table:number-columns-repeated="247"/>
        </table:table-row>
        <table:table-row table:style-name="ro1">
          <table:table-cell office:value-type="string">
            <text:p>6801</text:p>
          </table:table-cell>
          <table:table-cell office:value-type="string">
            <text:p>Приходи од усклађивања вредности основног ста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0">
            <text:p>680</text:p>
          </table:table-cell>
          <table:table-cell table:number-columns-repeated="247"/>
        </table:table-row>
        <table:table-row table:style-name="ro1">
          <table:table-cell office:value-type="string">
            <text:p>681</text:p>
          </table:table-cell>
          <table:table-cell office:value-type="string">
            <text:p>Приходи од усклађивања вредности нематеријалних улаг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office:value-type="string">
            <text:p>6810</text:p>
          </table:table-cell>
          <table:table-cell office:value-type="string">
            <text:p>Приходи од усклађивања вредности улагања у развој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table:number-columns-repeated="247"/>
        </table:table-row>
        <table:table-row table:style-name="ro1">
          <table:table-cell office:value-type="string">
            <text:p>6811</text:p>
          </table:table-cell>
          <table:table-cell office:value-type="string">
            <text:p>Приходи од ускл.вредн.концесија,патената,лиценци и сл.прав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1">
            <text:p>681</text:p>
          </table:table-cell>
          <table:table-cell table:number-columns-repeated="247"/>
        </table:table-row>
        <table:table-row table:style-name="ro1">
          <table:table-cell office:value-type="string">
            <text:p>6812</text:p>
          </table:table-cell>
          <table:table-cell office:value-type="string">
            <text:p>Приходи од усклађивања вредности гоодwилл-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table:number-columns-repeated="247"/>
        </table:table-row>
        <table:table-row table:style-name="ro1">
          <table:table-cell office:value-type="string">
            <text:p>6813</text:p>
          </table:table-cell>
          <table:table-cell office:value-type="string">
            <text:p>Приходи од усклађивања вредности негативног гоодwилл-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table:number-columns-repeated="247"/>
        </table:table-row>
        <table:table-row table:style-name="ro1">
          <table:table-cell office:value-type="string">
            <text:p>6814</text:p>
          </table:table-cell>
          <table:table-cell office:value-type="string">
            <text:p>Приходи од усклађивања вредности осталих немат.улаг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table:number-columns-repeated="247"/>
        </table:table-row>
        <table:table-row table:style-name="ro1">
          <table:table-cell office:value-type="string">
            <text:p>6815</text:p>
          </table:table-cell>
          <table:table-cell office:value-type="string">
            <text:p>Приходи од усклађивања вредности немат.улагања у припрем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table:number-columns-repeated="247"/>
        </table:table-row>
        <table:table-row table:style-name="ro1">
          <table:table-cell office:value-type="string">
            <text:p>682</text:p>
          </table:table-cell>
          <table:table-cell office:value-type="string">
            <text:p>Приходи од усклађив.вредности некрет.,постројења и опрем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office:value-type="string">
            <text:p>6820</text:p>
          </table:table-cell>
          <table:table-cell office:value-type="string">
            <text:p>Приходи од усклађивања вредности некретни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2">
            <text:p>682</text:p>
          </table:table-cell>
          <table:table-cell table:number-columns-repeated="247"/>
        </table:table-row>
        <table:table-row table:style-name="ro1">
          <table:table-cell office:value-type="string">
            <text:p>6821</text:p>
          </table:table-cell>
          <table:table-cell office:value-type="string">
            <text:p>Приходи од усклађивања вредности посројења и опрем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2">
            <text:p>682</text:p>
          </table:table-cell>
          <table:table-cell table:number-columns-repeated="247"/>
        </table:table-row>
        <table:table-row table:style-name="ro1">
          <table:table-cell office:value-type="string">
            <text:p>683</text:p>
          </table:table-cell>
          <table:table-cell office:value-type="string">
            <text:p>Прих-од ускл.вр.дуг.фин.пласм.и харт.од вр.распол.за прод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office:value-type="string">
            <text:p>6830</text:p>
          </table:table-cell>
          <table:table-cell office:value-type="string">
            <text:p>Приходи од ускладј.вредн.учешћа у капиталу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3">
            <text:p>683</text:p>
          </table:table-cell>
          <table:table-cell table:number-columns-repeated="247"/>
        </table:table-row>
        <table:table-row table:style-name="ro1">
          <table:table-cell office:value-type="string">
            <text:p>6831</text:p>
          </table:table-cell>
          <table:table-cell office:value-type="string">
            <text:p>Прих.од усклађ.вр.кредита са досп.преко 1г од дана бил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3">
            <text:p>683</text:p>
          </table:table-cell>
          <table:table-cell table:number-columns-repeated="247"/>
        </table:table-row>
        <table:table-row table:style-name="ro1">
          <table:table-cell office:value-type="string">
            <text:p>6832</text:p>
          </table:table-cell>
          <table:table-cell office:value-type="string">
            <text:p>Приходи од ускладј.вредн.хартија од вр.распол.за прод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3">
            <text:p>683</text:p>
          </table:table-cell>
          <table:table-cell table:number-columns-repeated="247"/>
        </table:table-row>
        <table:table-row table:style-name="ro1">
          <table:table-cell office:value-type="string">
            <text:p>6839</text:p>
          </table:table-cell>
          <table:table-cell office:value-type="string">
            <text:p>Други непомен.прих.од усклађ.који нису обухв.претх.рачун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3">
            <text:p>683</text:p>
          </table:table-cell>
          <table:table-cell table:number-columns-repeated="247"/>
        </table:table-row>
        <table:table-row table:style-name="ro1">
          <table:table-cell office:value-type="string">
            <text:p>684</text:p>
          </table:table-cell>
          <table:table-cell office:value-type="string">
            <text:p>Приходи од усклађивања вредности залих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office:value-type="string">
            <text:p>6840</text:p>
          </table:table-cell>
          <table:table-cell office:value-type="string">
            <text:p>Приходи од усклађивања вредности залиха роб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4">
            <text:p>684</text:p>
          </table:table-cell>
          <table:table-cell table:number-columns-repeated="247"/>
        </table:table-row>
        <table:table-row table:style-name="ro1">
          <table:table-cell office:value-type="string">
            <text:p>6841</text:p>
          </table:table-cell>
          <table:table-cell office:value-type="string">
            <text:p>Приходи од усклађивања вредности залиха материјал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4">
            <text:p>684</text:p>
          </table:table-cell>
          <table:table-cell table:number-columns-repeated="247"/>
        </table:table-row>
        <table:table-row table:style-name="ro1">
          <table:table-cell office:value-type="string">
            <text:p>685</text:p>
          </table:table-cell>
          <table:table-cell office:value-type="string">
            <text:p>Приходи од ускл.вред.потраживања и кратк.финанс.пласм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office:value-type="string">
            <text:p>6850</text:p>
          </table:table-cell>
          <table:table-cell office:value-type="string">
            <text:p>Приходи од усклађивања вредности потраживањ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5">
            <text:p>685</text:p>
          </table:table-cell>
          <table:table-cell table:number-columns-repeated="247"/>
        </table:table-row>
        <table:table-row table:style-name="ro1">
          <table:table-cell office:value-type="string">
            <text:p>6851</text:p>
          </table:table-cell>
          <table:table-cell office:value-type="string">
            <text:p>Приходи од усклађивања вредности хартија од вредности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5">
            <text:p>685</text:p>
          </table:table-cell>
          <table:table-cell table:number-columns-repeated="247"/>
        </table:table-row>
        <table:table-row table:style-name="ro1">
          <table:table-cell office:value-type="string">
            <text:p>6852</text:p>
          </table:table-cell>
          <table:table-cell office:value-type="string">
            <text:p>Приходи од ускл. вредности осталих кретк.финанс.пласман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5">
            <text:p>685</text:p>
          </table:table-cell>
          <table:table-cell table:number-columns-repeated="247"/>
        </table:table-row>
        <table:table-row table:style-name="ro1">
          <table:table-cell office:value-type="string">
            <text:p>689</text:p>
          </table:table-cell>
          <table:table-cell office:value-type="string">
            <text:p>Приходи од ускладјивања вредности остале имовине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9</text:p>
          </table:table-cell>
          <table:table-cell table:style-name="ce5" office:value-type="string">
            <text:p>ДОБИТАК ПОСЛОВАЊА КОЈЕ СЕ ОБУСТАВЉА И ПРЕНОС ПРИХОДА</text:p>
          </table:table-cell>
          <table:table-cell table:style-name="ce9"/>
          <table:table-cell table:style-name="ce9" office:value-type="string">
            <text:p>Revenu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6">
            <text:p>6</text:p>
          </table:table-cell>
          <table:table-cell table:style-name="ce13" table:number-columns-repeated="2"/>
          <table:table-cell table:style-name="ce9" table:number-columns-repeated="2"/>
          <table:table-cell table:style-name="ce16" office:value-type="string">
            <text:p>69</text:p>
          </table:table-cell>
          <table:table-cell table:style-name="ce16" office:value-type="string">
            <text:p>ДОБИТАК ПОСЛОВАЊА КОЈЕ СЕ ОБУСТАВЉА И ПРЕНОС ПРИХОДА</text:p>
          </table:table-cell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690</text:p>
          </table:table-cell>
          <table:table-cell office:value-type="string">
            <text:p>Добитак пословања које се обустављ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7"/>
        </table:table-row>
        <table:table-row table:style-name="ro1">
          <table:table-cell office:value-type="string">
            <text:p>691</text:p>
          </table:table-cell>
          <table:table-cell office:value-type="string">
            <text:p>Прих.,ефекти пром.рачун.полит-и исправке греш-из претх.пер.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7"/>
        </table:table-row>
        <table:table-row table:style-name="ro1">
          <table:table-cell office:value-type="string">
            <text:p>6910</text:p>
          </table:table-cell>
          <table:table-cell office:value-type="string">
            <text:p>Приходи,ефекти пром.рачун.политика 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91">
            <text:p>691</text:p>
          </table:table-cell>
          <table:table-cell table:number-columns-repeated="247"/>
        </table:table-row>
        <table:table-row table:style-name="ro1">
          <table:table-cell office:value-type="string">
            <text:p>6911</text:p>
          </table:table-cell>
          <table:table-cell office:value-type="string">
            <text:p>Приходи,исправке грешака из претходнох перио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EFAULT_ACCT</text:p>
          </table:table-cell>
          <table:table-cell office:value-type="float" office:value="691">
            <text:p>691</text:p>
          </table:table-cell>
          <table:table-cell table:number-columns-repeated="247"/>
        </table:table-row>
        <table:table-row table:style-name="ro1">
          <table:table-cell office:value-type="string">
            <text:p>699</text:p>
          </table:table-cell>
          <table:table-cell office:value-type="string">
            <text:p>Пренос прихо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7"/>
        </table:table-row>
        <table:table-row table:style-name="ro1">
          <table:table-cell office:value-type="string">
            <text:p>6990</text:p>
          </table:table-cell>
          <table:table-cell office:value-type="string">
            <text:p>Пренос прихода</text:p>
          </table:table-cell>
          <table:table-cell/>
          <table:table-cell office:value-type="string">
            <text:p>Revenue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ERROR_ACCT</text:p>
          </table:table-cell>
          <table:table-cell office:value-type="float" office:value="699">
            <text:p>69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7</text:p>
          </table:table-cell>
          <table:table-cell table:style-name="ce5" office:value-type="string">
            <text:p>ОТВАРАЊЕ И ЗАКЉУЧАК РАЧУНА СТАЊА И УСПЕХА</text:p>
          </table:table-cell>
          <table:table-cell table:style-name="ce9"/>
          <table:table-cell table:style-name="ce9" office:value-type="string">
            <text:p>Memo</text:p>
          </table:table-cell>
          <table:table-cell table:style-name="ce9" office:value-type="string">
            <text:p>Natural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70</text:p>
          </table:table-cell>
          <table:table-cell table:style-name="ce5" office:value-type="string">
            <text:p>ОЗВАРАЊЕ ГЛАВНЕ КЊИГЕ</text:p>
          </table:table-cell>
          <table:table-cell table:style-name="ce9"/>
          <table:table-cell table:style-name="ce9" office:value-type="string">
            <text:p>Memo</text:p>
          </table:table-cell>
          <table:table-cell table:style-name="ce9" office:value-type="string">
            <text:p>Natural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7">
            <text:p>7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700</text:p>
          </table:table-cell>
          <table:table-cell office:value-type="string">
            <text:p>Отварање главне књиге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7"/>
        </table:table-row>
        <table:table-row table:style-name="ro1">
          <table:table-cell office:value-type="string">
            <text:p>71</text:p>
          </table:table-cell>
          <table:table-cell office:value-type="string">
            <text:p>ЗАКЉУЧАК РАЧУНА УСПЕХ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7"/>
        </table:table-row>
        <table:table-row table:style-name="ro1">
          <table:table-cell office:value-type="string">
            <text:p>710</text:p>
          </table:table-cell>
          <table:table-cell office:value-type="string">
            <text:p>Расходи и приходи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7"/>
        </table:table-row>
        <table:table-row table:style-name="ro1">
          <table:table-cell office:value-type="string">
            <text:p>711</text:p>
          </table:table-cell>
          <table:table-cell office:value-type="string">
            <text:p>Рачун добитка и губитка пословања које се обустављ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7"/>
        </table:table-row>
        <table:table-row table:style-name="ro1">
          <table:table-cell office:value-type="string">
            <text:p>712</text:p>
          </table:table-cell>
          <table:table-cell office:value-type="string">
            <text:p>Пренос укупног резултат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7"/>
        </table:table-row>
        <table:table-row table:style-name="ro1">
          <table:table-cell office:value-type="string">
            <text:p>7120</text:p>
          </table:table-cell>
          <table:table-cell office:value-type="string">
            <text:p>Пренос укупног резултат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12">
            <text:p>71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72</text:p>
          </table:table-cell>
          <table:table-cell table:style-name="ce5" office:value-type="string">
            <text:p>РАЧУН ДОБИТКА И ГУБИТКА</text:p>
          </table:table-cell>
          <table:table-cell table:style-name="ce9"/>
          <table:table-cell table:style-name="ce9" office:value-type="string">
            <text:p>Memo</text:p>
          </table:table-cell>
          <table:table-cell table:style-name="ce9" office:value-type="string">
            <text:p>Natural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7">
            <text:p>7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720</text:p>
          </table:table-cell>
          <table:table-cell office:value-type="string">
            <text:p>Добитак или губитак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2">
            <text:p>72</text:p>
          </table:table-cell>
          <table:table-cell table:number-columns-repeated="247"/>
        </table:table-row>
        <table:table-row table:style-name="ro1">
          <table:table-cell office:value-type="string">
            <text:p>7200</text:p>
          </table:table-cell>
          <table:table-cell office:value-type="string">
            <text:p>Добитак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0">
            <text:p>720</text:p>
          </table:table-cell>
          <table:table-cell table:number-columns-repeated="247"/>
        </table:table-row>
        <table:table-row table:style-name="ro1">
          <table:table-cell office:value-type="string">
            <text:p>7201</text:p>
          </table:table-cell>
          <table:table-cell office:value-type="string">
            <text:p>Губитак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0">
            <text:p>720</text:p>
          </table:table-cell>
          <table:table-cell table:number-columns-repeated="247"/>
        </table:table-row>
        <table:table-row table:style-name="ro1">
          <table:table-cell office:value-type="string">
            <text:p>721</text:p>
          </table:table-cell>
          <table:table-cell office:value-type="string">
            <text:p>Порески расход период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2">
            <text:p>72</text:p>
          </table:table-cell>
          <table:table-cell table:number-columns-repeated="247"/>
        </table:table-row>
        <table:table-row table:style-name="ro1">
          <table:table-cell office:value-type="string">
            <text:p>722</text:p>
          </table:table-cell>
          <table:table-cell office:value-type="string">
            <text:p>Одложени порески расходи и приходи период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2">
            <text:p>72</text:p>
          </table:table-cell>
          <table:table-cell table:number-columns-repeated="247"/>
        </table:table-row>
        <table:table-row table:style-name="ro1">
          <table:table-cell office:value-type="string">
            <text:p>723</text:p>
          </table:table-cell>
          <table:table-cell office:value-type="string">
            <text:p>Лична примања послодавц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2">
            <text:p>72</text:p>
          </table:table-cell>
          <table:table-cell table:number-columns-repeated="247"/>
        </table:table-row>
        <table:table-row table:style-name="ro1">
          <table:table-cell office:value-type="string">
            <text:p>724</text:p>
          </table:table-cell>
          <table:table-cell office:value-type="string">
            <text:p>Пренос добитка или губитк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2">
            <text:p>72</text:p>
          </table:table-cell>
          <table:table-cell table:number-columns-repeated="247"/>
        </table:table-row>
        <table:table-row table:style-name="ro1">
          <table:table-cell office:value-type="string">
            <text:p>7240</text:p>
          </table:table-cell>
          <table:table-cell office:value-type="string">
            <text:p>Пренос добитк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4">
            <text:p>724</text:p>
          </table:table-cell>
          <table:table-cell table:number-columns-repeated="247"/>
        </table:table-row>
        <table:table-row table:style-name="ro1">
          <table:table-cell office:value-type="string">
            <text:p>7241</text:p>
          </table:table-cell>
          <table:table-cell office:value-type="string">
            <text:p>Пренос губитк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4">
            <text:p>72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73</text:p>
          </table:table-cell>
          <table:table-cell table:style-name="ce5" office:value-type="string">
            <text:p>ЗАКЉУЧАК РАЧУНА СТАЊА</text:p>
          </table:table-cell>
          <table:table-cell table:style-name="ce9"/>
          <table:table-cell table:style-name="ce9" office:value-type="string">
            <text:p>Memo</text:p>
          </table:table-cell>
          <table:table-cell table:style-name="ce9" office:value-type="string">
            <text:p>Natural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7">
            <text:p>7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730</text:p>
          </table:table-cell>
          <table:table-cell office:value-type="string">
            <text:p>Изравнање рачуна стањ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7"/>
        </table:table-row>
        <table:table-row table:style-name="ro1">
          <table:table-cell office:value-type="string">
            <text:p>7300</text:p>
          </table:table-cell>
          <table:table-cell office:value-type="string">
            <text:p>Yес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COMESUMMARY_ACCT</text:p>
          </table:table-cell>
          <table:table-cell office:value-type="float" office:value="730">
            <text:p>73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74</text:p>
          </table:table-cell>
          <table:table-cell table:style-name="ce5" office:value-type="string">
            <text:p>СЛОБОДНА ГРУПА</text:p>
          </table:table-cell>
          <table:table-cell table:style-name="ce9"/>
          <table:table-cell table:style-name="ce9" office:value-type="string">
            <text:p>Memo</text:p>
          </table:table-cell>
          <table:table-cell table:style-name="ce9" office:value-type="string">
            <text:p>Natural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7">
            <text:p>7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8 </text:p>
          </table:table-cell>
          <table:table-cell table:style-name="ce5" office:value-type="string">
            <text:p>ВАНБИЛАНСНА ЕВИДЕНЦИЈ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88</text:p>
          </table:table-cell>
          <table:table-cell table:style-name="ce5" office:value-type="string">
            <text:p>ВАНБИЛАНСНА АКТИВ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8">
            <text:p>8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880</text:p>
          </table:table-cell>
          <table:table-cell office:value-type="string">
            <text:p>Средства друг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table:number-columns-repeated="247"/>
        </table:table-row>
        <table:table-row table:style-name="ro1">
          <table:table-cell office:value-type="string">
            <text:p>8800</text:p>
          </table:table-cell>
          <table:table-cell office:value-type="string">
            <text:p>Земљишта и објекти друг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01</text:p>
          </table:table-cell>
          <table:table-cell office:value-type="string">
            <text:p>Опрема других лица у закуп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02</text:p>
          </table:table-cell>
          <table:table-cell office:value-type="string">
            <text:p>Иопрема других лица на поправц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03</text:p>
          </table:table-cell>
          <table:table-cell office:value-type="string">
            <text:p>Материјал и производи других лица у обради и дорад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04</text:p>
          </table:table-cell>
          <table:table-cell office:value-type="string">
            <text:p>Роба других лица преузета ради извоз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05</text:p>
          </table:table-cell>
          <table:table-cell office:value-type="string">
            <text:p>Роба примљена у комисион или консигнациј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06</text:p>
          </table:table-cell>
          <table:table-cell office:value-type="string">
            <text:p>Амбалажа друг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09</text:p>
          </table:table-cell>
          <table:table-cell office:value-type="string">
            <text:p>Остала средства других 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0">
            <text:p>880</text:p>
          </table:table-cell>
          <table:table-cell table:number-columns-repeated="247"/>
        </table:table-row>
        <table:table-row table:style-name="ro1">
          <table:table-cell office:value-type="string">
            <text:p>881</text:p>
          </table:table-cell>
          <table:table-cell office:value-type="string">
            <text:p>Хартије од вреднос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table:number-columns-repeated="247"/>
        </table:table-row>
        <table:table-row table:style-name="ro1">
          <table:table-cell office:value-type="string">
            <text:p>8810</text:p>
          </table:table-cell>
          <table:table-cell office:value-type="string">
            <text:p>Бонови за хран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1">
            <text:p>881</text:p>
          </table:table-cell>
          <table:table-cell table:number-columns-repeated="247"/>
        </table:table-row>
        <table:table-row table:style-name="ro1">
          <table:table-cell office:value-type="string">
            <text:p>8811</text:p>
          </table:table-cell>
          <table:table-cell office:value-type="string">
            <text:p>Улазниц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1">
            <text:p>881</text:p>
          </table:table-cell>
          <table:table-cell table:number-columns-repeated="247"/>
        </table:table-row>
        <table:table-row table:style-name="ro1">
          <table:table-cell office:value-type="string">
            <text:p>8819</text:p>
          </table:table-cell>
          <table:table-cell office:value-type="string">
            <text:p>Друге хартије од вредност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1">
            <text:p>881</text:p>
          </table:table-cell>
          <table:table-cell table:number-columns-repeated="247"/>
        </table:table-row>
        <table:table-row table:style-name="ro1">
          <table:table-cell office:value-type="string">
            <text:p>882</text:p>
          </table:table-cell>
          <table:table-cell office:value-type="string">
            <text:p>Дати авали и гаран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table:number-columns-repeated="247"/>
        </table:table-row>
        <table:table-row table:style-name="ro1">
          <table:table-cell office:value-type="string">
            <text:p>8820</text:p>
          </table:table-cell>
          <table:table-cell office:value-type="string">
            <text:p>Дати авал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2">
            <text:p>882</text:p>
          </table:table-cell>
          <table:table-cell table:number-columns-repeated="247"/>
        </table:table-row>
        <table:table-row table:style-name="ro1">
          <table:table-cell office:value-type="string">
            <text:p>8821</text:p>
          </table:table-cell>
          <table:table-cell office:value-type="string">
            <text:p>Дате гаранциј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82">
            <text:p>882</text:p>
          </table:table-cell>
          <table:table-cell table:number-columns-repeated="247"/>
        </table:table-row>
        <table:table-row table:style-name="ro1">
          <table:table-cell office:value-type="string">
            <text:p>883</text:p>
          </table:table-cell>
          <table:table-cell office:value-type="string">
            <text:p>Друга ванбилансна актив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9</text:p>
          </table:table-cell>
          <table:table-cell table:style-name="ce5" office:value-type="string">
            <text:p>ВАНБИЛАНСНА ПАСИВА</text:p>
          </table:table-cell>
          <table:table-cell table:style-name="ce9"/>
          <table:table-cell table:style-name="ce9" office:value-type="string">
            <text:p>Liability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8">
            <text:p>8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890</text:p>
          </table:table-cell>
          <table:table-cell office:value-type="string">
            <text:p>Обавезе за средства друг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9">
            <text:p>89</text:p>
          </table:table-cell>
          <table:table-cell table:number-columns-repeated="247"/>
        </table:table-row>
        <table:table-row table:style-name="ro1">
          <table:table-cell office:value-type="string">
            <text:p>8900</text:p>
          </table:table-cell>
          <table:table-cell office:value-type="string">
            <text:p>Обавезе за земљишта и објекте друг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0">
            <text:p>890</text:p>
          </table:table-cell>
          <table:table-cell table:number-columns-repeated="247"/>
        </table:table-row>
        <table:table-row table:style-name="ro1">
          <table:table-cell office:value-type="string">
            <text:p>8901</text:p>
          </table:table-cell>
          <table:table-cell office:value-type="string">
            <text:p>Обавезе за опрему других лица у закуп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0">
            <text:p>890</text:p>
          </table:table-cell>
          <table:table-cell table:number-columns-repeated="247"/>
        </table:table-row>
        <table:table-row table:style-name="ro1">
          <table:table-cell office:value-type="string">
            <text:p>8902</text:p>
          </table:table-cell>
          <table:table-cell office:value-type="string">
            <text:p>Обавезе за опрему другихлица на поправц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0">
            <text:p>890</text:p>
          </table:table-cell>
          <table:table-cell table:number-columns-repeated="247"/>
        </table:table-row>
        <table:table-row table:style-name="ro1">
          <table:table-cell office:value-type="string">
            <text:p>8903</text:p>
          </table:table-cell>
          <table:table-cell office:value-type="string">
            <text:p>Обавезе за матер.и производе других лица у обради и дорад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0">
            <text:p>890</text:p>
          </table:table-cell>
          <table:table-cell table:number-columns-repeated="247"/>
        </table:table-row>
        <table:table-row table:style-name="ro1">
          <table:table-cell office:value-type="string">
            <text:p>8904</text:p>
          </table:table-cell>
          <table:table-cell office:value-type="string">
            <text:p>Обавезе за робу других лица преузету ради извоз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0">
            <text:p>890</text:p>
          </table:table-cell>
          <table:table-cell table:number-columns-repeated="247"/>
        </table:table-row>
        <table:table-row table:style-name="ro1">
          <table:table-cell office:value-type="string">
            <text:p>8905</text:p>
          </table:table-cell>
          <table:table-cell office:value-type="string">
            <text:p>Обавезе за робу преузету у комисиоон и на консигнациј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0">
            <text:p>890</text:p>
          </table:table-cell>
          <table:table-cell table:number-columns-repeated="247"/>
        </table:table-row>
        <table:table-row table:style-name="ro1">
          <table:table-cell office:value-type="string">
            <text:p>8906</text:p>
          </table:table-cell>
          <table:table-cell office:value-type="string">
            <text:p>Обавезе за амбалажу других лиц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0">
            <text:p>890</text:p>
          </table:table-cell>
          <table:table-cell table:number-columns-repeated="247"/>
        </table:table-row>
        <table:table-row table:style-name="ro1">
          <table:table-cell office:value-type="string">
            <text:p>891</text:p>
          </table:table-cell>
          <table:table-cell office:value-type="string">
            <text:p>Обавезе за издате хартије од вреднос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9">
            <text:p>89</text:p>
          </table:table-cell>
          <table:table-cell table:number-columns-repeated="247"/>
        </table:table-row>
        <table:table-row table:style-name="ro1">
          <table:table-cell office:value-type="string">
            <text:p>8910</text:p>
          </table:table-cell>
          <table:table-cell office:value-type="string">
            <text:p>Обавезе за бонове за исхрану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1">
            <text:p>891</text:p>
          </table:table-cell>
          <table:table-cell table:number-columns-repeated="247"/>
        </table:table-row>
        <table:table-row table:style-name="ro1">
          <table:table-cell office:value-type="string">
            <text:p>8911</text:p>
          </table:table-cell>
          <table:table-cell office:value-type="string">
            <text:p>Обавезе за улазниц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1">
            <text:p>891</text:p>
          </table:table-cell>
          <table:table-cell table:number-columns-repeated="247"/>
        </table:table-row>
        <table:table-row table:style-name="ro1">
          <table:table-cell office:value-type="string">
            <text:p>8919</text:p>
          </table:table-cell>
          <table:table-cell office:value-type="string">
            <text:p>Обавезе за друге хартије од вредности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1">
            <text:p>891</text:p>
          </table:table-cell>
          <table:table-cell table:number-columns-repeated="247"/>
        </table:table-row>
        <table:table-row table:style-name="ro1">
          <table:table-cell office:value-type="string">
            <text:p>892</text:p>
          </table:table-cell>
          <table:table-cell office:value-type="string">
            <text:p>Обавезе за дае авале и гаран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9">
            <text:p>89</text:p>
          </table:table-cell>
          <table:table-cell table:number-columns-repeated="247"/>
        </table:table-row>
        <table:table-row table:style-name="ro1">
          <table:table-cell office:value-type="string">
            <text:p>8920</text:p>
          </table:table-cell>
          <table:table-cell office:value-type="string">
            <text:p>Обавезе за дате авал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2">
            <text:p>892</text:p>
          </table:table-cell>
          <table:table-cell table:number-columns-repeated="247"/>
        </table:table-row>
        <table:table-row table:style-name="ro1">
          <table:table-cell office:value-type="string">
            <text:p>8921</text:p>
          </table:table-cell>
          <table:table-cell office:value-type="string">
            <text:p>Обавезе за дате гаранциј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892">
            <text:p>892</text:p>
          </table:table-cell>
          <table:table-cell table:number-columns-repeated="247"/>
        </table:table-row>
        <table:table-row table:style-name="ro1">
          <table:table-cell office:value-type="string">
            <text:p>893</text:p>
          </table:table-cell>
          <table:table-cell office:value-type="string">
            <text:p>Друга ванбилансна пасив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89">
            <text:p>8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</text:p>
          </table:table-cell>
          <table:table-cell table:style-name="ce5" office:value-type="string">
            <text:p>ОБРАЧУН ТРОШКОВА И УЧИНАК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/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table:style-name="ce2" office:value-type="string">
            <text:p>90</text:p>
          </table:table-cell>
          <table:table-cell table:style-name="ce5" office:value-type="string">
            <text:p>РАЧУНИ ОДНОСА СА ФИНАНСИЈСКИМ КЊИГОВОДСТВОМ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00</text:p>
          </table:table-cell>
          <table:table-cell office:value-type="string">
            <text:p>Рачун за преузимање залих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0">
            <text:p>90</text:p>
          </table:table-cell>
          <table:table-cell table:number-columns-repeated="247"/>
        </table:table-row>
        <table:table-row table:style-name="ro1">
          <table:table-cell office:value-type="string">
            <text:p>9000</text:p>
          </table:table-cell>
          <table:table-cell office:value-type="string">
            <text:p>Рачун за преузимање залиха материјал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0">
            <text:p>900</text:p>
          </table:table-cell>
          <table:table-cell table:number-columns-repeated="247"/>
        </table:table-row>
        <table:table-row table:style-name="ro1">
          <table:table-cell office:value-type="string">
            <text:p>9001</text:p>
          </table:table-cell>
          <table:table-cell office:value-type="string">
            <text:p>Рачун за преузимање залиха недовршене производњ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0">
            <text:p>900</text:p>
          </table:table-cell>
          <table:table-cell table:number-columns-repeated="247"/>
        </table:table-row>
        <table:table-row table:style-name="ro1">
          <table:table-cell office:value-type="string">
            <text:p>9002</text:p>
          </table:table-cell>
          <table:table-cell office:value-type="string">
            <text:p>Рачун за преузимање назавршених услуг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0">
            <text:p>900</text:p>
          </table:table-cell>
          <table:table-cell table:number-columns-repeated="247"/>
        </table:table-row>
        <table:table-row table:style-name="ro1">
          <table:table-cell office:value-type="string">
            <text:p>9003</text:p>
          </table:table-cell>
          <table:table-cell office:value-type="string">
            <text:p>Рачун за преузимање залиха готових производ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0">
            <text:p>900</text:p>
          </table:table-cell>
          <table:table-cell table:number-columns-repeated="247"/>
        </table:table-row>
        <table:table-row table:style-name="ro1">
          <table:table-cell office:value-type="string">
            <text:p>9004</text:p>
          </table:table-cell>
          <table:table-cell office:value-type="string">
            <text:p>Рачун за преузимање залиха роб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0">
            <text:p>900</text:p>
          </table:table-cell>
          <table:table-cell table:number-columns-repeated="247"/>
        </table:table-row>
        <table:table-row table:style-name="ro1">
          <table:table-cell office:value-type="string">
            <text:p>901</text:p>
          </table:table-cell>
          <table:table-cell office:value-type="string">
            <text:p>Рачун за преузимање набавке материјала и роб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0">
            <text:p>90</text:p>
          </table:table-cell>
          <table:table-cell table:number-columns-repeated="247"/>
        </table:table-row>
        <table:table-row table:style-name="ro1">
          <table:table-cell office:value-type="string">
            <text:p>9010</text:p>
          </table:table-cell>
          <table:table-cell office:value-type="string">
            <text:p>Рачун за преузимање набавке материјала 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1">
            <text:p>901</text:p>
          </table:table-cell>
          <table:table-cell table:number-columns-repeated="247"/>
        </table:table-row>
        <table:table-row table:style-name="ro1">
          <table:table-cell office:value-type="string">
            <text:p>9011</text:p>
          </table:table-cell>
          <table:table-cell office:value-type="string">
            <text:p>Рачун за преузимање набавке роб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1">
            <text:p>901</text:p>
          </table:table-cell>
          <table:table-cell table:number-columns-repeated="247"/>
        </table:table-row>
        <table:table-row table:style-name="ro1">
          <table:table-cell office:value-type="string">
            <text:p>902</text:p>
          </table:table-cell>
          <table:table-cell office:value-type="string">
            <text:p>Рачун за преузимање трошков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0">
            <text:p>90</text:p>
          </table:table-cell>
          <table:table-cell table:number-columns-repeated="247"/>
        </table:table-row>
        <table:table-row table:style-name="ro1">
          <table:table-cell office:value-type="string">
            <text:p>9021</text:p>
          </table:table-cell>
          <table:table-cell office:value-type="string">
            <text:p>Рачун за преузимање трошкова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2">
            <text:p>902</text:p>
          </table:table-cell>
          <table:table-cell table:number-columns-repeated="247"/>
        </table:table-row>
        <table:table-row table:style-name="ro1">
          <table:table-cell office:value-type="string">
            <text:p>9022</text:p>
          </table:table-cell>
          <table:table-cell office:value-type="string">
            <text:p>Рачун за преуз.трош.зарада,накнада зарада и ост.лич.расх.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2">
            <text:p>902</text:p>
          </table:table-cell>
          <table:table-cell table:number-columns-repeated="247"/>
        </table:table-row>
        <table:table-row table:style-name="ro1">
          <table:table-cell office:value-type="string">
            <text:p>9023</text:p>
          </table:table-cell>
          <table:table-cell office:value-type="string">
            <text:p>Рачун за преузимање трошкова производ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2">
            <text:p>902</text:p>
          </table:table-cell>
          <table:table-cell table:number-columns-repeated="247"/>
        </table:table-row>
        <table:table-row table:style-name="ro1">
          <table:table-cell office:value-type="string">
            <text:p>9024</text:p>
          </table:table-cell>
          <table:table-cell office:value-type="string">
            <text:p>Рачун за преузимање трошкова амортизације и резервисањ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2">
            <text:p>902</text:p>
          </table:table-cell>
          <table:table-cell table:number-columns-repeated="247"/>
        </table:table-row>
        <table:table-row table:style-name="ro1">
          <table:table-cell office:value-type="string">
            <text:p>9025</text:p>
          </table:table-cell>
          <table:table-cell office:value-type="string">
            <text:p>Рачун за преузимање нематеријалних трошков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2">
            <text:p>902</text:p>
          </table:table-cell>
          <table:table-cell table:number-columns-repeated="247"/>
        </table:table-row>
        <table:table-row table:style-name="ro1">
          <table:table-cell office:value-type="string">
            <text:p>9026</text:p>
          </table:table-cell>
          <table:table-cell office:value-type="string">
            <text:p>Рачун за преузимање осталих расход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2">
            <text:p>902</text:p>
          </table:table-cell>
          <table:table-cell table:number-columns-repeated="247"/>
        </table:table-row>
        <table:table-row table:style-name="ro1">
          <table:table-cell office:value-type="string">
            <text:p>903</text:p>
          </table:table-cell>
          <table:table-cell office:value-type="string">
            <text:p>Рачун за преузимање приход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0">
            <text:p>90</text:p>
          </table:table-cell>
          <table:table-cell table:number-columns-repeated="247"/>
        </table:table-row>
        <table:table-row table:style-name="ro1">
          <table:table-cell office:value-type="string">
            <text:p>9030</text:p>
          </table:table-cell>
          <table:table-cell office:value-type="string">
            <text:p>Преузети приходи од продаје производа и услуг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3">
            <text:p>903</text:p>
          </table:table-cell>
          <table:table-cell table:number-columns-repeated="247"/>
        </table:table-row>
        <table:table-row table:style-name="ro1">
          <table:table-cell office:value-type="string">
            <text:p>9031</text:p>
          </table:table-cell>
          <table:table-cell office:value-type="string">
            <text:p>Преузети приходи од активирања учинака производа и услуг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3">
            <text:p>903</text:p>
          </table:table-cell>
          <table:table-cell table:number-columns-repeated="247"/>
        </table:table-row>
        <table:table-row table:style-name="ro1">
          <table:table-cell office:value-type="string">
            <text:p>9032</text:p>
          </table:table-cell>
          <table:table-cell office:value-type="string">
            <text:p>Преузети приходи од продаје робе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3">
            <text:p>903</text:p>
          </table:table-cell>
          <table:table-cell table:number-columns-repeated="247"/>
        </table:table-row>
        <table:table-row table:style-name="ro1">
          <table:table-cell office:value-type="string">
            <text:p>9033</text:p>
          </table:table-cell>
          <table:table-cell office:value-type="string">
            <text:p>Преузети приходи од актив.потрошње робе за сопств.потребе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3">
            <text:p>903</text:p>
          </table:table-cell>
          <table:table-cell table:number-columns-repeated="247"/>
        </table:table-row>
        <table:table-row table:style-name="ro1">
          <table:table-cell office:value-type="string">
            <text:p>9034</text:p>
          </table:table-cell>
          <table:table-cell office:value-type="string">
            <text:p>Преузети приходи од премија,субвенција,дотација и сл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03">
            <text:p>90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1</text:p>
          </table:table-cell>
          <table:table-cell table:style-name="ce5" office:value-type="string">
            <text:p>МАТЕРИЈАЛ И РОБ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10</text:p>
          </table:table-cell>
          <table:table-cell office:value-type="string">
            <text:p>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1">
            <text:p>91</text:p>
          </table:table-cell>
          <table:table-cell table:number-columns-repeated="247"/>
        </table:table-row>
        <table:table-row table:style-name="ro1">
          <table:table-cell office:value-type="string">
            <text:p>9100</text:p>
          </table:table-cell>
          <table:table-cell office:value-type="string">
            <text:p>Сировине и 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1</text:p>
          </table:table-cell>
          <table:table-cell office:value-type="string">
            <text:p>Помоћни 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2</text:p>
          </table:table-cell>
          <table:table-cell office:value-type="string">
            <text:p>Гориво и мазив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3</text:p>
          </table:table-cell>
          <table:table-cell office:value-type="string">
            <text:p>Резервни делов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4</text:p>
          </table:table-cell>
          <table:table-cell office:value-type="string">
            <text:p>Остали материјал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5</text:p>
          </table:table-cell>
          <table:table-cell office:value-type="string">
            <text:p>Алат,инвентар и ауто гуме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6</text:p>
          </table:table-cell>
          <table:table-cell office:value-type="string">
            <text:p>Амбалаж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7</text:p>
          </table:table-cell>
          <table:table-cell office:value-type="string">
            <text:p>Одступање од планских цен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08</text:p>
          </table:table-cell>
          <table:table-cell office:value-type="string">
            <text:p>Исправка вредности залиха материјал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0">
            <text:p>910</text:p>
          </table:table-cell>
          <table:table-cell table:number-columns-repeated="247"/>
        </table:table-row>
        <table:table-row table:style-name="ro1">
          <table:table-cell office:value-type="string">
            <text:p>911</text:p>
          </table:table-cell>
          <table:table-cell office:value-type="string">
            <text:p>Роб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1">
            <text:p>91</text:p>
          </table:table-cell>
          <table:table-cell table:number-columns-repeated="247"/>
        </table:table-row>
        <table:table-row table:style-name="ro1">
          <table:table-cell office:value-type="string">
            <text:p>9110</text:p>
          </table:table-cell>
          <table:table-cell office:value-type="string">
            <text:p>Роба у магацину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1">
            <text:p>911</text:p>
          </table:table-cell>
          <table:table-cell table:number-columns-repeated="247"/>
        </table:table-row>
        <table:table-row table:style-name="ro1">
          <table:table-cell office:value-type="string">
            <text:p>9111</text:p>
          </table:table-cell>
          <table:table-cell office:value-type="string">
            <text:p>Роба у складишту,стоваришту и продав.код других пр.лиц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1">
            <text:p>911</text:p>
          </table:table-cell>
          <table:table-cell table:number-columns-repeated="247"/>
        </table:table-row>
        <table:table-row table:style-name="ro1">
          <table:table-cell office:value-type="string">
            <text:p>9112</text:p>
          </table:table-cell>
          <table:table-cell office:value-type="string">
            <text:p>Роба у промету на велик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1">
            <text:p>911</text:p>
          </table:table-cell>
          <table:table-cell table:number-columns-repeated="247"/>
        </table:table-row>
        <table:table-row table:style-name="ro1">
          <table:table-cell office:value-type="string">
            <text:p>9113</text:p>
          </table:table-cell>
          <table:table-cell office:value-type="string">
            <text:p>Роба у промету на мало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1">
            <text:p>911</text:p>
          </table:table-cell>
          <table:table-cell table:number-columns-repeated="247"/>
        </table:table-row>
        <table:table-row table:style-name="ro1">
          <table:table-cell office:value-type="string">
            <text:p>9115</text:p>
          </table:table-cell>
          <table:table-cell office:value-type="string">
            <text:p>Роба у обради,доради и манипулациј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1">
            <text:p>911</text:p>
          </table:table-cell>
          <table:table-cell table:number-columns-repeated="247"/>
        </table:table-row>
        <table:table-row table:style-name="ro1">
          <table:table-cell office:value-type="string">
            <text:p>9117</text:p>
          </table:table-cell>
          <table:table-cell office:value-type="string">
            <text:p>Укалкулисани порез на промет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1">
            <text:p>911</text:p>
          </table:table-cell>
          <table:table-cell table:number-columns-repeated="247"/>
        </table:table-row>
        <table:table-row table:style-name="ro1">
          <table:table-cell office:value-type="string">
            <text:p>9119</text:p>
          </table:table-cell>
          <table:table-cell office:value-type="string">
            <text:p>Укалкулисана рзлика у цени роб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1">
            <text:p>911</text:p>
          </table:table-cell>
          <table:table-cell table:number-columns-repeated="247"/>
        </table:table-row>
        <table:table-row table:style-name="ro1">
          <table:table-cell office:value-type="string">
            <text:p>912</text:p>
          </table:table-cell>
          <table:table-cell office:value-type="string">
            <text:p>Производи и роба у продавницама производјач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1">
            <text:p>91</text:p>
          </table:table-cell>
          <table:table-cell table:number-columns-repeated="247"/>
        </table:table-row>
        <table:table-row table:style-name="ro1">
          <table:table-cell office:value-type="string">
            <text:p>9120</text:p>
          </table:table-cell>
          <table:table-cell office:value-type="string">
            <text:p>Производи у продавницама производјач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2">
            <text:p>912</text:p>
          </table:table-cell>
          <table:table-cell table:number-columns-repeated="247"/>
        </table:table-row>
        <table:table-row table:style-name="ro1">
          <table:table-cell office:value-type="string">
            <text:p>9121</text:p>
          </table:table-cell>
          <table:table-cell office:value-type="string">
            <text:p>Роба у продавницама производјач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2">
            <text:p>912</text:p>
          </table:table-cell>
          <table:table-cell table:number-columns-repeated="247"/>
        </table:table-row>
        <table:table-row table:style-name="ro1">
          <table:table-cell office:value-type="string">
            <text:p>9122</text:p>
          </table:table-cell>
          <table:table-cell office:value-type="string">
            <text:p>Одступање од планских цена произво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2">
            <text:p>912</text:p>
          </table:table-cell>
          <table:table-cell table:number-columns-repeated="247"/>
        </table:table-row>
        <table:table-row table:style-name="ro1">
          <table:table-cell office:value-type="string">
            <text:p>9123</text:p>
          </table:table-cell>
          <table:table-cell office:value-type="string">
            <text:p>Укалкулисана разлика у цени произво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2">
            <text:p>912</text:p>
          </table:table-cell>
          <table:table-cell table:number-columns-repeated="247"/>
        </table:table-row>
        <table:table-row table:style-name="ro1">
          <table:table-cell office:value-type="string">
            <text:p>9124</text:p>
          </table:table-cell>
          <table:table-cell office:value-type="string">
            <text:p>Укалкулисана разлика у цени роб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2">
            <text:p>912</text:p>
          </table:table-cell>
          <table:table-cell table:number-columns-repeated="247"/>
        </table:table-row>
        <table:table-row table:style-name="ro1">
          <table:table-cell office:value-type="string">
            <text:p>9125</text:p>
          </table:table-cell>
          <table:table-cell office:value-type="string">
            <text:p>Укалкулисани порез на промет производа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2">
            <text:p>912</text:p>
          </table:table-cell>
          <table:table-cell table:number-columns-repeated="247"/>
        </table:table-row>
        <table:table-row table:style-name="ro1">
          <table:table-cell office:value-type="string">
            <text:p>9126</text:p>
          </table:table-cell>
          <table:table-cell office:value-type="string">
            <text:p>Укалкулисани порез на промет робе</text:p>
          </table:table-cell>
          <table:table-cell/>
          <table:table-cell office:value-type="string">
            <text:p>Liability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12">
            <text:p>91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2</text:p>
          </table:table-cell>
          <table:table-cell table:style-name="ce5" office:value-type="string">
            <text:p>РАЧУНИ МЕСТА ТРОШКОВА НАБАВКЕ,ТЕХНИЧКЕ УПРАВЕ И ПОМ.ДЕЛ.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20</text:p>
          </table:table-cell>
          <table:table-cell office:value-type="string">
            <text:p>Место трошка набавк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2">
            <text:p>92</text:p>
          </table:table-cell>
          <table:table-cell table:number-columns-repeated="247"/>
        </table:table-row>
        <table:table-row table:style-name="ro1">
          <table:table-cell office:value-type="string">
            <text:p>9200</text:p>
          </table:table-cell>
          <table:table-cell office:value-type="string">
            <text:p>Трошкови материјала места трошка набавк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1</text:p>
          </table:table-cell>
          <table:table-cell office:value-type="string">
            <text:p>Трош.зарада,накнада зарада и ост.лични расх.места трош.наб.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2</text:p>
          </table:table-cell>
          <table:table-cell office:value-type="string">
            <text:p>Трошкови производних услуга места трошка набавк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3</text:p>
          </table:table-cell>
          <table:table-cell office:value-type="string">
            <text:p>Трошкови амортизације и резервисања места трошка набавк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4</text:p>
          </table:table-cell>
          <table:table-cell office:value-type="string">
            <text:p>Нематеријални трошкови места трошка набавк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5</text:p>
          </table:table-cell>
          <table:table-cell office:value-type="string">
            <text:p>Повећани трошкови који терете трошкове период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6</text:p>
          </table:table-cell>
          <table:table-cell office:value-type="string">
            <text:p>Други директни трошкови места трошка набавк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7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8</text:p>
          </table:table-cell>
          <table:table-cell office:value-type="string">
            <text:p>Трошкови управе,продаје и сличних актив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09</text:p>
          </table:table-cell>
          <table:table-cell office:value-type="string">
            <text:p>Пренос трошкова места трошка набавк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0">
            <text:p>920</text:p>
          </table:table-cell>
          <table:table-cell table:number-columns-repeated="247"/>
        </table:table-row>
        <table:table-row table:style-name="ro1">
          <table:table-cell office:value-type="string">
            <text:p>921</text:p>
          </table:table-cell>
          <table:table-cell office:value-type="string">
            <text:p>Места трошкова 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2">
            <text:p>92</text:p>
          </table:table-cell>
          <table:table-cell table:number-columns-repeated="247"/>
        </table:table-row>
        <table:table-row table:style-name="ro1">
          <table:table-cell office:value-type="string">
            <text:p>9210</text:p>
          </table:table-cell>
          <table:table-cell office:value-type="string">
            <text:p>Трошкови материјала места трошка техничке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1</text:p>
          </table:table-cell>
          <table:table-cell office:value-type="string">
            <text:p>Трош.зар.,накн.зар.и ост.лич.расх.места трошка техн.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2</text:p>
          </table:table-cell>
          <table:table-cell office:value-type="string">
            <text:p>Трошкови производних услуга места трошка техничке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3</text:p>
          </table:table-cell>
          <table:table-cell office:value-type="string">
            <text:p>Трошкови аморт.и резерв.места трошка техничке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4</text:p>
          </table:table-cell>
          <table:table-cell office:value-type="string">
            <text:p>Нематеријални трошкови места трошка техничке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5</text:p>
          </table:table-cell>
          <table:table-cell office:value-type="string">
            <text:p>Повећани трошкови који терете трошкове период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6</text:p>
          </table:table-cell>
          <table:table-cell office:value-type="string">
            <text:p>Други директни трошкови места трошка техничке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7</text:p>
          </table:table-cell>
          <table:table-cell office:value-type="string">
            <text:p>Трошкови набавк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8</text:p>
          </table:table-cell>
          <table:table-cell office:value-type="string">
            <text:p>Трошкови управе,продаје и сличних актив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19</text:p>
          </table:table-cell>
          <table:table-cell office:value-type="string">
            <text:p>Пренос трошкова места трошка техничке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1">
            <text:p>921</text:p>
          </table:table-cell>
          <table:table-cell table:number-columns-repeated="247"/>
        </table:table-row>
        <table:table-row table:style-name="ro1">
          <table:table-cell office:value-type="string">
            <text:p>922</text:p>
          </table:table-cell>
          <table:table-cell office:value-type="string">
            <text:p>Рачуни места трошкова 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2">
            <text:p>92</text:p>
          </table:table-cell>
          <table:table-cell table:number-columns-repeated="247"/>
        </table:table-row>
        <table:table-row table:style-name="ro1">
          <table:table-cell office:value-type="string">
            <text:p>9220</text:p>
          </table:table-cell>
          <table:table-cell office:value-type="string">
            <text:p>Трошкови материјала 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1</text:p>
          </table:table-cell>
          <table:table-cell office:value-type="string">
            <text:p>Трош.зарада,накнада зарада и ост.лични расх.помоћне делат.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2</text:p>
          </table:table-cell>
          <table:table-cell office:value-type="string">
            <text:p>Трошкови производних услуга <text:s/>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3</text:p>
          </table:table-cell>
          <table:table-cell office:value-type="string">
            <text:p>Трошкови амортизације и резервисања 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4</text:p>
          </table:table-cell>
          <table:table-cell office:value-type="string">
            <text:p>Нематеријални трошкови 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5</text:p>
          </table:table-cell>
          <table:table-cell office:value-type="string">
            <text:p>Повећани трошкови који терете трошкове период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6</text:p>
          </table:table-cell>
          <table:table-cell office:value-type="string">
            <text:p>Други директни трошкови 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7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8</text:p>
          </table:table-cell>
          <table:table-cell office:value-type="string">
            <text:p>Трошкови управе,продаје и сличних актив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office:value-type="string">
            <text:p>9229</text:p>
          </table:table-cell>
          <table:table-cell office:value-type="string">
            <text:p>Пренос трошкова помоћ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22">
            <text:p>92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3</text:p>
          </table:table-cell>
          <table:table-cell table:style-name="ce5" office:value-type="string">
            <text:p>РАЧУНИ ГЛАВНИХ ПРОИЗВОДНИХ МЕСТА ТРОШКОВА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30</text:p>
          </table:table-cell>
          <table:table-cell office:value-type="string">
            <text:p>Место трошка основна делатност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3">
            <text:p>93</text:p>
          </table:table-cell>
          <table:table-cell table:number-columns-repeated="247"/>
        </table:table-row>
        <table:table-row table:style-name="ro1">
          <table:table-cell office:value-type="string">
            <text:p>9300</text:p>
          </table:table-cell>
          <table:table-cell office:value-type="string">
            <text:p>Трошкови материјала израд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1</text:p>
          </table:table-cell>
          <table:table-cell office:value-type="string">
            <text:p>Трошкови зарада,наканада тарада и остали лични расход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2</text:p>
          </table:table-cell>
          <table:table-cell office:value-type="string">
            <text:p>Трошкови производ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3</text:p>
          </table:table-cell>
          <table:table-cell office:value-type="string">
            <text:p>Трошкови амортизације и резервисањ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4</text:p>
          </table:table-cell>
          <table:table-cell office:value-type="string">
            <text:p>Нематеријални трошков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6</text:p>
          </table:table-cell>
          <table:table-cell office:value-type="string">
            <text:p>Други директни трошков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7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8</text:p>
          </table:table-cell>
          <table:table-cell office:value-type="string">
            <text:p>Трошкови управе,продаје и сличних актив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09</text:p>
          </table:table-cell>
          <table:table-cell office:value-type="string">
            <text:p>Пренос трошкова основ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0">
            <text:p>930</text:p>
          </table:table-cell>
          <table:table-cell table:number-columns-repeated="247"/>
        </table:table-row>
        <table:table-row table:style-name="ro1">
          <table:table-cell office:value-type="string">
            <text:p>931</text:p>
          </table:table-cell>
          <table:table-cell office:value-type="string">
            <text:p>Место трошка споредна делатност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3">
            <text:p>93</text:p>
          </table:table-cell>
          <table:table-cell table:number-columns-repeated="247"/>
        </table:table-row>
        <table:table-row table:style-name="ro1">
          <table:table-cell office:value-type="string">
            <text:p>9310</text:p>
          </table:table-cell>
          <table:table-cell office:value-type="string">
            <text:p>Трошкови материјала израд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1</text:p>
          </table:table-cell>
          <table:table-cell office:value-type="string">
            <text:p>Трошкови зарада,наканада тарада и остали лични расход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2</text:p>
          </table:table-cell>
          <table:table-cell office:value-type="string">
            <text:p>Трошкови производних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3</text:p>
          </table:table-cell>
          <table:table-cell office:value-type="string">
            <text:p>Трошкови амортизације и резервисањ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4</text:p>
          </table:table-cell>
          <table:table-cell office:value-type="string">
            <text:p>Нематеријални трошков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6</text:p>
          </table:table-cell>
          <table:table-cell office:value-type="string">
            <text:p>Други директни трошков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7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8</text:p>
          </table:table-cell>
          <table:table-cell office:value-type="string">
            <text:p>Трошкови управе,продаје и сличних актив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office:value-type="string">
            <text:p>9319</text:p>
          </table:table-cell>
          <table:table-cell office:value-type="string">
            <text:p>Пренос трошкова според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31">
            <text:p>93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4</text:p>
          </table:table-cell>
          <table:table-cell table:style-name="ce5" office:value-type="string">
            <text:p>РАЧУНИ МЕСТА ТРОШКА УПРАВЕ,ПРОДАЈЕ И СЛИЧНИХ АКТИВНОСТИ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40</text:p>
          </table:table-cell>
          <table:table-cell office:value-type="string">
            <text:p>Место трошка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4">
            <text:p>94</text:p>
          </table:table-cell>
          <table:table-cell table:number-columns-repeated="247"/>
        </table:table-row>
        <table:table-row table:style-name="ro1">
          <table:table-cell office:value-type="string">
            <text:p>9400</text:p>
          </table:table-cell>
          <table:table-cell office:value-type="string">
            <text:p>Трошкови материјала места трошка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1</text:p>
          </table:table-cell>
          <table:table-cell office:value-type="string">
            <text:p>Трошк.зарада,накн.зарада и ост.лич.расхода места трош.упр.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2</text:p>
          </table:table-cell>
          <table:table-cell office:value-type="string">
            <text:p>Трошкови производних услуга места трошка упр.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3</text:p>
          </table:table-cell>
          <table:table-cell office:value-type="string">
            <text:p>Трошкови амортизације и резервисања места трошка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4</text:p>
          </table:table-cell>
          <table:table-cell office:value-type="string">
            <text:p>Нематеријални трошкови места трошка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6</text:p>
          </table:table-cell>
          <table:table-cell office:value-type="string">
            <text:p>Други директни трошкови места трошка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7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8</text:p>
          </table:table-cell>
          <table:table-cell office:value-type="string">
            <text:p>Трошкови продаје и сличних актив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09</text:p>
          </table:table-cell>
          <table:table-cell office:value-type="string">
            <text:p>Пренос трошкова места трошка управ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0">
            <text:p>940</text:p>
          </table:table-cell>
          <table:table-cell table:number-columns-repeated="247"/>
        </table:table-row>
        <table:table-row table:style-name="ro1">
          <table:table-cell office:value-type="string">
            <text:p>941</text:p>
          </table:table-cell>
          <table:table-cell office:value-type="string">
            <text:p>Место трошка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4">
            <text:p>94</text:p>
          </table:table-cell>
          <table:table-cell table:number-columns-repeated="247"/>
        </table:table-row>
        <table:table-row table:style-name="ro1">
          <table:table-cell office:value-type="string">
            <text:p>9410</text:p>
          </table:table-cell>
          <table:table-cell office:value-type="string">
            <text:p>Трошкови материјала места трошка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1</text:p>
          </table:table-cell>
          <table:table-cell office:value-type="string">
            <text:p>Трош.зар,накнада зарада и ост.лич.расх.места трошка прод.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2</text:p>
          </table:table-cell>
          <table:table-cell office:value-type="string">
            <text:p>Трошкови производних услуга места трошка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3</text:p>
          </table:table-cell>
          <table:table-cell office:value-type="string">
            <text:p>Трошкови амортизације и резервисања места трошка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4</text:p>
          </table:table-cell>
          <table:table-cell office:value-type="string">
            <text:p>Нематеријални трошкови места трошка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6</text:p>
          </table:table-cell>
          <table:table-cell office:value-type="string">
            <text:p>Други директни трошкови места трошка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7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8</text:p>
          </table:table-cell>
          <table:table-cell office:value-type="string">
            <text:p>Трошкови управе и сличних актив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office:value-type="string">
            <text:p>9419</text:p>
          </table:table-cell>
          <table:table-cell office:value-type="string">
            <text:p>Пренос трошкова места трошка продај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41">
            <text:p>94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5</text:p>
          </table:table-cell>
          <table:table-cell table:style-name="ce5" office:value-type="string">
            <text:p>НОСИОЦИ ТРОШКОВА</text:p>
          </table:table-cell>
          <table:table-cell table:style-name="ce9"/>
          <table:table-cell table:style-name="ce9" office:value-type="string">
            <text:p>Expense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50</text:p>
          </table:table-cell>
          <table:table-cell office:value-type="string">
            <text:p>Производња производа основ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5">
            <text:p>95</text:p>
          </table:table-cell>
          <table:table-cell table:number-columns-repeated="247"/>
        </table:table-row>
        <table:table-row table:style-name="ro1">
          <table:table-cell office:value-type="string">
            <text:p>9500</text:p>
          </table:table-cell>
          <table:table-cell office:value-type="string">
            <text:p>Материјал за израду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1</text:p>
          </table:table-cell>
          <table:table-cell office:value-type="string">
            <text:p>Трошкови услуга основ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2</text:p>
          </table:table-cell>
          <table:table-cell office:value-type="string">
            <text:p>Трошкови зарада,накнада зарада и остали лични раход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3</text:p>
          </table:table-cell>
          <table:table-cell office:value-type="string">
            <text:p>Трошкови амортизације основних средстава основ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4</text:p>
          </table:table-cell>
          <table:table-cell office:value-type="string">
            <text:p>Други директни трошкови израд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5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6</text:p>
          </table:table-cell>
          <table:table-cell office:value-type="string">
            <text:p>Трош.управе,прод.и слич.актив.(за учин.са дужим пр.цикл.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7</text:p>
          </table:table-cell>
          <table:table-cell office:value-type="string">
            <text:p>Општи трошкови финансирања (за учинке са дужим пр.циклусом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09</text:p>
          </table:table-cell>
          <table:table-cell office:value-type="string">
            <text:p>Пренос трошкова завршених учинак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0">
            <text:p>950</text:p>
          </table:table-cell>
          <table:table-cell table:number-columns-repeated="247"/>
        </table:table-row>
        <table:table-row table:style-name="ro1">
          <table:table-cell office:value-type="string">
            <text:p>951</text:p>
          </table:table-cell>
          <table:table-cell office:value-type="string">
            <text:p>Производња производа според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5">
            <text:p>95</text:p>
          </table:table-cell>
          <table:table-cell table:number-columns-repeated="247"/>
        </table:table-row>
        <table:table-row table:style-name="ro1">
          <table:table-cell office:value-type="string">
            <text:p>9510</text:p>
          </table:table-cell>
          <table:table-cell office:value-type="string">
            <text:p>Материјал за израду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1</text:p>
          </table:table-cell>
          <table:table-cell office:value-type="string">
            <text:p>Трошкови услуга основне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2</text:p>
          </table:table-cell>
          <table:table-cell office:value-type="string">
            <text:p>Трошкови зарада,накнада зарада и остали лични раход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3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4</text:p>
          </table:table-cell>
          <table:table-cell office:value-type="string">
            <text:p>Други директни трошкови израд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5</text:p>
          </table:table-cell>
          <table:table-cell office:value-type="string">
            <text:p>Трошкови набавке,техничке управе и помоћних делат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6</text:p>
          </table:table-cell>
          <table:table-cell office:value-type="string">
            <text:p>Трош.управе,прод.и слич.актив.(за учинке са дужим пр.цикл.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7</text:p>
          </table:table-cell>
          <table:table-cell office:value-type="string">
            <text:p>Општи трошкови финансирања (за учинке са дужим пр.циклусом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19</text:p>
          </table:table-cell>
          <table:table-cell office:value-type="string">
            <text:p>Пренос трошкова завршених учинак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1">
            <text:p>951</text:p>
          </table:table-cell>
          <table:table-cell table:number-columns-repeated="247"/>
        </table:table-row>
        <table:table-row table:style-name="ro1">
          <table:table-cell office:value-type="string">
            <text:p>959</text:p>
          </table:table-cell>
          <table:table-cell office:value-type="string">
            <text:p>Одступање у трошковима носилаца трошков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5">
            <text:p>95</text:p>
          </table:table-cell>
          <table:table-cell table:number-columns-repeated="247"/>
        </table:table-row>
        <table:table-row table:style-name="ro1">
          <table:table-cell office:value-type="string">
            <text:p>9590</text:p>
          </table:table-cell>
          <table:table-cell office:value-type="string">
            <text:p>Осдступање од планских цена чинилаца производње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1</text:p>
          </table:table-cell>
          <table:table-cell office:value-type="string">
            <text:p>Одступање о планиране запослености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2</text:p>
          </table:table-cell>
          <table:table-cell office:value-type="string">
            <text:p>Позитив.одступ. од план. ефик. ( по основу општих фикс.тр.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3</text:p>
          </table:table-cell>
          <table:table-cell office:value-type="string">
            <text:p>Негатив.одступ-од план.ефикас.( по основу општих фикс.тр.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4</text:p>
          </table:table-cell>
          <table:table-cell office:value-type="string">
            <text:p>Позитив.одст.од план.ефик.( по основу општих варијаб. тр.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5</text:p>
          </table:table-cell>
          <table:table-cell office:value-type="string">
            <text:p>Негат.одступ.од план.ефикас. ( по основу опш.варијаб. тр.)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6</text:p>
          </table:table-cell>
          <table:table-cell office:value-type="string">
            <text:p>Одступање због настанка непредвидјених трошков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7</text:p>
          </table:table-cell>
          <table:table-cell office:value-type="string">
            <text:p>Одступање због снижења трошков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8</text:p>
          </table:table-cell>
          <table:table-cell office:value-type="string">
            <text:p>Одступања због прекорачења трошков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office:value-type="string">
            <text:p>9599</text:p>
          </table:table-cell>
          <table:table-cell office:value-type="string">
            <text:p>Остала одступања од планских трошкова</text:p>
          </table:table-cell>
          <table:table-cell/>
          <table:table-cell office:value-type="string">
            <text:p>Expense</text:p>
          </table:table-cell>
          <table:table-cell office:value-type="string">
            <text:p>C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59">
            <text:p>95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6</text:p>
          </table:table-cell>
          <table:table-cell table:style-name="ce5" office:value-type="string">
            <text:p>ГОТОВИ ПРОИЗВОДИ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60</text:p>
          </table:table-cell>
          <table:table-cell office:value-type="string">
            <text:p>Готови производ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6">
            <text:p>96</text:p>
          </table:table-cell>
          <table:table-cell table:number-columns-repeated="247"/>
        </table:table-row>
        <table:table-row table:style-name="ro1">
          <table:table-cell office:value-type="string">
            <text:p>9600</text:p>
          </table:table-cell>
          <table:table-cell office:value-type="string">
            <text:p>Готови производи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ASSET_ACCT</text:p>
          </table:table-cell>
          <table:table-cell office:value-type="float" office:value="960">
            <text:p>960</text:p>
          </table:table-cell>
          <table:table-cell table:number-columns-repeated="247"/>
        </table:table-row>
        <table:table-row table:style-name="ro1">
          <table:table-cell office:value-type="string">
            <text:p>969</text:p>
          </table:table-cell>
          <table:table-cell office:value-type="string">
            <text:p>Одступање у трошковима готових производа</text:p>
          </table:table-cell>
          <table:table-cell/>
          <table:table-cell office:value-type="string">
            <text:p>Asset</text:p>
          </table:table-cell>
          <table:table-cell office:value-type="string">
            <text:p>C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6">
            <text:p>9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8</text:p>
          </table:table-cell>
          <table:table-cell table:style-name="ce5" office:value-type="string">
            <text:p>РАСХОДИ И ПРИХОДИ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80</text:p>
          </table:table-cell>
          <table:table-cell office:value-type="string">
            <text:p>Трошкови продатих производа и услуг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8">
            <text:p>98</text:p>
          </table:table-cell>
          <table:table-cell table:number-columns-repeated="247"/>
        </table:table-row>
        <table:table-row table:style-name="ro1">
          <table:table-cell office:value-type="string">
            <text:p>981</text:p>
          </table:table-cell>
          <table:table-cell office:value-type="string">
            <text:p>Набавна вредност продате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8">
            <text:p>98</text:p>
          </table:table-cell>
          <table:table-cell table:number-columns-repeated="247"/>
        </table:table-row>
        <table:table-row table:style-name="ro1">
          <table:table-cell office:value-type="string">
            <text:p>982</text:p>
          </table:table-cell>
          <table:table-cell office:value-type="string">
            <text:p>Трошкови пери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8">
            <text:p>98</text:p>
          </table:table-cell>
          <table:table-cell table:number-columns-repeated="247"/>
        </table:table-row>
        <table:table-row table:style-name="ro1">
          <table:table-cell office:value-type="string">
            <text:p>983</text:p>
          </table:table-cell>
          <table:table-cell office:value-type="string">
            <text:p>Отписи,мањкови и вишкови залиха учинак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8">
            <text:p>98</text:p>
          </table:table-cell>
          <table:table-cell table:number-columns-repeated="247"/>
        </table:table-row>
        <table:table-row table:style-name="ro1">
          <table:table-cell office:value-type="string">
            <text:p>9830</text:p>
          </table:table-cell>
          <table:table-cell office:value-type="string">
            <text:p>Отписи недовршене производње и готових произв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3">
            <text:p>983</text:p>
          </table:table-cell>
          <table:table-cell table:number-columns-repeated="247"/>
        </table:table-row>
        <table:table-row table:style-name="ro1">
          <table:table-cell office:value-type="string">
            <text:p>9831</text:p>
          </table:table-cell>
          <table:table-cell office:value-type="string">
            <text:p>Мањкови недовршене производњ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3">
            <text:p>983</text:p>
          </table:table-cell>
          <table:table-cell table:number-columns-repeated="247"/>
        </table:table-row>
        <table:table-row table:style-name="ro1">
          <table:table-cell office:value-type="string">
            <text:p>9832</text:p>
          </table:table-cell>
          <table:table-cell office:value-type="string">
            <text:p>Мањкови готових производ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3">
            <text:p>983</text:p>
          </table:table-cell>
          <table:table-cell table:number-columns-repeated="247"/>
        </table:table-row>
        <table:table-row table:style-name="ro1">
          <table:table-cell office:value-type="string">
            <text:p>9837</text:p>
          </table:table-cell>
          <table:table-cell office:value-type="string">
            <text:p>Вишкови недовршене производње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3">
            <text:p>983</text:p>
          </table:table-cell>
          <table:table-cell table:number-columns-repeated="247"/>
        </table:table-row>
        <table:table-row table:style-name="ro1">
          <table:table-cell office:value-type="string">
            <text:p>9838</text:p>
          </table:table-cell>
          <table:table-cell office:value-type="string">
            <text:p>Вишкови готових производ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3">
            <text:p>983</text:p>
          </table:table-cell>
          <table:table-cell table:number-columns-repeated="247"/>
        </table:table-row>
        <table:table-row table:style-name="ro1">
          <table:table-cell office:value-type="string">
            <text:p>986</text:p>
          </table:table-cell>
          <table:table-cell office:value-type="string">
            <text:p>Приходи по основу производа и услуг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8">
            <text:p>98</text:p>
          </table:table-cell>
          <table:table-cell table:number-columns-repeated="247"/>
        </table:table-row>
        <table:table-row table:style-name="ro1">
          <table:table-cell office:value-type="string">
            <text:p>9860</text:p>
          </table:table-cell>
          <table:table-cell office:value-type="string">
            <text:p>Приходи од продаје производа на домаће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6">
            <text:p>986</text:p>
          </table:table-cell>
          <table:table-cell table:number-columns-repeated="247"/>
        </table:table-row>
        <table:table-row table:style-name="ro1">
          <table:table-cell office:value-type="string">
            <text:p>9861</text:p>
          </table:table-cell>
          <table:table-cell office:value-type="string">
            <text:p>Приходи од услуга на домаће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6">
            <text:p>986</text:p>
          </table:table-cell>
          <table:table-cell table:number-columns-repeated="247"/>
        </table:table-row>
        <table:table-row table:style-name="ro1">
          <table:table-cell office:value-type="string">
            <text:p>9862</text:p>
          </table:table-cell>
          <table:table-cell office:value-type="string">
            <text:p>Приходи од продаје производа на инострано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6">
            <text:p>986</text:p>
          </table:table-cell>
          <table:table-cell table:number-columns-repeated="247"/>
        </table:table-row>
        <table:table-row table:style-name="ro1">
          <table:table-cell office:value-type="string">
            <text:p>9863</text:p>
          </table:table-cell>
          <table:table-cell office:value-type="string">
            <text:p>Приходи од услуга на иностраном <text:s/>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6">
            <text:p>986</text:p>
          </table:table-cell>
          <table:table-cell table:number-columns-repeated="247"/>
        </table:table-row>
        <table:table-row table:style-name="ro1">
          <table:table-cell office:value-type="string">
            <text:p>9869</text:p>
          </table:table-cell>
          <table:table-cell office:value-type="string">
            <text:p>Други приходи по основу производа и услуг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6">
            <text:p>986</text:p>
          </table:table-cell>
          <table:table-cell table:number-columns-repeated="247"/>
        </table:table-row>
        <table:table-row table:style-name="ro1">
          <table:table-cell office:value-type="string">
            <text:p>987</text:p>
          </table:table-cell>
          <table:table-cell office:value-type="string">
            <text:p>Приходи по основу робе 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8">
            <text:p>98</text:p>
          </table:table-cell>
          <table:table-cell table:number-columns-repeated="247"/>
        </table:table-row>
        <table:table-row table:style-name="ro1">
          <table:table-cell office:value-type="string">
            <text:p>9870</text:p>
          </table:table-cell>
          <table:table-cell office:value-type="string">
            <text:p>Приходи од продаје робе на домаће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7">
            <text:p>987</text:p>
          </table:table-cell>
          <table:table-cell table:number-columns-repeated="247"/>
        </table:table-row>
        <table:table-row table:style-name="ro1">
          <table:table-cell office:value-type="string">
            <text:p>9872</text:p>
          </table:table-cell>
          <table:table-cell office:value-type="string">
            <text:p>Приходи од продаје робе на страном тржишту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7">
            <text:p>987</text:p>
          </table:table-cell>
          <table:table-cell table:number-columns-repeated="247"/>
        </table:table-row>
        <table:table-row table:style-name="ro1">
          <table:table-cell office:value-type="string">
            <text:p>9879</text:p>
          </table:table-cell>
          <table:table-cell office:value-type="string">
            <text:p>Други приходи по основу робе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87">
            <text:p>987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9</text:p>
          </table:table-cell>
          <table:table-cell table:style-name="ce5" office:value-type="string">
            <text:p>РАЧУН ДОБИТКА,ГУБИТКА И ЗАКЉУЧКА</text:p>
          </table:table-cell>
          <table:table-cell table:style-name="ce9"/>
          <table:table-cell table:style-name="ce9" office:value-type="string">
            <text:p>Asset</text:p>
          </table:table-cell>
          <table:table-cell table:style-name="ce9" office:value-type="string">
            <text:p>D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2" office:value-type="float" office:value="9">
            <text:p>9</text:p>
          </table:table-cell>
          <table:table-cell table:style-name="ce13" table:number-columns-repeated="2"/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19" table:number-columns-repeated="2"/>
          <table:table-cell table:style-name="ce9" table:number-columns-repeated="237"/>
        </table:table-row>
        <table:table-row table:style-name="ro1">
          <table:table-cell office:value-type="string">
            <text:p>990</text:p>
          </table:table-cell>
          <table:table-cell office:value-type="string">
            <text:p>Пословни добитак и губитак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9">
            <text:p>99</text:p>
          </table:table-cell>
          <table:table-cell table:number-columns-repeated="247"/>
        </table:table-row>
        <table:table-row table:style-name="ro1">
          <table:table-cell office:value-type="string">
            <text:p>9900</text:p>
          </table:table-cell>
          <table:table-cell office:value-type="string">
            <text:p>Пословни добитак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0">
            <text:p>990</text:p>
          </table:table-cell>
          <table:table-cell table:number-columns-repeated="247"/>
        </table:table-row>
        <table:table-row table:style-name="ro1">
          <table:table-cell office:value-type="string">
            <text:p>9901</text:p>
          </table:table-cell>
          <table:table-cell office:value-type="string">
            <text:p>Пословни губитак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0">
            <text:p>990</text:p>
          </table:table-cell>
          <table:table-cell table:number-columns-repeated="247"/>
        </table:table-row>
        <table:table-row table:style-name="ro1">
          <table:table-cell office:value-type="string">
            <text:p>991</text:p>
          </table:table-cell>
          <table:table-cell office:value-type="string">
            <text:p>Губитак и добитак по основу продаје материјала</text:p>
          </table:table-cell>
          <table:table-cell/>
          <table:table-cell office:value-type="string">
            <text:p>Asset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9">
            <text:p>99</text:p>
          </table:table-cell>
          <table:table-cell table:number-columns-repeated="247"/>
        </table:table-row>
        <table:table-row table:style-name="ro1">
          <table:table-cell office:value-type="string">
            <text:p>9910</text:p>
          </table:table-cell>
          <table:table-cell office:value-type="string">
            <text:p>Добитак по основу продаје материјал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1">
            <text:p>991</text:p>
          </table:table-cell>
          <table:table-cell table:number-columns-repeated="247"/>
        </table:table-row>
        <table:table-row table:style-name="ro1">
          <table:table-cell office:value-type="string">
            <text:p>9911</text:p>
          </table:table-cell>
          <table:table-cell office:value-type="string">
            <text:p>Губитак по основу продаје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1">
            <text:p>991</text:p>
          </table:table-cell>
          <table:table-cell table:number-columns-repeated="247"/>
        </table:table-row>
        <table:table-row table:style-name="ro1">
          <table:table-cell office:value-type="string">
            <text:p>992</text:p>
          </table:table-cell>
          <table:table-cell office:value-type="string">
            <text:p>Мањкови материјала и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9">
            <text:p>99</text:p>
          </table:table-cell>
          <table:table-cell table:number-columns-repeated="247"/>
        </table:table-row>
        <table:table-row table:style-name="ro1">
          <table:table-cell office:value-type="string">
            <text:p>9920</text:p>
          </table:table-cell>
          <table:table-cell office:value-type="string">
            <text:p>Мањкови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2">
            <text:p>992</text:p>
          </table:table-cell>
          <table:table-cell table:number-columns-repeated="247"/>
        </table:table-row>
        <table:table-row table:style-name="ro1">
          <table:table-cell office:value-type="string">
            <text:p>9921</text:p>
          </table:table-cell>
          <table:table-cell office:value-type="string">
            <text:p>Мањкови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2">
            <text:p>992</text:p>
          </table:table-cell>
          <table:table-cell table:number-columns-repeated="247"/>
        </table:table-row>
        <table:table-row table:style-name="ro1">
          <table:table-cell office:value-type="string">
            <text:p>993</text:p>
          </table:table-cell>
          <table:table-cell office:value-type="string">
            <text:p>Отписи материјала и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9">
            <text:p>99</text:p>
          </table:table-cell>
          <table:table-cell table:number-columns-repeated="247"/>
        </table:table-row>
        <table:table-row table:style-name="ro1">
          <table:table-cell office:value-type="string">
            <text:p>9930</text:p>
          </table:table-cell>
          <table:table-cell office:value-type="string">
            <text:p>Отписи материјала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3">
            <text:p>993</text:p>
          </table:table-cell>
          <table:table-cell table:number-columns-repeated="247"/>
        </table:table-row>
        <table:table-row table:style-name="ro1">
          <table:table-cell office:value-type="string">
            <text:p>9931</text:p>
          </table:table-cell>
          <table:table-cell office:value-type="string">
            <text:p>Отписи робе</text:p>
          </table:table-cell>
          <table:table-cell/>
          <table:table-cell office:value-type="string">
            <text:p>Expens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3">
            <text:p>993</text:p>
          </table:table-cell>
          <table:table-cell table:number-columns-repeated="247"/>
        </table:table-row>
        <table:table-row table:style-name="ro1">
          <table:table-cell office:value-type="string">
            <text:p>994</text:p>
          </table:table-cell>
          <table:table-cell office:value-type="string">
            <text:p>Вишкови материјала и робе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9">
            <text:p>99</text:p>
          </table:table-cell>
          <table:table-cell table:number-columns-repeated="247"/>
        </table:table-row>
        <table:table-row table:style-name="ro1">
          <table:table-cell office:value-type="string">
            <text:p>9940</text:p>
          </table:table-cell>
          <table:table-cell office:value-type="string">
            <text:p>Вишкови материјала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4">
            <text:p>994</text:p>
          </table:table-cell>
          <table:table-cell table:number-columns-repeated="247"/>
        </table:table-row>
        <table:table-row table:style-name="ro1">
          <table:table-cell office:value-type="string">
            <text:p>9941</text:p>
          </table:table-cell>
          <table:table-cell office:value-type="string">
            <text:p>Вишкови робе</text:p>
          </table:table-cell>
          <table:table-cell/>
          <table:table-cell office:value-type="string">
            <text:p>Revenue</text:p>
          </table:table-cell>
          <table:table-cell office:value-type="string">
            <text:p>D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994">
            <text:p>994</text:p>
          </table:table-cell>
          <table:table-cell table:number-columns-repeated="247"/>
        </table:table-row>
        <table:table-row table:style-name="ro1">
          <table:table-cell office:value-type="string">
            <text:p>999</text:p>
          </table:table-cell>
          <table:table-cell office:value-type="string">
            <text:p>Закључак обрачуна трошкова и учинака</text:p>
          </table:table-cell>
          <table:table-cell/>
          <table:table-cell office:value-type="string">
            <text:p>Memo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99">
            <text:p>99</text:p>
          </table:table-cell>
          <table:table-cell table:number-columns-repeated="247"/>
        </table:table-row>
        <table:table-row table:style-name="ro1" table:number-rows-repeated="63987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Лист1.A1:Лист1.S15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sr" fo:country="R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ska" style:family="table-cell" style:parent-style-name="Default">
      <style:table-cell-properties fo:background-color="#c90016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6">08/06/2009</text:date>, <text:time>11:04:30</text:time></text:p>
        </style:region-right>
      </style:header>
      <style:header-left style:display="false"/>
      <style:footer>
        <text:p>Стран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ilos Tijanic</dc:creator>
    <dc:date>2009-08-06T11:01:21</dc:date>
    <meta:editing-cycles>60</meta:editing-cycles>
    <meta:editing-duration>PT6H45M1S</meta:editing-duration>
    <meta:user-defined meta:name="Info 1"/>
    <meta:user-defined meta:name="Info 2"/>
    <meta:user-defined meta:name="Info 3"/>
    <meta:user-defined meta:name="Info 4"/>
    <meta:document-statistic meta:table-count="1" meta:cell-count="9583"/>
  </office:meta>
</office:document-meta>
</file>